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text-properties officeooo:rsid="044907a9" officeooo:paragraph-rsid="044907a9"/>
    </style:style>
    <style:style style:name="P174" style:family="paragraph" style:parent-style-name="Text_20_body">
      <style:paragraph-properties fo:margin-top="0.302cm" fo:margin-bottom="0.302cm" style:contextual-spacing="false"/>
    </style:style>
    <style:style style:name="P175" style:family="paragraph" style:parent-style-name="Исходный_20_код">
      <style:text-properties officeooo:paragraph-rsid="04525b31"/>
    </style:style>
    <style:style style:name="P176" style:family="paragraph" style:parent-style-name="Text_20_body">
      <style:text-properties officeooo:rsid="04a0107e" officeooo:paragraph-rsid="04a0107e"/>
    </style:style>
    <style:style style:name="P177" style:family="paragraph" style:parent-style-name="Text_20_body">
      <style:text-properties officeooo:rsid="04a0107e" officeooo:paragraph-rsid="04d2ca81"/>
    </style:style>
    <style:style style:name="P178" style:family="paragraph" style:parent-style-name="Text_20_body">
      <style:text-properties officeooo:rsid="04aa6536" officeooo:paragraph-rsid="04aa6536"/>
    </style:style>
    <style:style style:name="P179" style:family="paragraph" style:parent-style-name="Text_20_body">
      <style:text-properties officeooo:rsid="049fac84" officeooo:paragraph-rsid="049fac84"/>
    </style:style>
    <style:style style:name="P180" style:family="paragraph" style:parent-style-name="Text_20_body">
      <style:text-properties officeooo:rsid="04a3d7bd" officeooo:paragraph-rsid="04a3d7bd"/>
    </style:style>
    <style:style style:name="P181" style:family="paragraph" style:parent-style-name="Text_20_body">
      <style:text-properties officeooo:rsid="04a3d7bd" officeooo:paragraph-rsid="0c373b60"/>
    </style:style>
    <style:style style:name="P182" style:family="paragraph" style:parent-style-name="Text_20_body">
      <style:text-properties officeooo:rsid="04a4a5b3" officeooo:paragraph-rsid="04a4a5b3"/>
    </style:style>
    <style:style style:name="P183" style:family="paragraph" style:parent-style-name="Text_20_body">
      <style:text-properties officeooo:rsid="04a4a5b3" officeooo:paragraph-rsid="04a6d9be"/>
    </style:style>
    <style:style style:name="P184" style:family="paragraph" style:parent-style-name="Text_20_body">
      <style:text-properties officeooo:rsid="04a4a5b3" officeooo:paragraph-rsid="0c33d1f1"/>
    </style:style>
    <style:style style:name="P185" style:family="paragraph" style:parent-style-name="Text_20_body">
      <style:text-properties officeooo:rsid="04a4a5b3" officeooo:paragraph-rsid="0c356a37"/>
    </style:style>
    <style:style style:name="P186" style:family="paragraph" style:parent-style-name="Text_20_body">
      <style:text-properties officeooo:rsid="04a924c4" officeooo:paragraph-rsid="04a924c4"/>
    </style:style>
    <style:style style:name="P187" style:family="paragraph" style:parent-style-name="Text_20_body">
      <style:text-properties officeooo:rsid="04ab3f23" officeooo:paragraph-rsid="04ab3f23"/>
    </style:style>
    <style:style style:name="P188" style:family="paragraph" style:parent-style-name="Text_20_body">
      <style:text-properties officeooo:rsid="04ab3f23" officeooo:paragraph-rsid="04b01eb2"/>
    </style:style>
    <style:style style:name="P189" style:family="paragraph" style:parent-style-name="Text_20_body">
      <style:text-properties officeooo:rsid="04ab3f23" officeooo:paragraph-rsid="04b1ba7e"/>
    </style:style>
    <style:style style:name="P190" style:family="paragraph" style:parent-style-name="Text_20_body">
      <style:text-properties officeooo:rsid="04ace429" officeooo:paragraph-rsid="04ace429"/>
    </style:style>
    <style:style style:name="P191" style:family="paragraph" style:parent-style-name="Text_20_body">
      <style:text-properties officeooo:rsid="04ace429" officeooo:paragraph-rsid="04b01eb2"/>
    </style:style>
    <style:style style:name="P192" style:family="paragraph" style:parent-style-name="Text_20_body">
      <style:text-properties officeooo:rsid="04b4ae37" officeooo:paragraph-rsid="04b4ae37"/>
    </style:style>
    <style:style style:name="P193" style:family="paragraph" style:parent-style-name="Text_20_body">
      <style:text-properties officeooo:rsid="04b54b2f" officeooo:paragraph-rsid="04b8dd0c"/>
    </style:style>
    <style:style style:name="P194" style:family="paragraph" style:parent-style-name="Исходный_20_код">
      <style:text-properties officeooo:paragraph-rsid="04902187"/>
    </style:style>
    <style:style style:name="P195" style:family="paragraph" style:parent-style-name="Исходный_20_код">
      <style:text-properties officeooo:paragraph-rsid="048d357d"/>
    </style:style>
    <style:style style:name="P196" style:family="paragraph" style:parent-style-name="Исходный_20_код">
      <style:text-properties officeooo:paragraph-rsid="049cf4da"/>
    </style:style>
    <style:style style:name="P197" style:family="paragraph" style:parent-style-name="Исходный_20_код">
      <style:text-properties officeooo:paragraph-rsid="04c9d0e6"/>
    </style:style>
    <style:style style:name="P198" style:family="paragraph" style:parent-style-name="Text_20_body">
      <style:text-properties officeooo:rsid="04d2ca81" officeooo:paragraph-rsid="04d2ca81"/>
    </style:style>
    <style:style style:name="P199" style:family="paragraph" style:parent-style-name="Text_20_body">
      <style:text-properties officeooo:rsid="027ae434" officeooo:paragraph-rsid="027ae434"/>
    </style:style>
    <style:style style:name="P200" style:family="paragraph" style:parent-style-name="Исходный_20_код">
      <style:text-properties officeooo:paragraph-rsid="05049cfa"/>
    </style:style>
    <style:style style:name="P201" style:family="paragraph" style:parent-style-name="Text_20_body">
      <style:text-properties officeooo:paragraph-rsid="050502b2"/>
    </style:style>
    <style:style style:name="P202" style:family="paragraph" style:parent-style-name="Text_20_body">
      <style:text-properties officeooo:rsid="0507ef00" officeooo:paragraph-rsid="0c23ba8f"/>
    </style:style>
    <style:style style:name="P203" style:family="paragraph" style:parent-style-name="Text_20_body">
      <style:text-properties officeooo:rsid="050abf9a" officeooo:paragraph-rsid="050abf9a"/>
    </style:style>
    <style:style style:name="P204" style:family="paragraph" style:parent-style-name="Text_20_body">
      <style:text-properties officeooo:rsid="0510db32" officeooo:paragraph-rsid="0510db32"/>
    </style:style>
    <style:style style:name="P205" style:family="paragraph" style:parent-style-name="Text_20_body">
      <style:text-properties officeooo:rsid="0512ffb4" officeooo:paragraph-rsid="0512ffb4"/>
    </style:style>
    <style:style style:name="P206" style:family="paragraph" style:parent-style-name="Text_20_body">
      <style:text-properties officeooo:rsid="051ab4f0" officeooo:paragraph-rsid="051ab4f0"/>
    </style:style>
    <style:style style:name="P207" style:family="paragraph" style:parent-style-name="Text_20_body">
      <style:text-properties officeooo:rsid="051d031f" officeooo:paragraph-rsid="051d031f"/>
    </style:style>
    <style:style style:name="P208" style:family="paragraph" style:parent-style-name="Text_20_body">
      <style:text-properties officeooo:rsid="052166d2" officeooo:paragraph-rsid="052166d2"/>
    </style:style>
    <style:style style:name="P209" style:family="paragraph" style:parent-style-name="Text_20_body">
      <style:text-properties officeooo:rsid="052166d2" officeooo:paragraph-rsid="05354e78"/>
    </style:style>
    <style:style style:name="P210" style:family="paragraph" style:parent-style-name="Text_20_body">
      <style:text-properties officeooo:rsid="0530753c" officeooo:paragraph-rsid="053248e7"/>
    </style:style>
    <style:style style:name="P211" style:family="paragraph" style:parent-style-name="Text_20_body">
      <style:text-properties officeooo:rsid="0530753c" officeooo:paragraph-rsid="0530753c"/>
    </style:style>
    <style:style style:name="P212" style:family="paragraph" style:parent-style-name="Text_20_body">
      <style:text-properties officeooo:rsid="0533cbdb" officeooo:paragraph-rsid="0533cbdb"/>
    </style:style>
    <style:style style:name="P213" style:family="paragraph" style:parent-style-name="Text_20_body">
      <style:text-properties officeooo:rsid="055251ce" officeooo:paragraph-rsid="055251ce"/>
    </style:style>
    <style:style style:name="P214" style:family="paragraph" style:parent-style-name="Text_20_body">
      <style:text-properties officeooo:rsid="0553fa1d" officeooo:paragraph-rsid="056fabf7"/>
    </style:style>
    <style:style style:name="P215" style:family="paragraph" style:parent-style-name="Text_20_body">
      <style:text-properties officeooo:rsid="0564b2e0" officeooo:paragraph-rsid="0564b2e0"/>
    </style:style>
    <style:style style:name="P216" style:family="paragraph" style:parent-style-name="Исходный_20_код">
      <style:text-properties officeooo:rsid="0565ca3e" officeooo:paragraph-rsid="0565ca3e"/>
    </style:style>
    <style:style style:name="P217" style:family="paragraph" style:parent-style-name="Text_20_body">
      <style:text-properties officeooo:rsid="05738872" officeooo:paragraph-rsid="05738872"/>
    </style:style>
    <style:style style:name="P218" style:family="paragraph" style:parent-style-name="Text_20_body">
      <style:text-properties officeooo:rsid="05861cab" officeooo:paragraph-rsid="05861cab"/>
    </style:style>
    <style:style style:name="P219" style:family="paragraph" style:parent-style-name="Исходный_20_код">
      <style:text-properties officeooo:rsid="05598566" officeooo:paragraph-rsid="0584226d"/>
    </style:style>
    <style:style style:name="P220" style:family="paragraph" style:parent-style-name="Text_20_body">
      <style:text-properties officeooo:rsid="05920142" officeooo:paragraph-rsid="05920142"/>
    </style:style>
    <style:style style:name="P221" style:family="paragraph" style:parent-style-name="Text_20_body">
      <style:text-properties officeooo:rsid="0593a96b" officeooo:paragraph-rsid="0593a96b"/>
    </style:style>
    <style:style style:name="P222" style:family="paragraph" style:parent-style-name="Text_20_body">
      <style:text-properties officeooo:rsid="0598e2b5" officeooo:paragraph-rsid="0598e2b5"/>
    </style:style>
    <style:style style:name="P223" style:family="paragraph" style:parent-style-name="Text_20_body">
      <style:text-properties officeooo:rsid="059ad923" officeooo:paragraph-rsid="059ad923"/>
    </style:style>
    <style:style style:name="P224" style:family="paragraph" style:parent-style-name="Text_20_body">
      <style:text-properties officeooo:rsid="059c866d" officeooo:paragraph-rsid="059c866d"/>
    </style:style>
    <style:style style:name="P225" style:family="paragraph" style:parent-style-name="Text_20_body">
      <style:text-properties officeooo:rsid="059de58d" officeooo:paragraph-rsid="059de58d"/>
    </style:style>
    <style:style style:name="P226" style:family="paragraph" style:parent-style-name="Text_20_body">
      <style:text-properties officeooo:rsid="05adf266" officeooo:paragraph-rsid="05adf266"/>
    </style:style>
    <style:style style:name="P227" style:family="paragraph" style:parent-style-name="Text_20_body">
      <style:text-properties officeooo:rsid="05b0dc3b" officeooo:paragraph-rsid="05b0dc3b"/>
    </style:style>
    <style:style style:name="P228" style:family="paragraph" style:parent-style-name="Text_20_body">
      <style:text-properties officeooo:rsid="05b0dc3b" officeooo:paragraph-rsid="0aad3452"/>
    </style:style>
    <style:style style:name="P229" style:family="paragraph" style:parent-style-name="Исходный_20_код">
      <style:text-properties officeooo:paragraph-rsid="05a292c6"/>
    </style:style>
    <style:style style:name="P230" style:family="paragraph" style:parent-style-name="Исходный_20_код">
      <style:text-properties officeooo:paragraph-rsid="05b36f57"/>
    </style:style>
    <style:style style:name="P231" style:family="paragraph" style:parent-style-name="Исходный_20_код">
      <style:text-properties officeooo:paragraph-rsid="05b53f40"/>
    </style:style>
    <style:style style:name="P232" style:family="paragraph" style:parent-style-name="Text_20_body">
      <style:text-properties officeooo:rsid="05cb0c17" officeooo:paragraph-rsid="05ebd4ef"/>
    </style:style>
    <style:style style:name="P233" style:family="paragraph" style:parent-style-name="Text_20_body">
      <style:text-properties officeooo:rsid="05cc541c" officeooo:paragraph-rsid="05cc541c"/>
    </style:style>
    <style:style style:name="P234" style:family="paragraph" style:parent-style-name="Text_20_body">
      <style:text-properties officeooo:rsid="05cc541c" officeooo:paragraph-rsid="0b408571"/>
    </style:style>
    <style:style style:name="P235" style:family="paragraph" style:parent-style-name="Исходный_20_код">
      <style:text-properties officeooo:paragraph-rsid="05eba585"/>
    </style:style>
    <style:style style:name="P236" style:family="paragraph" style:parent-style-name="Исходный_20_код">
      <style:text-properties officeooo:rsid="0315ed85" officeooo:paragraph-rsid="0315ed85"/>
    </style:style>
    <style:style style:name="P237" style:family="paragraph" style:parent-style-name="Исходный_20_код">
      <style:text-properties officeooo:rsid="05eba585" officeooo:paragraph-rsid="05eba585"/>
    </style:style>
    <style:style style:name="P238" style:family="paragraph" style:parent-style-name="Text_20_body">
      <style:text-properties officeooo:rsid="05f7b27b" officeooo:paragraph-rsid="05f7b27b"/>
    </style:style>
    <style:style style:name="P239" style:family="paragraph" style:parent-style-name="Text_20_body">
      <style:text-properties officeooo:rsid="05f7b27b" officeooo:paragraph-rsid="09582543"/>
    </style:style>
    <style:style style:name="P240" style:family="paragraph" style:parent-style-name="Text_20_body">
      <style:text-properties officeooo:rsid="05f7b27b" officeooo:paragraph-rsid="0975b3ad"/>
    </style:style>
    <style:style style:name="P241" style:family="paragraph" style:parent-style-name="Text_20_body">
      <style:text-properties officeooo:rsid="05f86f03" officeooo:paragraph-rsid="05f86f03"/>
    </style:style>
    <style:style style:name="P242" style:family="paragraph" style:parent-style-name="Text_20_body">
      <style:text-properties officeooo:rsid="05f86f03" officeooo:paragraph-rsid="0975b3ad"/>
    </style:style>
    <style:style style:name="P243" style:family="paragraph" style:parent-style-name="Text_20_body">
      <style:text-properties officeooo:rsid="05f86f03" officeooo:paragraph-rsid="0bd1a9f6"/>
    </style:style>
    <style:style style:name="P244" style:family="paragraph" style:parent-style-name="Text_20_body">
      <style:text-properties officeooo:rsid="05fc5a8b" officeooo:paragraph-rsid="05fc5a8b"/>
    </style:style>
    <style:style style:name="P245" style:family="paragraph" style:parent-style-name="Text_20_body">
      <style:text-properties officeooo:rsid="05fc5a8b" officeooo:paragraph-rsid="09582543"/>
    </style:style>
    <style:style style:name="P246" style:family="paragraph" style:parent-style-name="Text_20_body">
      <style:text-properties officeooo:rsid="06005d4c" officeooo:paragraph-rsid="06005d4c"/>
    </style:style>
    <style:style style:name="P247" style:family="paragraph" style:parent-style-name="Text_20_body">
      <style:text-properties officeooo:rsid="06005d4c" officeooo:paragraph-rsid="09582543"/>
    </style:style>
    <style:style style:name="P248" style:family="paragraph" style:parent-style-name="Text_20_body">
      <style:text-properties officeooo:rsid="06005d4c" officeooo:paragraph-rsid="0975b3ad"/>
    </style:style>
    <style:style style:name="P249" style:family="paragraph" style:parent-style-name="Text_20_body">
      <style:text-properties officeooo:rsid="0601ba37" officeooo:paragraph-rsid="0601ba37"/>
    </style:style>
    <style:style style:name="P250" style:family="paragraph" style:parent-style-name="Text_20_body">
      <style:text-properties officeooo:rsid="0601ba37" officeooo:paragraph-rsid="09582543"/>
    </style:style>
    <style:style style:name="P251" style:family="paragraph" style:parent-style-name="Text_20_body">
      <style:text-properties officeooo:rsid="0601ba37" officeooo:paragraph-rsid="0975b3ad"/>
    </style:style>
    <style:style style:name="P252" style:family="paragraph" style:parent-style-name="Text_20_body">
      <style:text-properties officeooo:rsid="03112720" officeooo:paragraph-rsid="03112720"/>
    </style:style>
    <style:style style:name="P253" style:family="paragraph" style:parent-style-name="Text_20_body">
      <style:text-properties officeooo:rsid="033764c2" officeooo:paragraph-rsid="033764c2"/>
    </style:style>
    <style:style style:name="P254" style:family="paragraph" style:parent-style-name="Text_20_body">
      <style:text-properties officeooo:rsid="033764c2" officeooo:paragraph-rsid="0609f852"/>
    </style:style>
    <style:style style:name="P255" style:family="paragraph" style:parent-style-name="Text_20_body">
      <style:text-properties officeooo:rsid="03bfd133" officeooo:paragraph-rsid="03daeedf"/>
    </style:style>
    <style:style style:name="P256" style:family="paragraph" style:parent-style-name="Text_20_body">
      <style:text-properties officeooo:rsid="03bfd133" officeooo:paragraph-rsid="060ad3d7"/>
    </style:style>
    <style:style style:name="P257" style:family="paragraph" style:parent-style-name="Text_20_body">
      <style:text-properties officeooo:paragraph-rsid="060af3f5"/>
    </style:style>
    <style:style style:name="P258" style:family="paragraph" style:parent-style-name="Исходный_20_код">
      <style:text-properties officeooo:paragraph-rsid="060af3f5"/>
    </style:style>
    <style:style style:name="P259" style:family="paragraph" style:parent-style-name="Text_20_body">
      <style:text-properties officeooo:rsid="03a412d8" officeooo:paragraph-rsid="03a412d8"/>
    </style:style>
    <style:style style:name="P260" style:family="paragraph" style:parent-style-name="Text_20_body">
      <style:text-properties officeooo:rsid="03a412d8" officeooo:paragraph-rsid="060c39b8"/>
    </style:style>
    <style:style style:name="P261" style:family="paragraph" style:parent-style-name="Text_20_body">
      <style:text-properties officeooo:rsid="03a412d8" officeooo:paragraph-rsid="060f284b"/>
    </style:style>
    <style:style style:name="P262" style:family="paragraph" style:parent-style-name="Text_20_body">
      <style:text-properties officeooo:rsid="03a412d8" officeooo:paragraph-rsid="061d21be"/>
    </style:style>
    <style:style style:name="P263" style:family="paragraph" style:parent-style-name="Text_20_body">
      <style:text-properties officeooo:rsid="03a412d8" officeooo:paragraph-rsid="06cd0ea7"/>
    </style:style>
    <style:style style:name="P264" style:family="paragraph" style:parent-style-name="Text_20_body">
      <style:text-properties officeooo:rsid="0613474a" officeooo:paragraph-rsid="0613474a"/>
    </style:style>
    <style:style style:name="P265" style:family="paragraph" style:parent-style-name="Text_20_body">
      <style:text-properties officeooo:rsid="0613474a" officeooo:paragraph-rsid="096ff565"/>
    </style:style>
    <style:style style:name="P266" style:family="paragraph" style:parent-style-name="Text_20_body">
      <style:text-properties officeooo:rsid="0613474a" officeooo:paragraph-rsid="0975b3ad"/>
    </style:style>
    <style:style style:name="P267" style:family="paragraph" style:parent-style-name="Text_20_body">
      <style:text-properties officeooo:rsid="0613474a" officeooo:paragraph-rsid="1038a6c0"/>
    </style:style>
    <style:style style:name="P268" style:family="paragraph" style:parent-style-name="Исходный_20_код">
      <style:text-properties officeooo:paragraph-rsid="05fab04e"/>
    </style:style>
    <style:style style:name="P269" style:family="paragraph" style:parent-style-name="Исходный_20_код">
      <style:text-properties officeooo:paragraph-rsid="0609f852"/>
    </style:style>
    <style:style style:name="P270" style:family="paragraph" style:parent-style-name="Исходный_20_код">
      <style:text-properties officeooo:paragraph-rsid="060ad3d7"/>
    </style:style>
    <style:style style:name="P271" style:family="paragraph" style:parent-style-name="Исходный_20_код">
      <style:text-properties officeooo:paragraph-rsid="060c39b8"/>
    </style:style>
    <style:style style:name="P272" style:family="paragraph" style:parent-style-name="Исходный_20_код">
      <style:text-properties officeooo:paragraph-rsid="061d21be"/>
    </style:style>
    <style:style style:name="P273" style:family="paragraph" style:parent-style-name="Text_20_body">
      <style:text-properties officeooo:rsid="03a87793" officeooo:paragraph-rsid="03a87793"/>
    </style:style>
    <style:style style:name="P274" style:family="paragraph" style:parent-style-name="Text_20_body">
      <style:text-properties officeooo:rsid="0620e95d" officeooo:paragraph-rsid="063e9233"/>
    </style:style>
    <style:style style:name="P275" style:family="paragraph" style:parent-style-name="Text_20_body">
      <style:text-properties officeooo:rsid="0634c7b6" officeooo:paragraph-rsid="0634c7b6"/>
    </style:style>
    <style:style style:name="P276" style:family="paragraph" style:parent-style-name="Text_20_body">
      <style:text-properties officeooo:rsid="05002b32" officeooo:paragraph-rsid="05002b32"/>
    </style:style>
    <style:style style:name="P277" style:family="paragraph" style:parent-style-name="Исходный_20_код">
      <style:text-properties officeooo:paragraph-rsid="066218da"/>
    </style:style>
    <style:style style:name="P278" style:family="paragraph" style:parent-style-name="Исходный_20_код">
      <style:text-properties officeooo:rsid="066218da" officeooo:paragraph-rsid="066218da"/>
    </style:style>
    <style:style style:name="P279" style:family="paragraph" style:parent-style-name="Исходный_20_код">
      <style:text-properties officeooo:rsid="066218da" officeooo:paragraph-rsid="087a0a4f"/>
    </style:style>
    <style:style style:name="P280" style:family="paragraph" style:parent-style-name="Исходный_20_код">
      <style:text-properties officeooo:paragraph-rsid="066b3141"/>
    </style:style>
    <style:style style:name="P281" style:family="paragraph" style:parent-style-name="Исходный_20_код">
      <style:text-properties officeooo:paragraph-rsid="066b5984"/>
    </style:style>
    <style:style style:name="P282" style:family="paragraph" style:parent-style-name="Text_20_body">
      <style:text-properties officeooo:rsid="0627815a" officeooo:paragraph-rsid="06d42fd3"/>
    </style:style>
    <style:style style:name="P283" style:family="paragraph" style:parent-style-name="Text_20_body">
      <style:text-properties officeooo:rsid="062a8f9d" officeooo:paragraph-rsid="06d42fd3"/>
    </style:style>
    <style:style style:name="P284" style:family="paragraph" style:parent-style-name="Исходный_20_код">
      <style:text-properties officeooo:paragraph-rsid="06903f5c"/>
    </style:style>
    <style:style style:name="P28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6" style:family="paragraph" style:parent-style-name="Исходный_20_код">
      <style:text-properties officeooo:paragraph-rsid="069e3f3c"/>
    </style:style>
    <style:style style:name="P287" style:family="paragraph" style:parent-style-name="Text_20_body">
      <style:text-properties officeooo:rsid="00e49875" officeooo:paragraph-rsid="072afc5d"/>
    </style:style>
    <style:style style:name="P288" style:family="paragraph" style:parent-style-name="Text_20_body">
      <style:text-properties officeooo:rsid="07577a03" officeooo:paragraph-rsid="07577a03"/>
    </style:style>
    <style:style style:name="P28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0" style:family="paragraph" style:parent-style-name="Text_20_body">
      <style:text-properties officeooo:rsid="07577a03" officeooo:paragraph-rsid="076dde53"/>
    </style:style>
    <style:style style:name="P291" style:family="paragraph" style:parent-style-name="Text_20_body">
      <style:text-properties officeooo:rsid="07577a03" officeooo:paragraph-rsid="076ee35a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22c67e"/>
    </style:style>
    <style:style style:name="P325" style:family="paragraph" style:parent-style-name="Исходный_20_код">
      <style:text-properties officeooo:paragraph-rsid="0845f5a3"/>
    </style:style>
    <style:style style:name="P326" style:family="paragraph" style:parent-style-name="Text_20_body">
      <style:text-properties officeooo:rsid="084794a4" officeooo:paragraph-rsid="084a7113"/>
    </style:style>
    <style:style style:name="P327" style:family="paragraph" style:parent-style-name="Text_20_body">
      <style:text-properties officeooo:rsid="084794a4" officeooo:paragraph-rsid="0c613b27"/>
    </style:style>
    <style:style style:name="P328" style:family="paragraph" style:parent-style-name="Text_20_body">
      <style:text-properties officeooo:rsid="084e411f" officeooo:paragraph-rsid="084e411f"/>
    </style:style>
    <style:style style:name="P329" style:family="paragraph" style:parent-style-name="Text_20_body">
      <style:text-properties officeooo:rsid="084e411f" officeooo:paragraph-rsid="08505a1a"/>
    </style:style>
    <style:style style:name="P330" style:family="paragraph" style:parent-style-name="Исходный_20_код">
      <style:text-properties officeooo:paragraph-rsid="083e787c"/>
    </style:style>
    <style:style style:name="P331" style:family="paragraph" style:parent-style-name="Исходный_20_код">
      <style:text-properties officeooo:paragraph-rsid="08446432"/>
    </style:style>
    <style:style style:name="P332" style:family="paragraph" style:parent-style-name="Исходный_20_код">
      <style:text-properties officeooo:paragraph-rsid="08505a1a"/>
    </style:style>
    <style:style style:name="P333" style:family="paragraph" style:parent-style-name="Исходный_20_код">
      <style:text-properties officeooo:paragraph-rsid="0858963c"/>
    </style:style>
    <style:style style:name="P334" style:family="paragraph" style:parent-style-name="Text_20_body">
      <style:text-properties officeooo:rsid="08569c4b" officeooo:paragraph-rsid="08569c4b"/>
    </style:style>
    <style:style style:name="P335" style:family="paragraph" style:parent-style-name="Text_20_body">
      <style:text-properties officeooo:rsid="08569c4b" officeooo:paragraph-rsid="085e8842"/>
    </style:style>
    <style:style style:name="P336" style:family="paragraph" style:parent-style-name="Text_20_body">
      <style:text-properties officeooo:rsid="085cffdc" officeooo:paragraph-rsid="085cffdc"/>
    </style:style>
    <style:style style:name="P337" style:family="paragraph" style:parent-style-name="Text_20_body">
      <style:text-properties officeooo:rsid="0861cddb" officeooo:paragraph-rsid="0869d2bd"/>
    </style:style>
    <style:style style:name="P338" style:family="paragraph" style:parent-style-name="Text_20_body">
      <style:text-properties officeooo:rsid="0861cddb" officeooo:paragraph-rsid="087306ba"/>
    </style:style>
    <style:style style:name="P339" style:family="paragraph" style:parent-style-name="Text_20_body">
      <style:text-properties officeooo:rsid="0861cddb" officeooo:paragraph-rsid="0874e748"/>
    </style:style>
    <style:style style:name="P340" style:family="paragraph" style:parent-style-name="Text_20_body">
      <style:text-properties officeooo:rsid="0861cddb" officeooo:paragraph-rsid="087d3abf"/>
    </style:style>
    <style:style style:name="P341" style:family="paragraph" style:parent-style-name="Text_20_body">
      <style:text-properties officeooo:rsid="0861cddb" officeooo:paragraph-rsid="087290ff"/>
    </style:style>
    <style:style style:name="P342" style:family="paragraph" style:parent-style-name="Text_20_body">
      <style:text-properties officeooo:paragraph-rsid="0870bacb"/>
    </style:style>
    <style:style style:name="P343" style:family="paragraph" style:parent-style-name="Исходный_20_код">
      <style:text-properties officeooo:paragraph-rsid="087290ff"/>
    </style:style>
    <style:style style:name="P344" style:family="paragraph" style:parent-style-name="Исходный_20_код">
      <style:text-properties officeooo:paragraph-rsid="087306ba"/>
    </style:style>
    <style:style style:name="P345" style:family="paragraph" style:parent-style-name="Исходный_20_код">
      <style:text-properties officeooo:paragraph-rsid="0874e748"/>
    </style:style>
    <style:style style:name="P346" style:family="paragraph" style:parent-style-name="Исходный_20_код">
      <style:text-properties officeooo:paragraph-rsid="087d3abf"/>
    </style:style>
    <style:style style:name="P347" style:family="paragraph" style:parent-style-name="Исходный_20_код">
      <style:text-properties officeooo:paragraph-rsid="087f2f39"/>
    </style:style>
    <style:style style:name="P348" style:family="paragraph" style:parent-style-name="Исходный_20_код">
      <style:text-properties officeooo:paragraph-rsid="08828c49"/>
    </style:style>
    <style:style style:name="P349" style:family="paragraph" style:parent-style-name="Text_20_body">
      <style:text-properties officeooo:rsid="087768a5" officeooo:paragraph-rsid="087768a5"/>
    </style:style>
    <style:style style:name="P350" style:family="paragraph" style:parent-style-name="Text_20_body">
      <style:text-properties officeooo:rsid="087f2f39" officeooo:paragraph-rsid="087f2f39"/>
    </style:style>
    <style:style style:name="P351" style:family="paragraph" style:parent-style-name="Text_20_body">
      <style:text-properties officeooo:rsid="087f2f39" officeooo:paragraph-rsid="08828c49"/>
    </style:style>
    <style:style style:name="P352" style:family="paragraph" style:parent-style-name="Исходный_20_код">
      <style:text-properties officeooo:paragraph-rsid="088437af"/>
    </style:style>
    <style:style style:name="P353" style:family="paragraph" style:parent-style-name="Исходный_20_код">
      <style:text-properties officeooo:paragraph-rsid="088978d3"/>
    </style:style>
    <style:style style:name="P354" style:family="paragraph" style:parent-style-name="Text_20_body">
      <style:text-properties officeooo:rsid="089fcd00" officeooo:paragraph-rsid="089fcd00"/>
    </style:style>
    <style:style style:name="P355" style:family="paragraph" style:parent-style-name="Исходный_20_код">
      <style:text-properties officeooo:paragraph-rsid="089539aa"/>
    </style:style>
    <style:style style:name="P356" style:family="paragraph" style:parent-style-name="Text_20_body">
      <style:text-properties officeooo:rsid="088f2807" officeooo:paragraph-rsid="088f2807"/>
    </style:style>
    <style:style style:name="P357" style:family="paragraph" style:parent-style-name="Text_20_body">
      <style:text-properties officeooo:rsid="089539aa" officeooo:paragraph-rsid="089c4f1c"/>
    </style:style>
    <style:style style:name="P358" style:family="paragraph" style:parent-style-name="Text_20_body">
      <style:text-properties officeooo:rsid="089830a1" officeooo:paragraph-rsid="089830a1"/>
    </style:style>
    <style:style style:name="P359" style:family="paragraph" style:parent-style-name="Text_20_body">
      <style:text-properties officeooo:rsid="089fff8f" officeooo:paragraph-rsid="089fff8f"/>
    </style:style>
    <style:style style:name="P360" style:family="paragraph" style:parent-style-name="Text_20_body">
      <style:text-properties officeooo:rsid="08ab5a51" officeooo:paragraph-rsid="08ab5a51"/>
    </style:style>
    <style:style style:name="P361" style:family="paragraph" style:parent-style-name="Text_20_body">
      <style:text-properties officeooo:rsid="08ae6576" officeooo:paragraph-rsid="08b5bdc5"/>
    </style:style>
    <style:style style:name="P362" style:family="paragraph" style:parent-style-name="Text_20_body">
      <style:text-properties officeooo:rsid="08af039e" officeooo:paragraph-rsid="08af039e"/>
    </style:style>
    <style:style style:name="P363" style:family="paragraph" style:parent-style-name="Исходный_20_код">
      <style:text-properties officeooo:paragraph-rsid="08928c6c"/>
    </style:style>
    <style:style style:name="P364" style:family="paragraph" style:parent-style-name="Text_20_body">
      <style:text-properties officeooo:paragraph-rsid="08d53d8c"/>
    </style:style>
    <style:style style:name="P365" style:family="paragraph" style:parent-style-name="Исходный_20_код">
      <style:text-properties officeooo:paragraph-rsid="08d53d8c"/>
    </style:style>
    <style:style style:name="P366" style:family="paragraph" style:parent-style-name="Text_20_body">
      <style:text-properties officeooo:rsid="08dd77e6" officeooo:paragraph-rsid="08dd77e6"/>
    </style:style>
    <style:style style:name="P367" style:family="paragraph" style:parent-style-name="Text_20_body">
      <style:text-properties officeooo:rsid="08dd77e6" officeooo:paragraph-rsid="09260fd6"/>
    </style:style>
    <style:style style:name="P368" style:family="paragraph" style:parent-style-name="Text_20_body">
      <style:text-properties officeooo:rsid="00951bc6" officeooo:paragraph-rsid="08d53d8c"/>
    </style:style>
    <style:style style:name="P369" style:family="paragraph" style:parent-style-name="Text_20_body">
      <style:text-properties officeooo:rsid="08e4c7b0" officeooo:paragraph-rsid="08e4c7b0"/>
    </style:style>
    <style:style style:name="P370" style:family="paragraph" style:parent-style-name="Text_20_body">
      <style:text-properties officeooo:rsid="08e6ddf6" officeooo:paragraph-rsid="08e6ddf6"/>
    </style:style>
    <style:style style:name="P371" style:family="paragraph" style:parent-style-name="Text_20_body">
      <style:text-properties officeooo:rsid="08ee940e" officeooo:paragraph-rsid="08ee940e"/>
    </style:style>
    <style:style style:name="P372" style:family="paragraph" style:parent-style-name="Text_20_body">
      <style:text-properties officeooo:rsid="08f17972" officeooo:paragraph-rsid="08f17972"/>
    </style:style>
    <style:style style:name="P373" style:family="paragraph" style:parent-style-name="Text_20_body">
      <style:text-properties officeooo:rsid="08f6b53a" officeooo:paragraph-rsid="08f6b53a"/>
    </style:style>
    <style:style style:name="P374" style:family="paragraph" style:parent-style-name="Text_20_body">
      <style:text-properties officeooo:rsid="08f815b1" officeooo:paragraph-rsid="08f815b1"/>
    </style:style>
    <style:style style:name="P375" style:family="paragraph" style:parent-style-name="Text_20_body">
      <style:text-properties officeooo:rsid="08f89a21" officeooo:paragraph-rsid="08f89a21"/>
    </style:style>
    <style:style style:name="P376" style:family="paragraph" style:parent-style-name="Text_20_body">
      <style:text-properties officeooo:rsid="0901a250" officeooo:paragraph-rsid="0901a250"/>
    </style:style>
    <style:style style:name="P377" style:family="paragraph" style:parent-style-name="Text_20_body">
      <style:text-properties officeooo:rsid="09048a2d" officeooo:paragraph-rsid="09048a2d"/>
    </style:style>
    <style:style style:name="P378" style:family="paragraph" style:parent-style-name="Text_20_body">
      <style:text-properties officeooo:rsid="0904b99b" officeooo:paragraph-rsid="0904b99b"/>
    </style:style>
    <style:style style:name="P379" style:family="paragraph" style:parent-style-name="Text_20_body">
      <style:text-properties officeooo:rsid="09089e80" officeooo:paragraph-rsid="09089e80"/>
    </style:style>
    <style:style style:name="P380" style:family="paragraph" style:parent-style-name="Text_20_body">
      <style:text-properties officeooo:rsid="09089e80" officeooo:paragraph-rsid="090c53cb"/>
    </style:style>
    <style:style style:name="P381" style:family="paragraph" style:parent-style-name="Text_20_body">
      <style:text-properties officeooo:rsid="090ffc8a" officeooo:paragraph-rsid="090ffc8a"/>
    </style:style>
    <style:style style:name="P382" style:family="paragraph" style:parent-style-name="Text_20_body">
      <style:text-properties officeooo:rsid="091162cc" officeooo:paragraph-rsid="091162cc"/>
    </style:style>
    <style:style style:name="P383" style:family="paragraph" style:parent-style-name="Text_20_body">
      <style:text-properties officeooo:rsid="091a5b33" officeooo:paragraph-rsid="091a5b33"/>
    </style:style>
    <style:style style:name="P384" style:family="paragraph" style:parent-style-name="Text_20_body">
      <style:text-properties officeooo:rsid="09294072" officeooo:paragraph-rsid="09294072"/>
    </style:style>
    <style:style style:name="P385" style:family="paragraph" style:parent-style-name="Text_20_body">
      <style:text-properties officeooo:paragraph-rsid="08a66b1d"/>
    </style:style>
    <style:style style:name="P386" style:family="paragraph" style:parent-style-name="Text_20_body">
      <style:text-properties officeooo:rsid="092b0c67" officeooo:paragraph-rsid="092b0c67"/>
    </style:style>
    <style:style style:name="P387" style:family="paragraph" style:parent-style-name="Text_20_body">
      <style:text-properties officeooo:rsid="092dc161" officeooo:paragraph-rsid="092dc161"/>
    </style:style>
    <style:style style:name="P388" style:family="paragraph" style:parent-style-name="Text_20_body">
      <style:text-properties officeooo:rsid="092e9839" officeooo:paragraph-rsid="092e9839"/>
    </style:style>
    <style:style style:name="P389" style:family="paragraph" style:parent-style-name="Text_20_body">
      <style:text-properties officeooo:rsid="092ffedd" officeooo:paragraph-rsid="092ffedd"/>
    </style:style>
    <style:style style:name="P390" style:family="paragraph" style:parent-style-name="Text_20_body">
      <style:text-properties officeooo:rsid="093a1e20" officeooo:paragraph-rsid="093a1e20"/>
    </style:style>
    <style:style style:name="P391" style:family="paragraph" style:parent-style-name="Исходный_20_код">
      <style:text-properties officeooo:paragraph-rsid="08e2bf57"/>
    </style:style>
    <style:style style:name="P392" style:family="paragraph" style:parent-style-name="Исходный_20_код">
      <style:text-properties officeooo:rsid="09124caa" officeooo:paragraph-rsid="09124caa"/>
    </style:style>
    <style:style style:name="P393" style:family="paragraph" style:parent-style-name="Исходный_20_код">
      <style:text-properties officeooo:rsid="09124caa" officeooo:paragraph-rsid="09234619"/>
    </style:style>
    <style:style style:name="P394" style:family="paragraph" style:parent-style-name="Text_20_body">
      <style:text-properties officeooo:rsid="0942c874" officeooo:paragraph-rsid="0942c874"/>
    </style:style>
    <style:style style:name="P395" style:family="paragraph" style:parent-style-name="Text_20_body">
      <style:text-properties officeooo:rsid="095623d0" officeooo:paragraph-rsid="095623d0"/>
    </style:style>
    <style:style style:name="P396" style:family="paragraph" style:parent-style-name="Исходный_20_код">
      <style:text-properties officeooo:paragraph-rsid="09582543"/>
    </style:style>
    <style:style style:name="P397" style:family="paragraph" style:parent-style-name="Исходный_20_код">
      <style:text-properties officeooo:paragraph-rsid="0975b3ad"/>
    </style:style>
    <style:style style:name="P398" style:family="paragraph" style:parent-style-name="Text_20_body">
      <style:text-properties officeooo:rsid="0969828e" officeooo:paragraph-rsid="0969828e"/>
    </style:style>
    <style:style style:name="P399" style:family="paragraph" style:parent-style-name="Text_20_body">
      <style:text-properties officeooo:rsid="0969828e" officeooo:paragraph-rsid="10351d4c"/>
    </style:style>
    <style:style style:name="P400" style:family="paragraph" style:parent-style-name="Text_20_body">
      <style:text-properties officeooo:rsid="09795fcf" officeooo:paragraph-rsid="09795fcf"/>
    </style:style>
    <style:style style:name="P401" style:family="paragraph" style:parent-style-name="Text_20_body">
      <style:text-properties officeooo:rsid="097a17ce" officeooo:paragraph-rsid="097a17ce"/>
    </style:style>
    <style:style style:name="P402" style:family="paragraph" style:parent-style-name="Исходный_20_код">
      <style:text-properties officeooo:paragraph-rsid="096892a8"/>
    </style:style>
    <style:style style:name="P403" style:family="paragraph" style:parent-style-name="Исходный_20_код">
      <style:text-properties officeooo:paragraph-rsid="096bc028"/>
    </style:style>
    <style:style style:name="P404" style:family="paragraph" style:parent-style-name="Исходный_20_код">
      <style:text-properties officeooo:paragraph-rsid="0970fb78"/>
    </style:style>
    <style:style style:name="P405" style:family="paragraph" style:parent-style-name="Text_20_body">
      <style:text-properties officeooo:rsid="0985a3ec" officeooo:paragraph-rsid="0985a3ec"/>
    </style:style>
    <style:style style:name="P406" style:family="paragraph" style:parent-style-name="Text_20_body">
      <style:text-properties officeooo:rsid="09866926" officeooo:paragraph-rsid="09866926"/>
    </style:style>
    <style:style style:name="P407" style:family="paragraph" style:parent-style-name="Text_20_body">
      <style:text-properties officeooo:rsid="098772db" officeooo:paragraph-rsid="09af3c4c"/>
    </style:style>
    <style:style style:name="P408" style:family="paragraph" style:parent-style-name="Text_20_body">
      <style:text-properties officeooo:rsid="098772db" officeooo:paragraph-rsid="09b7465e"/>
    </style:style>
    <style:style style:name="P409" style:family="paragraph" style:parent-style-name="Text_20_body">
      <style:text-properties officeooo:rsid="098772db" officeooo:paragraph-rsid="0b5213bb"/>
    </style:style>
    <style:style style:name="P410" style:family="paragraph" style:parent-style-name="Text_20_body">
      <style:text-properties officeooo:rsid="098772db" officeooo:paragraph-rsid="0989914e"/>
    </style:style>
    <style:style style:name="P411" style:family="paragraph" style:parent-style-name="Text_20_body">
      <style:text-properties officeooo:rsid="098772db" officeooo:paragraph-rsid="0bc4ab9e"/>
    </style:style>
    <style:style style:name="P412" style:family="paragraph" style:parent-style-name="Text_20_body">
      <style:text-properties officeooo:rsid="098772db" officeooo:paragraph-rsid="0f2e6fea"/>
    </style:style>
    <style:style style:name="P413" style:family="paragraph" style:parent-style-name="Text_20_body">
      <style:text-properties officeooo:rsid="09912f37" officeooo:paragraph-rsid="09912f37"/>
    </style:style>
    <style:style style:name="P414" style:family="paragraph" style:parent-style-name="Text_20_body">
      <style:text-properties officeooo:rsid="09957784" officeooo:paragraph-rsid="09a88a41"/>
    </style:style>
    <style:style style:name="P415" style:family="paragraph" style:parent-style-name="Text_20_body">
      <style:text-properties officeooo:rsid="09957784" officeooo:paragraph-rsid="09af3c4c"/>
    </style:style>
    <style:style style:name="P416" style:family="paragraph" style:parent-style-name="Text_20_body">
      <style:text-properties officeooo:rsid="09972dd3" officeooo:paragraph-rsid="09972dd3"/>
    </style:style>
    <style:style style:name="P417" style:family="paragraph" style:parent-style-name="Text_20_body">
      <style:text-properties officeooo:rsid="09973b55" officeooo:paragraph-rsid="09973b55"/>
    </style:style>
    <style:style style:name="P418" style:family="paragraph" style:parent-style-name="Text_20_body">
      <style:text-properties officeooo:rsid="099a0df6" officeooo:paragraph-rsid="09af3c4c"/>
    </style:style>
    <style:style style:name="P419" style:family="paragraph" style:parent-style-name="Text_20_body">
      <style:text-properties officeooo:rsid="09b39771" officeooo:paragraph-rsid="09b39771"/>
    </style:style>
    <style:style style:name="P420" style:family="paragraph" style:parent-style-name="Text_20_body">
      <style:text-properties officeooo:rsid="09bb1301" officeooo:paragraph-rsid="09bb1301"/>
    </style:style>
    <style:style style:name="P421" style:family="paragraph" style:parent-style-name="Text_20_body">
      <style:text-properties officeooo:rsid="09dd7bfb" officeooo:paragraph-rsid="09dd7bfb"/>
    </style:style>
    <style:style style:name="P422" style:family="paragraph" style:parent-style-name="Text_20_body">
      <style:text-properties officeooo:rsid="09e0ece4" officeooo:paragraph-rsid="09e0ece4"/>
    </style:style>
    <style:style style:name="P423" style:family="paragraph" style:parent-style-name="Text_20_body">
      <style:text-properties officeooo:rsid="09e30721" officeooo:paragraph-rsid="09e30721"/>
    </style:style>
    <style:style style:name="P424" style:family="paragraph" style:parent-style-name="Text_20_body">
      <style:text-properties officeooo:rsid="09e9b60b" officeooo:paragraph-rsid="09eb7d22"/>
    </style:style>
    <style:style style:name="P425" style:family="paragraph" style:parent-style-name="Исходный_20_код">
      <style:text-properties officeooo:paragraph-rsid="09e16604"/>
    </style:style>
    <style:style style:name="P426" style:family="paragraph" style:parent-style-name="Исходный_20_код">
      <style:text-properties officeooo:paragraph-rsid="09e99054"/>
    </style:style>
    <style:style style:name="P427" style:family="paragraph" style:parent-style-name="Text_20_body">
      <style:text-properties officeooo:rsid="09efb48b" officeooo:paragraph-rsid="09efb48b"/>
    </style:style>
    <style:style style:name="P428" style:family="paragraph" style:parent-style-name="Text_20_body">
      <style:text-properties officeooo:rsid="09efb48b" officeooo:paragraph-rsid="0bfc58d4"/>
    </style:style>
    <style:style style:name="P429" style:family="paragraph" style:parent-style-name="Text_20_body">
      <style:text-properties officeooo:rsid="09f1d0ec" officeooo:paragraph-rsid="09f1d0ec"/>
    </style:style>
    <style:style style:name="P430" style:family="paragraph" style:parent-style-name="Text_20_body">
      <style:text-properties officeooo:rsid="09f5b3fd" officeooo:paragraph-rsid="09f5b3fd"/>
    </style:style>
    <style:style style:name="P431" style:family="paragraph" style:parent-style-name="Text_20_body">
      <style:text-properties officeooo:rsid="09fdb381" officeooo:paragraph-rsid="09fdb381"/>
    </style:style>
    <style:style style:name="P432" style:family="paragraph" style:parent-style-name="Text_20_body">
      <style:text-properties officeooo:rsid="0a06bbfc" officeooo:paragraph-rsid="0a072126"/>
    </style:style>
    <style:style style:name="P433" style:family="paragraph" style:parent-style-name="Text_20_body">
      <style:text-properties officeooo:rsid="0a06bbfc" officeooo:paragraph-rsid="10560b18"/>
    </style:style>
    <style:style style:name="P434" style:family="paragraph" style:parent-style-name="Text_20_body">
      <style:text-properties officeooo:rsid="0a06bbfc" officeooo:paragraph-rsid="105a47cb"/>
    </style:style>
    <style:style style:name="P435" style:family="paragraph" style:parent-style-name="Text_20_body">
      <style:text-properties officeooo:rsid="0a09a764" officeooo:paragraph-rsid="0a09a764"/>
    </style:style>
    <style:style style:name="P436" style:family="paragraph" style:parent-style-name="Text_20_body">
      <style:text-properties officeooo:rsid="0a0eac73" officeooo:paragraph-rsid="0a0eac73"/>
    </style:style>
    <style:style style:name="P437" style:family="paragraph" style:parent-style-name="Text_20_body">
      <style:text-properties officeooo:rsid="0a1162ae" officeooo:paragraph-rsid="0a1162ae"/>
    </style:style>
    <style:style style:name="P438" style:family="paragraph" style:parent-style-name="Text_20_body">
      <style:text-properties officeooo:rsid="0a1162ae" officeooo:paragraph-rsid="0a6abdfc"/>
    </style:style>
    <style:style style:name="P439" style:family="paragraph" style:parent-style-name="Исходный_20_код">
      <style:text-properties officeooo:paragraph-rsid="0a21f69c"/>
    </style:style>
    <style:style style:name="P440" style:family="paragraph" style:parent-style-name="Text_20_body">
      <style:text-properties officeooo:rsid="0a14d7d2" officeooo:paragraph-rsid="0a959714"/>
    </style:style>
    <style:style style:name="P441" style:family="paragraph" style:parent-style-name="Text_20_body">
      <style:text-properties officeooo:rsid="0a14d7d2" officeooo:paragraph-rsid="0a14d7d2"/>
    </style:style>
    <style:style style:name="P442" style:family="paragraph" style:parent-style-name="Text_20_body">
      <style:text-properties officeooo:rsid="0a14d7d2" officeooo:paragraph-rsid="0a6abdfc"/>
    </style:style>
    <style:style style:name="P443" style:family="paragraph" style:parent-style-name="Text_20_body">
      <style:text-properties officeooo:rsid="0a14d7d2" officeooo:paragraph-rsid="105b31fc"/>
    </style:style>
    <style:style style:name="P444" style:family="paragraph" style:parent-style-name="Text_20_body">
      <style:text-properties officeooo:rsid="0a3c5021" officeooo:paragraph-rsid="0a3c5021"/>
    </style:style>
    <style:style style:name="P445" style:family="paragraph" style:parent-style-name="Text_20_body">
      <style:text-properties officeooo:rsid="0a3d22c6" officeooo:paragraph-rsid="0a3d22c6"/>
    </style:style>
    <style:style style:name="P446" style:family="paragraph" style:parent-style-name="Text_20_body">
      <style:text-properties officeooo:rsid="0a3d460c" officeooo:paragraph-rsid="0a3d460c"/>
    </style:style>
    <style:style style:name="P447" style:family="paragraph" style:parent-style-name="Text_20_body">
      <style:text-properties officeooo:rsid="0a3d460c" officeooo:paragraph-rsid="0a48fc08"/>
    </style:style>
    <style:style style:name="P448" style:family="paragraph" style:parent-style-name="Text_20_body">
      <style:text-properties officeooo:rsid="0a5d69ef" officeooo:paragraph-rsid="0a5d69ef"/>
    </style:style>
    <style:style style:name="P449" style:family="paragraph" style:parent-style-name="Исходный_20_код">
      <style:text-properties officeooo:paragraph-rsid="0a48fc08"/>
    </style:style>
    <style:style style:name="P450" style:family="paragraph" style:parent-style-name="Исходный_20_код">
      <style:text-properties officeooo:rsid="0a50630e" officeooo:paragraph-rsid="0a576a46"/>
    </style:style>
    <style:style style:name="P451" style:family="paragraph" style:parent-style-name="Text_20_body">
      <style:text-properties style:text-underline-style="none" officeooo:rsid="0a8bb85d" officeooo:paragraph-rsid="0a8bb85d"/>
    </style:style>
    <style:style style:name="P452" style:family="paragraph" style:parent-style-name="Text_20_body">
      <style:text-properties style:text-underline-style="none" officeooo:rsid="0a8c203b" officeooo:paragraph-rsid="0a8c203b"/>
    </style:style>
    <style:style style:name="P453" style:family="paragraph" style:parent-style-name="Text_20_body">
      <style:text-properties style:text-underline-style="none" officeooo:rsid="0a8cca7f" officeooo:paragraph-rsid="0a8cca7f"/>
    </style:style>
    <style:style style:name="P454" style:family="paragraph" style:parent-style-name="Text_20_body">
      <style:text-properties officeooo:rsid="0a8f1e09" officeooo:paragraph-rsid="0a8f1e09"/>
    </style:style>
    <style:style style:name="P455" style:family="paragraph" style:parent-style-name="Text_20_body">
      <style:text-properties officeooo:rsid="0a9145db" officeooo:paragraph-rsid="0a9145db"/>
    </style:style>
    <style:style style:name="P456" style:family="paragraph" style:parent-style-name="Text_20_body">
      <style:text-properties officeooo:rsid="0823fcfa" officeooo:paragraph-rsid="0823fcfa"/>
    </style:style>
    <style:style style:name="P457" style:family="paragraph" style:parent-style-name="Text_20_body">
      <style:text-properties officeooo:rsid="0a997589" officeooo:paragraph-rsid="0aa0afd0"/>
    </style:style>
    <style:style style:name="P458" style:family="paragraph" style:parent-style-name="Text_20_body">
      <style:text-properties officeooo:rsid="08194868" officeooo:paragraph-rsid="08194868"/>
    </style:style>
    <style:style style:name="P459" style:family="paragraph" style:parent-style-name="Text_20_body">
      <style:text-properties officeooo:rsid="0aaded0a" officeooo:paragraph-rsid="0aaded0a"/>
    </style:style>
    <style:style style:name="P460" style:family="paragraph" style:parent-style-name="Text_20_body">
      <style:text-properties officeooo:rsid="052e20cd" officeooo:paragraph-rsid="052e20cd"/>
    </style:style>
    <style:style style:name="P461" style:family="paragraph" style:parent-style-name="Text_20_body">
      <style:text-properties officeooo:rsid="0ab8db10" officeooo:paragraph-rsid="0ab8db10"/>
    </style:style>
    <style:style style:name="P462" style:family="paragraph" style:parent-style-name="Text_20_body">
      <style:text-properties officeooo:rsid="0aced00b" officeooo:paragraph-rsid="0aced00b"/>
    </style:style>
    <style:style style:name="P463" style:family="paragraph" style:parent-style-name="Text_20_body">
      <style:text-properties officeooo:rsid="0ad205ef" officeooo:paragraph-rsid="0ad205ef"/>
    </style:style>
    <style:style style:name="P464" style:family="paragraph" style:parent-style-name="Text_20_body">
      <style:text-properties officeooo:rsid="0ae208eb" officeooo:paragraph-rsid="0ae208eb"/>
    </style:style>
    <style:style style:name="P465" style:family="paragraph" style:parent-style-name="Text_20_body">
      <style:text-properties officeooo:rsid="0ae208eb" officeooo:paragraph-rsid="0ae9a132"/>
    </style:style>
    <style:style style:name="P466" style:family="paragraph" style:parent-style-name="Text_20_body">
      <style:text-properties officeooo:rsid="0ae430c1" officeooo:paragraph-rsid="0ae430c1"/>
    </style:style>
    <style:style style:name="P467" style:family="paragraph" style:parent-style-name="Text_20_body">
      <style:text-properties officeooo:rsid="0ae430c1" officeooo:paragraph-rsid="0ae9a132"/>
    </style:style>
    <style:style style:name="P468" style:family="paragraph" style:parent-style-name="Исходный_20_код">
      <style:text-properties officeooo:paragraph-rsid="052ec773"/>
    </style:style>
    <style:style style:name="P469" style:family="paragraph" style:parent-style-name="Исходный_20_код">
      <style:text-properties officeooo:paragraph-rsid="0aba05b1"/>
    </style:style>
    <style:style style:name="P470" style:family="paragraph" style:parent-style-name="Исходный_20_код">
      <style:text-properties officeooo:paragraph-rsid="09af3c4c"/>
    </style:style>
    <style:style style:name="P471" style:family="paragraph" style:parent-style-name="Text_20_body">
      <style:text-properties officeooo:paragraph-rsid="0b408571"/>
    </style:style>
    <style:style style:name="P472" style:family="paragraph" style:parent-style-name="Text_20_body">
      <style:text-properties officeooo:rsid="0b4dddfd" officeooo:paragraph-rsid="0b4dddfd"/>
    </style:style>
    <style:style style:name="P473" style:family="paragraph" style:parent-style-name="Text_20_body">
      <style:text-properties officeooo:rsid="0b5bb9eb" officeooo:paragraph-rsid="0b5bb9eb"/>
    </style:style>
    <style:style style:name="P474" style:family="paragraph" style:parent-style-name="Text_20_body">
      <style:text-properties officeooo:rsid="0b5e5f62" officeooo:paragraph-rsid="0b5f8f0b"/>
    </style:style>
    <style:style style:name="P47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7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1" style:family="paragraph" style:parent-style-name="Исходный_20_код">
      <style:text-properties officeooo:paragraph-rsid="0b590892"/>
    </style:style>
    <style:style style:name="P482" style:family="paragraph" style:parent-style-name="Text_20_body">
      <style:text-properties officeooo:rsid="0b9b4934" officeooo:paragraph-rsid="0b9b4934"/>
    </style:style>
    <style:style style:name="P483" style:family="paragraph" style:parent-style-name="Text_20_body">
      <style:text-properties officeooo:rsid="0ba6cac0" officeooo:paragraph-rsid="0ba6cac0"/>
    </style:style>
    <style:style style:name="P484" style:family="paragraph" style:parent-style-name="Исходный_20_код">
      <style:text-properties officeooo:paragraph-rsid="08e4c7b0"/>
    </style:style>
    <style:style style:name="P485" style:family="paragraph" style:parent-style-name="Исходный_20_код">
      <style:text-properties officeooo:paragraph-rsid="0bae9d3e"/>
    </style:style>
    <style:style style:name="P486" style:family="paragraph" style:parent-style-name="Исходный_20_код">
      <style:text-properties officeooo:paragraph-rsid="0bbdb743"/>
    </style:style>
    <style:style style:name="P487" style:family="paragraph" style:parent-style-name="Исходный_20_код">
      <style:text-properties officeooo:rsid="0bc4ab9e" officeooo:paragraph-rsid="0bc4ab9e"/>
    </style:style>
    <style:style style:name="P488" style:family="paragraph" style:parent-style-name="Text_20_body">
      <style:text-properties officeooo:rsid="0bc4ab9e" officeooo:paragraph-rsid="0bc4ab9e"/>
    </style:style>
    <style:style style:name="P489" style:family="paragraph" style:parent-style-name="Text_20_body">
      <style:text-properties officeooo:paragraph-rsid="06354b6b"/>
    </style:style>
    <style:style style:name="P490" style:family="paragraph" style:parent-style-name="Text_20_body">
      <style:text-properties officeooo:rsid="0991581f" officeooo:paragraph-rsid="0991581f"/>
    </style:style>
    <style:style style:name="P491" style:family="paragraph" style:parent-style-name="Исходный_20_код">
      <style:text-properties officeooo:paragraph-rsid="0c23ba8f"/>
    </style:style>
    <style:style style:name="P492" style:family="paragraph" style:parent-style-name="Text_20_body">
      <style:text-properties officeooo:rsid="0bd1a9f6" officeooo:paragraph-rsid="0bd1a9f6"/>
    </style:style>
    <style:style style:name="P493" style:family="paragraph" style:parent-style-name="Text_20_body">
      <style:text-properties officeooo:rsid="0bd1a9f6" officeooo:paragraph-rsid="0c0b9bba"/>
    </style:style>
    <style:style style:name="P494" style:family="paragraph" style:parent-style-name="Text_20_body">
      <style:text-properties officeooo:rsid="0bd7b049" officeooo:paragraph-rsid="0bd7b049"/>
    </style:style>
    <style:style style:name="P495" style:family="paragraph" style:parent-style-name="Text_20_body">
      <style:text-properties officeooo:rsid="0a001ed1" officeooo:paragraph-rsid="0a001ed1"/>
    </style:style>
    <style:style style:name="P496" style:family="paragraph" style:parent-style-name="Исходный_20_код">
      <style:text-properties officeooo:paragraph-rsid="09f1055c"/>
    </style:style>
    <style:style style:name="P497" style:family="paragraph" style:parent-style-name="Исходный_20_код">
      <style:text-properties officeooo:rsid="0c047e03" officeooo:paragraph-rsid="0c057cdb"/>
    </style:style>
    <style:style style:name="P498" style:family="paragraph" style:parent-style-name="Исходный_20_код">
      <style:text-properties officeooo:paragraph-rsid="0c33d1f1"/>
    </style:style>
    <style:style style:name="P499" style:family="paragraph" style:parent-style-name="Исходный_20_код">
      <style:text-properties officeooo:paragraph-rsid="0c356a37"/>
    </style:style>
    <style:style style:name="P500" style:family="paragraph" style:parent-style-name="Исходный_20_код">
      <style:text-properties officeooo:paragraph-rsid="0c373b60"/>
    </style:style>
    <style:style style:name="P501" style:family="paragraph" style:parent-style-name="Text_20_body">
      <style:text-properties officeooo:rsid="0c4b7951" officeooo:paragraph-rsid="0c4b7951"/>
    </style:style>
    <style:style style:name="P502" style:family="paragraph" style:parent-style-name="Text_20_body">
      <style:text-properties officeooo:rsid="0c4bef8f" officeooo:paragraph-rsid="0c4bef8f"/>
    </style:style>
    <style:style style:name="P503" style:family="paragraph" style:parent-style-name="Text_20_body">
      <style:text-properties officeooo:rsid="0c52afdd" officeooo:paragraph-rsid="0c52afdd"/>
    </style:style>
    <style:style style:name="P504" style:family="paragraph" style:parent-style-name="Исходный_20_код">
      <style:text-properties officeooo:rsid="0c4b3268" officeooo:paragraph-rsid="0c4b3268"/>
    </style:style>
    <style:style style:name="P505" style:family="paragraph" style:parent-style-name="Исходный_20_код">
      <style:text-properties officeooo:paragraph-rsid="0c57aa60"/>
    </style:style>
    <style:style style:name="P506" style:family="paragraph" style:parent-style-name="Исходный_20_код">
      <style:text-properties officeooo:paragraph-rsid="0c5cade4"/>
    </style:style>
    <style:style style:name="P507" style:family="paragraph" style:parent-style-name="Исходный_20_код">
      <style:text-properties officeooo:paragraph-rsid="0c5d9a16"/>
    </style:style>
    <style:style style:name="P508" style:family="paragraph" style:parent-style-name="Text_20_body">
      <style:text-properties officeooo:rsid="0c691123" officeooo:paragraph-rsid="0c691123"/>
    </style:style>
    <style:style style:name="P509" style:family="paragraph" style:parent-style-name="Исходный_20_код">
      <style:text-properties officeooo:paragraph-rsid="0c613b27"/>
    </style:style>
    <style:style style:name="P510" style:family="paragraph" style:parent-style-name="Исходный_20_код">
      <style:text-properties officeooo:paragraph-rsid="0c643a78"/>
    </style:style>
    <style:style style:name="P511" style:family="paragraph" style:parent-style-name="Text_20_body">
      <style:text-properties officeooo:rsid="0c7087ef" officeooo:paragraph-rsid="0c776df9"/>
    </style:style>
    <style:style style:name="P512" style:family="paragraph" style:parent-style-name="Text_20_body">
      <style:text-properties officeooo:rsid="0c7087ef" officeooo:paragraph-rsid="0c7c09e1"/>
    </style:style>
    <style:style style:name="P513" style:family="paragraph" style:parent-style-name="Text_20_body">
      <style:text-properties officeooo:rsid="0c7087ef" officeooo:paragraph-rsid="0c82c35b"/>
    </style:style>
    <style:style style:name="P514" style:family="paragraph" style:parent-style-name="Text_20_body">
      <style:text-properties officeooo:rsid="0c7087ef" officeooo:paragraph-rsid="0c920456"/>
    </style:style>
    <style:style style:name="P515" style:family="paragraph" style:parent-style-name="Text_20_body">
      <style:text-properties officeooo:rsid="0c7087ef" officeooo:paragraph-rsid="0cab45fa"/>
    </style:style>
    <style:style style:name="P516" style:family="paragraph" style:parent-style-name="Text_20_body">
      <style:text-properties officeooo:rsid="0c7087ef" officeooo:paragraph-rsid="0cabf085"/>
    </style:style>
    <style:style style:name="P517" style:family="paragraph" style:parent-style-name="Text_20_body">
      <style:text-properties officeooo:rsid="0c7087ef" officeooo:paragraph-rsid="0cb10098"/>
    </style:style>
    <style:style style:name="P518" style:family="paragraph" style:parent-style-name="Text_20_body">
      <style:text-properties officeooo:rsid="0c7087ef" officeooo:paragraph-rsid="0cc81f7f"/>
    </style:style>
    <style:style style:name="P519" style:family="paragraph" style:parent-style-name="Text_20_body">
      <style:text-properties officeooo:rsid="0c7087ef" officeooo:paragraph-rsid="0cee8336"/>
    </style:style>
    <style:style style:name="P520" style:family="paragraph" style:parent-style-name="Text_20_body">
      <style:text-properties officeooo:rsid="0c7087ef" officeooo:paragraph-rsid="0cf98c2a"/>
    </style:style>
    <style:style style:name="P521" style:family="paragraph" style:parent-style-name="Text_20_body">
      <style:text-properties officeooo:rsid="0c7087ef" officeooo:paragraph-rsid="0cbf9957"/>
    </style:style>
    <style:style style:name="P522" style:family="paragraph" style:parent-style-name="Text_20_body">
      <style:text-properties officeooo:rsid="0c7087ef" officeooo:paragraph-rsid="0d5e6c01"/>
    </style:style>
    <style:style style:name="P523" style:family="paragraph" style:parent-style-name="Text_20_body">
      <style:text-properties officeooo:rsid="0c7087ef" officeooo:paragraph-rsid="0e5c770c"/>
    </style:style>
    <style:style style:name="P524" style:family="paragraph" style:parent-style-name="Text_20_body">
      <style:text-properties officeooo:rsid="0c776df9" officeooo:paragraph-rsid="0c776df9"/>
    </style:style>
    <style:style style:name="P525" style:family="paragraph" style:parent-style-name="Text_20_body">
      <style:text-properties officeooo:rsid="0c776df9" officeooo:paragraph-rsid="0c7c09e1"/>
    </style:style>
    <style:style style:name="P526" style:family="paragraph" style:parent-style-name="Исходный_20_код">
      <style:text-properties officeooo:paragraph-rsid="0c7340a0"/>
    </style:style>
    <style:style style:name="P527" style:family="paragraph" style:parent-style-name="Исходный_20_код">
      <style:text-properties officeooo:paragraph-rsid="0c7859b0"/>
    </style:style>
    <style:style style:name="P528" style:family="paragraph" style:parent-style-name="Исходный_20_код">
      <style:text-properties officeooo:paragraph-rsid="0c7c09e1"/>
    </style:style>
    <style:style style:name="P529" style:family="paragraph" style:parent-style-name="Исходный_20_код">
      <style:text-properties officeooo:paragraph-rsid="0c82c35b"/>
    </style:style>
    <style:style style:name="P530" style:family="paragraph" style:parent-style-name="Исходный_20_код">
      <style:text-properties officeooo:paragraph-rsid="0c8724a6"/>
    </style:style>
    <style:style style:name="P531" style:family="paragraph" style:parent-style-name="Text_20_body">
      <style:text-properties officeooo:rsid="0c9a5ec9" officeooo:paragraph-rsid="0c9e3651"/>
    </style:style>
    <style:style style:name="P532" style:family="paragraph" style:parent-style-name="Text_20_body">
      <style:text-properties officeooo:rsid="0c9a5ec9" officeooo:paragraph-rsid="0d35aa8b"/>
    </style:style>
    <style:style style:name="P533" style:family="paragraph" style:parent-style-name="Text_20_body">
      <style:text-properties officeooo:rsid="0c9a5ec9" officeooo:paragraph-rsid="0cf98c2a"/>
    </style:style>
    <style:style style:name="P534" style:family="paragraph" style:parent-style-name="Text_20_body">
      <style:text-properties officeooo:rsid="0c9a5ec9" officeooo:paragraph-rsid="0c9a5ec9"/>
    </style:style>
    <style:style style:name="P535" style:family="paragraph" style:parent-style-name="Text_20_body">
      <style:text-properties officeooo:rsid="0c9dc9be" officeooo:paragraph-rsid="0d1d6138"/>
    </style:style>
    <style:style style:name="P536" style:family="paragraph" style:parent-style-name="Text_20_body">
      <style:text-properties officeooo:rsid="0c9dc9be" officeooo:paragraph-rsid="0c9dc9be"/>
    </style:style>
    <style:style style:name="P537" style:family="paragraph" style:parent-style-name="Исходный_20_код">
      <style:text-properties officeooo:paragraph-rsid="0c920456"/>
    </style:style>
    <style:style style:name="P538" style:family="paragraph" style:parent-style-name="Исходный_20_код">
      <style:text-properties officeooo:paragraph-rsid="0cb22524"/>
    </style:style>
    <style:style style:name="P539" style:family="paragraph" style:parent-style-name="Исходный_20_код">
      <style:text-properties officeooo:paragraph-rsid="0cb8d406"/>
    </style:style>
    <style:style style:name="P540" style:family="paragraph" style:parent-style-name="Text_20_body">
      <style:text-properties officeooo:rsid="0caf372f" officeooo:paragraph-rsid="0cb10098"/>
    </style:style>
    <style:style style:name="P541" style:family="paragraph" style:parent-style-name="Text_20_body">
      <style:text-properties officeooo:rsid="0caf372f" officeooo:paragraph-rsid="0cba1cd6"/>
    </style:style>
    <style:style style:name="P542" style:family="paragraph" style:parent-style-name="Text_20_body">
      <style:text-properties officeooo:rsid="0caf372f" officeooo:paragraph-rsid="0cc5b67f"/>
    </style:style>
    <style:style style:name="P543" style:family="paragraph" style:parent-style-name="Text_20_body">
      <style:text-properties officeooo:rsid="0caf372f" officeooo:paragraph-rsid="0cee8336"/>
    </style:style>
    <style:style style:name="P544" style:family="paragraph" style:parent-style-name="Text_20_body">
      <style:text-properties officeooo:rsid="0caf372f" officeooo:paragraph-rsid="0cb22524"/>
    </style:style>
    <style:style style:name="P545" style:family="paragraph" style:parent-style-name="Text_20_body">
      <style:text-properties officeooo:rsid="0caf372f" officeooo:paragraph-rsid="0d2b5581"/>
    </style:style>
    <style:style style:name="P546" style:family="paragraph" style:parent-style-name="Text_20_body">
      <style:text-properties officeooo:rsid="0caf372f" officeooo:paragraph-rsid="0d5e6c01"/>
    </style:style>
    <style:style style:name="P547" style:family="paragraph" style:parent-style-name="Text_20_body">
      <style:text-properties officeooo:rsid="0caf372f" officeooo:paragraph-rsid="0e35b34d"/>
    </style:style>
    <style:style style:name="P548" style:family="paragraph" style:parent-style-name="Text_20_body">
      <style:text-properties officeooo:rsid="0caf372f" officeooo:paragraph-rsid="0e3d26e9"/>
    </style:style>
    <style:style style:name="P549" style:family="paragraph" style:parent-style-name="Text_20_body">
      <style:text-properties officeooo:rsid="0cb10098" officeooo:paragraph-rsid="0cb10098"/>
    </style:style>
    <style:style style:name="P550" style:family="paragraph" style:parent-style-name="Text_20_body">
      <style:text-properties officeooo:rsid="0cb10098" officeooo:paragraph-rsid="0e64d313"/>
    </style:style>
    <style:style style:name="P551" style:family="paragraph" style:parent-style-name="Text_20_body">
      <style:text-properties officeooo:rsid="0cb10098" officeooo:paragraph-rsid="0e6634d2"/>
    </style:style>
    <style:style style:name="P552" style:family="paragraph" style:parent-style-name="Исходный_20_код">
      <style:text-properties officeooo:paragraph-rsid="0ca9246c"/>
    </style:style>
    <style:style style:name="P553" style:family="paragraph" style:parent-style-name="Исходный_20_код">
      <style:text-properties officeooo:paragraph-rsid="0cc5b67f"/>
    </style:style>
    <style:style style:name="P554" style:family="paragraph" style:parent-style-name="Text_20_body">
      <style:text-properties officeooo:rsid="0cc38c18" officeooo:paragraph-rsid="0cc38c18"/>
    </style:style>
    <style:style style:name="P555" style:family="paragraph" style:parent-style-name="Text_20_body">
      <style:text-properties officeooo:rsid="0ba1daf7" officeooo:paragraph-rsid="0ce06748"/>
    </style:style>
    <style:style style:name="P556" style:family="paragraph" style:parent-style-name="Исходный_20_код">
      <style:text-properties officeooo:paragraph-rsid="0cee8336"/>
    </style:style>
    <style:style style:name="P557" style:family="paragraph" style:parent-style-name="Исходный_20_код">
      <style:text-properties officeooo:paragraph-rsid="0cf1cd55"/>
    </style:style>
    <style:style style:name="P558" style:family="paragraph" style:parent-style-name="Text_20_body">
      <style:text-properties officeooo:rsid="0cfe3c1f" officeooo:paragraph-rsid="0cfe3c1f"/>
    </style:style>
    <style:style style:name="P559" style:family="paragraph" style:parent-style-name="Text_20_body">
      <style:text-properties officeooo:rsid="0d03691f" officeooo:paragraph-rsid="0d03691f"/>
    </style:style>
    <style:style style:name="P560" style:family="paragraph" style:parent-style-name="Text_20_body">
      <style:text-properties officeooo:rsid="0d03691f" officeooo:paragraph-rsid="0d1fdc8a"/>
    </style:style>
    <style:style style:name="P561" style:family="paragraph" style:parent-style-name="Исходный_20_код">
      <style:text-properties officeooo:rsid="0c907039" officeooo:paragraph-rsid="0c907039"/>
    </style:style>
    <style:style style:name="P562" style:family="paragraph" style:parent-style-name="Исходный_20_код">
      <style:text-properties officeooo:rsid="0c907039" officeooo:paragraph-rsid="0cf743e2"/>
    </style:style>
    <style:style style:name="P563" style:family="paragraph" style:parent-style-name="Исходный_20_код">
      <style:text-properties officeooo:paragraph-rsid="0cf98c2a"/>
    </style:style>
    <style:style style:name="P564" style:family="paragraph" style:parent-style-name="Text_20_body">
      <style:text-properties officeooo:rsid="0c60ed75" officeooo:paragraph-rsid="0c60ed75"/>
    </style:style>
    <style:style style:name="P565" style:family="paragraph" style:parent-style-name="Исходный_20_код">
      <style:text-properties officeooo:paragraph-rsid="0d26178e"/>
    </style:style>
    <style:style style:name="P566" style:family="paragraph" style:parent-style-name="Исходный_20_код">
      <style:text-properties officeooo:paragraph-rsid="0d2b5581"/>
    </style:style>
    <style:style style:name="P567" style:family="paragraph" style:parent-style-name="Исходный_20_код">
      <style:text-properties officeooo:paragraph-rsid="0d2b7d13"/>
    </style:style>
    <style:style style:name="P568" style:family="paragraph" style:parent-style-name="Text_20_body">
      <style:text-properties officeooo:rsid="0cfe5efc" officeooo:paragraph-rsid="0d22de60"/>
    </style:style>
    <style:style style:name="P569" style:family="paragraph" style:parent-style-name="Text_20_body">
      <style:text-properties officeooo:rsid="0d333f78" officeooo:paragraph-rsid="0d333f78"/>
    </style:style>
    <style:style style:name="P570" style:family="paragraph" style:parent-style-name="Исходный_20_код">
      <style:text-properties officeooo:paragraph-rsid="0d40f4d9"/>
    </style:style>
    <style:style style:name="P571" style:family="paragraph" style:parent-style-name="Text_20_body">
      <style:text-properties officeooo:rsid="0d408d65" officeooo:paragraph-rsid="0d408d65"/>
    </style:style>
    <style:style style:name="P572" style:family="paragraph" style:parent-style-name="Text_20_body">
      <style:text-properties officeooo:rsid="0d408d65" officeooo:paragraph-rsid="0e4088b7"/>
    </style:style>
    <style:style style:name="P573" style:family="paragraph" style:parent-style-name="Исходный_20_код">
      <style:text-properties officeooo:paragraph-rsid="0d3d9139"/>
    </style:style>
    <style:style style:name="P574" style:family="paragraph" style:parent-style-name="Исходный_20_код">
      <style:text-properties officeooo:paragraph-rsid="0d5e6c01"/>
    </style:style>
    <style:style style:name="P575" style:family="paragraph" style:parent-style-name="Text_20_body">
      <style:text-properties officeooo:rsid="0d4ddce5" officeooo:paragraph-rsid="0d5e6c01"/>
    </style:style>
    <style:style style:name="P576" style:family="paragraph" style:parent-style-name="Text_20_body">
      <style:text-properties officeooo:rsid="0da1746d" officeooo:paragraph-rsid="0da1746d"/>
    </style:style>
    <style:style style:name="P577" style:family="paragraph" style:parent-style-name="Text_20_body">
      <style:text-properties officeooo:rsid="0da1746d" officeooo:paragraph-rsid="0dbc64e8"/>
    </style:style>
    <style:style style:name="P578" style:family="paragraph" style:parent-style-name="Text_20_body">
      <style:text-properties officeooo:rsid="0da1d2ef" officeooo:paragraph-rsid="0dc0ffa8"/>
    </style:style>
    <style:style style:name="P579" style:family="paragraph" style:parent-style-name="Text_20_body">
      <style:text-properties officeooo:rsid="0da1d2ef" officeooo:paragraph-rsid="0dc87814"/>
    </style:style>
    <style:style style:name="P580" style:family="paragraph" style:parent-style-name="Исходный_20_код">
      <style:text-properties officeooo:rsid="0da1d2ef" officeooo:paragraph-rsid="0dc87814"/>
    </style:style>
    <style:style style:name="P581" style:family="paragraph" style:parent-style-name="Исходный_20_код">
      <style:text-properties officeooo:paragraph-rsid="0d9d607c"/>
    </style:style>
    <style:style style:name="P582" style:family="paragraph" style:parent-style-name="Исходный_20_код">
      <style:text-properties officeooo:paragraph-rsid="0dc0ffa8"/>
    </style:style>
    <style:style style:name="P583" style:family="paragraph" style:parent-style-name="Исходный_20_код">
      <style:text-properties officeooo:paragraph-rsid="0dbc64e8"/>
    </style:style>
    <style:style style:name="P584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5" style:family="paragraph" style:parent-style-name="Text_20_body">
      <style:text-properties officeooo:rsid="0db31d94" officeooo:paragraph-rsid="0dc87814"/>
    </style:style>
    <style:style style:name="P586" style:family="paragraph" style:parent-style-name="Исходный_20_код">
      <style:text-properties officeooo:paragraph-rsid="0dc87814"/>
    </style:style>
    <style:style style:name="P587" style:family="paragraph" style:parent-style-name="Text_20_body">
      <style:text-properties officeooo:rsid="0da68bc7" officeooo:paragraph-rsid="0dc87814"/>
    </style:style>
    <style:style style:name="P588" style:family="paragraph" style:parent-style-name="Text_20_body">
      <style:text-properties officeooo:rsid="0db21a5e" officeooo:paragraph-rsid="0dc87814"/>
    </style:style>
    <style:style style:name="P589" style:family="paragraph" style:parent-style-name="Text_20_body">
      <style:text-properties officeooo:rsid="0c6165dd" officeooo:paragraph-rsid="0c6165dd"/>
    </style:style>
    <style:style style:name="P590" style:family="paragraph" style:parent-style-name="Text_20_body">
      <style:text-properties officeooo:rsid="0df8d1f6" officeooo:paragraph-rsid="0dfbc8bb"/>
    </style:style>
    <style:style style:name="P591" style:family="paragraph" style:parent-style-name="Исходный_20_код">
      <style:text-properties officeooo:paragraph-rsid="0dec26e0"/>
    </style:style>
    <style:style style:name="P592" style:family="paragraph" style:parent-style-name="Исходный_20_код">
      <style:text-properties officeooo:paragraph-rsid="0e0905d3"/>
    </style:style>
    <style:style style:name="P593" style:family="paragraph" style:parent-style-name="Text_20_body">
      <style:text-properties officeooo:rsid="0d2cc923" officeooo:paragraph-rsid="0e35b34d"/>
    </style:style>
    <style:style style:name="P594" style:family="paragraph" style:parent-style-name="Text_20_body">
      <style:text-properties officeooo:rsid="0eb7039a" officeooo:paragraph-rsid="0eb7039a"/>
    </style:style>
    <style:style style:name="P595" style:family="paragraph" style:parent-style-name="Text_20_body">
      <style:text-properties officeooo:rsid="0eb8b68b" officeooo:paragraph-rsid="0eb8b68b"/>
    </style:style>
    <style:style style:name="P596" style:family="paragraph" style:parent-style-name="Text_20_body">
      <style:text-properties officeooo:rsid="0eb8b68b" officeooo:paragraph-rsid="0eba4134"/>
    </style:style>
    <style:style style:name="P597" style:family="paragraph" style:parent-style-name="Text_20_body">
      <style:text-properties officeooo:rsid="0ebc3537" officeooo:paragraph-rsid="0ebd9309"/>
    </style:style>
    <style:style style:name="P598" style:family="paragraph" style:parent-style-name="Text_20_body">
      <style:text-properties officeooo:rsid="0ec0103f" officeooo:paragraph-rsid="0ec0103f"/>
    </style:style>
    <style:style style:name="P599" style:family="paragraph" style:parent-style-name="Text_20_body">
      <style:text-properties officeooo:rsid="0ec236ad" officeooo:paragraph-rsid="0ec236ad"/>
    </style:style>
    <style:style style:name="P600" style:family="paragraph" style:parent-style-name="Text_20_body">
      <style:text-properties officeooo:rsid="0ec236ad" officeooo:paragraph-rsid="0ec4ff1d"/>
    </style:style>
    <style:style style:name="P601" style:family="paragraph" style:parent-style-name="Text_20_body">
      <style:text-properties officeooo:rsid="0ec2da2c" officeooo:paragraph-rsid="0ec2da2c"/>
    </style:style>
    <style:style style:name="P602" style:family="paragraph" style:parent-style-name="Text_20_body">
      <style:text-properties officeooo:rsid="0ec45a47" officeooo:paragraph-rsid="0ec45a47"/>
    </style:style>
    <style:style style:name="P603" style:family="paragraph" style:parent-style-name="Text_20_body">
      <style:text-properties officeooo:rsid="0ed395f4" officeooo:paragraph-rsid="0ed395f4"/>
    </style:style>
    <style:style style:name="P6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5" style:family="paragraph" style:parent-style-name="Исходный_20_код">
      <style:text-properties officeooo:paragraph-rsid="0ea26c46"/>
    </style:style>
    <style:style style:name="P606" style:family="paragraph" style:parent-style-name="Исходный_20_код">
      <style:text-properties officeooo:paragraph-rsid="0ea7c2ca"/>
    </style:style>
    <style:style style:name="P607" style:family="paragraph" style:parent-style-name="Исходный_20_код">
      <style:text-properties officeooo:paragraph-rsid="0ecb2199"/>
    </style:style>
    <style:style style:name="P608" style:family="paragraph" style:parent-style-name="Исходный_20_код">
      <style:text-properties officeooo:paragraph-rsid="0ec80259"/>
    </style:style>
    <style:style style:name="P609" style:family="paragraph" style:parent-style-name="Text_20_body">
      <style:text-properties officeooo:rsid="0ed5075c" officeooo:paragraph-rsid="0efbdaeb"/>
    </style:style>
    <style:style style:name="P610" style:family="paragraph" style:parent-style-name="Исходный_20_код">
      <style:text-properties officeooo:paragraph-rsid="0effa1b9"/>
    </style:style>
    <style:style style:name="P611" style:family="paragraph" style:parent-style-name="Text_20_body">
      <style:text-properties officeooo:rsid="0f06a00d" officeooo:paragraph-rsid="0f06a00d"/>
    </style:style>
    <style:style style:name="P612" style:family="paragraph" style:parent-style-name="Text_20_body">
      <style:text-properties officeooo:rsid="0f06a00d" officeooo:paragraph-rsid="0f1787a1"/>
    </style:style>
    <style:style style:name="P613" style:family="paragraph" style:parent-style-name="Text_20_body">
      <style:text-properties officeooo:rsid="0f06a00d" officeooo:paragraph-rsid="0f30ffdf"/>
    </style:style>
    <style:style style:name="P614" style:family="paragraph" style:parent-style-name="Text_20_body">
      <style:text-properties officeooo:rsid="0f06a00d" officeooo:paragraph-rsid="0f310911"/>
    </style:style>
    <style:style style:name="P615" style:family="paragraph" style:parent-style-name="Text_20_body">
      <style:text-properties officeooo:rsid="0f06a00d" officeooo:paragraph-rsid="0f322749"/>
    </style:style>
    <style:style style:name="P616" style:family="paragraph" style:parent-style-name="Text_20_body">
      <style:text-properties officeooo:rsid="0f2e6fea" officeooo:paragraph-rsid="0f30b818"/>
    </style:style>
    <style:style style:name="P617" style:family="paragraph" style:parent-style-name="Text_20_body">
      <style:text-properties officeooo:rsid="0f2e6fea" officeooo:paragraph-rsid="0f35292a"/>
    </style:style>
    <style:style style:name="P618" style:family="paragraph" style:parent-style-name="Исходный_20_код">
      <style:text-properties officeooo:paragraph-rsid="0f2f8c2f"/>
    </style:style>
    <style:style style:name="P619" style:family="paragraph" style:parent-style-name="Text_20_body">
      <style:text-properties officeooo:rsid="0f4c9ab9" officeooo:paragraph-rsid="0f4c9ab9"/>
    </style:style>
    <style:style style:name="P620" style:family="paragraph" style:parent-style-name="Text_20_body">
      <style:text-properties officeooo:rsid="0f4c9ab9" officeooo:paragraph-rsid="0f4fce3a"/>
    </style:style>
    <style:style style:name="P621" style:family="paragraph" style:parent-style-name="Text_20_body">
      <style:text-properties officeooo:rsid="0f4c9ab9" officeooo:paragraph-rsid="0f503e94"/>
    </style:style>
    <style:style style:name="P622" style:family="paragraph" style:parent-style-name="Исходный_20_код">
      <style:text-properties officeooo:paragraph-rsid="0f23426f"/>
    </style:style>
    <style:style style:name="P623" style:family="paragraph" style:parent-style-name="Исходный_20_код">
      <style:text-properties officeooo:paragraph-rsid="0f1787a1"/>
    </style:style>
    <style:style style:name="P624" style:family="paragraph" style:parent-style-name="Text_20_body">
      <style:text-properties officeooo:rsid="0f6a36a3" officeooo:paragraph-rsid="0f6a36a3"/>
    </style:style>
    <style:style style:name="P625" style:family="paragraph" style:parent-style-name="Text_20_body">
      <style:text-properties officeooo:rsid="0f6ffae0" officeooo:paragraph-rsid="0f740b34"/>
    </style:style>
    <style:style style:name="P626" style:family="paragraph" style:parent-style-name="Исходный_20_код">
      <style:text-properties officeooo:rsid="0a59dd24" officeooo:paragraph-rsid="0a5a3afc"/>
    </style:style>
    <style:style style:name="P62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0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2" style:family="paragraph" style:parent-style-name="Text_20_body">
      <style:text-properties officeooo:rsid="0f9d303d" officeooo:paragraph-rsid="0f9d303d"/>
    </style:style>
    <style:style style:name="P643" style:family="paragraph" style:parent-style-name="Text_20_body">
      <style:text-properties officeooo:rsid="00d615d9" officeooo:paragraph-rsid="0723ea59"/>
    </style:style>
    <style:style style:name="P644" style:family="paragraph" style:parent-style-name="Text_20_body">
      <style:text-properties officeooo:rsid="0fac5dfd" officeooo:paragraph-rsid="0fac5dfd"/>
    </style:style>
    <style:style style:name="P645" style:family="paragraph" style:parent-style-name="Text_20_body">
      <style:text-properties officeooo:rsid="0fac859d" officeooo:paragraph-rsid="0fac859d"/>
    </style:style>
    <style:style style:name="P646" style:family="paragraph" style:parent-style-name="Text_20_body">
      <style:text-properties officeooo:rsid="0fb526b3" officeooo:paragraph-rsid="0fb526b3"/>
    </style:style>
    <style:style style:name="P647" style:family="paragraph" style:parent-style-name="Text_20_body">
      <style:text-properties officeooo:rsid="0fbb4a16" officeooo:paragraph-rsid="0fbb4a16"/>
    </style:style>
    <style:style style:name="P648" style:family="paragraph" style:parent-style-name="Исходный_20_код">
      <style:text-properties officeooo:paragraph-rsid="0fb1300e"/>
    </style:style>
    <style:style style:name="P649" style:family="paragraph" style:parent-style-name="Исходный_20_код">
      <style:text-properties officeooo:paragraph-rsid="0fbfba00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Text_20_body">
      <style:text-properties officeooo:rsid="0b484b4e" officeooo:paragraph-rsid="0b484b4e"/>
    </style:style>
    <style:style style:name="P680" style:family="paragraph" style:parent-style-name="Исходный_20_код">
      <style:text-properties officeooo:rsid="10552b2b" officeooo:paragraph-rsid="10552b2b"/>
    </style:style>
    <style:style style:name="P681" style:family="paragraph" style:parent-style-name="Исходный_20_код">
      <style:text-properties officeooo:rsid="1076c25c" officeooo:paragraph-rsid="1076c25c"/>
    </style:style>
    <style:style style:name="P682" style:family="paragraph" style:parent-style-name="Исходный_20_код">
      <style:text-properties officeooo:paragraph-rsid="108501fc"/>
    </style:style>
    <style:style style:name="P683" style:family="paragraph" style:parent-style-name="Text_20_body">
      <style:text-properties officeooo:rsid="026171d5" officeooo:paragraph-rsid="108d7890"/>
    </style:style>
    <style:style style:name="P684" style:family="paragraph" style:parent-style-name="Text_20_body">
      <style:text-properties officeooo:rsid="026171d5" officeooo:paragraph-rsid="108f6349"/>
    </style:style>
    <style:style style:name="P685" style:family="paragraph" style:parent-style-name="Text_20_body">
      <style:text-properties officeooo:rsid="1092f7ee" officeooo:paragraph-rsid="1092f7ee"/>
    </style:style>
    <style:style style:name="P686" style:family="paragraph" style:parent-style-name="Text_20_body">
      <style:text-properties officeooo:rsid="109dcbfc" officeooo:paragraph-rsid="10b38930"/>
    </style:style>
    <style:style style:name="P687" style:family="paragraph" style:parent-style-name="Text_20_body">
      <style:text-properties officeooo:paragraph-rsid="02783f62"/>
    </style:style>
    <style:style style:name="P688" style:family="paragraph" style:parent-style-name="Text_20_body">
      <style:text-properties officeooo:rsid="10a532e1" officeooo:paragraph-rsid="10b38930"/>
    </style:style>
    <style:style style:name="P689" style:family="paragraph" style:parent-style-name="Text_20_body">
      <style:text-properties officeooo:rsid="04e47d98" officeooo:paragraph-rsid="04e47d98"/>
    </style:style>
    <style:style style:name="P690" style:family="paragraph" style:parent-style-name="Text_20_body">
      <style:text-properties officeooo:rsid="10b9427a" officeooo:paragraph-rsid="10b9427a"/>
    </style:style>
    <style:style style:name="P691" style:family="paragraph" style:parent-style-name="Text_20_body">
      <style:text-properties officeooo:rsid="0ee06a17" officeooo:paragraph-rsid="0ee06a17"/>
    </style:style>
    <style:style style:name="P692" style:family="paragraph" style:parent-style-name="Text_20_body">
      <style:text-properties officeooo:rsid="10c79f81" officeooo:paragraph-rsid="10c79f81"/>
    </style:style>
    <style:style style:name="P693" style:family="paragraph" style:parent-style-name="Heading_20_1">
      <style:text-properties officeooo:rsid="030668d5" officeooo:paragraph-rsid="09af3c4c"/>
    </style:style>
    <style:style style:name="P694" style:family="paragraph" style:parent-style-name="Heading_20_1">
      <style:text-properties officeooo:rsid="08376563" officeooo:paragraph-rsid="0975b3ad"/>
    </style:style>
    <style:style style:name="P695" style:family="paragraph" style:parent-style-name="Heading_20_1">
      <style:text-properties officeooo:paragraph-rsid="0f9d303d"/>
    </style:style>
    <style:style style:name="P696" style:family="paragraph" style:parent-style-name="Heading_20_2">
      <style:text-properties officeooo:rsid="0ff39871" officeooo:paragraph-rsid="0ff39871"/>
    </style:style>
    <style:style style:name="P697" style:family="paragraph" style:parent-style-name="Heading_20_2">
      <style:text-properties officeooo:paragraph-rsid="09af3c4c"/>
    </style:style>
    <style:style style:name="P698" style:family="paragraph" style:parent-style-name="Heading_20_2">
      <style:text-properties officeooo:rsid="0b4cbee6" officeooo:paragraph-rsid="0b4cbee6"/>
    </style:style>
    <style:style style:name="P699" style:family="paragraph" style:parent-style-name="Heading_20_2">
      <style:text-properties officeooo:rsid="0b9b4934" officeooo:paragraph-rsid="0b9b4934"/>
    </style:style>
    <style:style style:name="P700" style:family="paragraph" style:parent-style-name="Heading_20_2">
      <style:text-properties officeooo:paragraph-rsid="0bc0ed1b"/>
    </style:style>
    <style:style style:name="P701" style:family="paragraph" style:parent-style-name="Heading_20_2">
      <style:text-properties officeooo:paragraph-rsid="07294ebc"/>
    </style:style>
    <style:style style:name="P702" style:family="paragraph" style:parent-style-name="Heading_20_2">
      <style:text-properties officeooo:rsid="0007ce7d" officeooo:paragraph-rsid="01023fd0"/>
    </style:style>
    <style:style style:name="P703" style:family="paragraph" style:parent-style-name="Heading_20_2">
      <style:text-properties officeooo:rsid="0506f2f0" officeooo:paragraph-rsid="0c23ba8f"/>
    </style:style>
    <style:style style:name="P704" style:family="paragraph" style:parent-style-name="Heading_20_2">
      <style:text-properties officeooo:paragraph-rsid="0c23ba8f"/>
    </style:style>
    <style:style style:name="P705" style:family="paragraph" style:parent-style-name="Heading_20_2">
      <style:text-properties officeooo:rsid="0fac5dfd" officeooo:paragraph-rsid="0fac5dfd"/>
    </style:style>
    <style:style style:name="P706" style:family="paragraph" style:parent-style-name="Heading_20_2">
      <style:text-properties officeooo:paragraph-rsid="0be41be8"/>
    </style:style>
    <style:style style:name="P707" style:family="paragraph" style:parent-style-name="Heading_20_2">
      <style:text-properties officeooo:paragraph-rsid="10560b18"/>
    </style:style>
    <style:style style:name="P708" style:family="paragraph" style:parent-style-name="Heading_20_2">
      <style:text-properties officeooo:paragraph-rsid="0ae9a132"/>
    </style:style>
    <style:style style:name="P709" style:family="paragraph" style:parent-style-name="Heading_20_2">
      <style:text-properties officeooo:rsid="10091087" officeooo:paragraph-rsid="10091087"/>
    </style:style>
    <style:style style:name="P710" style:family="paragraph" style:parent-style-name="Heading_20_2">
      <style:text-properties officeooo:paragraph-rsid="047bd7da"/>
    </style:style>
    <style:style style:name="P711" style:family="paragraph" style:parent-style-name="Heading_20_2">
      <style:text-properties officeooo:paragraph-rsid="1007e8f1"/>
    </style:style>
    <style:style style:name="P712" style:family="paragraph" style:parent-style-name="Heading_20_2">
      <style:text-properties officeooo:rsid="0c60ed75" officeooo:paragraph-rsid="0c60ed75"/>
    </style:style>
    <style:style style:name="P713" style:family="paragraph" style:parent-style-name="Heading_20_2">
      <style:text-properties officeooo:rsid="0e79e90b" officeooo:paragraph-rsid="0e79e90b"/>
    </style:style>
    <style:style style:name="P714" style:family="paragraph" style:parent-style-name="Heading_20_3">
      <style:text-properties officeooo:rsid="0c495917" officeooo:paragraph-rsid="0c495917"/>
    </style:style>
    <style:style style:name="P715" style:family="paragraph" style:parent-style-name="Heading_20_3">
      <style:text-properties officeooo:rsid="061d21be" officeooo:paragraph-rsid="061d21be"/>
    </style:style>
    <style:style style:name="P716" style:family="paragraph" style:parent-style-name="Heading_20_3">
      <style:text-properties officeooo:rsid="09582543" officeooo:paragraph-rsid="09582543"/>
    </style:style>
    <style:style style:name="P717" style:family="paragraph" style:parent-style-name="Heading_20_3">
      <style:text-properties officeooo:rsid="0975b3ad" officeooo:paragraph-rsid="0975b3ad"/>
    </style:style>
    <style:style style:name="P718" style:family="paragraph" style:parent-style-name="Heading_20_3">
      <style:text-properties officeooo:paragraph-rsid="01023fd0"/>
    </style:style>
    <style:style style:name="P719" style:family="paragraph" style:parent-style-name="Heading_20_3">
      <style:text-properties officeooo:rsid="00fb200b" officeooo:paragraph-rsid="01023fd0"/>
    </style:style>
    <style:style style:name="P720" style:family="paragraph" style:parent-style-name="Heading_20_3">
      <style:text-properties officeooo:rsid="02524ea3" officeooo:paragraph-rsid="02524ea3"/>
    </style:style>
    <style:style style:name="P721" style:family="paragraph" style:parent-style-name="Heading_20_3">
      <style:text-properties officeooo:rsid="0251c04e" officeooo:paragraph-rsid="089539aa"/>
    </style:style>
    <style:style style:name="P722" style:family="paragraph" style:parent-style-name="Heading_20_3">
      <style:text-properties officeooo:rsid="0251c04e" officeooo:paragraph-rsid="0c5cade4"/>
    </style:style>
    <style:style style:name="P723" style:family="paragraph" style:parent-style-name="Heading_20_3">
      <style:text-properties officeooo:rsid="0251c04e" officeooo:paragraph-rsid="05049cfa"/>
    </style:style>
    <style:style style:name="P724" style:family="paragraph" style:parent-style-name="Heading_20_3">
      <style:text-properties officeooo:rsid="0251c04e" officeooo:paragraph-rsid="0251c04e"/>
    </style:style>
    <style:style style:name="P725" style:family="paragraph" style:parent-style-name="Heading_20_3">
      <style:text-properties officeooo:rsid="04306acc" officeooo:paragraph-rsid="04306acc"/>
    </style:style>
    <style:style style:name="P726" style:family="paragraph" style:parent-style-name="Heading_20_3">
      <style:text-properties officeooo:paragraph-rsid="0845f5a3"/>
    </style:style>
    <style:style style:name="P727" style:family="paragraph" style:parent-style-name="Heading_20_3">
      <style:text-properties officeooo:rsid="07060c18" officeooo:paragraph-rsid="07060c18"/>
    </style:style>
    <style:style style:name="P728" style:family="paragraph" style:parent-style-name="Heading_20_3">
      <style:text-properties officeooo:rsid="04a0107e" officeooo:paragraph-rsid="04c9d0e6"/>
    </style:style>
    <style:style style:name="P729" style:family="paragraph" style:parent-style-name="Heading_20_3">
      <style:text-properties officeooo:rsid="04a0107e" officeooo:paragraph-rsid="04a0107e"/>
    </style:style>
    <style:style style:name="P730" style:family="paragraph" style:parent-style-name="Heading_20_3">
      <style:text-properties officeooo:rsid="04a234b8" officeooo:paragraph-rsid="04a234b8"/>
    </style:style>
    <style:style style:name="P731" style:family="paragraph" style:parent-style-name="Heading_20_3">
      <style:text-properties officeooo:rsid="04a234b8" officeooo:paragraph-rsid="0c373b60"/>
    </style:style>
    <style:style style:name="P732" style:family="paragraph" style:parent-style-name="Heading_20_3">
      <style:text-properties officeooo:rsid="04a4a5b3" officeooo:paragraph-rsid="04a4a5b3"/>
    </style:style>
    <style:style style:name="P733" style:family="paragraph" style:parent-style-name="Heading_20_3">
      <style:text-properties officeooo:rsid="04a4a5b3" officeooo:paragraph-rsid="0c373b60"/>
    </style:style>
    <style:style style:name="P734" style:family="paragraph" style:parent-style-name="Heading_20_3">
      <style:text-properties officeooo:rsid="04a4a5b3" officeooo:paragraph-rsid="0c356a37"/>
    </style:style>
    <style:style style:name="P735" style:family="paragraph" style:parent-style-name="Heading_20_3">
      <style:text-properties officeooo:rsid="04a4e6c6" officeooo:paragraph-rsid="04a4e6c6"/>
    </style:style>
    <style:style style:name="P736" style:family="paragraph" style:parent-style-name="Heading_20_3">
      <style:text-properties officeooo:rsid="04a88932" officeooo:paragraph-rsid="0c356a37"/>
    </style:style>
    <style:style style:name="P737" style:family="paragraph" style:parent-style-name="Heading_20_3">
      <style:text-properties officeooo:rsid="04aa6536" officeooo:paragraph-rsid="04aa6536"/>
    </style:style>
    <style:style style:name="P738" style:family="paragraph" style:parent-style-name="Heading_20_3">
      <style:text-properties officeooo:rsid="04b01eb2" officeooo:paragraph-rsid="04b01eb2"/>
    </style:style>
    <style:style style:name="P739" style:family="paragraph" style:parent-style-name="Heading_20_3">
      <style:text-properties officeooo:paragraph-rsid="1007e8f1"/>
    </style:style>
    <style:style style:name="P740" style:family="paragraph" style:parent-style-name="Heading_20_3">
      <style:text-properties officeooo:rsid="088978d3" officeooo:paragraph-rsid="088978d3"/>
    </style:style>
    <style:style style:name="P741" style:family="paragraph" style:parent-style-name="Heading_20_3">
      <style:text-properties officeooo:paragraph-rsid="087a0a4f"/>
    </style:style>
    <style:style style:name="P742" style:family="paragraph" style:parent-style-name="Heading_20_3">
      <style:text-properties officeooo:paragraph-rsid="069e3f3c"/>
    </style:style>
    <style:style style:name="P743" style:family="paragraph" style:parent-style-name="Heading_20_3">
      <style:text-properties officeooo:paragraph-rsid="06903f5c"/>
    </style:style>
    <style:style style:name="P744" style:family="paragraph" style:parent-style-name="Heading_20_3">
      <style:text-properties officeooo:rsid="07d05194" officeooo:paragraph-rsid="084bf5e0"/>
    </style:style>
    <style:style style:name="P745" style:family="paragraph" style:parent-style-name="Heading_20_3">
      <style:text-properties officeooo:rsid="07d05194" officeooo:paragraph-rsid="08505a1a"/>
    </style:style>
    <style:style style:name="P746" style:family="paragraph" style:parent-style-name="Heading_20_3">
      <style:text-properties officeooo:paragraph-rsid="0858963c"/>
    </style:style>
    <style:style style:name="P747" style:family="paragraph" style:parent-style-name="Heading_20_3">
      <style:text-properties officeooo:paragraph-rsid="087290ff"/>
    </style:style>
    <style:style style:name="P748" style:family="paragraph" style:parent-style-name="Heading_20_3">
      <style:text-properties officeooo:rsid="0861cddb" officeooo:paragraph-rsid="0d9b3c16"/>
    </style:style>
    <style:style style:name="P749" style:family="paragraph" style:parent-style-name="Heading_20_3">
      <style:text-properties officeooo:rsid="0861cddb" officeooo:paragraph-rsid="0d9d607c"/>
    </style:style>
    <style:style style:name="P750" style:family="paragraph" style:parent-style-name="Heading_20_3">
      <style:text-properties officeooo:rsid="0861cddb" officeooo:paragraph-rsid="0dbc64e8"/>
    </style:style>
    <style:style style:name="P751" style:family="paragraph" style:parent-style-name="Heading_20_3">
      <style:text-properties officeooo:paragraph-rsid="087306ba"/>
    </style:style>
    <style:style style:name="P752" style:family="paragraph" style:parent-style-name="Heading_20_3">
      <style:text-properties officeooo:paragraph-rsid="0874e748"/>
    </style:style>
    <style:style style:name="P753" style:family="paragraph" style:parent-style-name="Heading_20_3">
      <style:text-properties officeooo:paragraph-rsid="087d3abf"/>
    </style:style>
    <style:style style:name="P754" style:family="paragraph" style:parent-style-name="Heading_20_3">
      <style:text-properties officeooo:paragraph-rsid="087f2f39"/>
    </style:style>
    <style:style style:name="P755" style:family="paragraph" style:parent-style-name="Heading_20_3">
      <style:text-properties officeooo:paragraph-rsid="08828c49"/>
    </style:style>
    <style:style style:name="P756" style:family="paragraph" style:parent-style-name="Heading_20_3">
      <style:text-properties officeooo:paragraph-rsid="089539aa"/>
    </style:style>
    <style:style style:name="P757" style:family="paragraph" style:parent-style-name="Heading_20_3">
      <style:text-properties officeooo:rsid="0cf554b6" officeooo:paragraph-rsid="0cf554b6"/>
    </style:style>
    <style:style style:name="P758" style:family="paragraph" style:parent-style-name="Heading_20_3">
      <style:text-properties officeooo:rsid="0c7e0be5" officeooo:paragraph-rsid="0c7e0be5"/>
    </style:style>
    <style:style style:name="P759" style:family="paragraph" style:parent-style-name="Heading_20_3">
      <style:text-properties officeooo:rsid="084794a4" officeooo:paragraph-rsid="0c613b27"/>
    </style:style>
    <style:style style:name="P760" style:family="paragraph" style:parent-style-name="Heading_20_3">
      <style:text-properties officeooo:rsid="084794a4" officeooo:paragraph-rsid="0c643a78"/>
    </style:style>
    <style:style style:name="P761" style:family="paragraph" style:parent-style-name="Heading_20_3">
      <style:text-properties officeooo:rsid="084794a4" officeooo:paragraph-rsid="0c704f8f"/>
    </style:style>
    <style:style style:name="P762" style:family="paragraph" style:parent-style-name="Heading_20_3">
      <style:text-properties officeooo:rsid="084794a4" officeooo:paragraph-rsid="0c7340a0"/>
    </style:style>
    <style:style style:name="P763" style:family="paragraph" style:parent-style-name="Heading_20_3">
      <style:text-properties officeooo:rsid="084794a4" officeooo:paragraph-rsid="0c7c09e1"/>
    </style:style>
    <style:style style:name="P764" style:family="paragraph" style:parent-style-name="Heading_20_3">
      <style:text-properties officeooo:rsid="084794a4" officeooo:paragraph-rsid="0c82c35b"/>
    </style:style>
    <style:style style:name="P765" style:family="paragraph" style:parent-style-name="Heading_20_3">
      <style:text-properties officeooo:rsid="084794a4" officeooo:paragraph-rsid="0c920456"/>
    </style:style>
    <style:style style:name="P766" style:family="paragraph" style:parent-style-name="Heading_20_3">
      <style:text-properties officeooo:rsid="084794a4" officeooo:paragraph-rsid="0cf98c2a"/>
    </style:style>
    <style:style style:name="P767" style:family="paragraph" style:parent-style-name="Heading_20_3">
      <style:text-properties officeooo:rsid="084794a4" officeooo:paragraph-rsid="0c8724a6"/>
    </style:style>
    <style:style style:name="P768" style:family="paragraph" style:parent-style-name="Heading_20_3">
      <style:text-properties officeooo:rsid="084794a4" officeooo:paragraph-rsid="0ca9246c"/>
    </style:style>
    <style:style style:name="P769" style:family="paragraph" style:parent-style-name="Heading_20_3">
      <style:text-properties officeooo:paragraph-rsid="0d5e6c01"/>
    </style:style>
    <style:style style:name="P770" style:family="paragraph" style:parent-style-name="Heading_20_3">
      <style:text-properties officeooo:paragraph-rsid="0d2b5581"/>
    </style:style>
    <style:style style:name="P771" style:family="paragraph" style:parent-style-name="Heading_20_3">
      <style:text-properties officeooo:paragraph-rsid="0cc5b67f"/>
    </style:style>
    <style:style style:name="P772" style:family="paragraph" style:parent-style-name="Heading_20_3">
      <style:text-properties officeooo:paragraph-rsid="0cee8336"/>
    </style:style>
    <style:style style:name="P773" style:family="paragraph" style:parent-style-name="Heading_20_3">
      <style:text-properties officeooo:paragraph-rsid="0cb22524"/>
    </style:style>
    <style:style style:name="P774" style:family="paragraph" style:parent-style-name="Heading_20_3">
      <style:text-properties officeooo:paragraph-rsid="0cf1cd55"/>
    </style:style>
    <style:style style:name="P775" style:family="paragraph" style:parent-style-name="Heading_20_3">
      <style:text-properties officeooo:paragraph-rsid="0cb8d406"/>
    </style:style>
    <style:style style:name="P776" style:family="paragraph" style:parent-style-name="Heading_20_3">
      <style:text-properties officeooo:paragraph-rsid="0d2b7d13"/>
    </style:style>
    <style:style style:name="P777" style:family="paragraph" style:parent-style-name="Heading_20_3">
      <style:text-properties officeooo:paragraph-rsid="0d40f4d9"/>
    </style:style>
    <style:style style:name="P778" style:family="paragraph" style:parent-style-name="Heading_20_3">
      <style:text-properties officeooo:paragraph-rsid="0d26178e"/>
    </style:style>
    <style:style style:name="P779" style:family="paragraph" style:parent-style-name="Heading_20_3">
      <style:text-properties officeooo:paragraph-rsid="0dc87814"/>
    </style:style>
    <style:style style:name="P780" style:family="paragraph" style:parent-style-name="Heading_20_3">
      <style:text-properties officeooo:paragraph-rsid="0dc0ffa8"/>
    </style:style>
    <style:style style:name="P781" style:family="paragraph" style:parent-style-name="Heading_20_3">
      <style:text-properties officeooo:paragraph-rsid="0d733e38"/>
    </style:style>
    <style:style style:name="P782" style:family="paragraph" style:parent-style-name="Heading_20_3">
      <style:text-properties officeooo:rsid="0e822ae8" officeooo:paragraph-rsid="0ec80259"/>
    </style:style>
    <style:style style:name="P783" style:family="paragraph" style:parent-style-name="Heading_20_3">
      <style:text-properties officeooo:rsid="0e79e90b" officeooo:paragraph-rsid="0e79e90b"/>
    </style:style>
    <style:style style:name="P784" style:family="paragraph" style:parent-style-name="Heading_20_3">
      <style:text-properties officeooo:rsid="0e79e90b" officeooo:paragraph-rsid="0ea7c2ca"/>
    </style:style>
    <style:style style:name="P785" style:family="paragraph" style:parent-style-name="Heading_20_3">
      <style:text-properties officeooo:paragraph-rsid="0e79e90b"/>
    </style:style>
    <style:style style:name="P786" style:family="paragraph" style:parent-style-name="Heading_20_3">
      <style:text-properties officeooo:paragraph-rsid="0e7a1ee1"/>
    </style:style>
    <style:style style:name="P787" style:family="paragraph" style:parent-style-name="Heading_20_4">
      <style:text-properties officeooo:rsid="06051fca" officeooo:paragraph-rsid="06051fca"/>
    </style:style>
    <style:style style:name="P788" style:family="paragraph" style:parent-style-name="Heading_20_4">
      <style:text-properties officeooo:rsid="06051fca" officeooo:paragraph-rsid="06086fbd"/>
    </style:style>
    <style:style style:name="P789" style:family="paragraph" style:parent-style-name="Heading_20_4">
      <style:text-properties officeooo:rsid="06051fca" officeooo:paragraph-rsid="0609f852"/>
    </style:style>
    <style:style style:name="P790" style:family="paragraph" style:parent-style-name="Heading_20_4">
      <style:text-properties officeooo:rsid="06051fca" officeooo:paragraph-rsid="060ad3d7"/>
    </style:style>
    <style:style style:name="P791" style:family="paragraph" style:parent-style-name="Heading_20_4">
      <style:text-properties officeooo:rsid="06051fca" officeooo:paragraph-rsid="060af3f5"/>
    </style:style>
    <style:style style:name="P792" style:family="paragraph" style:parent-style-name="Heading_20_4">
      <style:text-properties officeooo:rsid="06051fca" officeooo:paragraph-rsid="060c39b8"/>
    </style:style>
    <style:style style:name="P793" style:family="paragraph" style:parent-style-name="Heading_20_4">
      <style:text-properties officeooo:rsid="06051fca" officeooo:paragraph-rsid="06d1b10a"/>
    </style:style>
    <style:style style:name="P794" style:family="paragraph" style:parent-style-name="Heading_20_4">
      <style:text-properties officeooo:rsid="034fdf84" officeooo:paragraph-rsid="03d7655a"/>
    </style:style>
    <style:style style:name="P795" style:family="paragraph" style:parent-style-name="Heading_20_4">
      <style:text-properties officeooo:rsid="034fdf84" officeooo:paragraph-rsid="03dd9cce"/>
    </style:style>
    <style:style style:name="P796" style:family="paragraph" style:parent-style-name="Heading_20_4">
      <style:text-properties officeooo:rsid="060f284b" officeooo:paragraph-rsid="060f284b"/>
    </style:style>
    <style:style style:name="P797" style:family="paragraph" style:parent-style-name="Heading_20_4">
      <style:text-properties officeooo:rsid="060f284b" officeooo:paragraph-rsid="061d21be"/>
    </style:style>
    <style:style style:name="P798" style:family="paragraph" style:parent-style-name="Heading_20_4">
      <style:text-properties officeooo:paragraph-rsid="061d21be"/>
    </style:style>
    <style:style style:name="P799" style:family="paragraph" style:parent-style-name="Heading_20_4">
      <style:text-properties officeooo:rsid="060d7cba" officeooo:paragraph-rsid="060d7cba"/>
    </style:style>
    <style:style style:name="P800" style:family="paragraph" style:parent-style-name="Heading_20_4">
      <style:text-properties officeooo:rsid="060d7cba" officeooo:paragraph-rsid="09582543"/>
    </style:style>
    <style:style style:name="P801" style:family="paragraph" style:parent-style-name="Heading_20_4">
      <style:text-properties officeooo:rsid="060d7cba" officeooo:paragraph-rsid="0975b3ad"/>
    </style:style>
    <style:style style:name="P802" style:family="paragraph" style:parent-style-name="Heading_20_4">
      <style:text-properties officeooo:rsid="0f16228b" officeooo:paragraph-rsid="0f23426f"/>
    </style:style>
    <style:style style:name="P803" style:family="paragraph" style:parent-style-name="Heading_20_4">
      <style:text-properties officeooo:rsid="0f16228b" officeooo:paragraph-rsid="0f16228b"/>
    </style:style>
    <style:style style:name="P804" style:family="paragraph" style:parent-style-name="Heading_20_4">
      <style:text-properties officeooo:paragraph-rsid="09582543"/>
    </style:style>
    <style:style style:name="P805" style:family="paragraph" style:parent-style-name="Heading_20_4">
      <style:text-properties officeooo:rsid="0f05a903" officeooo:paragraph-rsid="0f05a903"/>
    </style:style>
    <style:style style:name="P806" style:family="paragraph" style:parent-style-name="Heading_20_4">
      <style:text-properties officeooo:paragraph-rsid="0975b3ad"/>
    </style:style>
    <style:style style:name="P807" style:family="paragraph" style:parent-style-name="Heading_20_4">
      <style:text-properties officeooo:paragraph-rsid="025e6b69"/>
    </style:style>
    <style:style style:name="P808" style:family="paragraph" style:parent-style-name="Heading_20_4">
      <style:text-properties officeooo:rsid="096892a8" officeooo:paragraph-rsid="096892a8"/>
    </style:style>
    <style:style style:name="P809" style:family="paragraph" style:parent-style-name="Heading_20_4">
      <style:text-properties officeooo:rsid="096892a8" officeooo:paragraph-rsid="096a22d5"/>
    </style:style>
    <style:style style:name="P810" style:family="paragraph" style:parent-style-name="Heading_20_4">
      <style:text-properties officeooo:rsid="096892a8" officeooo:paragraph-rsid="10351d4c"/>
    </style:style>
    <style:style style:name="P811" style:family="paragraph" style:parent-style-name="Heading_20_4">
      <style:text-properties officeooo:paragraph-rsid="0c5cade4"/>
    </style:style>
    <style:style style:name="P812" style:family="paragraph" style:parent-style-name="Heading_20_4">
      <style:text-properties officeooo:paragraph-rsid="096a22d5"/>
    </style:style>
    <style:style style:name="P813" style:family="paragraph" style:parent-style-name="Heading_20_4">
      <style:text-properties officeooo:paragraph-rsid="02d46ef4"/>
    </style:style>
    <style:style style:name="P814" style:family="paragraph" style:parent-style-name="Heading_20_4">
      <style:text-properties officeooo:paragraph-rsid="0c5d9a16"/>
    </style:style>
    <style:style style:name="P815" style:family="paragraph" style:parent-style-name="Heading_20_4">
      <style:text-properties officeooo:paragraph-rsid="04321c81"/>
    </style:style>
    <style:style style:name="P816" style:family="paragraph" style:parent-style-name="Heading_20_4">
      <style:text-properties officeooo:paragraph-rsid="0432b9bb"/>
    </style:style>
    <style:style style:name="P817" style:family="paragraph" style:parent-style-name="Heading_20_4">
      <style:text-properties officeooo:paragraph-rsid="043b125e"/>
    </style:style>
    <style:style style:name="P818" style:family="paragraph" style:parent-style-name="Heading_20_4">
      <style:text-properties officeooo:paragraph-rsid="108501fc"/>
    </style:style>
    <style:style style:name="P819" style:family="paragraph" style:parent-style-name="Heading_20_4">
      <style:text-properties officeooo:paragraph-rsid="043f83fe"/>
    </style:style>
    <style:style style:name="P820" style:family="paragraph" style:parent-style-name="Heading_20_4">
      <style:text-properties officeooo:paragraph-rsid="04406dcf"/>
    </style:style>
    <style:style style:name="P821" style:family="paragraph" style:parent-style-name="Heading_20_4">
      <style:text-properties officeooo:paragraph-rsid="04423082"/>
    </style:style>
    <style:style style:name="P822" style:family="paragraph" style:parent-style-name="Heading_20_4">
      <style:text-properties officeooo:paragraph-rsid="04429bdc"/>
    </style:style>
    <style:style style:name="P823" style:family="paragraph" style:parent-style-name="Heading_20_4">
      <style:text-properties officeooo:paragraph-rsid="0443e35b"/>
    </style:style>
    <style:style style:name="P824" style:family="paragraph" style:parent-style-name="Heading_20_4">
      <style:text-properties officeooo:paragraph-rsid="05049cfa"/>
    </style:style>
    <style:style style:name="P825" style:family="paragraph" style:parent-style-name="Heading_20_4">
      <style:text-properties officeooo:paragraph-rsid="01091fb4"/>
    </style:style>
    <style:style style:name="P826" style:family="paragraph" style:parent-style-name="Heading_20_4">
      <style:text-properties officeooo:rsid="0112e62a" officeooo:paragraph-rsid="0112e62a"/>
    </style:style>
    <style:style style:name="P827" style:family="paragraph" style:parent-style-name="Heading_20_4">
      <style:text-properties officeooo:rsid="0112e62a" officeooo:paragraph-rsid="08446432"/>
    </style:style>
    <style:style style:name="P828" style:family="paragraph" style:parent-style-name="Heading_20_4">
      <style:text-properties officeooo:rsid="0112e62a" officeooo:paragraph-rsid="0845f5a3"/>
    </style:style>
    <style:style style:name="P829" style:family="paragraph" style:parent-style-name="Heading_20_4">
      <style:text-properties officeooo:paragraph-rsid="0139fdf0"/>
    </style:style>
    <style:style style:name="P830" style:family="paragraph" style:parent-style-name="Heading_20_4">
      <style:text-properties officeooo:rsid="01c5a1f7" officeooo:paragraph-rsid="01dfee0d"/>
    </style:style>
    <style:style style:name="P831" style:family="paragraph" style:parent-style-name="Heading_20_4">
      <style:text-properties officeooo:rsid="084794a4" officeooo:paragraph-rsid="084794a4"/>
    </style:style>
    <style:style style:name="P832" style:family="paragraph" style:parent-style-name="Heading_20_4">
      <style:text-properties officeooo:paragraph-rsid="07e7abec"/>
    </style:style>
    <style:style style:name="P833" style:family="paragraph" style:parent-style-name="Heading_20_4">
      <style:text-properties officeooo:paragraph-rsid="07ec9397"/>
    </style:style>
    <style:style style:name="P834" style:family="paragraph" style:parent-style-name="Heading_20_5">
      <style:text-properties officeooo:paragraph-rsid="022f637c"/>
    </style:style>
    <style:style style:name="P835" style:family="paragraph" style:parent-style-name="Text_20_body" style:list-style-name="L1">
      <style:text-properties officeooo:paragraph-rsid="089fff8f"/>
    </style:style>
    <style:style style:name="P836" style:family="paragraph" style:parent-style-name="Text_20_body" style:list-style-name="L1">
      <style:text-properties officeooo:rsid="08a73dc6" officeooo:paragraph-rsid="08a73dc6"/>
    </style:style>
    <style:style style:name="P837" style:family="paragraph" style:parent-style-name="Text_20_body" style:list-style-name="L1">
      <style:text-properties officeooo:rsid="089fff8f" officeooo:paragraph-rsid="089fff8f"/>
    </style:style>
    <style:style style:name="P838" style:family="paragraph" style:parent-style-name="Text_20_body" style:list-style-name="L2">
      <style:text-properties officeooo:rsid="08ae6576" officeooo:paragraph-rsid="08b5bdc5"/>
    </style:style>
    <style:style style:name="P839" style:family="paragraph" style:parent-style-name="Text_20_body" style:list-style-name="L3">
      <style:text-properties officeooo:rsid="08ae6576" officeooo:paragraph-rsid="08ae6576"/>
    </style:style>
    <style:style style:name="P840" style:family="paragraph" style:parent-style-name="Text_20_body" style:list-style-name="L3">
      <style:text-properties officeooo:paragraph-rsid="08ab5a51"/>
    </style:style>
    <style:style style:name="P841" style:family="paragraph" style:parent-style-name="Text_20_body" style:list-style-name="L3">
      <style:text-properties officeooo:rsid="08bbbe4a" officeooo:paragraph-rsid="08bbbe4a"/>
    </style:style>
    <style:style style:name="P842" style:family="paragraph" style:parent-style-name="Text_20_body" style:list-style-name="L3">
      <style:text-properties officeooo:rsid="08c2cdb8" officeooo:paragraph-rsid="08c2cdb8"/>
    </style:style>
    <style:style style:name="P843" style:family="paragraph" style:parent-style-name="Text_20_body" style:list-style-name="L3">
      <style:text-properties officeooo:rsid="08c5140a" officeooo:paragraph-rsid="08c5140a"/>
    </style:style>
    <style:style style:name="P844" style:family="paragraph" style:parent-style-name="Text_20_body" style:list-style-name="L3">
      <style:text-properties officeooo:rsid="08c6f77f" officeooo:paragraph-rsid="08d35a7d"/>
    </style:style>
    <style:style style:name="P845" style:family="paragraph" style:parent-style-name="Text_20_body" style:list-style-name="L4">
      <style:text-properties officeooo:rsid="092e9839" officeooo:paragraph-rsid="092e9839"/>
    </style:style>
    <style:style style:name="P846" style:family="paragraph" style:parent-style-name="Text_20_body" style:list-style-name="L5">
      <style:text-properties officeooo:paragraph-rsid="093a1e20"/>
    </style:style>
    <style:style style:name="P847" style:family="paragraph" style:parent-style-name="Text_20_body" style:list-style-name="L5">
      <style:text-properties officeooo:rsid="093b0e08" officeooo:paragraph-rsid="093b0e08"/>
    </style:style>
    <style:style style:name="P848" style:family="paragraph" style:parent-style-name="Text_20_body" style:list-style-name="L6">
      <style:text-properties officeooo:rsid="0b5bb9eb" officeooo:paragraph-rsid="0b5bb9eb"/>
    </style:style>
    <style:style style:name="P849" style:family="paragraph" style:parent-style-name="Text_20_body" style:list-style-name="L7">
      <style:text-properties officeooo:paragraph-rsid="0ba4d5c3"/>
    </style:style>
    <style:style style:name="P850" style:family="paragraph" style:parent-style-name="Text_20_body" style:list-style-name="L8">
      <style:text-properties officeooo:rsid="039cc364" officeooo:paragraph-rsid="0473ccea"/>
    </style:style>
    <style:style style:name="P851" style:family="paragraph" style:parent-style-name="Text_20_body" style:list-style-name="L8">
      <style:text-properties officeooo:rsid="039cc364" officeooo:paragraph-rsid="039cc364"/>
    </style:style>
    <style:style style:name="P852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53" style:family="paragraph" style:parent-style-name="Text_20_body" style:list-style-name="L9">
      <style:text-properties officeooo:paragraph-rsid="00c89376"/>
    </style:style>
    <style:style style:name="P854" style:family="paragraph" style:parent-style-name="Text_20_body" style:list-style-name="L9">
      <style:text-properties officeooo:rsid="00c6b5db" officeooo:paragraph-rsid="00c89376"/>
    </style:style>
    <style:style style:name="P855" style:family="paragraph" style:parent-style-name="Text_20_body" style:list-style-name="L9">
      <style:text-properties officeooo:rsid="00ca897b" officeooo:paragraph-rsid="00ca897b"/>
    </style:style>
    <style:style style:name="P856" style:family="paragraph" style:parent-style-name="Text_20_body" style:list-style-name="L9">
      <style:text-properties officeooo:rsid="00cab932" officeooo:paragraph-rsid="00cab932"/>
    </style:style>
    <style:style style:name="P857" style:family="paragraph" style:parent-style-name="Text_20_body" style:list-style-name="L9">
      <style:text-properties officeooo:rsid="06ea49fa" officeooo:paragraph-rsid="06ea49fa"/>
    </style:style>
    <style:style style:name="P858" style:family="paragraph" style:parent-style-name="Text_20_body" style:list-style-name="L10">
      <style:text-properties officeooo:paragraph-rsid="0ad205ef"/>
    </style:style>
    <style:style style:name="P859" style:family="paragraph" style:parent-style-name="Text_20_body" style:list-style-name="L10">
      <style:text-properties officeooo:rsid="0ad205ef" officeooo:paragraph-rsid="0ad205ef"/>
    </style:style>
    <style:style style:name="P860" style:family="paragraph" style:parent-style-name="Text_20_body" style:list-style-name="L11">
      <style:text-properties officeooo:rsid="001998ef" officeooo:paragraph-rsid="01023fd0"/>
    </style:style>
    <style:style style:name="P861" style:family="paragraph" style:parent-style-name="Text_20_body" style:list-style-name="L12">
      <style:text-properties officeooo:rsid="001998ef" officeooo:paragraph-rsid="01023fd0"/>
    </style:style>
    <style:style style:name="P862" style:family="paragraph" style:parent-style-name="Text_20_body" style:list-style-name="L13">
      <style:text-properties officeooo:rsid="05b0dc3b" officeooo:paragraph-rsid="05b0dc3b"/>
    </style:style>
    <style:style style:name="P863" style:family="paragraph" style:parent-style-name="Text_20_body" style:list-style-name="L14">
      <style:text-properties officeooo:paragraph-rsid="05cc541c"/>
    </style:style>
    <style:style style:name="P864" style:family="paragraph" style:parent-style-name="Text_20_body" style:list-style-name="L14">
      <style:text-properties officeooo:rsid="05cc541c" officeooo:paragraph-rsid="05cc541c"/>
    </style:style>
    <style:style style:name="P865" style:family="paragraph" style:parent-style-name="Text_20_body" style:list-style-name="L15">
      <style:text-properties officeooo:rsid="0a5d69ef" officeooo:paragraph-rsid="104b5c7f"/>
    </style:style>
    <style:style style:name="P866" style:family="paragraph" style:parent-style-name="Text_20_body" style:list-style-name="L15">
      <style:text-properties officeooo:rsid="0a5d69ef" officeooo:paragraph-rsid="0a5d69ef"/>
    </style:style>
    <style:style style:name="P867" style:family="paragraph" style:parent-style-name="Text_20_body" style:list-style-name="L16">
      <style:text-properties officeooo:rsid="0a6abdfc" officeooo:paragraph-rsid="0a6abdfc"/>
    </style:style>
    <style:style style:name="P868" style:family="paragraph" style:parent-style-name="Text_20_body" style:list-style-name="L17">
      <style:text-properties officeooo:paragraph-rsid="04078734"/>
    </style:style>
    <style:style style:name="P869" style:family="paragraph" style:parent-style-name="Text_20_body" style:list-style-name="L17">
      <style:text-properties officeooo:rsid="026903af" officeooo:paragraph-rsid="026903af"/>
    </style:style>
    <style:style style:name="P870" style:family="paragraph" style:parent-style-name="Text_20_body" style:list-style-name="L17">
      <style:text-properties officeooo:rsid="026ade76" officeooo:paragraph-rsid="109d6ab6"/>
    </style:style>
    <style:style style:name="P871" style:family="paragraph" style:parent-style-name="Text_20_body" style:list-style-name="L18">
      <style:text-properties officeooo:paragraph-rsid="07c16ce6"/>
    </style:style>
    <style:style style:name="P872" style:family="paragraph" style:parent-style-name="Text_20_body" style:list-style-name="L18">
      <style:text-properties officeooo:rsid="07c16ce6" officeooo:paragraph-rsid="07c16ce6"/>
    </style:style>
    <style:style style:name="P873" style:family="paragraph" style:parent-style-name="Text_20_body" style:list-style-name="L19">
      <style:text-properties officeooo:paragraph-rsid="07ce040e"/>
    </style:style>
    <style:style style:name="P874" style:family="paragraph" style:parent-style-name="Text_20_body" style:list-style-name="L19">
      <style:text-properties officeooo:paragraph-rsid="07e7abec"/>
    </style:style>
    <style:style style:name="P875" style:family="paragraph" style:parent-style-name="Text_20_body" style:list-style-name="L19">
      <style:text-properties officeooo:rsid="07ce040e" officeooo:paragraph-rsid="07ce040e"/>
    </style:style>
    <style:style style:name="P876" style:family="paragraph" style:parent-style-name="Text_20_body" style:list-style-name="L19">
      <style:text-properties officeooo:rsid="07ce0f00" officeooo:paragraph-rsid="07ce0f00"/>
    </style:style>
    <style:style style:name="P877" style:family="paragraph" style:parent-style-name="Text_20_body" style:list-style-name="L19">
      <style:text-properties officeooo:rsid="07ce0f00" officeooo:paragraph-rsid="07e7abec"/>
    </style:style>
    <style:style style:name="P878" style:family="paragraph" style:parent-style-name="Text_20_body" style:list-style-name="L19">
      <style:text-properties officeooo:rsid="07d05194" officeooo:paragraph-rsid="07d05194"/>
    </style:style>
    <style:style style:name="P879" style:family="paragraph" style:parent-style-name="Text_20_body" style:list-style-name="L19">
      <style:text-properties officeooo:rsid="07d05194" officeooo:paragraph-rsid="07e7abec"/>
    </style:style>
    <style:style style:name="P880" style:family="paragraph" style:parent-style-name="Text_20_body" style:list-style-name="L19">
      <style:text-properties officeooo:rsid="07d05194" officeooo:paragraph-rsid="07ec9397"/>
    </style:style>
    <style:style style:name="P881" style:family="paragraph" style:parent-style-name="Text_20_body" style:list-style-name="L20">
      <style:text-properties officeooo:rsid="07d05194" officeooo:paragraph-rsid="07d42575"/>
    </style:style>
    <style:style style:name="P882" style:family="paragraph" style:parent-style-name="Text_20_body" style:list-style-name="L20">
      <style:text-properties officeooo:rsid="07d1e99f" officeooo:paragraph-rsid="07d1e99f"/>
    </style:style>
    <style:style style:name="P883" style:family="paragraph" style:parent-style-name="Text_20_body" style:list-style-name="L19">
      <style:text-properties officeooo:rsid="07d1e99f" officeooo:paragraph-rsid="07ec9397"/>
    </style:style>
    <style:style style:name="P884" style:family="paragraph" style:parent-style-name="Text_20_body" style:list-style-name="L20">
      <style:text-properties officeooo:rsid="07d2dfac" officeooo:paragraph-rsid="07d2dfac"/>
    </style:style>
    <style:style style:name="P885" style:family="paragraph" style:parent-style-name="Text_20_body" style:list-style-name="L19">
      <style:text-properties officeooo:rsid="07d2dfac" officeooo:paragraph-rsid="07ec9397"/>
    </style:style>
    <style:style style:name="P88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87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8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89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76101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05a1a"/>
    </style:style>
    <style:style style:name="T941" style:family="text">
      <style:text-properties officeooo:rsid="08542f14"/>
    </style:style>
    <style:style style:name="T942" style:family="text">
      <style:text-properties officeooo:rsid="08552323"/>
    </style:style>
    <style:style style:name="T943" style:family="text">
      <style:text-properties officeooo:rsid="0858963c"/>
    </style:style>
    <style:style style:name="T944" style:family="text">
      <style:text-properties officeooo:rsid="0858d414"/>
    </style:style>
    <style:style style:name="T945" style:family="text">
      <style:text-properties officeooo:rsid="085a3191"/>
    </style:style>
    <style:style style:name="T946" style:family="text">
      <style:text-properties officeooo:rsid="085ac14a"/>
    </style:style>
    <style:style style:name="T947" style:family="text">
      <style:text-properties officeooo:rsid="085ca051"/>
    </style:style>
    <style:style style:name="T948" style:family="text">
      <style:text-properties officeooo:rsid="085e8842"/>
    </style:style>
    <style:style style:name="T949" style:family="text">
      <style:text-properties officeooo:rsid="086392ec"/>
    </style:style>
    <style:style style:name="T950" style:family="text">
      <style:text-properties officeooo:rsid="0865900f"/>
    </style:style>
    <style:style style:name="T951" style:family="text">
      <style:text-properties officeooo:rsid="086634fb"/>
    </style:style>
    <style:style style:name="T952" style:family="text">
      <style:text-properties officeooo:rsid="0869d2bd"/>
    </style:style>
    <style:style style:name="T953" style:family="text">
      <style:text-properties officeooo:rsid="086a5e9c"/>
    </style:style>
    <style:style style:name="T954" style:family="text">
      <style:text-properties officeooo:rsid="086d03d7"/>
    </style:style>
    <style:style style:name="T955" style:family="text">
      <style:text-properties officeooo:rsid="086e178e"/>
    </style:style>
    <style:style style:name="T956" style:family="text">
      <style:text-properties officeooo:rsid="086ff0fa"/>
    </style:style>
    <style:style style:name="T957" style:family="text">
      <style:text-properties officeooo:rsid="087290ff"/>
    </style:style>
    <style:style style:name="T958" style:family="text">
      <style:text-properties officeooo:rsid="087306ba"/>
    </style:style>
    <style:style style:name="T959" style:family="text">
      <style:text-properties officeooo:rsid="0874e748"/>
    </style:style>
    <style:style style:name="T960" style:family="text">
      <style:text-properties officeooo:rsid="087593c4"/>
    </style:style>
    <style:style style:name="T961" style:family="text">
      <style:text-properties officeooo:rsid="087921da"/>
    </style:style>
    <style:style style:name="T962" style:family="text">
      <style:text-properties officeooo:rsid="087a0a4f"/>
    </style:style>
    <style:style style:name="T963" style:family="text">
      <style:text-properties officeooo:rsid="087a12f4"/>
    </style:style>
    <style:style style:name="T964" style:family="text">
      <style:text-properties officeooo:rsid="087b1727"/>
    </style:style>
    <style:style style:name="T965" style:family="text">
      <style:text-properties officeooo:rsid="087d18ca"/>
    </style:style>
    <style:style style:name="T966" style:family="text">
      <style:text-properties officeooo:rsid="087d3abf"/>
    </style:style>
    <style:style style:name="T967" style:family="text">
      <style:text-properties officeooo:rsid="087f2f39"/>
    </style:style>
    <style:style style:name="T968" style:family="text">
      <style:text-properties officeooo:rsid="087f6eae"/>
    </style:style>
    <style:style style:name="T969" style:family="text">
      <style:text-properties officeooo:rsid="088113a0"/>
    </style:style>
    <style:style style:name="T970" style:family="text">
      <style:text-properties officeooo:rsid="08825cee"/>
    </style:style>
    <style:style style:name="T971" style:family="text">
      <style:text-properties officeooo:rsid="08828c49"/>
    </style:style>
    <style:style style:name="T972" style:family="text">
      <style:text-properties officeooo:rsid="088516da"/>
    </style:style>
    <style:style style:name="T973" style:family="text">
      <style:text-properties officeooo:rsid="08874e19"/>
    </style:style>
    <style:style style:name="T974" style:family="text">
      <style:text-properties officeooo:rsid="088978d3"/>
    </style:style>
    <style:style style:name="T975" style:family="text">
      <style:text-properties officeooo:rsid="088b5b26"/>
    </style:style>
    <style:style style:name="T976" style:family="text">
      <style:text-properties officeooo:rsid="088c64a6"/>
    </style:style>
    <style:style style:name="T977" style:family="text">
      <style:text-properties officeooo:rsid="088d258e"/>
    </style:style>
    <style:style style:name="T978" style:family="text">
      <style:text-properties officeooo:rsid="088e08f4"/>
    </style:style>
    <style:style style:name="T979" style:family="text">
      <style:text-properties officeooo:rsid="0890b8c4"/>
    </style:style>
    <style:style style:name="T980" style:family="text">
      <style:text-properties officeooo:rsid="08925cc5"/>
    </style:style>
    <style:style style:name="T981" style:family="text">
      <style:text-properties officeooo:rsid="08928c6c"/>
    </style:style>
    <style:style style:name="T982" style:family="text">
      <style:text-properties officeooo:rsid="089539aa"/>
    </style:style>
    <style:style style:name="T983" style:family="text">
      <style:text-properties officeooo:rsid="089687aa"/>
    </style:style>
    <style:style style:name="T984" style:family="text">
      <style:text-properties officeooo:rsid="0896acde"/>
    </style:style>
    <style:style style:name="T985" style:family="text">
      <style:text-properties officeooo:rsid="0899d6d5"/>
    </style:style>
    <style:style style:name="T986" style:family="text">
      <style:text-properties officeooo:rsid="089a7954"/>
    </style:style>
    <style:style style:name="T987" style:family="text">
      <style:text-properties officeooo:rsid="089dd5ba"/>
    </style:style>
    <style:style style:name="T988" style:family="text">
      <style:text-properties officeooo:rsid="089fff8f"/>
    </style:style>
    <style:style style:name="T989" style:family="text">
      <style:text-properties officeooo:rsid="08a172bf"/>
    </style:style>
    <style:style style:name="T990" style:family="text">
      <style:text-properties officeooo:rsid="08a2a082"/>
    </style:style>
    <style:style style:name="T991" style:family="text">
      <style:text-properties officeooo:rsid="08a46e41"/>
    </style:style>
    <style:style style:name="T992" style:family="text">
      <style:text-properties officeooo:rsid="08a66b1d"/>
    </style:style>
    <style:style style:name="T993" style:family="text">
      <style:text-properties officeooo:rsid="08aa0307"/>
    </style:style>
    <style:style style:name="T994" style:family="text">
      <style:text-properties officeooo:rsid="08ab5a51"/>
    </style:style>
    <style:style style:name="T995" style:family="text">
      <style:text-properties officeooo:rsid="08acf39a"/>
    </style:style>
    <style:style style:name="T996" style:family="text">
      <style:text-properties officeooo:rsid="08ae6576"/>
    </style:style>
    <style:style style:name="T997" style:family="text">
      <style:text-properties officeooo:rsid="08af039e"/>
    </style:style>
    <style:style style:name="T998" style:family="text">
      <style:text-properties officeooo:rsid="08b001a2"/>
    </style:style>
    <style:style style:name="T999" style:family="text">
      <style:text-properties officeooo:rsid="08b136a8"/>
    </style:style>
    <style:style style:name="T1000" style:family="text">
      <style:text-properties officeooo:rsid="08b36d74"/>
    </style:style>
    <style:style style:name="T1001" style:family="text">
      <style:text-properties officeooo:rsid="08b3d34f"/>
    </style:style>
    <style:style style:name="T1002" style:family="text">
      <style:text-properties officeooo:rsid="08b59f09"/>
    </style:style>
    <style:style style:name="T1003" style:family="text">
      <style:text-properties officeooo:rsid="08b5bdc5"/>
    </style:style>
    <style:style style:name="T1004" style:family="text">
      <style:text-properties officeooo:rsid="08b82b3d"/>
    </style:style>
    <style:style style:name="T1005" style:family="text">
      <style:text-properties officeooo:rsid="08b8d286"/>
    </style:style>
    <style:style style:name="T1006" style:family="text">
      <style:text-properties officeooo:rsid="08b93abe"/>
    </style:style>
    <style:style style:name="T1007" style:family="text">
      <style:text-properties officeooo:rsid="08bd1e55"/>
    </style:style>
    <style:style style:name="T1008" style:family="text">
      <style:text-properties officeooo:rsid="08bf140f"/>
    </style:style>
    <style:style style:name="T1009" style:family="text">
      <style:text-properties officeooo:rsid="08bf3a67"/>
    </style:style>
    <style:style style:name="T1010" style:family="text">
      <style:text-properties officeooo:rsid="08bfcd67"/>
    </style:style>
    <style:style style:name="T1011" style:family="text">
      <style:text-properties officeooo:rsid="08c12692"/>
    </style:style>
    <style:style style:name="T1012" style:family="text">
      <style:text-properties officeooo:rsid="08cbda9e"/>
    </style:style>
    <style:style style:name="T1013" style:family="text">
      <style:text-properties officeooo:rsid="08ce8d1a"/>
    </style:style>
    <style:style style:name="T1014" style:family="text">
      <style:text-properties officeooo:rsid="08cf8749"/>
    </style:style>
    <style:style style:name="T1015" style:family="text">
      <style:text-properties officeooo:rsid="08d35a7d"/>
    </style:style>
    <style:style style:name="T1016" style:family="text">
      <style:text-properties officeooo:rsid="08deb17f"/>
    </style:style>
    <style:style style:name="T1017" style:family="text">
      <style:text-properties officeooo:rsid="08dfc2f1"/>
    </style:style>
    <style:style style:name="T1018" style:family="text">
      <style:text-properties officeooo:rsid="08e17f29"/>
    </style:style>
    <style:style style:name="T1019" style:family="text">
      <style:text-properties officeooo:rsid="08e6ddf6"/>
    </style:style>
    <style:style style:name="T1020" style:family="text">
      <style:text-properties officeooo:rsid="08e7720d"/>
    </style:style>
    <style:style style:name="T1021" style:family="text">
      <style:text-properties officeooo:rsid="08e99531"/>
    </style:style>
    <style:style style:name="T1022" style:family="text">
      <style:text-properties officeooo:rsid="08ec32c1"/>
    </style:style>
    <style:style style:name="T1023" style:family="text">
      <style:text-properties officeooo:rsid="08f82700"/>
    </style:style>
    <style:style style:name="T1024" style:family="text">
      <style:text-properties officeooo:rsid="08f89a21"/>
    </style:style>
    <style:style style:name="T1025" style:family="text">
      <style:text-properties officeooo:rsid="08f8a93a"/>
    </style:style>
    <style:style style:name="T1026" style:family="text">
      <style:text-properties officeooo:rsid="08fc6d86"/>
    </style:style>
    <style:style style:name="T1027" style:family="text">
      <style:text-properties officeooo:rsid="08fdd2d0"/>
    </style:style>
    <style:style style:name="T1028" style:family="text">
      <style:text-properties officeooo:rsid="08ffea82"/>
    </style:style>
    <style:style style:name="T1029" style:family="text">
      <style:text-properties officeooo:rsid="0907685b"/>
    </style:style>
    <style:style style:name="T1030" style:family="text">
      <style:text-properties officeooo:rsid="09092fae"/>
    </style:style>
    <style:style style:name="T1031" style:family="text">
      <style:text-properties officeooo:rsid="090a81f0"/>
    </style:style>
    <style:style style:name="T1032" style:family="text">
      <style:text-properties officeooo:rsid="090d20ae"/>
    </style:style>
    <style:style style:name="T1033" style:family="text">
      <style:text-properties officeooo:rsid="091162cc"/>
    </style:style>
    <style:style style:name="T1034" style:family="text">
      <style:text-properties officeooo:rsid="09124caa"/>
    </style:style>
    <style:style style:name="T1035" style:family="text">
      <style:text-properties officeooo:rsid="09139e05"/>
    </style:style>
    <style:style style:name="T1036" style:family="text">
      <style:text-properties officeooo:rsid="09151866"/>
    </style:style>
    <style:style style:name="T1037" style:family="text">
      <style:text-properties officeooo:rsid="0916e88d"/>
    </style:style>
    <style:style style:name="T1038" style:family="text">
      <style:text-properties officeooo:rsid="0917906c"/>
    </style:style>
    <style:style style:name="T1039" style:family="text">
      <style:text-properties officeooo:rsid="091af1fc"/>
    </style:style>
    <style:style style:name="T1040" style:family="text">
      <style:text-properties officeooo:rsid="091c1e47"/>
    </style:style>
    <style:style style:name="T1041" style:family="text">
      <style:text-properties officeooo:rsid="091d25f8"/>
    </style:style>
    <style:style style:name="T1042" style:family="text">
      <style:text-properties officeooo:rsid="091dfcce"/>
    </style:style>
    <style:style style:name="T1043" style:family="text">
      <style:text-properties officeooo:rsid="091f6557"/>
    </style:style>
    <style:style style:name="T1044" style:family="text">
      <style:text-properties officeooo:rsid="092370f8"/>
    </style:style>
    <style:style style:name="T1045" style:family="text">
      <style:text-properties officeooo:rsid="0924b8ed"/>
    </style:style>
    <style:style style:name="T1046" style:family="text">
      <style:text-properties officeooo:rsid="09260fd6"/>
    </style:style>
    <style:style style:name="T1047" style:family="text">
      <style:text-properties officeooo:rsid="0926c302"/>
    </style:style>
    <style:style style:name="T1048" style:family="text">
      <style:text-properties officeooo:rsid="0928c144"/>
    </style:style>
    <style:style style:name="T1049" style:family="text">
      <style:text-properties officeooo:rsid="092da239"/>
    </style:style>
    <style:style style:name="T1050" style:family="text">
      <style:text-properties officeooo:rsid="092e9839"/>
    </style:style>
    <style:style style:name="T1051" style:family="text">
      <style:text-properties officeooo:rsid="092f7ffa"/>
    </style:style>
    <style:style style:name="T1052" style:family="text">
      <style:text-properties officeooo:rsid="09313398"/>
    </style:style>
    <style:style style:name="T1053" style:family="text">
      <style:text-properties officeooo:rsid="0932cd0b"/>
    </style:style>
    <style:style style:name="T1054" style:family="text">
      <style:text-properties officeooo:rsid="093405eb"/>
    </style:style>
    <style:style style:name="T1055" style:family="text">
      <style:text-properties officeooo:rsid="093605c9"/>
    </style:style>
    <style:style style:name="T1056" style:family="text">
      <style:text-properties officeooo:rsid="09397865"/>
    </style:style>
    <style:style style:name="T1057" style:family="text">
      <style:text-properties officeooo:rsid="093a1e20"/>
    </style:style>
    <style:style style:name="T1058" style:family="text">
      <style:text-properties officeooo:rsid="093b5601"/>
    </style:style>
    <style:style style:name="T1059" style:family="text">
      <style:text-properties officeooo:rsid="09413357"/>
    </style:style>
    <style:style style:name="T1060" style:family="text">
      <style:text-properties officeooo:rsid="09421b2d"/>
    </style:style>
    <style:style style:name="T1061" style:family="text">
      <style:text-properties officeooo:rsid="094366ac"/>
    </style:style>
    <style:style style:name="T1062" style:family="text">
      <style:text-properties officeooo:rsid="0944aa60"/>
    </style:style>
    <style:style style:name="T1063" style:family="text">
      <style:text-properties officeooo:rsid="0946c1e2"/>
    </style:style>
    <style:style style:name="T1064" style:family="text">
      <style:text-properties officeooo:rsid="09480e95"/>
    </style:style>
    <style:style style:name="T1065" style:family="text">
      <style:text-properties officeooo:rsid="094c25fe"/>
    </style:style>
    <style:style style:name="T1066" style:family="text">
      <style:text-properties officeooo:rsid="094d60b9"/>
    </style:style>
    <style:style style:name="T1067" style:family="text">
      <style:text-properties officeooo:rsid="094e524e"/>
    </style:style>
    <style:style style:name="T1068" style:family="text">
      <style:text-properties officeooo:rsid="094ff7f2"/>
    </style:style>
    <style:style style:name="T1069" style:family="text">
      <style:text-properties officeooo:rsid="0951813b"/>
    </style:style>
    <style:style style:name="T1070" style:family="text">
      <style:text-properties officeooo:rsid="095251d5"/>
    </style:style>
    <style:style style:name="T1071" style:family="text">
      <style:text-properties officeooo:rsid="0953fc00"/>
    </style:style>
    <style:style style:name="T1072" style:family="text">
      <style:text-properties officeooo:rsid="09543191"/>
    </style:style>
    <style:style style:name="T1073" style:family="text">
      <style:text-properties officeooo:rsid="095713c9"/>
    </style:style>
    <style:style style:name="T1074" style:family="text">
      <style:text-properties officeooo:rsid="09582543"/>
    </style:style>
    <style:style style:name="T1075" style:family="text">
      <style:text-properties officeooo:rsid="09582648"/>
    </style:style>
    <style:style style:name="T1076" style:family="text">
      <style:text-properties officeooo:rsid="0958c81d"/>
    </style:style>
    <style:style style:name="T1077" style:family="text">
      <style:text-properties officeooo:rsid="095a2a0f"/>
    </style:style>
    <style:style style:name="T1078" style:family="text">
      <style:text-properties officeooo:rsid="095be431"/>
    </style:style>
    <style:style style:name="T1079" style:family="text">
      <style:text-properties officeooo:rsid="095c637a"/>
    </style:style>
    <style:style style:name="T1080" style:family="text">
      <style:text-properties officeooo:rsid="095d516c"/>
    </style:style>
    <style:style style:name="T1081" style:family="text">
      <style:text-properties officeooo:rsid="095ea716"/>
    </style:style>
    <style:style style:name="T1082" style:family="text">
      <style:text-properties officeooo:rsid="09614e6f"/>
    </style:style>
    <style:style style:name="T1083" style:family="text">
      <style:text-properties officeooo:rsid="0961d72c"/>
    </style:style>
    <style:style style:name="T1084" style:family="text">
      <style:text-properties officeooo:rsid="096336d0"/>
    </style:style>
    <style:style style:name="T1085" style:family="text">
      <style:text-properties officeooo:rsid="0964f856"/>
    </style:style>
    <style:style style:name="T1086" style:family="text">
      <style:text-properties officeooo:rsid="096699c3"/>
    </style:style>
    <style:style style:name="T1087" style:family="text">
      <style:text-properties officeooo:rsid="09676dd0"/>
    </style:style>
    <style:style style:name="T1088" style:family="text">
      <style:text-properties officeooo:rsid="09678be4"/>
    </style:style>
    <style:style style:name="T1089" style:family="text">
      <style:text-properties officeooo:rsid="096892a8"/>
    </style:style>
    <style:style style:name="T1090" style:family="text">
      <style:text-properties officeooo:rsid="0969828e"/>
    </style:style>
    <style:style style:name="T1091" style:family="text">
      <style:text-properties officeooo:rsid="096a22d5"/>
    </style:style>
    <style:style style:name="T1092" style:family="text">
      <style:text-properties officeooo:rsid="096bc028"/>
    </style:style>
    <style:style style:name="T1093" style:family="text">
      <style:text-properties officeooo:rsid="096cf465"/>
    </style:style>
    <style:style style:name="T1094" style:family="text">
      <style:text-properties officeooo:rsid="096ff565"/>
    </style:style>
    <style:style style:name="T1095" style:family="text">
      <style:text-properties officeooo:rsid="0970fb78"/>
    </style:style>
    <style:style style:name="T1096" style:family="text">
      <style:text-properties officeooo:rsid="0973d278"/>
    </style:style>
    <style:style style:name="T1097" style:family="text">
      <style:text-properties officeooo:rsid="0974691b"/>
    </style:style>
    <style:style style:name="T1098" style:family="text">
      <style:text-properties officeooo:rsid="0601ba37"/>
    </style:style>
    <style:style style:name="T1099" style:family="text">
      <style:text-properties officeooo:rsid="0975b3ad"/>
    </style:style>
    <style:style style:name="T1100" style:family="text">
      <style:text-properties officeooo:rsid="0976943b"/>
    </style:style>
    <style:style style:name="T1101" style:family="text">
      <style:text-properties officeooo:rsid="09785fc2"/>
    </style:style>
    <style:style style:name="T1102" style:family="text">
      <style:text-properties officeooo:rsid="097a17ce"/>
    </style:style>
    <style:style style:name="T1103" style:family="text">
      <style:text-properties officeooo:rsid="097b0759"/>
    </style:style>
    <style:style style:name="T1104" style:family="text">
      <style:text-properties officeooo:rsid="097cd71a"/>
    </style:style>
    <style:style style:name="T1105" style:family="text">
      <style:text-properties officeooo:rsid="097eaf65"/>
    </style:style>
    <style:style style:name="T1106" style:family="text">
      <style:text-properties officeooo:rsid="09808c0e"/>
    </style:style>
    <style:style style:name="T1107" style:family="text">
      <style:text-properties officeooo:rsid="098139f5"/>
    </style:style>
    <style:style style:name="T1108" style:family="text">
      <style:text-properties officeooo:rsid="09815b7e"/>
    </style:style>
    <style:style style:name="T1109" style:family="text">
      <style:text-properties officeooo:rsid="0983446e"/>
    </style:style>
    <style:style style:name="T1110" style:family="text">
      <style:text-properties officeooo:rsid="09842e84"/>
    </style:style>
    <style:style style:name="T1111" style:family="text">
      <style:text-properties officeooo:rsid="09866926"/>
    </style:style>
    <style:style style:name="T1112" style:family="text">
      <style:text-properties officeooo:rsid="09868822"/>
    </style:style>
    <style:style style:name="T1113" style:family="text">
      <style:text-properties officeooo:rsid="0986b4e6"/>
    </style:style>
    <style:style style:name="T1114" style:family="text">
      <style:text-properties officeooo:rsid="0989914e"/>
    </style:style>
    <style:style style:name="T1115" style:family="text">
      <style:text-properties officeooo:rsid="098aa1cc"/>
    </style:style>
    <style:style style:name="T1116" style:family="text">
      <style:text-properties officeooo:rsid="098b4e46"/>
    </style:style>
    <style:style style:name="T1117" style:family="text">
      <style:text-properties officeooo:rsid="098b6823"/>
    </style:style>
    <style:style style:name="T1118" style:family="text">
      <style:text-properties officeooo:rsid="098f80c5"/>
    </style:style>
    <style:style style:name="T1119" style:family="text">
      <style:text-properties officeooo:rsid="0991581f"/>
    </style:style>
    <style:style style:name="T1120" style:family="text">
      <style:text-properties officeooo:rsid="0991eb9b"/>
    </style:style>
    <style:style style:name="T1121" style:family="text">
      <style:text-properties officeooo:rsid="0993c5f7"/>
    </style:style>
    <style:style style:name="T1122" style:family="text">
      <style:text-properties officeooo:rsid="0994b598"/>
    </style:style>
    <style:style style:name="T1123" style:family="text">
      <style:text-properties officeooo:rsid="09957784"/>
    </style:style>
    <style:style style:name="T1124" style:family="text">
      <style:text-properties officeooo:rsid="09972dd3"/>
    </style:style>
    <style:style style:name="T1125" style:family="text">
      <style:text-properties officeooo:rsid="0997c0c9"/>
    </style:style>
    <style:style style:name="T1126" style:family="text">
      <style:text-properties officeooo:rsid="09985e30"/>
    </style:style>
    <style:style style:name="T1127" style:family="text">
      <style:text-properties officeooo:rsid="099a752b"/>
    </style:style>
    <style:style style:name="T1128" style:family="text">
      <style:text-properties officeooo:rsid="099c4819"/>
    </style:style>
    <style:style style:name="T1129" style:family="text">
      <style:text-properties officeooo:rsid="099e71bc"/>
    </style:style>
    <style:style style:name="T1130" style:family="text">
      <style:text-properties officeooo:rsid="09a33716"/>
    </style:style>
    <style:style style:name="T1131" style:family="text">
      <style:text-properties officeooo:rsid="09a4c3c1"/>
    </style:style>
    <style:style style:name="T1132" style:family="text">
      <style:text-properties officeooo:rsid="09a69252"/>
    </style:style>
    <style:style style:name="T1133" style:family="text">
      <style:text-properties officeooo:rsid="09a88a41"/>
    </style:style>
    <style:style style:name="T1134" style:family="text">
      <style:text-properties officeooo:rsid="09a97713"/>
    </style:style>
    <style:style style:name="T1135" style:family="text">
      <style:text-properties officeooo:rsid="09aa0988"/>
    </style:style>
    <style:style style:name="T1136" style:family="text">
      <style:text-properties officeooo:rsid="09ab1766"/>
    </style:style>
    <style:style style:name="T1137" style:family="text">
      <style:text-properties officeooo:rsid="09af3c4c"/>
    </style:style>
    <style:style style:name="T1138" style:family="text">
      <style:text-properties officeooo:rsid="09afcc9e"/>
    </style:style>
    <style:style style:name="T1139" style:family="text">
      <style:text-properties officeooo:rsid="09b125a4"/>
    </style:style>
    <style:style style:name="T1140" style:family="text">
      <style:text-properties officeooo:rsid="09b31cb4"/>
    </style:style>
    <style:style style:name="T1141" style:family="text">
      <style:text-properties officeooo:rsid="09b36abe"/>
    </style:style>
    <style:style style:name="T1142" style:family="text">
      <style:text-properties officeooo:rsid="09b3a5fb"/>
    </style:style>
    <style:style style:name="T1143" style:family="text">
      <style:text-properties officeooo:rsid="09b3af73"/>
    </style:style>
    <style:style style:name="T1144" style:family="text">
      <style:text-properties officeooo:rsid="09b5b518"/>
    </style:style>
    <style:style style:name="T1145" style:family="text">
      <style:text-properties officeooo:rsid="09b82faa"/>
    </style:style>
    <style:style style:name="T1146" style:family="text">
      <style:text-properties officeooo:rsid="09b8eba8"/>
    </style:style>
    <style:style style:name="T1147" style:family="text">
      <style:text-properties officeooo:rsid="09b9d6ae"/>
    </style:style>
    <style:style style:name="T1148" style:family="text">
      <style:text-properties officeooo:rsid="09bf8baf"/>
    </style:style>
    <style:style style:name="T1149" style:family="text">
      <style:text-properties officeooo:rsid="09c1e41c"/>
    </style:style>
    <style:style style:name="T1150" style:family="text">
      <style:text-properties officeooo:rsid="09c3029b"/>
    </style:style>
    <style:style style:name="T1151" style:family="text">
      <style:text-properties officeooo:rsid="09c56054"/>
    </style:style>
    <style:style style:name="T1152" style:family="text">
      <style:text-properties officeooo:rsid="09c848a1"/>
    </style:style>
    <style:style style:name="T1153" style:family="text">
      <style:text-properties officeooo:rsid="09ca775b"/>
    </style:style>
    <style:style style:name="T1154" style:family="text">
      <style:text-properties officeooo:rsid="09cad273"/>
    </style:style>
    <style:style style:name="T1155" style:family="text">
      <style:text-properties officeooo:rsid="09ce5a09"/>
    </style:style>
    <style:style style:name="T1156" style:family="text">
      <style:text-properties officeooo:rsid="09dbc59f"/>
    </style:style>
    <style:style style:name="T1157" style:family="text">
      <style:text-properties officeooo:rsid="09df1666"/>
    </style:style>
    <style:style style:name="T1158" style:family="text">
      <style:text-properties officeooo:rsid="09e0ece4"/>
    </style:style>
    <style:style style:name="T1159" style:family="text">
      <style:text-properties officeooo:rsid="09e7f3e6"/>
    </style:style>
    <style:style style:name="T1160" style:family="text">
      <style:text-properties officeooo:rsid="09e99054"/>
    </style:style>
    <style:style style:name="T1161" style:family="text">
      <style:text-properties officeooo:rsid="09ec2841"/>
    </style:style>
    <style:style style:name="T1162" style:family="text">
      <style:text-properties officeooo:rsid="09ee34d9"/>
    </style:style>
    <style:style style:name="T1163" style:family="text">
      <style:text-properties officeooo:rsid="09f1055c"/>
    </style:style>
    <style:style style:name="T1164" style:family="text">
      <style:text-properties officeooo:rsid="09f35dcd"/>
    </style:style>
    <style:style style:name="T1165" style:family="text">
      <style:text-properties officeooo:rsid="09f4df9a"/>
    </style:style>
    <style:style style:name="T1166" style:family="text">
      <style:text-properties officeooo:rsid="09f5b3fd"/>
    </style:style>
    <style:style style:name="T1167" style:family="text">
      <style:text-properties officeooo:rsid="09f9d863"/>
    </style:style>
    <style:style style:name="T1168" style:family="text">
      <style:text-properties officeooo:rsid="09fbfb03"/>
    </style:style>
    <style:style style:name="T1169" style:family="text">
      <style:text-properties officeooo:rsid="09fdb11f"/>
    </style:style>
    <style:style style:name="T1170" style:family="text">
      <style:text-properties officeooo:rsid="0a01c9ef"/>
    </style:style>
    <style:style style:name="T1171" style:family="text">
      <style:text-properties officeooo:rsid="0a02c548"/>
    </style:style>
    <style:style style:name="T1172" style:family="text">
      <style:text-properties officeooo:rsid="0a043402"/>
    </style:style>
    <style:style style:name="T1173" style:family="text">
      <style:text-properties officeooo:rsid="0a072126"/>
    </style:style>
    <style:style style:name="T1174" style:family="text">
      <style:text-properties officeooo:rsid="0a0806b7"/>
    </style:style>
    <style:style style:name="T1175" style:family="text">
      <style:text-properties officeooo:rsid="0a08be7e"/>
    </style:style>
    <style:style style:name="T1176" style:family="text">
      <style:text-properties officeooo:rsid="0a0b13bf"/>
    </style:style>
    <style:style style:name="T1177" style:family="text">
      <style:text-properties officeooo:rsid="0a0b544d"/>
    </style:style>
    <style:style style:name="T1178" style:family="text">
      <style:text-properties officeooo:rsid="0a0b677e"/>
    </style:style>
    <style:style style:name="T1179" style:family="text">
      <style:text-properties officeooo:rsid="0a0c6cb6"/>
    </style:style>
    <style:style style:name="T1180" style:family="text">
      <style:text-properties officeooo:rsid="0a0eac36"/>
    </style:style>
    <style:style style:name="T1181" style:family="text">
      <style:text-properties officeooo:rsid="0a0ef3b4"/>
    </style:style>
    <style:style style:name="T1182" style:family="text">
      <style:text-properties officeooo:rsid="0a10d4fd"/>
    </style:style>
    <style:style style:name="T1183" style:family="text">
      <style:text-properties officeooo:rsid="0a131e7a"/>
    </style:style>
    <style:style style:name="T1184" style:family="text">
      <style:text-properties officeooo:rsid="0a163a49"/>
    </style:style>
    <style:style style:name="T1185" style:family="text">
      <style:text-properties officeooo:rsid="0a174319"/>
    </style:style>
    <style:style style:name="T1186" style:family="text">
      <style:text-properties officeooo:rsid="0a1ad57b"/>
    </style:style>
    <style:style style:name="T1187" style:family="text">
      <style:text-properties officeooo:rsid="0a1cc671"/>
    </style:style>
    <style:style style:name="T1188" style:family="text">
      <style:text-properties officeooo:rsid="0a1ee5b1"/>
    </style:style>
    <style:style style:name="T1189" style:family="text">
      <style:text-properties officeooo:rsid="0a232b3a"/>
    </style:style>
    <style:style style:name="T1190" style:family="text">
      <style:text-properties officeooo:rsid="0a2371e4"/>
    </style:style>
    <style:style style:name="T1191" style:family="text">
      <style:text-properties officeooo:rsid="0a25260f"/>
    </style:style>
    <style:style style:name="T1192" style:family="text">
      <style:text-properties officeooo:rsid="0a26a613"/>
    </style:style>
    <style:style style:name="T1193" style:family="text">
      <style:text-properties officeooo:rsid="0a280a5e"/>
    </style:style>
    <style:style style:name="T1194" style:family="text">
      <style:text-properties officeooo:rsid="0a29da8f"/>
    </style:style>
    <style:style style:name="T1195" style:family="text">
      <style:text-properties officeooo:rsid="0a2cde03"/>
    </style:style>
    <style:style style:name="T1196" style:family="text">
      <style:text-properties officeooo:rsid="0a2e90c1"/>
    </style:style>
    <style:style style:name="T1197" style:family="text">
      <style:text-properties officeooo:rsid="0a2f346f"/>
    </style:style>
    <style:style style:name="T1198" style:family="text">
      <style:text-properties officeooo:rsid="0a2f752a"/>
    </style:style>
    <style:style style:name="T1199" style:family="text">
      <style:text-properties officeooo:rsid="0a305a0c"/>
    </style:style>
    <style:style style:name="T1200" style:family="text">
      <style:text-properties officeooo:rsid="0a351e3d"/>
    </style:style>
    <style:style style:name="T1201" style:family="text">
      <style:text-properties officeooo:rsid="0a3824a7"/>
    </style:style>
    <style:style style:name="T1202" style:family="text">
      <style:text-properties officeooo:rsid="0a382f2f"/>
    </style:style>
    <style:style style:name="T1203" style:family="text">
      <style:text-properties officeooo:rsid="0a394ea2"/>
    </style:style>
    <style:style style:name="T1204" style:family="text">
      <style:text-properties officeooo:rsid="0a3c5021"/>
    </style:style>
    <style:style style:name="T1205" style:family="text">
      <style:text-properties officeooo:rsid="0a404705"/>
    </style:style>
    <style:style style:name="T1206" style:family="text">
      <style:text-properties officeooo:rsid="0a40ff29"/>
    </style:style>
    <style:style style:name="T1207" style:family="text">
      <style:text-properties officeooo:rsid="0a415af1"/>
    </style:style>
    <style:style style:name="T1208" style:family="text">
      <style:text-properties officeooo:rsid="0a428c0d"/>
    </style:style>
    <style:style style:name="T1209" style:family="text">
      <style:text-properties officeooo:rsid="0a429bd3"/>
    </style:style>
    <style:style style:name="T1210" style:family="text">
      <style:text-properties officeooo:rsid="0a432be5"/>
    </style:style>
    <style:style style:name="T1211" style:family="text">
      <style:text-properties officeooo:rsid="0a46bcb2"/>
    </style:style>
    <style:style style:name="T1212" style:family="text">
      <style:text-properties officeooo:rsid="0a471fdd"/>
    </style:style>
    <style:style style:name="T1213" style:family="text">
      <style:text-properties officeooo:rsid="0a495185"/>
    </style:style>
    <style:style style:name="T1214" style:family="text">
      <style:text-properties officeooo:rsid="0a4da1a0"/>
    </style:style>
    <style:style style:name="T1215" style:family="text">
      <style:text-properties officeooo:rsid="0a50630e"/>
    </style:style>
    <style:style style:name="T1216" style:family="text">
      <style:text-properties officeooo:rsid="0a52ad94"/>
    </style:style>
    <style:style style:name="T1217" style:family="text">
      <style:text-properties officeooo:rsid="0a531ae8"/>
    </style:style>
    <style:style style:name="T1218" style:family="text">
      <style:text-properties officeooo:rsid="0a532271"/>
    </style:style>
    <style:style style:name="T1219" style:family="text">
      <style:text-properties officeooo:rsid="0a53bea1"/>
    </style:style>
    <style:style style:name="T1220" style:family="text">
      <style:text-properties officeooo:rsid="0a558c01"/>
    </style:style>
    <style:style style:name="T1221" style:family="text">
      <style:text-properties officeooo:rsid="0a576a46"/>
    </style:style>
    <style:style style:name="T1222" style:family="text">
      <style:text-properties officeooo:rsid="0a579921"/>
    </style:style>
    <style:style style:name="T1223" style:family="text">
      <style:text-properties officeooo:rsid="0a59b90b"/>
    </style:style>
    <style:style style:name="T1224" style:family="text">
      <style:text-properties officeooo:rsid="0a5ed008"/>
    </style:style>
    <style:style style:name="T1225" style:family="text">
      <style:text-properties officeooo:rsid="0a618943"/>
    </style:style>
    <style:style style:name="T1226" style:family="text">
      <style:text-properties officeooo:rsid="0a650f60"/>
    </style:style>
    <style:style style:name="T1227" style:family="text">
      <style:text-properties officeooo:rsid="0a655b2e"/>
    </style:style>
    <style:style style:name="T1228" style:family="text">
      <style:text-properties officeooo:rsid="0a6748b9"/>
    </style:style>
    <style:style style:name="T1229" style:family="text">
      <style:text-properties officeooo:rsid="0a6c03c2"/>
    </style:style>
    <style:style style:name="T1230" style:family="text">
      <style:text-properties officeooo:rsid="0a6f831f"/>
    </style:style>
    <style:style style:name="T1231" style:family="text">
      <style:text-properties officeooo:rsid="0a71954f"/>
    </style:style>
    <style:style style:name="T1232" style:family="text">
      <style:text-properties officeooo:rsid="0a746705"/>
    </style:style>
    <style:style style:name="T1233" style:family="text">
      <style:text-properties officeooo:rsid="0a77b286"/>
    </style:style>
    <style:style style:name="T1234" style:family="text">
      <style:text-properties officeooo:rsid="0a78fa91"/>
    </style:style>
    <style:style style:name="T1235" style:family="text">
      <style:text-properties officeooo:rsid="0a7a5fad"/>
    </style:style>
    <style:style style:name="T1236" style:family="text">
      <style:text-properties officeooo:rsid="0a7bd871"/>
    </style:style>
    <style:style style:name="T1237" style:family="text">
      <style:text-properties officeooo:rsid="0a7ec7ad"/>
    </style:style>
    <style:style style:name="T1238" style:family="text">
      <style:text-properties officeooo:rsid="0a859b56"/>
    </style:style>
    <style:style style:name="T1239" style:family="text">
      <style:text-properties officeooo:rsid="0a864e5e"/>
    </style:style>
    <style:style style:name="T1240" style:family="text">
      <style:text-properties officeooo:rsid="0a886aaf"/>
    </style:style>
    <style:style style:name="T1241" style:family="text">
      <style:text-properties officeooo:rsid="0a8c203b"/>
    </style:style>
    <style:style style:name="T1242" style:family="text">
      <style:text-properties officeooo:rsid="0a8e9a55"/>
    </style:style>
    <style:style style:name="T1243" style:family="text">
      <style:text-properties officeooo:rsid="0a8f61a6"/>
    </style:style>
    <style:style style:name="T1244" style:family="text">
      <style:text-properties officeooo:rsid="0a93e76f"/>
    </style:style>
    <style:style style:name="T1245" style:family="text">
      <style:text-properties officeooo:rsid="0a98594d"/>
    </style:style>
    <style:style style:name="T1246" style:family="text">
      <style:text-properties officeooo:rsid="0a997589"/>
    </style:style>
    <style:style style:name="T1247" style:family="text">
      <style:text-properties officeooo:rsid="0a9b64d7"/>
    </style:style>
    <style:style style:name="T1248" style:family="text">
      <style:text-properties officeooo:rsid="0a9be2cd"/>
    </style:style>
    <style:style style:name="T1249" style:family="text">
      <style:text-properties officeooo:rsid="0aa0afd0"/>
    </style:style>
    <style:style style:name="T1250" style:family="text">
      <style:text-properties officeooo:rsid="0aa1eafb"/>
    </style:style>
    <style:style style:name="T1251" style:family="text">
      <style:text-properties officeooo:rsid="0aa4b11b"/>
    </style:style>
    <style:style style:name="T1252" style:family="text">
      <style:text-properties officeooo:rsid="0aa7a8a2"/>
    </style:style>
    <style:style style:name="T1253" style:family="text">
      <style:text-properties officeooo:rsid="0aa8c667"/>
    </style:style>
    <style:style style:name="T1254" style:family="text">
      <style:text-properties officeooo:rsid="0aa985ca"/>
    </style:style>
    <style:style style:name="T1255" style:family="text">
      <style:text-properties officeooo:rsid="0aab29f2"/>
    </style:style>
    <style:style style:name="T1256" style:family="text">
      <style:text-properties officeooo:rsid="0abb36b1"/>
    </style:style>
    <style:style style:name="T1257" style:family="text">
      <style:text-properties officeooo:rsid="0abd9db5"/>
    </style:style>
    <style:style style:name="T1258" style:family="text">
      <style:text-properties officeooo:rsid="0ac43531"/>
    </style:style>
    <style:style style:name="T1259" style:family="text">
      <style:text-properties officeooo:rsid="0ac93a89"/>
    </style:style>
    <style:style style:name="T1260" style:family="text">
      <style:text-properties officeooo:rsid="0acac340"/>
    </style:style>
    <style:style style:name="T1261" style:family="text">
      <style:text-properties officeooo:rsid="0acb7008"/>
    </style:style>
    <style:style style:name="T1262" style:family="text">
      <style:text-properties officeooo:rsid="0acc00f1"/>
    </style:style>
    <style:style style:name="T1263" style:family="text">
      <style:text-properties officeooo:rsid="0ad205ef"/>
    </style:style>
    <style:style style:name="T1264" style:family="text">
      <style:text-properties officeooo:rsid="0adad406"/>
    </style:style>
    <style:style style:name="T1265" style:family="text">
      <style:text-properties officeooo:rsid="0ae082dd"/>
    </style:style>
    <style:style style:name="T1266" style:family="text">
      <style:text-properties officeooo:rsid="0ae26b17"/>
    </style:style>
    <style:style style:name="T1267" style:family="text">
      <style:text-properties officeooo:rsid="0ae5d7b7"/>
    </style:style>
    <style:style style:name="T1268" style:family="text">
      <style:text-properties officeooo:rsid="0ae60fd4"/>
    </style:style>
    <style:style style:name="T1269" style:family="text">
      <style:text-properties officeooo:rsid="0ae68c4c"/>
    </style:style>
    <style:style style:name="T1270" style:family="text">
      <style:text-properties officeooo:rsid="0ae9a132"/>
    </style:style>
    <style:style style:name="T1271" style:family="text">
      <style:text-properties officeooo:rsid="0aeaa293"/>
    </style:style>
    <style:style style:name="T1272" style:family="text">
      <style:text-properties officeooo:rsid="0aeda264"/>
    </style:style>
    <style:style style:name="T1273" style:family="text">
      <style:text-properties officeooo:rsid="0aef6fc6"/>
    </style:style>
    <style:style style:name="T1274" style:family="text">
      <style:text-properties officeooo:rsid="0af1c360"/>
    </style:style>
    <style:style style:name="T1275" style:family="text">
      <style:text-properties officeooo:rsid="0af74849"/>
    </style:style>
    <style:style style:name="T1276" style:family="text">
      <style:text-properties officeooo:rsid="0af95f48"/>
    </style:style>
    <style:style style:name="T1277" style:family="text">
      <style:text-properties officeooo:rsid="0afacff8"/>
    </style:style>
    <style:style style:name="T1278" style:family="text">
      <style:text-properties officeooo:rsid="0afb821b"/>
    </style:style>
    <style:style style:name="T1279" style:family="text">
      <style:text-properties officeooo:rsid="0afd4b65"/>
    </style:style>
    <style:style style:name="T1280" style:family="text">
      <style:text-properties officeooo:rsid="0afeffe2"/>
    </style:style>
    <style:style style:name="T1281" style:family="text">
      <style:text-properties officeooo:rsid="0b02aebe"/>
    </style:style>
    <style:style style:name="T1282" style:family="text">
      <style:text-properties officeooo:rsid="0b0d1459"/>
    </style:style>
    <style:style style:name="T1283" style:family="text">
      <style:text-properties officeooo:rsid="0b133856"/>
    </style:style>
    <style:style style:name="T1284" style:family="text">
      <style:text-properties officeooo:rsid="0b1631d7"/>
    </style:style>
    <style:style style:name="T1285" style:family="text">
      <style:text-properties officeooo:rsid="0b196672"/>
    </style:style>
    <style:style style:name="T1286" style:family="text">
      <style:text-properties officeooo:rsid="0b1db7c5"/>
    </style:style>
    <style:style style:name="T1287" style:family="text">
      <style:text-properties officeooo:rsid="0b26ed00"/>
    </style:style>
    <style:style style:name="T1288" style:family="text">
      <style:text-properties officeooo:rsid="0b27bd2d"/>
    </style:style>
    <style:style style:name="T1289" style:family="text">
      <style:text-properties officeooo:rsid="0b29b325"/>
    </style:style>
    <style:style style:name="T1290" style:family="text">
      <style:text-properties officeooo:rsid="0b2b417a"/>
    </style:style>
    <style:style style:name="T1291" style:family="text">
      <style:text-properties officeooo:rsid="0b31c485"/>
    </style:style>
    <style:style style:name="T1292" style:family="text">
      <style:text-properties officeooo:rsid="0b34492b"/>
    </style:style>
    <style:style style:name="T1293" style:family="text">
      <style:text-properties officeooo:rsid="0b35add3"/>
    </style:style>
    <style:style style:name="T1294" style:family="text">
      <style:text-properties officeooo:rsid="0b38a260"/>
    </style:style>
    <style:style style:name="T1295" style:family="text">
      <style:text-properties officeooo:rsid="0b3b6041"/>
    </style:style>
    <style:style style:name="T1296" style:family="text">
      <style:text-properties officeooo:rsid="0b3c79b9"/>
    </style:style>
    <style:style style:name="T1297" style:family="text">
      <style:text-properties officeooo:rsid="0b42cf48"/>
    </style:style>
    <style:style style:name="T1298" style:family="text">
      <style:text-properties officeooo:rsid="0b44d283"/>
    </style:style>
    <style:style style:name="T1299" style:family="text">
      <style:text-properties officeooo:rsid="0b4ba94d"/>
    </style:style>
    <style:style style:name="T1300" style:family="text">
      <style:text-properties officeooo:rsid="0b4bc6e8"/>
    </style:style>
    <style:style style:name="T1301" style:family="text">
      <style:text-properties officeooo:rsid="0b4fa1d8"/>
    </style:style>
    <style:style style:name="T1302" style:family="text">
      <style:text-properties officeooo:rsid="0b50920e"/>
    </style:style>
    <style:style style:name="T1303" style:family="text">
      <style:text-properties officeooo:rsid="0b5213bb"/>
    </style:style>
    <style:style style:name="T1304" style:family="text">
      <style:text-properties officeooo:rsid="0b53d54e"/>
    </style:style>
    <style:style style:name="T1305" style:family="text">
      <style:text-properties officeooo:rsid="0b54b8c4"/>
    </style:style>
    <style:style style:name="T1306" style:family="text">
      <style:text-properties officeooo:rsid="0b550d32"/>
    </style:style>
    <style:style style:name="T1307" style:family="text">
      <style:text-properties officeooo:rsid="0b5852c9"/>
    </style:style>
    <style:style style:name="T1308" style:family="text">
      <style:text-properties officeooo:rsid="0b590892"/>
    </style:style>
    <style:style style:name="T1309" style:family="text">
      <style:text-properties officeooo:rsid="0b59831a"/>
    </style:style>
    <style:style style:name="T1310" style:family="text">
      <style:text-properties officeooo:rsid="0b5ae18d"/>
    </style:style>
    <style:style style:name="T1311" style:family="text">
      <style:text-properties officeooo:rsid="0b5f8f0b"/>
    </style:style>
    <style:style style:name="T1312" style:family="text">
      <style:text-properties officeooo:rsid="0b61060f"/>
    </style:style>
    <style:style style:name="T1313" style:family="text">
      <style:text-properties officeooo:rsid="0b62f3b3"/>
    </style:style>
    <style:style style:name="T1314" style:family="text">
      <style:text-properties officeooo:rsid="0b64e13c"/>
    </style:style>
    <style:style style:name="T1315" style:family="text">
      <style:text-properties officeooo:rsid="0b659999"/>
    </style:style>
    <style:style style:name="T1316" style:family="text">
      <style:text-properties officeooo:rsid="0b65a349"/>
    </style:style>
    <style:style style:name="T1317" style:family="text">
      <style:text-properties officeooo:rsid="0b686dc4"/>
    </style:style>
    <style:style style:name="T1318" style:family="text">
      <style:text-properties officeooo:rsid="0b69cd39"/>
    </style:style>
    <style:style style:name="T1319" style:family="text">
      <style:text-properties officeooo:rsid="0b6dd7c1"/>
    </style:style>
    <style:style style:name="T1320" style:family="text">
      <style:text-properties officeooo:rsid="0b72cb37"/>
    </style:style>
    <style:style style:name="T1321" style:family="text">
      <style:text-properties officeooo:rsid="00951bc6"/>
    </style:style>
    <style:style style:name="T1322" style:family="text">
      <style:text-properties officeooo:rsid="0b906737"/>
    </style:style>
    <style:style style:name="T1323" style:family="text">
      <style:text-properties officeooo:rsid="0b90a961"/>
    </style:style>
    <style:style style:name="T1324" style:family="text">
      <style:text-properties officeooo:rsid="0b9b4934"/>
    </style:style>
    <style:style style:name="T1325" style:family="text">
      <style:text-properties officeooo:rsid="0b9b817d"/>
    </style:style>
    <style:style style:name="T1326" style:family="text">
      <style:text-properties officeooo:rsid="0b9d5286"/>
    </style:style>
    <style:style style:name="T1327" style:family="text">
      <style:text-properties officeooo:rsid="0ba01014"/>
    </style:style>
    <style:style style:name="T1328" style:family="text">
      <style:text-properties officeooo:rsid="0ba1daf7"/>
    </style:style>
    <style:style style:name="T1329" style:family="text">
      <style:text-properties officeooo:rsid="0ba3a49d"/>
    </style:style>
    <style:style style:name="T1330" style:family="text">
      <style:text-properties officeooo:rsid="0ba4d5c3"/>
    </style:style>
    <style:style style:name="T1331" style:family="text">
      <style:text-properties officeooo:rsid="0ba8674e"/>
    </style:style>
    <style:style style:name="T1332" style:family="text">
      <style:text-properties officeooo:rsid="0bab76fd"/>
    </style:style>
    <style:style style:name="T1333" style:family="text">
      <style:text-properties officeooo:rsid="0bac25fc"/>
    </style:style>
    <style:style style:name="T1334" style:family="text">
      <style:text-properties officeooo:rsid="0bac88ac"/>
    </style:style>
    <style:style style:name="T1335" style:family="text">
      <style:text-properties officeooo:rsid="0bb1767d"/>
    </style:style>
    <style:style style:name="T1336" style:family="text">
      <style:text-properties officeooo:rsid="0bb2d733"/>
    </style:style>
    <style:style style:name="T1337" style:family="text">
      <style:text-properties officeooo:rsid="0bb740c2"/>
    </style:style>
    <style:style style:name="T1338" style:family="text">
      <style:text-properties officeooo:rsid="0bbb2959"/>
    </style:style>
    <style:style style:name="T1339" style:family="text">
      <style:text-properties officeooo:rsid="0bbbf274"/>
    </style:style>
    <style:style style:name="T1340" style:family="text">
      <style:text-properties officeooo:rsid="0bbd49eb"/>
    </style:style>
    <style:style style:name="T1341" style:family="text">
      <style:text-properties officeooo:rsid="0bbdb743"/>
    </style:style>
    <style:style style:name="T1342" style:family="text">
      <style:text-properties officeooo:rsid="0bc42071"/>
    </style:style>
    <style:style style:name="T1343" style:family="text">
      <style:text-properties officeooo:rsid="0bc62e40"/>
    </style:style>
    <style:style style:name="T1344" style:family="text">
      <style:text-properties officeooo:rsid="0bc8bbf6"/>
    </style:style>
    <style:style style:name="T1345" style:family="text">
      <style:text-properties officeooo:rsid="0bca5b09"/>
    </style:style>
    <style:style style:name="T1346" style:family="text">
      <style:text-properties officeooo:rsid="0bcad8d5"/>
    </style:style>
    <style:style style:name="T1347" style:family="text">
      <style:text-properties officeooo:rsid="0bccc636"/>
    </style:style>
    <style:style style:name="T1348" style:family="text">
      <style:text-properties officeooo:rsid="0bccddae"/>
    </style:style>
    <style:style style:name="T1349" style:family="text">
      <style:text-properties officeooo:rsid="0bd1a9f6"/>
    </style:style>
    <style:style style:name="T1350" style:family="text">
      <style:text-properties officeooo:rsid="0bd40430"/>
    </style:style>
    <style:style style:name="T1351" style:family="text">
      <style:text-properties officeooo:rsid="0bd5481d"/>
    </style:style>
    <style:style style:name="T1352" style:family="text">
      <style:text-properties officeooo:rsid="0bd72bfc"/>
    </style:style>
    <style:style style:name="T1353" style:family="text">
      <style:text-properties officeooo:rsid="0bdaf79a"/>
    </style:style>
    <style:style style:name="T1354" style:family="text">
      <style:text-properties officeooo:rsid="0bdc6c11"/>
    </style:style>
    <style:style style:name="T1355" style:family="text">
      <style:text-properties officeooo:rsid="0bdc8883"/>
    </style:style>
    <style:style style:name="T1356" style:family="text">
      <style:text-properties officeooo:rsid="0bde62f3"/>
    </style:style>
    <style:style style:name="T1357" style:family="text">
      <style:text-properties officeooo:rsid="0be07c32"/>
    </style:style>
    <style:style style:name="T1358" style:family="text">
      <style:text-properties officeooo:rsid="0be1244e"/>
    </style:style>
    <style:style style:name="T1359" style:family="text">
      <style:text-properties officeooo:rsid="0be22aa7"/>
    </style:style>
    <style:style style:name="T1360" style:family="text">
      <style:text-properties officeooo:rsid="0be41be8"/>
    </style:style>
    <style:style style:name="T1361" style:family="text">
      <style:text-properties officeooo:rsid="0bec3182"/>
    </style:style>
    <style:style style:name="T1362" style:family="text">
      <style:text-properties officeooo:rsid="0bee1dd7"/>
    </style:style>
    <style:style style:name="T1363" style:family="text">
      <style:text-properties officeooo:rsid="0bef76e5"/>
    </style:style>
    <style:style style:name="T1364" style:family="text">
      <style:text-properties officeooo:rsid="0bf0d0ff"/>
    </style:style>
    <style:style style:name="T1365" style:family="text">
      <style:text-properties officeooo:rsid="0bf0df8b"/>
    </style:style>
    <style:style style:name="T1366" style:family="text">
      <style:text-properties officeooo:rsid="0bf0e2f7"/>
    </style:style>
    <style:style style:name="T1367" style:family="text">
      <style:text-properties officeooo:rsid="0bf1d15e"/>
    </style:style>
    <style:style style:name="T1368" style:family="text">
      <style:text-properties officeooo:rsid="0bf3a8f8"/>
    </style:style>
    <style:style style:name="T1369" style:family="text">
      <style:text-properties officeooo:rsid="0bf43ad1"/>
    </style:style>
    <style:style style:name="T1370" style:family="text">
      <style:text-properties officeooo:rsid="0bf5a295"/>
    </style:style>
    <style:style style:name="T1371" style:family="text">
      <style:text-properties officeooo:rsid="0bf6427c"/>
    </style:style>
    <style:style style:name="T1372" style:family="text">
      <style:text-properties officeooo:rsid="0bf7ddb4"/>
    </style:style>
    <style:style style:name="T1373" style:family="text">
      <style:text-properties officeooo:rsid="0bf8cf74"/>
    </style:style>
    <style:style style:name="T1374" style:family="text">
      <style:text-properties officeooo:rsid="0bf99eeb"/>
    </style:style>
    <style:style style:name="T1375" style:family="text">
      <style:text-properties officeooo:rsid="0bf9b8c4"/>
    </style:style>
    <style:style style:name="T1376" style:family="text">
      <style:text-properties officeooo:rsid="0bfc477c"/>
    </style:style>
    <style:style style:name="T1377" style:family="text">
      <style:text-properties officeooo:rsid="0bfc58d4"/>
    </style:style>
    <style:style style:name="T1378" style:family="text">
      <style:text-properties officeooo:rsid="0bfdf5ea"/>
    </style:style>
    <style:style style:name="T1379" style:family="text">
      <style:text-properties officeooo:rsid="0bffeaa7"/>
    </style:style>
    <style:style style:name="T1380" style:family="text">
      <style:text-properties officeooo:rsid="0c0181bb"/>
    </style:style>
    <style:style style:name="T1381" style:family="text">
      <style:text-properties officeooo:rsid="0c057cdb"/>
    </style:style>
    <style:style style:name="T1382" style:family="text">
      <style:text-properties officeooo:rsid="0c07fbf6"/>
    </style:style>
    <style:style style:name="T1383" style:family="text">
      <style:text-properties officeooo:rsid="0c0b9bba"/>
    </style:style>
    <style:style style:name="T1384" style:family="text">
      <style:text-properties officeooo:rsid="0c0baf7a"/>
    </style:style>
    <style:style style:name="T1385" style:family="text">
      <style:text-properties officeooo:rsid="0c0d7153"/>
    </style:style>
    <style:style style:name="T1386" style:family="text">
      <style:text-properties officeooo:rsid="0c0dd584"/>
    </style:style>
    <style:style style:name="T1387" style:family="text">
      <style:text-properties officeooo:rsid="0c0fa3e8"/>
    </style:style>
    <style:style style:name="T1388" style:family="text">
      <style:text-properties officeooo:rsid="0c111741"/>
    </style:style>
    <style:style style:name="T1389" style:family="text">
      <style:text-properties officeooo:rsid="0c148fa8"/>
    </style:style>
    <style:style style:name="T1390" style:family="text">
      <style:text-properties officeooo:rsid="0c157b04"/>
    </style:style>
    <style:style style:name="T1391" style:family="text">
      <style:text-properties officeooo:rsid="0c16cc5e"/>
    </style:style>
    <style:style style:name="T1392" style:family="text">
      <style:text-properties officeooo:rsid="0c19aaba"/>
    </style:style>
    <style:style style:name="T1393" style:family="text">
      <style:text-properties officeooo:rsid="0c1a3682"/>
    </style:style>
    <style:style style:name="T1394" style:family="text">
      <style:text-properties officeooo:rsid="0c1b05c0"/>
    </style:style>
    <style:style style:name="T1395" style:family="text">
      <style:text-properties officeooo:rsid="0c1c8540"/>
    </style:style>
    <style:style style:name="T1396" style:family="text">
      <style:text-properties officeooo:rsid="0c1d4f2b"/>
    </style:style>
    <style:style style:name="T1397" style:family="text">
      <style:text-properties officeooo:rsid="0c21c0d4"/>
    </style:style>
    <style:style style:name="T1398" style:family="text">
      <style:text-properties officeooo:rsid="0c236192"/>
    </style:style>
    <style:style style:name="T1399" style:family="text">
      <style:text-properties officeooo:rsid="0c23e67a"/>
    </style:style>
    <style:style style:name="T1400" style:family="text">
      <style:text-properties officeooo:rsid="0c26206c"/>
    </style:style>
    <style:style style:name="T1401" style:family="text">
      <style:text-properties officeooo:rsid="0c295e0a"/>
    </style:style>
    <style:style style:name="T1402" style:family="text">
      <style:text-properties officeooo:rsid="0c29ff0c"/>
    </style:style>
    <style:style style:name="T1403" style:family="text">
      <style:text-properties officeooo:rsid="0c2e0b47"/>
    </style:style>
    <style:style style:name="T1404" style:family="text">
      <style:text-properties officeooo:rsid="0c2f278d"/>
    </style:style>
    <style:style style:name="T1405" style:family="text">
      <style:text-properties officeooo:rsid="0c33d1f1"/>
    </style:style>
    <style:style style:name="T1406" style:family="text">
      <style:text-properties officeooo:rsid="0c35298e"/>
    </style:style>
    <style:style style:name="T1407" style:family="text">
      <style:text-properties officeooo:rsid="0c356a37"/>
    </style:style>
    <style:style style:name="T1408" style:family="text">
      <style:text-properties officeooo:rsid="0c361e28"/>
    </style:style>
    <style:style style:name="T1409" style:family="text">
      <style:text-properties officeooo:rsid="0c373b60"/>
    </style:style>
    <style:style style:name="T1410" style:family="text">
      <style:text-properties officeooo:rsid="0c387055"/>
    </style:style>
    <style:style style:name="T1411" style:family="text">
      <style:text-properties officeooo:rsid="0c3a9876"/>
    </style:style>
    <style:style style:name="T1412" style:family="text">
      <style:text-properties officeooo:rsid="0c3b289c"/>
    </style:style>
    <style:style style:name="T1413" style:family="text">
      <style:text-properties officeooo:rsid="0c3c818a"/>
    </style:style>
    <style:style style:name="T1414" style:family="text">
      <style:text-properties officeooo:rsid="0c3e2b1b"/>
    </style:style>
    <style:style style:name="T1415" style:family="text">
      <style:text-properties officeooo:rsid="0c3fcacb"/>
    </style:style>
    <style:style style:name="T1416" style:family="text">
      <style:text-properties officeooo:rsid="0c406460"/>
    </style:style>
    <style:style style:name="T1417" style:family="text">
      <style:text-properties officeooo:rsid="0c40bd22"/>
    </style:style>
    <style:style style:name="T1418" style:family="text">
      <style:text-properties officeooo:rsid="0c425122"/>
    </style:style>
    <style:style style:name="T1419" style:family="text">
      <style:text-properties officeooo:rsid="0c438bb4"/>
    </style:style>
    <style:style style:name="T1420" style:family="text">
      <style:text-properties officeooo:rsid="0c44321d"/>
    </style:style>
    <style:style style:name="T1421" style:family="text">
      <style:text-properties officeooo:rsid="0c457ef8"/>
    </style:style>
    <style:style style:name="T1422" style:family="text">
      <style:text-properties officeooo:rsid="0c477ae4"/>
    </style:style>
    <style:style style:name="T1423" style:family="text">
      <style:text-properties officeooo:rsid="0c478e19"/>
    </style:style>
    <style:style style:name="T1424" style:family="text">
      <style:text-properties officeooo:rsid="0c499bfb"/>
    </style:style>
    <style:style style:name="T1425" style:family="text">
      <style:text-properties officeooo:rsid="0c4b9ef7"/>
    </style:style>
    <style:style style:name="T1426" style:family="text">
      <style:text-properties officeooo:rsid="0c4cbbca"/>
    </style:style>
    <style:style style:name="T1427" style:family="text">
      <style:text-properties officeooo:rsid="0c4ef4e2"/>
    </style:style>
    <style:style style:name="T1428" style:family="text">
      <style:text-properties officeooo:rsid="0c5120d4"/>
    </style:style>
    <style:style style:name="T1429" style:family="text">
      <style:text-properties officeooo:rsid="0c55439d"/>
    </style:style>
    <style:style style:name="T1430" style:family="text">
      <style:text-properties officeooo:rsid="0c581156"/>
    </style:style>
    <style:style style:name="T1431" style:family="text">
      <style:text-properties officeooo:rsid="0c5c1a16"/>
    </style:style>
    <style:style style:name="T1432" style:family="text">
      <style:text-properties officeooo:rsid="0c5cade4"/>
    </style:style>
    <style:style style:name="T1433" style:family="text">
      <style:text-properties officeooo:rsid="0c5d9a16"/>
    </style:style>
    <style:style style:name="T1434" style:family="text">
      <style:text-properties officeooo:rsid="0c5f3f74"/>
    </style:style>
    <style:style style:name="T1435" style:family="text">
      <style:text-properties officeooo:rsid="0c613b27"/>
    </style:style>
    <style:style style:name="T1436" style:family="text">
      <style:text-properties officeooo:rsid="0c6165dd"/>
    </style:style>
    <style:style style:name="T1437" style:family="text">
      <style:text-properties officeooo:rsid="0c629543"/>
    </style:style>
    <style:style style:name="T1438" style:family="text">
      <style:text-properties officeooo:rsid="0c643a78"/>
    </style:style>
    <style:style style:name="T1439" style:family="text">
      <style:text-properties officeooo:rsid="0c65bac9"/>
    </style:style>
    <style:style style:name="T1440" style:family="text">
      <style:text-properties officeooo:rsid="0c671337"/>
    </style:style>
    <style:style style:name="T1441" style:family="text">
      <style:text-properties officeooo:rsid="0c6813bb"/>
    </style:style>
    <style:style style:name="T1442" style:family="text">
      <style:text-properties officeooo:rsid="0c6969eb"/>
    </style:style>
    <style:style style:name="T1443" style:family="text">
      <style:text-properties officeooo:rsid="0c6c6373"/>
    </style:style>
    <style:style style:name="T1444" style:family="text">
      <style:text-properties officeooo:rsid="0c704f8f"/>
    </style:style>
    <style:style style:name="T1445" style:family="text">
      <style:text-properties officeooo:rsid="0c7340a0"/>
    </style:style>
    <style:style style:name="T1446" style:family="text">
      <style:text-properties officeooo:rsid="0c746d5b"/>
    </style:style>
    <style:style style:name="T1447" style:family="text">
      <style:text-properties officeooo:rsid="0c756efe"/>
    </style:style>
    <style:style style:name="T1448" style:family="text">
      <style:text-properties officeooo:rsid="0c7859b0"/>
    </style:style>
    <style:style style:name="T1449" style:family="text">
      <style:text-properties officeooo:rsid="0c7a7d20"/>
    </style:style>
    <style:style style:name="T1450" style:family="text">
      <style:text-properties officeooo:rsid="0c7c09e1"/>
    </style:style>
    <style:style style:name="T1451" style:family="text">
      <style:text-properties officeooo:rsid="0c7e0be5"/>
    </style:style>
    <style:style style:name="T1452" style:family="text">
      <style:text-properties officeooo:rsid="0c7f0a59"/>
    </style:style>
    <style:style style:name="T1453" style:family="text">
      <style:text-properties officeooo:rsid="0c7f51eb"/>
    </style:style>
    <style:style style:name="T1454" style:family="text">
      <style:text-properties officeooo:rsid="0c7ffaf6"/>
    </style:style>
    <style:style style:name="T1455" style:family="text">
      <style:text-properties officeooo:rsid="0c82c35b"/>
    </style:style>
    <style:style style:name="T1456" style:family="text">
      <style:text-properties officeooo:rsid="0c82fe2c"/>
    </style:style>
    <style:style style:name="T1457" style:family="text">
      <style:text-properties officeooo:rsid="0c8465ab"/>
    </style:style>
    <style:style style:name="T1458" style:family="text">
      <style:text-properties officeooo:rsid="0c85c8db"/>
    </style:style>
    <style:style style:name="T1459" style:family="text">
      <style:text-properties officeooo:rsid="0c8724a6"/>
    </style:style>
    <style:style style:name="T1460" style:family="text">
      <style:text-properties officeooo:rsid="0c8794b0"/>
    </style:style>
    <style:style style:name="T1461" style:family="text">
      <style:text-properties officeooo:rsid="0c881c12"/>
    </style:style>
    <style:style style:name="T1462" style:family="text">
      <style:text-properties officeooo:rsid="0c88d31a"/>
    </style:style>
    <style:style style:name="T1463" style:family="text">
      <style:text-properties officeooo:rsid="0c8a62bd"/>
    </style:style>
    <style:style style:name="T1464" style:family="text">
      <style:text-properties officeooo:rsid="0c8b4158"/>
    </style:style>
    <style:style style:name="T1465" style:family="text">
      <style:text-properties officeooo:rsid="0c8c54bf"/>
    </style:style>
    <style:style style:name="T1466" style:family="text">
      <style:text-properties officeooo:rsid="0c8f9eb3"/>
    </style:style>
    <style:style style:name="T1467" style:family="text">
      <style:text-properties officeooo:rsid="0c920456"/>
    </style:style>
    <style:style style:name="T1468" style:family="text">
      <style:text-properties officeooo:rsid="0c9207a7"/>
    </style:style>
    <style:style style:name="T1469" style:family="text">
      <style:text-properties officeooo:rsid="0c935e08"/>
    </style:style>
    <style:style style:name="T1470" style:family="text">
      <style:text-properties officeooo:rsid="0c94d0e3"/>
    </style:style>
    <style:style style:name="T1471" style:family="text">
      <style:text-properties officeooo:rsid="0c9be5cc"/>
    </style:style>
    <style:style style:name="T1472" style:family="text">
      <style:text-properties officeooo:rsid="0ca9246c"/>
    </style:style>
    <style:style style:name="T1473" style:family="text">
      <style:text-properties officeooo:rsid="0caaf4ef"/>
    </style:style>
    <style:style style:name="T1474" style:family="text">
      <style:text-properties officeooo:rsid="0cab45fa"/>
    </style:style>
    <style:style style:name="T1475" style:family="text">
      <style:text-properties officeooo:rsid="0caf945b"/>
    </style:style>
    <style:style style:name="T1476" style:family="text">
      <style:text-properties officeooo:rsid="0cb10098"/>
    </style:style>
    <style:style style:name="T1477" style:family="text">
      <style:text-properties officeooo:rsid="0cb22524"/>
    </style:style>
    <style:style style:name="T1478" style:family="text">
      <style:text-properties officeooo:rsid="0cb37b87"/>
    </style:style>
    <style:style style:name="T1479" style:family="text">
      <style:text-properties officeooo:rsid="0cb4a210"/>
    </style:style>
    <style:style style:name="T1480" style:family="text">
      <style:text-properties officeooo:rsid="0cb8d406"/>
    </style:style>
    <style:style style:name="T1481" style:family="text">
      <style:text-properties officeooo:rsid="0cba1cd6"/>
    </style:style>
    <style:style style:name="T1482" style:family="text">
      <style:text-properties officeooo:rsid="0cbc8816"/>
    </style:style>
    <style:style style:name="T1483" style:family="text">
      <style:text-properties officeooo:rsid="0cbd424a"/>
    </style:style>
    <style:style style:name="T1484" style:family="text">
      <style:text-properties officeooo:rsid="0cbeb774"/>
    </style:style>
    <style:style style:name="T1485" style:family="text">
      <style:text-properties officeooo:rsid="0cbf9957"/>
    </style:style>
    <style:style style:name="T1486" style:family="text">
      <style:text-properties officeooo:rsid="0cc5b67f"/>
    </style:style>
    <style:style style:name="T1487" style:family="text">
      <style:text-properties officeooo:rsid="0cc61a10"/>
    </style:style>
    <style:style style:name="T1488" style:family="text">
      <style:text-properties officeooo:rsid="0cc6f0bf"/>
    </style:style>
    <style:style style:name="T1489" style:family="text">
      <style:text-properties officeooo:rsid="0cc7512a"/>
    </style:style>
    <style:style style:name="T1490" style:family="text">
      <style:text-properties officeooo:rsid="0cc81f7f"/>
    </style:style>
    <style:style style:name="T1491" style:family="text">
      <style:text-properties officeooo:rsid="0cca38f4"/>
    </style:style>
    <style:style style:name="T1492" style:family="text">
      <style:text-properties officeooo:rsid="0ccae580"/>
    </style:style>
    <style:style style:name="T1493" style:family="text">
      <style:text-properties officeooo:rsid="0ccbddb5"/>
    </style:style>
    <style:style style:name="T1494" style:family="text">
      <style:text-properties officeooo:rsid="0cceaea5"/>
    </style:style>
    <style:style style:name="T1495" style:family="text">
      <style:text-properties officeooo:rsid="0cd0a16b"/>
    </style:style>
    <style:style style:name="T1496" style:family="text">
      <style:text-properties officeooo:rsid="0cd5c56f"/>
    </style:style>
    <style:style style:name="T1497" style:family="text">
      <style:text-properties officeooo:rsid="0b9e30b6"/>
    </style:style>
    <style:style style:name="T1498" style:family="text">
      <style:text-properties officeooo:rsid="0ce48380"/>
    </style:style>
    <style:style style:name="T1499" style:family="text">
      <style:text-properties officeooo:rsid="0ce5a0a5"/>
    </style:style>
    <style:style style:name="T1500" style:family="text">
      <style:text-properties officeooo:rsid="0ce70d00"/>
    </style:style>
    <style:style style:name="T1501" style:family="text">
      <style:text-properties officeooo:rsid="0ce8468b"/>
    </style:style>
    <style:style style:name="T1502" style:family="text">
      <style:text-properties officeooo:rsid="0ce8747f"/>
    </style:style>
    <style:style style:name="T1503" style:family="text">
      <style:text-properties officeooo:rsid="0ce95ec3"/>
    </style:style>
    <style:style style:name="T1504" style:family="text">
      <style:text-properties officeooo:rsid="0ceb28fd"/>
    </style:style>
    <style:style style:name="T1505" style:family="text">
      <style:text-properties officeooo:rsid="0cec6e6e"/>
    </style:style>
    <style:style style:name="T1506" style:family="text">
      <style:text-properties officeooo:rsid="0cecda2f"/>
    </style:style>
    <style:style style:name="T1507" style:family="text">
      <style:text-properties officeooo:rsid="0cee8336"/>
    </style:style>
    <style:style style:name="T1508" style:family="text">
      <style:text-properties officeooo:rsid="0cf00477"/>
    </style:style>
    <style:style style:name="T1509" style:family="text">
      <style:text-properties officeooo:rsid="0cf0b0f0"/>
    </style:style>
    <style:style style:name="T1510" style:family="text">
      <style:text-properties officeooo:rsid="0cf0b62b"/>
    </style:style>
    <style:style style:name="T1511" style:family="text">
      <style:text-properties officeooo:rsid="0cf1cd55"/>
    </style:style>
    <style:style style:name="T1512" style:family="text">
      <style:text-properties officeooo:rsid="0cf37beb"/>
    </style:style>
    <style:style style:name="T1513" style:family="text">
      <style:text-properties officeooo:rsid="0cf554b6"/>
    </style:style>
    <style:style style:name="T1514" style:family="text">
      <style:text-properties officeooo:rsid="0cf743e2"/>
    </style:style>
    <style:style style:name="T1515" style:family="text">
      <style:text-properties officeooo:rsid="0cf7cd50"/>
    </style:style>
    <style:style style:name="T1516" style:family="text">
      <style:text-properties officeooo:rsid="0cf98c2a"/>
    </style:style>
    <style:style style:name="T1517" style:family="text">
      <style:text-properties officeooo:rsid="0cfb93c6"/>
    </style:style>
    <style:style style:name="T1518" style:family="text">
      <style:text-properties officeooo:rsid="0cfe5efc"/>
    </style:style>
    <style:style style:name="T1519" style:family="text">
      <style:text-properties officeooo:rsid="0cff8911"/>
    </style:style>
    <style:style style:name="T1520" style:family="text">
      <style:text-properties officeooo:rsid="0d04f404"/>
    </style:style>
    <style:style style:name="T1521" style:family="text">
      <style:text-properties officeooo:rsid="0d066e04"/>
    </style:style>
    <style:style style:name="T1522" style:family="text">
      <style:text-properties officeooo:rsid="0d0727b1"/>
    </style:style>
    <style:style style:name="T1523" style:family="text">
      <style:text-properties officeooo:rsid="0d0a8155"/>
    </style:style>
    <style:style style:name="T1524" style:family="text">
      <style:text-properties officeooo:rsid="0d0aff24"/>
    </style:style>
    <style:style style:name="T1525" style:family="text">
      <style:text-properties officeooo:rsid="0d0c7940"/>
    </style:style>
    <style:style style:name="T1526" style:family="text">
      <style:text-properties officeooo:rsid="0d0dbe43"/>
    </style:style>
    <style:style style:name="T1527" style:family="text">
      <style:text-properties officeooo:rsid="0d0f564c"/>
    </style:style>
    <style:style style:name="T1528" style:family="text">
      <style:text-properties officeooo:rsid="0d12d740"/>
    </style:style>
    <style:style style:name="T1529" style:family="text">
      <style:text-properties officeooo:rsid="0d144030"/>
    </style:style>
    <style:style style:name="T1530" style:family="text">
      <style:text-properties officeooo:rsid="0d148751"/>
    </style:style>
    <style:style style:name="T1531" style:family="text">
      <style:text-properties officeooo:rsid="0d1a0090"/>
    </style:style>
    <style:style style:name="T1532" style:family="text">
      <style:text-properties officeooo:rsid="0d1d6138"/>
    </style:style>
    <style:style style:name="T1533" style:family="text">
      <style:text-properties officeooo:rsid="0d1e0a8e"/>
    </style:style>
    <style:style style:name="T1534" style:family="text">
      <style:text-properties officeooo:rsid="0d21a83f"/>
    </style:style>
    <style:style style:name="T1535" style:family="text">
      <style:text-properties officeooo:rsid="0d22de60"/>
    </style:style>
    <style:style style:name="T1536" style:family="text">
      <style:text-properties officeooo:rsid="0d243b50"/>
    </style:style>
    <style:style style:name="T1537" style:family="text">
      <style:text-properties officeooo:rsid="0d26178e"/>
    </style:style>
    <style:style style:name="T1538" style:family="text">
      <style:text-properties officeooo:rsid="0d28e666"/>
    </style:style>
    <style:style style:name="T1539" style:family="text">
      <style:text-properties officeooo:rsid="0d292aaa"/>
    </style:style>
    <style:style style:name="T1540" style:family="text">
      <style:text-properties officeooo:rsid="0d2a7e61"/>
    </style:style>
    <style:style style:name="T1541" style:family="text">
      <style:text-properties officeooo:rsid="0d2b2c2e"/>
    </style:style>
    <style:style style:name="T1542" style:family="text">
      <style:text-properties officeooo:rsid="0d2b7d13"/>
    </style:style>
    <style:style style:name="T1543" style:family="text">
      <style:text-properties officeooo:rsid="0d2bd44d"/>
    </style:style>
    <style:style style:name="T1544" style:family="text">
      <style:text-properties officeooo:rsid="0d2cc923"/>
    </style:style>
    <style:style style:name="T1545" style:family="text">
      <style:text-properties officeooo:rsid="0d2d1c3f"/>
    </style:style>
    <style:style style:name="T1546" style:family="text">
      <style:text-properties officeooo:rsid="0d2e8619"/>
    </style:style>
    <style:style style:name="T1547" style:family="text">
      <style:text-properties officeooo:rsid="0d3051bd"/>
    </style:style>
    <style:style style:name="T1548" style:family="text">
      <style:text-properties officeooo:rsid="0d319fa1"/>
    </style:style>
    <style:style style:name="T1549" style:family="text">
      <style:text-properties officeooo:rsid="0d3506f3"/>
    </style:style>
    <style:style style:name="T1550" style:family="text">
      <style:text-properties officeooo:rsid="0d35ae95"/>
    </style:style>
    <style:style style:name="T1551" style:family="text">
      <style:text-properties officeooo:rsid="0d376cfb"/>
    </style:style>
    <style:style style:name="T1552" style:family="text">
      <style:text-properties officeooo:rsid="0d39f095"/>
    </style:style>
    <style:style style:name="T1553" style:family="text">
      <style:text-properties officeooo:rsid="0d3be0c6"/>
    </style:style>
    <style:style style:name="T1554" style:family="text">
      <style:text-properties officeooo:rsid="0d3d9139"/>
    </style:style>
    <style:style style:name="T1555" style:family="text">
      <style:text-properties officeooo:rsid="0d40f4d9"/>
    </style:style>
    <style:style style:name="T1556" style:family="text">
      <style:text-properties officeooo:rsid="0d415238"/>
    </style:style>
    <style:style style:name="T1557" style:family="text">
      <style:text-properties officeooo:rsid="0d444910"/>
    </style:style>
    <style:style style:name="T1558" style:family="text">
      <style:text-properties officeooo:rsid="0d46982c"/>
    </style:style>
    <style:style style:name="T1559" style:family="text">
      <style:text-properties officeooo:rsid="0d476466"/>
    </style:style>
    <style:style style:name="T1560" style:family="text">
      <style:text-properties officeooo:rsid="0d48be2c"/>
    </style:style>
    <style:style style:name="T1561" style:family="text">
      <style:text-properties officeooo:rsid="0d497614"/>
    </style:style>
    <style:style style:name="T1562" style:family="text">
      <style:text-properties officeooo:rsid="0d4b68d2"/>
    </style:style>
    <style:style style:name="T1563" style:family="text">
      <style:text-properties officeooo:rsid="0d4d3b51"/>
    </style:style>
    <style:style style:name="T1564" style:family="text">
      <style:text-properties officeooo:rsid="0d4fbf53"/>
    </style:style>
    <style:style style:name="T1565" style:family="text">
      <style:text-properties officeooo:rsid="0d506102"/>
    </style:style>
    <style:style style:name="T1566" style:family="text">
      <style:text-properties officeooo:rsid="0d519fc9"/>
    </style:style>
    <style:style style:name="T1567" style:family="text">
      <style:text-properties officeooo:rsid="0d532229"/>
    </style:style>
    <style:style style:name="T1568" style:family="text">
      <style:text-properties officeooo:rsid="0d542e70"/>
    </style:style>
    <style:style style:name="T1569" style:family="text">
      <style:text-properties officeooo:rsid="0d594a28"/>
    </style:style>
    <style:style style:name="T1570" style:family="text">
      <style:text-properties officeooo:rsid="0d5e6c01"/>
    </style:style>
    <style:style style:name="T1571" style:family="text">
      <style:text-properties officeooo:rsid="0d5f8719"/>
    </style:style>
    <style:style style:name="T1572" style:family="text">
      <style:text-properties officeooo:rsid="0d620d00"/>
    </style:style>
    <style:style style:name="T1573" style:family="text">
      <style:text-properties officeooo:rsid="0d6307b6"/>
    </style:style>
    <style:style style:name="T1574" style:family="text">
      <style:text-properties officeooo:rsid="0d631b05"/>
    </style:style>
    <style:style style:name="T1575" style:family="text">
      <style:text-properties officeooo:rsid="0d6586bf"/>
    </style:style>
    <style:style style:name="T1576" style:family="text">
      <style:text-properties officeooo:rsid="0d6b604b"/>
    </style:style>
    <style:style style:name="T1577" style:family="text">
      <style:text-properties officeooo:rsid="0d733e38"/>
    </style:style>
    <style:style style:name="T1578" style:family="text">
      <style:text-properties officeooo:rsid="0d812272"/>
    </style:style>
    <style:style style:name="T1579" style:family="text">
      <style:text-properties officeooo:rsid="0d833399"/>
    </style:style>
    <style:style style:name="T1580" style:family="text">
      <style:text-properties officeooo:rsid="0d84dfce"/>
    </style:style>
    <style:style style:name="T1581" style:family="text">
      <style:text-properties officeooo:rsid="0d873251"/>
    </style:style>
    <style:style style:name="T1582" style:family="text">
      <style:text-properties officeooo:rsid="0d8d6fbf"/>
    </style:style>
    <style:style style:name="T1583" style:family="text">
      <style:text-properties officeooo:rsid="0d8ec6e5"/>
    </style:style>
    <style:style style:name="T1584" style:family="text">
      <style:text-properties officeooo:rsid="0d8f2f4f"/>
    </style:style>
    <style:style style:name="T1585" style:family="text">
      <style:text-properties officeooo:rsid="0d9b3c16"/>
    </style:style>
    <style:style style:name="T1586" style:family="text">
      <style:text-properties officeooo:rsid="0d9d607c"/>
    </style:style>
    <style:style style:name="T1587" style:family="text">
      <style:text-properties officeooo:rsid="0da09703"/>
    </style:style>
    <style:style style:name="T1588" style:family="text">
      <style:text-properties officeooo:rsid="0da5013f"/>
    </style:style>
    <style:style style:name="T1589" style:family="text">
      <style:text-properties officeooo:rsid="0da541f6"/>
    </style:style>
    <style:style style:name="T1590" style:family="text">
      <style:text-properties officeooo:rsid="0da7b30f"/>
    </style:style>
    <style:style style:name="T1591" style:family="text">
      <style:text-properties officeooo:rsid="0da991ce"/>
    </style:style>
    <style:style style:name="T1592" style:family="text">
      <style:text-properties officeooo:rsid="0db5c9b5"/>
    </style:style>
    <style:style style:name="T1593" style:family="text">
      <style:text-properties officeooo:rsid="0db63aa1"/>
    </style:style>
    <style:style style:name="T1594" style:family="text">
      <style:text-properties officeooo:rsid="0db826b8"/>
    </style:style>
    <style:style style:name="T1595" style:family="text">
      <style:text-properties officeooo:rsid="0dbc64e8"/>
    </style:style>
    <style:style style:name="T1596" style:family="text">
      <style:text-properties officeooo:rsid="0dc0ffa8"/>
    </style:style>
    <style:style style:name="T1597" style:family="text">
      <style:text-properties officeooo:rsid="0dc2b714"/>
    </style:style>
    <style:style style:name="T1598" style:family="text">
      <style:text-properties officeooo:rsid="0dc4126f"/>
    </style:style>
    <style:style style:name="T1599" style:family="text">
      <style:text-properties officeooo:rsid="0dc76595"/>
    </style:style>
    <style:style style:name="T1600" style:family="text">
      <style:text-properties officeooo:rsid="0dc87814"/>
    </style:style>
    <style:style style:name="T1601" style:family="text">
      <style:text-properties officeooo:rsid="0dca44b2"/>
    </style:style>
    <style:style style:name="T1602" style:family="text">
      <style:text-properties officeooo:rsid="0dcb35bb"/>
    </style:style>
    <style:style style:name="T1603" style:family="text">
      <style:text-properties officeooo:rsid="0dcd03fd"/>
    </style:style>
    <style:style style:name="T1604" style:family="text">
      <style:text-properties officeooo:rsid="0dceac17"/>
    </style:style>
    <style:style style:name="T1605" style:family="text">
      <style:text-properties officeooo:rsid="0ddcedef"/>
    </style:style>
    <style:style style:name="T1606" style:family="text">
      <style:text-properties officeooo:rsid="0de1f0f0"/>
    </style:style>
    <style:style style:name="T1607" style:family="text">
      <style:text-properties officeooo:rsid="0de3e5d8"/>
    </style:style>
    <style:style style:name="T1608" style:family="text">
      <style:text-properties officeooo:rsid="0de42b19"/>
    </style:style>
    <style:style style:name="T1609" style:family="text">
      <style:text-properties officeooo:rsid="0de60411"/>
    </style:style>
    <style:style style:name="T1610" style:family="text">
      <style:text-properties officeooo:rsid="0de68e1f"/>
    </style:style>
    <style:style style:name="T1611" style:family="text">
      <style:text-properties officeooo:rsid="0de692c2"/>
    </style:style>
    <style:style style:name="T1612" style:family="text">
      <style:text-properties officeooo:rsid="0de79926"/>
    </style:style>
    <style:style style:name="T1613" style:family="text">
      <style:text-properties officeooo:rsid="0de79bb2"/>
    </style:style>
    <style:style style:name="T1614" style:family="text">
      <style:text-properties officeooo:rsid="0de81f39"/>
    </style:style>
    <style:style style:name="T1615" style:family="text">
      <style:text-properties officeooo:rsid="0de97b84"/>
    </style:style>
    <style:style style:name="T1616" style:family="text">
      <style:text-properties officeooo:rsid="0dea9241"/>
    </style:style>
    <style:style style:name="T1617" style:family="text">
      <style:text-properties officeooo:rsid="0dec26e0"/>
    </style:style>
    <style:style style:name="T1618" style:family="text">
      <style:text-properties officeooo:rsid="0dee128d"/>
    </style:style>
    <style:style style:name="T1619" style:family="text">
      <style:text-properties officeooo:rsid="0df23fbb"/>
    </style:style>
    <style:style style:name="T1620" style:family="text">
      <style:text-properties officeooo:rsid="0df37ff5"/>
    </style:style>
    <style:style style:name="T1621" style:family="text">
      <style:text-properties officeooo:rsid="0df72512"/>
    </style:style>
    <style:style style:name="T1622" style:family="text">
      <style:text-properties officeooo:rsid="0df787a5"/>
    </style:style>
    <style:style style:name="T1623" style:family="text">
      <style:text-properties officeooo:rsid="0df7d806"/>
    </style:style>
    <style:style style:name="T1624" style:family="text">
      <style:text-properties officeooo:rsid="0df8b60e"/>
    </style:style>
    <style:style style:name="T1625" style:family="text">
      <style:text-properties officeooo:rsid="0dfd456d"/>
    </style:style>
    <style:style style:name="T1626" style:family="text">
      <style:text-properties officeooo:rsid="0dfe038c"/>
    </style:style>
    <style:style style:name="T1627" style:family="text">
      <style:text-properties officeooo:rsid="0dfe4922"/>
    </style:style>
    <style:style style:name="T1628" style:family="text">
      <style:text-properties officeooo:rsid="0dfed179"/>
    </style:style>
    <style:style style:name="T1629" style:family="text">
      <style:text-properties officeooo:rsid="0e00911d"/>
    </style:style>
    <style:style style:name="T1630" style:family="text">
      <style:text-properties officeooo:rsid="0e03a3fe"/>
    </style:style>
    <style:style style:name="T1631" style:family="text">
      <style:text-properties officeooo:rsid="0e0525c7"/>
    </style:style>
    <style:style style:name="T1632" style:family="text">
      <style:text-properties officeooo:rsid="0e071731"/>
    </style:style>
    <style:style style:name="T1633" style:family="text">
      <style:text-properties officeooo:rsid="0e078d38"/>
    </style:style>
    <style:style style:name="T1634" style:family="text">
      <style:text-properties officeooo:rsid="0e0905d3"/>
    </style:style>
    <style:style style:name="T1635" style:family="text">
      <style:text-properties officeooo:rsid="0e0cb67b"/>
    </style:style>
    <style:style style:name="T1636" style:family="text">
      <style:text-properties officeooo:rsid="0e0e7c34"/>
    </style:style>
    <style:style style:name="T1637" style:family="text">
      <style:text-properties officeooo:rsid="0e0f13a6"/>
    </style:style>
    <style:style style:name="T1638" style:family="text">
      <style:text-properties officeooo:rsid="0e0f556f"/>
    </style:style>
    <style:style style:name="T1639" style:family="text">
      <style:text-properties officeooo:rsid="0e10fac2"/>
    </style:style>
    <style:style style:name="T1640" style:family="text">
      <style:text-properties officeooo:rsid="0e1751aa"/>
    </style:style>
    <style:style style:name="T1641" style:family="text">
      <style:text-properties officeooo:rsid="0e182e7d"/>
    </style:style>
    <style:style style:name="T1642" style:family="text">
      <style:text-properties officeooo:rsid="0e19d128"/>
    </style:style>
    <style:style style:name="T1643" style:family="text">
      <style:text-properties officeooo:rsid="0e1bf02f"/>
    </style:style>
    <style:style style:name="T1644" style:family="text">
      <style:text-properties officeooo:rsid="0e1da8d3"/>
    </style:style>
    <style:style style:name="T1645" style:family="text">
      <style:text-properties officeooo:rsid="0e1ed751"/>
    </style:style>
    <style:style style:name="T1646" style:family="text">
      <style:text-properties officeooo:rsid="0e233622"/>
    </style:style>
    <style:style style:name="T1647" style:family="text">
      <style:text-properties officeooo:rsid="0e23f3b9"/>
    </style:style>
    <style:style style:name="T1648" style:family="text">
      <style:text-properties officeooo:rsid="0e288940"/>
    </style:style>
    <style:style style:name="T1649" style:family="text">
      <style:text-properties officeooo:rsid="0e28a71a"/>
    </style:style>
    <style:style style:name="T1650" style:family="text">
      <style:text-properties officeooo:rsid="0e2a5a96"/>
    </style:style>
    <style:style style:name="T1651" style:family="text">
      <style:text-properties officeooo:rsid="0e2cf016"/>
    </style:style>
    <style:style style:name="T1652" style:family="text">
      <style:text-properties officeooo:rsid="0e2d7fbe"/>
    </style:style>
    <style:style style:name="T1653" style:family="text">
      <style:text-properties officeooo:rsid="0e2e2106"/>
    </style:style>
    <style:style style:name="T1654" style:family="text">
      <style:text-properties officeooo:rsid="0e308e1e"/>
    </style:style>
    <style:style style:name="T1655" style:family="text">
      <style:text-properties officeooo:rsid="0e30de5c"/>
    </style:style>
    <style:style style:name="T1656" style:family="text">
      <style:text-properties officeooo:rsid="0e336f63"/>
    </style:style>
    <style:style style:name="T1657" style:family="text">
      <style:text-properties officeooo:rsid="0e344e37"/>
    </style:style>
    <style:style style:name="T1658" style:family="text">
      <style:text-properties officeooo:rsid="0e34f6a9"/>
    </style:style>
    <style:style style:name="T1659" style:family="text">
      <style:text-properties officeooo:rsid="0e36bcce"/>
    </style:style>
    <style:style style:name="T1660" style:family="text">
      <style:text-properties officeooo:rsid="0e38a8ac"/>
    </style:style>
    <style:style style:name="T1661" style:family="text">
      <style:text-properties officeooo:rsid="0e3a92a6"/>
    </style:style>
    <style:style style:name="T1662" style:family="text">
      <style:text-properties officeooo:rsid="0e3b0b4b"/>
    </style:style>
    <style:style style:name="T1663" style:family="text">
      <style:text-properties officeooo:rsid="0e3b5f6a"/>
    </style:style>
    <style:style style:name="T1664" style:family="text">
      <style:text-properties officeooo:rsid="0e3e525b"/>
    </style:style>
    <style:style style:name="T1665" style:family="text">
      <style:text-properties officeooo:rsid="0e3f41b3"/>
    </style:style>
    <style:style style:name="T1666" style:family="text">
      <style:text-properties officeooo:rsid="0e448729"/>
    </style:style>
    <style:style style:name="T1667" style:family="text">
      <style:text-properties officeooo:rsid="0e456c6d"/>
    </style:style>
    <style:style style:name="T1668" style:family="text">
      <style:text-properties officeooo:rsid="0e48d8d2"/>
    </style:style>
    <style:style style:name="T1669" style:family="text">
      <style:text-properties officeooo:rsid="0e4acdb4"/>
    </style:style>
    <style:style style:name="T1670" style:family="text">
      <style:text-properties officeooo:rsid="0e4d295b"/>
    </style:style>
    <style:style style:name="T1671" style:family="text">
      <style:text-properties officeooo:rsid="0e4f471b"/>
    </style:style>
    <style:style style:name="T1672" style:family="text">
      <style:text-properties officeooo:rsid="0e508cd5"/>
    </style:style>
    <style:style style:name="T1673" style:family="text">
      <style:text-properties officeooo:rsid="0e556684"/>
    </style:style>
    <style:style style:name="T1674" style:family="text">
      <style:text-properties officeooo:rsid="0e5740b3"/>
    </style:style>
    <style:style style:name="T1675" style:family="text">
      <style:text-properties officeooo:rsid="0e575454"/>
    </style:style>
    <style:style style:name="T1676" style:family="text">
      <style:text-properties officeooo:rsid="0e58a960"/>
    </style:style>
    <style:style style:name="T1677" style:family="text">
      <style:text-properties officeooo:rsid="0e5c125f"/>
    </style:style>
    <style:style style:name="T1678" style:family="text">
      <style:text-properties officeooo:rsid="0e5c8c6f"/>
    </style:style>
    <style:style style:name="T1679" style:family="text">
      <style:text-properties officeooo:rsid="0e61eee5"/>
    </style:style>
    <style:style style:name="T1680" style:family="text">
      <style:text-properties officeooo:rsid="0e64cfbc"/>
    </style:style>
    <style:style style:name="T1681" style:family="text">
      <style:text-properties officeooo:rsid="0e680f3d"/>
    </style:style>
    <style:style style:name="T1682" style:family="text">
      <style:text-properties officeooo:rsid="0e6828ba"/>
    </style:style>
    <style:style style:name="T1683" style:family="text">
      <style:text-properties officeooo:rsid="0e685a5a"/>
    </style:style>
    <style:style style:name="T1684" style:family="text">
      <style:text-properties officeooo:rsid="0e690501"/>
    </style:style>
    <style:style style:name="T1685" style:family="text">
      <style:text-properties officeooo:rsid="0e6932b5"/>
    </style:style>
    <style:style style:name="T1686" style:family="text">
      <style:text-properties officeooo:rsid="0e6ae4c4"/>
    </style:style>
    <style:style style:name="T1687" style:family="text">
      <style:text-properties officeooo:rsid="0e6c1324"/>
    </style:style>
    <style:style style:name="T1688" style:family="text">
      <style:text-properties officeooo:rsid="0e7084c5"/>
    </style:style>
    <style:style style:name="T1689" style:family="text">
      <style:text-properties officeooo:rsid="0e73f525"/>
    </style:style>
    <style:style style:name="T1690" style:family="text">
      <style:text-properties officeooo:rsid="0e784916"/>
    </style:style>
    <style:style style:name="T1691" style:family="text">
      <style:text-properties officeooo:rsid="0e79e90b"/>
    </style:style>
    <style:style style:name="T1692" style:family="text">
      <style:text-properties officeooo:rsid="0e7b78c0"/>
    </style:style>
    <style:style style:name="T1693" style:family="text">
      <style:text-properties officeooo:rsid="0e7c0e63"/>
    </style:style>
    <style:style style:name="T1694" style:family="text">
      <style:text-properties officeooo:rsid="0e7d8a01"/>
    </style:style>
    <style:style style:name="T1695" style:family="text">
      <style:text-properties officeooo:rsid="0e7f05d5"/>
    </style:style>
    <style:style style:name="T1696" style:family="text">
      <style:text-properties officeooo:rsid="0e812c4f"/>
    </style:style>
    <style:style style:name="T1697" style:family="text">
      <style:text-properties officeooo:rsid="0e822ae8"/>
    </style:style>
    <style:style style:name="T1698" style:family="text">
      <style:text-properties officeooo:rsid="0e83ba5c"/>
    </style:style>
    <style:style style:name="T1699" style:family="text">
      <style:text-properties officeooo:rsid="0e84cb07"/>
    </style:style>
    <style:style style:name="T1700" style:family="text">
      <style:text-properties officeooo:rsid="0e862797"/>
    </style:style>
    <style:style style:name="T1701" style:family="text">
      <style:text-properties officeooo:rsid="0e87a071"/>
    </style:style>
    <style:style style:name="T1702" style:family="text">
      <style:text-properties officeooo:rsid="0e886194"/>
    </style:style>
    <style:style style:name="T1703" style:family="text">
      <style:text-properties officeooo:rsid="0e88ec4d"/>
    </style:style>
    <style:style style:name="T1704" style:family="text">
      <style:text-properties officeooo:rsid="0e8db29b"/>
    </style:style>
    <style:style style:name="T1705" style:family="text">
      <style:text-properties officeooo:rsid="0e8e89cb"/>
    </style:style>
    <style:style style:name="T1706" style:family="text">
      <style:text-properties officeooo:rsid="0e8fa9a8"/>
    </style:style>
    <style:style style:name="T1707" style:family="text">
      <style:text-properties officeooo:rsid="0e926f59"/>
    </style:style>
    <style:style style:name="T1708" style:family="text">
      <style:text-properties officeooo:rsid="0e94092d"/>
    </style:style>
    <style:style style:name="T1709" style:family="text">
      <style:text-properties officeooo:rsid="0e94908b"/>
    </style:style>
    <style:style style:name="T1710" style:family="text">
      <style:text-properties officeooo:rsid="0e9550ae"/>
    </style:style>
    <style:style style:name="T1711" style:family="text">
      <style:text-properties officeooo:rsid="0e960989"/>
    </style:style>
    <style:style style:name="T1712" style:family="text">
      <style:text-properties officeooo:rsid="0e97448e"/>
    </style:style>
    <style:style style:name="T1713" style:family="text">
      <style:text-properties officeooo:rsid="0e98c894"/>
    </style:style>
    <style:style style:name="T1714" style:family="text">
      <style:text-properties officeooo:rsid="0e9a2304"/>
    </style:style>
    <style:style style:name="T1715" style:family="text">
      <style:text-properties officeooo:rsid="0e9b251c"/>
    </style:style>
    <style:style style:name="T1716" style:family="text">
      <style:text-properties officeooo:rsid="0ea26c46"/>
    </style:style>
    <style:style style:name="T1717" style:family="text">
      <style:text-properties officeooo:rsid="0ea50bb2"/>
    </style:style>
    <style:style style:name="T1718" style:family="text">
      <style:text-properties officeooo:rsid="0ea570b6"/>
    </style:style>
    <style:style style:name="T1719" style:family="text">
      <style:text-properties officeooo:rsid="0ea7c23b"/>
    </style:style>
    <style:style style:name="T1720" style:family="text">
      <style:text-properties officeooo:rsid="0ea94f85"/>
    </style:style>
    <style:style style:name="T1721" style:family="text">
      <style:text-properties officeooo:rsid="0eb27f30"/>
    </style:style>
    <style:style style:name="T1722" style:family="text">
      <style:text-properties officeooo:rsid="0eb85a04"/>
    </style:style>
    <style:style style:name="T1723" style:family="text">
      <style:text-properties officeooo:rsid="0eb8b68b"/>
    </style:style>
    <style:style style:name="T1724" style:family="text">
      <style:text-properties officeooo:rsid="0eba4134"/>
    </style:style>
    <style:style style:name="T1725" style:family="text">
      <style:text-properties officeooo:rsid="0ebd9309"/>
    </style:style>
    <style:style style:name="T1726" style:family="text">
      <style:text-properties officeooo:rsid="0ec0103f"/>
    </style:style>
    <style:style style:name="T1727" style:family="text">
      <style:text-properties officeooo:rsid="0ec04adc"/>
    </style:style>
    <style:style style:name="T1728" style:family="text">
      <style:text-properties officeooo:rsid="0ec16dd4"/>
    </style:style>
    <style:style style:name="T1729" style:family="text">
      <style:text-properties officeooo:rsid="0ec3e444"/>
    </style:style>
    <style:style style:name="T1730" style:family="text">
      <style:text-properties officeooo:rsid="0ec4ff1d"/>
    </style:style>
    <style:style style:name="T1731" style:family="text">
      <style:text-properties officeooo:rsid="0ec639b7"/>
    </style:style>
    <style:style style:name="T1732" style:family="text">
      <style:text-properties officeooo:rsid="0ec6e52d"/>
    </style:style>
    <style:style style:name="T1733" style:family="text">
      <style:text-properties officeooo:rsid="0ecb2199"/>
    </style:style>
    <style:style style:name="T1734" style:family="text">
      <style:text-properties officeooo:rsid="0eccabef"/>
    </style:style>
    <style:style style:name="T1735" style:family="text">
      <style:text-properties officeooo:rsid="0ece770f"/>
    </style:style>
    <style:style style:name="T1736" style:family="text">
      <style:text-properties officeooo:rsid="0eced2c1"/>
    </style:style>
    <style:style style:name="T1737" style:family="text">
      <style:text-properties officeooo:rsid="0ed5075c"/>
    </style:style>
    <style:style style:name="T1738" style:family="text">
      <style:text-properties officeooo:rsid="0ed5af72"/>
    </style:style>
    <style:style style:name="T1739" style:family="text">
      <style:text-properties officeooo:rsid="0ed97b3a"/>
    </style:style>
    <style:style style:name="T1740" style:family="text">
      <style:text-properties officeooo:rsid="0ededbe5"/>
    </style:style>
    <style:style style:name="T1741" style:family="text">
      <style:text-properties officeooo:rsid="0ee2dd03"/>
    </style:style>
    <style:style style:name="T1742" style:family="text">
      <style:text-properties officeooo:rsid="0ee58d8c"/>
    </style:style>
    <style:style style:name="T1743" style:family="text">
      <style:text-properties officeooo:rsid="0ee597c2"/>
    </style:style>
    <style:style style:name="T1744" style:family="text">
      <style:text-properties officeooo:rsid="0ee6fe1f"/>
    </style:style>
    <style:style style:name="T1745" style:family="text">
      <style:text-properties officeooo:rsid="0eed8af0"/>
    </style:style>
    <style:style style:name="T1746" style:family="text">
      <style:text-properties officeooo:rsid="0eee7e3d"/>
    </style:style>
    <style:style style:name="T1747" style:family="text">
      <style:text-properties officeooo:rsid="0ef11f15"/>
    </style:style>
    <style:style style:name="T1748" style:family="text">
      <style:text-properties officeooo:rsid="0ef89795"/>
    </style:style>
    <style:style style:name="T1749" style:family="text">
      <style:text-properties officeooo:rsid="0efaafbb"/>
    </style:style>
    <style:style style:name="T1750" style:family="text">
      <style:text-properties officeooo:rsid="0efb41cf"/>
    </style:style>
    <style:style style:name="T1751" style:family="text">
      <style:text-properties officeooo:rsid="0efb8452"/>
    </style:style>
    <style:style style:name="T1752" style:family="text">
      <style:text-properties officeooo:rsid="0efbdaeb"/>
    </style:style>
    <style:style style:name="T1753" style:family="text">
      <style:text-properties officeooo:rsid="0efdf4c3"/>
    </style:style>
    <style:style style:name="T1754" style:family="text">
      <style:text-properties officeooo:rsid="0effa1b9"/>
    </style:style>
    <style:style style:name="T1755" style:family="text">
      <style:text-properties officeooo:rsid="0f009cf5"/>
    </style:style>
    <style:style style:name="T1756" style:family="text">
      <style:text-properties officeooo:rsid="0f02746f"/>
    </style:style>
    <style:style style:name="T1757" style:family="text">
      <style:text-properties officeooo:rsid="0f041296"/>
    </style:style>
    <style:style style:name="T1758" style:family="text">
      <style:text-properties officeooo:rsid="0f07c41a"/>
    </style:style>
    <style:style style:name="T1759" style:family="text">
      <style:text-properties officeooo:rsid="0f0ad6db"/>
    </style:style>
    <style:style style:name="T1760" style:family="text">
      <style:text-properties officeooo:rsid="0f0c5e45"/>
    </style:style>
    <style:style style:name="T1761" style:family="text">
      <style:text-properties officeooo:rsid="0f10db66"/>
    </style:style>
    <style:style style:name="T1762" style:family="text">
      <style:text-properties officeooo:rsid="0f128600"/>
    </style:style>
    <style:style style:name="T1763" style:family="text">
      <style:text-properties officeooo:rsid="0f1787a1"/>
    </style:style>
    <style:style style:name="T1764" style:family="text">
      <style:text-properties officeooo:rsid="0f184154"/>
    </style:style>
    <style:style style:name="T1765" style:family="text">
      <style:text-properties officeooo:rsid="0f18fd30"/>
    </style:style>
    <style:style style:name="T1766" style:family="text">
      <style:text-properties officeooo:rsid="0f1a26b1"/>
    </style:style>
    <style:style style:name="T1767" style:family="text">
      <style:text-properties officeooo:rsid="0f1ceb96"/>
    </style:style>
    <style:style style:name="T1768" style:family="text">
      <style:text-properties officeooo:rsid="0f1dad41"/>
    </style:style>
    <style:style style:name="T1769" style:family="text">
      <style:text-properties officeooo:rsid="0f1ef306"/>
    </style:style>
    <style:style style:name="T1770" style:family="text">
      <style:text-properties officeooo:rsid="0f1fb8c7"/>
    </style:style>
    <style:style style:name="T1771" style:family="text">
      <style:text-properties officeooo:rsid="0f216439"/>
    </style:style>
    <style:style style:name="T1772" style:family="text">
      <style:text-properties officeooo:rsid="0f23426f"/>
    </style:style>
    <style:style style:name="T1773" style:family="text">
      <style:text-properties officeooo:rsid="0f26af33"/>
    </style:style>
    <style:style style:name="T1774" style:family="text">
      <style:text-properties officeooo:rsid="0f2b7251"/>
    </style:style>
    <style:style style:name="T1775" style:family="text">
      <style:text-properties officeooo:rsid="0f2c9771"/>
    </style:style>
    <style:style style:name="T1776" style:family="text">
      <style:text-properties officeooo:rsid="0f2db536"/>
    </style:style>
    <style:style style:name="T1777" style:family="text">
      <style:text-properties officeooo:rsid="0f2e6fea"/>
    </style:style>
    <style:style style:name="T1778" style:family="text">
      <style:text-properties officeooo:rsid="0f2f8c2f"/>
    </style:style>
    <style:style style:name="T1779" style:family="text">
      <style:text-properties officeooo:rsid="0bc4ab9e"/>
    </style:style>
    <style:style style:name="T1780" style:family="text">
      <style:text-properties officeooo:rsid="0f30b818"/>
    </style:style>
    <style:style style:name="T1781" style:family="text">
      <style:text-properties officeooo:rsid="0f33b0b5"/>
    </style:style>
    <style:style style:name="T1782" style:family="text">
      <style:text-properties officeooo:rsid="0f35292a"/>
    </style:style>
    <style:style style:name="T1783" style:family="text">
      <style:text-properties officeooo:rsid="0f36fbdb"/>
    </style:style>
    <style:style style:name="T1784" style:family="text">
      <style:text-properties officeooo:rsid="0f3c73fc"/>
    </style:style>
    <style:style style:name="T1785" style:family="text">
      <style:text-properties officeooo:rsid="0f3e4972"/>
    </style:style>
    <style:style style:name="T1786" style:family="text">
      <style:text-properties officeooo:rsid="0f451189"/>
    </style:style>
    <style:style style:name="T1787" style:family="text">
      <style:text-properties officeooo:rsid="0f46c99f"/>
    </style:style>
    <style:style style:name="T1788" style:family="text">
      <style:text-properties officeooo:rsid="0f478180"/>
    </style:style>
    <style:style style:name="T1789" style:family="text">
      <style:text-properties officeooo:rsid="0f4c52e2"/>
    </style:style>
    <style:style style:name="T1790" style:family="text">
      <style:text-properties officeooo:rsid="0f4fce3a"/>
    </style:style>
    <style:style style:name="T1791" style:family="text">
      <style:text-properties officeooo:rsid="0f503e94"/>
    </style:style>
    <style:style style:name="T1792" style:family="text">
      <style:text-properties officeooo:rsid="0f592efc"/>
    </style:style>
    <style:style style:name="T1793" style:family="text">
      <style:text-properties officeooo:rsid="0f5ef45b"/>
    </style:style>
    <style:style style:name="T1794" style:family="text">
      <style:text-properties officeooo:rsid="0f5fd87b"/>
    </style:style>
    <style:style style:name="T1795" style:family="text">
      <style:text-properties officeooo:rsid="0f641d42"/>
    </style:style>
    <style:style style:name="T1796" style:family="text">
      <style:text-properties officeooo:rsid="0f64aba3"/>
    </style:style>
    <style:style style:name="T1797" style:family="text">
      <style:text-properties officeooo:rsid="0f65f31b"/>
    </style:style>
    <style:style style:name="T1798" style:family="text">
      <style:text-properties officeooo:rsid="0f697b61"/>
    </style:style>
    <style:style style:name="T1799" style:family="text">
      <style:text-properties officeooo:rsid="0f6bdc6f"/>
    </style:style>
    <style:style style:name="T1800" style:family="text">
      <style:text-properties officeooo:rsid="0f6f331b"/>
    </style:style>
    <style:style style:name="T1801" style:family="text">
      <style:text-properties officeooo:rsid="0f6ffebe"/>
    </style:style>
    <style:style style:name="T1802" style:family="text">
      <style:text-properties officeooo:rsid="0f711e70"/>
    </style:style>
    <style:style style:name="T1803" style:family="text">
      <style:text-properties officeooo:rsid="0a0eac73"/>
    </style:style>
    <style:style style:name="T1804" style:family="text">
      <style:text-properties officeooo:rsid="0f740b34"/>
    </style:style>
    <style:style style:name="T1805" style:family="text">
      <style:text-properties officeooo:rsid="0f75502c"/>
    </style:style>
    <style:style style:name="T1806" style:family="text">
      <style:text-properties officeooo:rsid="0f76adee"/>
    </style:style>
    <style:style style:name="T1807" style:family="text">
      <style:text-properties officeooo:rsid="0f79ef88"/>
    </style:style>
    <style:style style:name="T1808" style:family="text">
      <style:text-properties officeooo:rsid="0f7b6689"/>
    </style:style>
    <style:style style:name="T1809" style:family="text">
      <style:text-properties officeooo:rsid="0f7c4388"/>
    </style:style>
    <style:style style:name="T1810" style:family="text">
      <style:text-properties officeooo:rsid="0f7f2853"/>
    </style:style>
    <style:style style:name="T1811" style:family="text">
      <style:text-properties officeooo:rsid="0f7f48b4"/>
    </style:style>
    <style:style style:name="T1812" style:family="text">
      <style:text-properties officeooo:rsid="0f7f7d78"/>
    </style:style>
    <style:style style:name="T1813" style:family="text">
      <style:text-properties officeooo:rsid="0f85284f"/>
    </style:style>
    <style:style style:name="T1814" style:family="text">
      <style:text-properties officeooo:rsid="0f86e3c7"/>
    </style:style>
    <style:style style:name="T1815" style:family="text">
      <style:text-properties officeooo:rsid="0f889e4c"/>
    </style:style>
    <style:style style:name="T1816" style:family="text">
      <style:text-properties officeooo:rsid="0f8bdc8c"/>
    </style:style>
    <style:style style:name="T1817" style:family="text">
      <style:text-properties officeooo:rsid="0f8f98af"/>
    </style:style>
    <style:style style:name="T1818" style:family="text">
      <style:text-properties officeooo:rsid="0f99c66e"/>
    </style:style>
    <style:style style:name="T1819" style:family="text">
      <style:text-properties officeooo:rsid="0f9dcdc1"/>
    </style:style>
    <style:style style:name="T1820" style:family="text">
      <style:text-properties officeooo:rsid="0f9fb36d"/>
    </style:style>
    <style:style style:name="T1821" style:family="text">
      <style:text-properties officeooo:rsid="0fa02ede"/>
    </style:style>
    <style:style style:name="T1822" style:family="text">
      <style:text-properties officeooo:rsid="0fa16066"/>
    </style:style>
    <style:style style:name="T1823" style:family="text">
      <style:text-properties officeooo:rsid="0fa398e2"/>
    </style:style>
    <style:style style:name="T1824" style:family="text">
      <style:text-properties officeooo:rsid="0fa5422f"/>
    </style:style>
    <style:style style:name="T1825" style:family="text">
      <style:text-properties officeooo:rsid="0faa0ba8"/>
    </style:style>
    <style:style style:name="T1826" style:family="text">
      <style:text-properties officeooo:rsid="0fac859d"/>
    </style:style>
    <style:style style:name="T1827" style:family="text">
      <style:text-properties officeooo:rsid="0fada30a"/>
    </style:style>
    <style:style style:name="T1828" style:family="text">
      <style:text-properties officeooo:rsid="0faf9fc1"/>
    </style:style>
    <style:style style:name="T1829" style:family="text">
      <style:text-properties officeooo:rsid="0fb07609"/>
    </style:style>
    <style:style style:name="T1830" style:family="text">
      <style:text-properties officeooo:rsid="0fb1300e"/>
    </style:style>
    <style:style style:name="T1831" style:family="text">
      <style:text-properties officeooo:rsid="0fb30b6f"/>
    </style:style>
    <style:style style:name="T1832" style:family="text">
      <style:text-properties officeooo:rsid="0fb71fbc"/>
    </style:style>
    <style:style style:name="T1833" style:family="text">
      <style:text-properties officeooo:rsid="0fb8bec9"/>
    </style:style>
    <style:style style:name="T1834" style:family="text">
      <style:text-properties officeooo:rsid="0fb9f1a9"/>
    </style:style>
    <style:style style:name="T1835" style:family="text">
      <style:text-properties officeooo:rsid="0fba92e7"/>
    </style:style>
    <style:style style:name="T1836" style:family="text">
      <style:text-properties officeooo:rsid="0fbd1996"/>
    </style:style>
    <style:style style:name="T1837" style:family="text">
      <style:text-properties officeooo:rsid="0fbddcc8"/>
    </style:style>
    <style:style style:name="T1838" style:family="text">
      <style:text-properties officeooo:rsid="0fbe63b0"/>
    </style:style>
    <style:style style:name="T1839" style:family="text">
      <style:text-properties officeooo:rsid="0fbfba00"/>
    </style:style>
    <style:style style:name="T1840" style:family="text">
      <style:text-properties officeooo:rsid="0fc0eb06"/>
    </style:style>
    <style:style style:name="T1841" style:family="text">
      <style:text-properties officeooo:rsid="0fc1faae"/>
    </style:style>
    <style:style style:name="T1842" style:family="text">
      <style:text-properties officeooo:rsid="0fc4f70b"/>
    </style:style>
    <style:style style:name="T1843" style:family="text">
      <style:text-properties officeooo:rsid="0fc8627e"/>
    </style:style>
    <style:style style:name="T1844" style:family="text">
      <style:text-properties officeooo:rsid="0fc9fb86"/>
    </style:style>
    <style:style style:name="T1845" style:family="text">
      <style:text-properties officeooo:rsid="0fcad7f2"/>
    </style:style>
    <style:style style:name="T1846" style:family="text">
      <style:text-properties officeooo:rsid="0fcd65ab"/>
    </style:style>
    <style:style style:name="T1847" style:family="text">
      <style:text-properties officeooo:rsid="0fd1af1b"/>
    </style:style>
    <style:style style:name="T1848" style:family="text">
      <style:text-properties officeooo:rsid="0fd39f9b"/>
    </style:style>
    <style:style style:name="T1849" style:family="text">
      <style:text-properties officeooo:rsid="0fd8329d"/>
    </style:style>
    <style:style style:name="T1850" style:family="text">
      <style:text-properties officeooo:rsid="0fd9c186"/>
    </style:style>
    <style:style style:name="T1851" style:family="text">
      <style:text-properties officeooo:rsid="0fda7f5f"/>
    </style:style>
    <style:style style:name="T1852" style:family="text">
      <style:text-properties officeooo:rsid="0fdb8262"/>
    </style:style>
    <style:style style:name="T1853" style:family="text">
      <style:text-properties officeooo:rsid="0fdc9e32"/>
    </style:style>
    <style:style style:name="T1854" style:family="text">
      <style:text-properties officeooo:rsid="0fde315b"/>
    </style:style>
    <style:style style:name="T1855" style:family="text">
      <style:text-properties officeooo:rsid="0fde7b52"/>
    </style:style>
    <style:style style:name="T1856" style:family="text">
      <style:text-properties officeooo:rsid="0fe23c64"/>
    </style:style>
    <style:style style:name="T1857" style:family="text">
      <style:text-properties officeooo:rsid="0fe52187"/>
    </style:style>
    <style:style style:name="T1858" style:family="text">
      <style:text-properties officeooo:rsid="0fe5c9f7"/>
    </style:style>
    <style:style style:name="T1859" style:family="text">
      <style:text-properties officeooo:rsid="0feab9ab"/>
    </style:style>
    <style:style style:name="T1860" style:family="text">
      <style:text-properties officeooo:rsid="0feadb3e"/>
    </style:style>
    <style:style style:name="T1861" style:family="text">
      <style:text-properties officeooo:rsid="0ff72a20"/>
    </style:style>
    <style:style style:name="T1862" style:family="text">
      <style:text-properties officeooo:rsid="0ffb8bbf"/>
    </style:style>
    <style:style style:name="T1863" style:family="text">
      <style:text-properties officeooo:rsid="0ffd835c"/>
    </style:style>
    <style:style style:name="T1864" style:family="text">
      <style:text-properties officeooo:rsid="0fffacf1"/>
    </style:style>
    <style:style style:name="T1865" style:family="text">
      <style:text-properties officeooo:rsid="10019896"/>
    </style:style>
    <style:style style:name="T1866" style:family="text">
      <style:text-properties officeooo:rsid="1001c040"/>
    </style:style>
    <style:style style:name="T1867" style:family="text">
      <style:text-properties officeooo:rsid="1002ae1d"/>
    </style:style>
    <style:style style:name="T1868" style:family="text">
      <style:text-properties officeooo:rsid="1002f4a2"/>
    </style:style>
    <style:style style:name="T1869" style:family="text">
      <style:text-properties officeooo:rsid="1004a83a"/>
    </style:style>
    <style:style style:name="T1870" style:family="text">
      <style:text-properties officeooo:rsid="10067a88"/>
    </style:style>
    <style:style style:name="T1871" style:family="text">
      <style:text-properties officeooo:rsid="047bd7da"/>
    </style:style>
    <style:style style:name="T1872" style:family="text">
      <style:text-properties officeooo:rsid="100ce8d8"/>
    </style:style>
    <style:style style:name="T1873" style:family="text">
      <style:text-properties officeooo:rsid="100dc55d"/>
    </style:style>
    <style:style style:name="T1874" style:family="text">
      <style:text-properties officeooo:rsid="100df57b"/>
    </style:style>
    <style:style style:name="T1875" style:family="text">
      <style:text-properties officeooo:rsid="100e2829"/>
    </style:style>
    <style:style style:name="T1876" style:family="text">
      <style:text-properties officeooo:rsid="100e39eb"/>
    </style:style>
    <style:style style:name="T1877" style:family="text">
      <style:text-properties officeooo:rsid="10111ac9"/>
    </style:style>
    <style:style style:name="T1878" style:family="text">
      <style:text-properties officeooo:rsid="101120c7"/>
    </style:style>
    <style:style style:name="T1879" style:family="text">
      <style:text-properties officeooo:rsid="1012b95f"/>
    </style:style>
    <style:style style:name="T1880" style:family="text">
      <style:text-properties officeooo:rsid="1014579b"/>
    </style:style>
    <style:style style:name="T1881" style:family="text">
      <style:text-properties officeooo:rsid="1015f5c3"/>
    </style:style>
    <style:style style:name="T1882" style:family="text">
      <style:text-properties officeooo:rsid="1017df2c"/>
    </style:style>
    <style:style style:name="T1883" style:family="text">
      <style:text-properties officeooo:rsid="1019293b"/>
    </style:style>
    <style:style style:name="T1884" style:family="text">
      <style:text-properties officeooo:rsid="102390bc"/>
    </style:style>
    <style:style style:name="T1885" style:family="text">
      <style:text-properties officeooo:rsid="102524a1"/>
    </style:style>
    <style:style style:name="T1886" style:family="text">
      <style:text-properties officeooo:rsid="0c60ed75"/>
    </style:style>
    <style:style style:name="T1887" style:family="text">
      <style:text-properties officeooo:rsid="102a4e87"/>
    </style:style>
    <style:style style:name="T1888" style:family="text">
      <style:text-properties officeooo:rsid="102ad204"/>
    </style:style>
    <style:style style:name="T1889" style:family="text">
      <style:text-properties officeooo:rsid="102bb5ff"/>
    </style:style>
    <style:style style:name="T1890" style:family="text">
      <style:text-properties officeooo:rsid="102da411"/>
    </style:style>
    <style:style style:name="T1891" style:family="text">
      <style:text-properties officeooo:rsid="102e445f"/>
    </style:style>
    <style:style style:name="T1892" style:family="text">
      <style:text-properties officeooo:rsid="102e9cde"/>
    </style:style>
    <style:style style:name="T1893" style:family="text">
      <style:text-properties officeooo:rsid="102f7fdf"/>
    </style:style>
    <style:style style:name="T1894" style:family="text">
      <style:text-properties officeooo:rsid="10315d3b"/>
    </style:style>
    <style:style style:name="T1895" style:family="text">
      <style:text-properties officeooo:rsid="10339018"/>
    </style:style>
    <style:style style:name="T1896" style:family="text">
      <style:text-properties officeooo:rsid="10351d4c"/>
    </style:style>
    <style:style style:name="T1897" style:family="text">
      <style:text-properties officeooo:rsid="103850df"/>
    </style:style>
    <style:style style:name="T1898" style:family="text">
      <style:text-properties officeooo:rsid="1038a6c0"/>
    </style:style>
    <style:style style:name="T1899" style:family="text">
      <style:text-properties officeooo:rsid="10392064"/>
    </style:style>
    <style:style style:name="T1900" style:family="text">
      <style:text-properties officeooo:rsid="1039d7a4"/>
    </style:style>
    <style:style style:name="T1901" style:family="text">
      <style:text-properties officeooo:rsid="103a4c39"/>
    </style:style>
    <style:style style:name="T1902" style:family="text">
      <style:text-properties officeooo:rsid="103c0bd4"/>
    </style:style>
    <style:style style:name="T1903" style:family="text">
      <style:text-properties officeooo:rsid="1042eeeb"/>
    </style:style>
    <style:style style:name="T1904" style:family="text">
      <style:text-properties officeooo:rsid="10449f50"/>
    </style:style>
    <style:style style:name="T1905" style:family="text">
      <style:text-properties officeooo:rsid="10487524"/>
    </style:style>
    <style:style style:name="T1906" style:family="text">
      <style:text-properties officeooo:rsid="104b5c7f"/>
    </style:style>
    <style:style style:name="T1907" style:family="text">
      <style:text-properties officeooo:rsid="104cb072"/>
    </style:style>
    <style:style style:name="T1908" style:family="text">
      <style:text-properties officeooo:rsid="104d1482"/>
    </style:style>
    <style:style style:name="T1909" style:family="text">
      <style:text-properties officeooo:rsid="1050cbbe"/>
    </style:style>
    <style:style style:name="T1910" style:family="text">
      <style:text-properties officeooo:rsid="1053eb5f"/>
    </style:style>
    <style:style style:name="T1911" style:family="text">
      <style:text-properties officeooo:rsid="10560b18"/>
    </style:style>
    <style:style style:name="T1912" style:family="text">
      <style:text-properties officeooo:rsid="105781fb"/>
    </style:style>
    <style:style style:name="T1913" style:family="text">
      <style:text-properties officeooo:rsid="105a47cb"/>
    </style:style>
    <style:style style:name="T1914" style:family="text">
      <style:text-properties officeooo:rsid="105d2272"/>
    </style:style>
    <style:style style:name="T1915" style:family="text">
      <style:text-properties officeooo:rsid="105d3f84"/>
    </style:style>
    <style:style style:name="T1916" style:family="text">
      <style:text-properties officeooo:rsid="105f272d"/>
    </style:style>
    <style:style style:name="T1917" style:family="text">
      <style:text-properties officeooo:rsid="105f4a89"/>
    </style:style>
    <style:style style:name="T1918" style:family="text">
      <style:text-properties officeooo:rsid="106315a4"/>
    </style:style>
    <style:style style:name="T1919" style:family="text">
      <style:text-properties officeooo:rsid="106466fa"/>
    </style:style>
    <style:style style:name="T1920" style:family="text">
      <style:text-properties officeooo:rsid="106619c5"/>
    </style:style>
    <style:style style:name="T1921" style:family="text">
      <style:text-properties officeooo:rsid="1067699a"/>
    </style:style>
    <style:style style:name="T1922" style:family="text">
      <style:text-properties officeooo:rsid="1067d1a6"/>
    </style:style>
    <style:style style:name="T1923" style:family="text">
      <style:text-properties officeooo:rsid="106839ff"/>
    </style:style>
    <style:style style:name="T1924" style:family="text">
      <style:text-properties officeooo:rsid="1068835c"/>
    </style:style>
    <style:style style:name="T1925" style:family="text">
      <style:text-properties officeooo:rsid="106a4945"/>
    </style:style>
    <style:style style:name="T1926" style:family="text">
      <style:text-properties officeooo:rsid="1070c762"/>
    </style:style>
    <style:style style:name="T1927" style:family="text">
      <style:text-properties officeooo:rsid="1079966b"/>
    </style:style>
    <style:style style:name="T1928" style:family="text">
      <style:text-properties officeooo:rsid="107acaa3"/>
    </style:style>
    <style:style style:name="T1929" style:family="text">
      <style:text-properties officeooo:rsid="107cabf9"/>
    </style:style>
    <style:style style:name="T1930" style:family="text">
      <style:text-properties officeooo:rsid="107d4f0e"/>
    </style:style>
    <style:style style:name="T1931" style:family="text">
      <style:text-properties officeooo:rsid="107e8af2"/>
    </style:style>
    <style:style style:name="T1932" style:family="text">
      <style:text-properties officeooo:rsid="107fb2e9"/>
    </style:style>
    <style:style style:name="T1933" style:family="text">
      <style:text-properties officeooo:rsid="108107ae"/>
    </style:style>
    <style:style style:name="T1934" style:family="text">
      <style:text-properties officeooo:rsid="1082c474"/>
    </style:style>
    <style:style style:name="T1935" style:family="text">
      <style:text-properties officeooo:rsid="108501fc"/>
    </style:style>
    <style:style style:name="T1936" style:family="text">
      <style:text-properties officeooo:rsid="108522dc"/>
    </style:style>
    <style:style style:name="T1937" style:family="text">
      <style:text-properties officeooo:rsid="108799cf"/>
    </style:style>
    <style:style style:name="T1938" style:family="text">
      <style:text-properties officeooo:rsid="10887371"/>
    </style:style>
    <style:style style:name="T1939" style:family="text">
      <style:text-properties officeooo:rsid="108a4404"/>
    </style:style>
    <style:style style:name="T1940" style:family="text">
      <style:text-properties officeooo:rsid="108b9976"/>
    </style:style>
    <style:style style:name="T1941" style:family="text">
      <style:text-properties officeooo:rsid="108d7890"/>
    </style:style>
    <style:style style:name="T1942" style:family="text">
      <style:text-properties officeooo:rsid="108f6349"/>
    </style:style>
    <style:style style:name="T1943" style:family="text">
      <style:text-properties officeooo:rsid="10916c1c"/>
    </style:style>
    <style:style style:name="T1944" style:family="text">
      <style:text-properties officeooo:rsid="1091cfff"/>
    </style:style>
    <style:style style:name="T1945" style:family="text">
      <style:text-properties officeooo:rsid="1092d9de"/>
    </style:style>
    <style:style style:name="T1946" style:family="text">
      <style:text-properties officeooo:rsid="1092f7ee"/>
    </style:style>
    <style:style style:name="T1947" style:family="text">
      <style:text-properties officeooo:rsid="10933fcd"/>
    </style:style>
    <style:style style:name="T1948" style:family="text">
      <style:text-properties officeooo:rsid="10949a79"/>
    </style:style>
    <style:style style:name="T1949" style:family="text">
      <style:text-properties officeooo:rsid="10954dbd"/>
    </style:style>
    <style:style style:name="T1950" style:family="text">
      <style:text-properties officeooo:rsid="10957be6"/>
    </style:style>
    <style:style style:name="T1951" style:family="text">
      <style:text-properties officeooo:rsid="10977946"/>
    </style:style>
    <style:style style:name="T1952" style:family="text">
      <style:text-properties officeooo:rsid="10984e68"/>
    </style:style>
    <style:style style:name="T1953" style:family="text">
      <style:text-properties officeooo:rsid="10993c69"/>
    </style:style>
    <style:style style:name="T1954" style:family="text">
      <style:text-properties officeooo:rsid="109a2e4c"/>
    </style:style>
    <style:style style:name="T1955" style:family="text">
      <style:text-properties officeooo:rsid="109a7866"/>
    </style:style>
    <style:style style:name="T1956" style:family="text">
      <style:text-properties officeooo:rsid="109c722d"/>
    </style:style>
    <style:style style:name="T1957" style:family="text">
      <style:text-properties officeooo:rsid="109d3d31"/>
    </style:style>
    <style:style style:name="T1958" style:family="text">
      <style:text-properties officeooo:rsid="109d6ab6"/>
    </style:style>
    <style:style style:name="T1959" style:family="text">
      <style:text-properties officeooo:rsid="10a1002d"/>
    </style:style>
    <style:style style:name="T1960" style:family="text">
      <style:text-properties officeooo:rsid="10a28232"/>
    </style:style>
    <style:style style:name="T1961" style:family="text">
      <style:text-properties officeooo:rsid="10a5aa84"/>
    </style:style>
    <style:style style:name="T1962" style:family="text">
      <style:text-properties officeooo:rsid="10a788f3"/>
    </style:style>
    <style:style style:name="T1963" style:family="text">
      <style:text-properties officeooo:rsid="10aa8896"/>
    </style:style>
    <style:style style:name="T1964" style:family="text">
      <style:text-properties officeooo:rsid="10ab8e56"/>
    </style:style>
    <style:style style:name="T1965" style:family="text">
      <style:text-properties officeooo:rsid="10acde90"/>
    </style:style>
    <style:style style:name="T1966" style:family="text">
      <style:text-properties officeooo:rsid="10adfc85"/>
    </style:style>
    <style:style style:name="T1967" style:family="text">
      <style:text-properties officeooo:rsid="10af0763"/>
    </style:style>
    <style:style style:name="T1968" style:family="text">
      <style:text-properties officeooo:rsid="10b0820b"/>
    </style:style>
    <style:style style:name="T1969" style:family="text">
      <style:text-properties officeooo:rsid="10b13236"/>
    </style:style>
    <style:style style:name="T1970" style:family="text">
      <style:text-properties officeooo:rsid="10b19b44"/>
    </style:style>
    <style:style style:name="T1971" style:family="text">
      <style:text-properties officeooo:rsid="10b28785"/>
    </style:style>
    <style:style style:name="T1972" style:family="text">
      <style:text-properties officeooo:rsid="10b3506c"/>
    </style:style>
    <style:style style:name="T1973" style:family="text">
      <style:text-properties officeooo:rsid="10b52645"/>
    </style:style>
    <style:style style:name="T1974" style:family="text">
      <style:text-properties officeooo:rsid="10b696f2"/>
    </style:style>
    <style:style style:name="T1975" style:family="text">
      <style:text-properties officeooo:rsid="10b75d6d"/>
    </style:style>
    <style:style style:name="T1976" style:family="text">
      <style:text-properties officeooo:rsid="10b7c3e8"/>
    </style:style>
    <style:style style:name="T1977" style:family="text">
      <style:text-properties officeooo:rsid="10bac7c0"/>
    </style:style>
    <style:style style:name="T1978" style:family="text">
      <style:text-properties officeooo:rsid="10bbb7c8"/>
    </style:style>
    <style:style style:name="T1979" style:family="text">
      <style:text-properties officeooo:rsid="10bc4f83"/>
    </style:style>
    <style:style style:name="T1980" style:family="text">
      <style:text-properties officeooo:rsid="10be1a53"/>
    </style:style>
    <style:style style:name="T1981" style:family="text">
      <style:text-properties officeooo:rsid="10c3a034"/>
    </style:style>
    <style:style style:name="T1982" style:family="text">
      <style:text-properties officeooo:rsid="10c56f65"/>
    </style:style>
    <style:style style:name="T1983" style:family="text">
      <style:text-properties officeooo:rsid="10c68d73"/>
    </style:style>
    <style:style style:name="T1984" style:family="text">
      <style:text-properties officeooo:rsid="10c7f0a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4"><text:span text:style-name="T1400">Памяти</text:span> Никлаус<text:span text:style-name="T1400">а</text:span> Вирт<text:span text:style-name="T1400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59">Алфавит языка включает в себя:</text:p>
      <text:list xml:id="list1404690497" text:style-name="L1">
        <text:list-item>
          <text:p text:style-name="P836">пробельные символы: пробел, табуляция, возврат каретки, перевод строки;</text:p>
        </text:list-item>
        <text:list-item>
          <text:p text:style-name="P835"><text:span text:style-name="T988">буквы латиницы: </text:span><text:span text:style-name="Source_20_Text"><text:span text:style-name="T988">A-Z</text:span></text:span><text:span text:style-name="T988"> и </text:span><text:span text:style-name="Source_20_Text"><text:span text:style-name="T988">a-z</text:span></text:span><text:span text:style-name="T988">;</text:span></text:p>
        </text:list-item>
        <text:list-item>
          <text:p text:style-name="P837">буквы кириллицы: <text:span text:style-name="Source_20_Text">А-Я</text:span> и <text:span text:style-name="Source_20_Text">а-я</text:span>;</text:p>
        </text:list-item>
        <text:list-item>
          <text:p text:style-name="P837">арабские цифры: <text:span text:style-name="Source_20_Text">0-9</text:span>;</text:p>
        </text:list-item>
        <text:list-item>
          <text:p text:style-name="P835"><text:span text:style-name="T988">символы:</text:span><text:span text:style-name="Source_20_Text"><text:span text:style-name="T988"> _ </text:span></text:span><text:span text:style-name="Source_20_Text"><text:span text:style-name="T989">+ - * \ / % ^ = &lt; &gt; ! &amp; | ~ : ; . , ( ) [ ] { } </text:span></text:span><text:span text:style-name="Source_20_Text"><text:span text:style-name="T990">$ # ` ' " </text:span></text:span><text:span text:style-name="Source_20_Text"><text:span text:style-name="T991">№</text:span></text:span></text:p>
        </text:list-item>
      </text:list>
      <text:p text:style-name="P385"><text:span text:style-name="T992">Строковые и символьные литералы в исходном коде могут содержать любые символы, допустимые в кодировке UTF-8, </text:span><text:span text:style-name="T993">за исключением символов возврата каретки, перевода строки и нулевого символа</text:span><text:span text:style-name="T992">.</text:span></text:p>
      <text:p text:style-name="P386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1">Лексемы язык<text:span text:style-name="T100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4">равнозначны пробелу и </text:span>не имеют специального синтаксического значения, с той оговоркой, что:</text:p>
      <text:list xml:id="list3358373145" text:style-name="L2">
        <text:list-item>
          <text:p text:style-name="P838"><text:span text:style-name="T1003">перевод строки и возврат каретки</text:span> недопустимы в<text:span text:style-name="T1008">нутри</text:span> строковых и символьных литерал<text:span text:style-name="T1008">ов</text:span>;</text:p>
        </text:list-item>
        <text:list-item>
          <text:p text:style-name="P838"><text:span text:style-name="T1003">перевод строки и возврат каретки считаются окончанием</text:span><text:span text:style-name="T1009"> </text:span><text:span text:style-name="T1003">однострочного комментария.</text:span></text:p>
        </text:list-item>
      </text:list>
      <text:p text:style-name="P361"><text:span text:style-name="T1003">В остальном</text:span><text:span text:style-name="T997">, </text:span>разбиение исходного текста на строки остаётся <text:span text:style-name="T1010">полностью </text:span>на усмотрение программиста.</text:p>
      <text:p text:style-name="P362">В тех случаях, когда <text:span text:style-name="T1011">Клаус может распознать </text:span><text:span text:style-name="T998">лексемы однозначно, отделять их </text:span><text:span text:style-name="T999">друг от друга </text:span><text:span text:style-name="T998">пробельными символами не требуется.</text:span></text:p>
      <text:p text:style-name="P360">В языке Клаус <text:span text:style-name="T1073">есть</text:span> следующие виды лексических единиц:</text:p>
      <text:list xml:id="list2195719072" text:style-name="L3">
        <text:list-item>
          <text:p text:style-name="P840"><text:span text:style-name="T19">Ключевое слово</text:span><text:span text:style-name="T994"> </text:span><text:span text:style-name="T1007">(зарезервированное слово) </text:span><text:span text:style-name="T994">— слово, состоящее только из букв кириллицы </text:span><text:span text:style-name="T99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2">одинаковое</text:span><text:span text:style-name="T995"> значение, например, </text:span><text:span text:style-name="Source_20_Text"><text:span text:style-name="T995">любой любая любое</text:span></text:span><text:span text:style-name="T995"> </text:span><text:span text:style-name="T1002">или</text:span><text:span text:style-name="T995"> </text:span><text:span text:style-name="Source_20_Text"><text:span text:style-name="T995">целое </text:span></text:span><text:span text:style-name="Source_20_Text"><text:span text:style-name="T1792">целые </text:span></text:span><text:span text:style-name="Source_20_Text"><text:span text:style-name="T995">целых</text:span></text:span><text:span text:style-name="T995">, и т.п. </text:span><text:span text:style-name="T996">Перечень ключевых слов и их синонимов приведён в соответствующем разделе.</text:span></text:p>
        </text:list-item>
        <text:list-item>
          <text:p text:style-name="P839"><text:span text:style-name="T1">Идентификатор</text:span> <text:span text:style-name="T1571">(имя) </text:span>— слово, состоящее из букв <text:span text:style-name="T100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00">и их параметров</text:span>, подпрограмм и их параметров, типов данных, констант, переменных, исключений и их параметров, полей структур<text:span text:style-name="T1001">.</text:span></text:p>
        </text:list-item>
        <text:list-item>
          <text:p text:style-name="P841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7">круглые и квадратные скобки, </text:span><text:span text:style-name="T1014">точка, двоеточие,</text:span><text:span text:style-name="T1007"> а также другие знаки, имеющие специальное синтаксическое значение.</text:span></text:p>
        </text:list-item>
        <text:list-item>
          <text:p text:style-name="P842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43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3">конца строки — т.е., до </text:span>ближайшего символа перевода строки или возврата каретки.</text:p>
        </text:list-item>
        <text:list-item>
          <text:p text:style-name="P844"><text:span text:style-name="T1">Многострочный комментарий</text:span> — любой текст, начиная от <text:span text:style-name="T1757">комбинации символов</text:span> «<text:span text:style-name="Source_20_Text">/*</text:span>» и до ближайшей <text:span text:style-name="T1757">комбинации символов</text:span> «<text:span text:style-name="Source_20_Text">*/</text:span>». <text:span text:style-name="T1015">Вложенные многострочные</text:span> <text:span text:style-name="T101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4">В нижеследующем списке к<text:span text:style-name="T1321">лючевые слова, перечисленные в одной строке, являются синонимами — т.е., в исходном тексте </text:span><text:span text:style-name="T41">программист </text:span><text:span text:style-name="T1321">может использовать люб</text:span><text:span text:style-name="T41">ую</text:span><text:span text:style-name="T1321"> из перечисленных словоформ </text:span><text:span text:style-name="T44">по своему усмотрению</text:span><text:span text:style-name="T132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68"><text:span text:style-name="T46">П</text:span><text:span text:style-name="T42">ример:</text:span></text:p>
      <text:p text:style-name="P365">типы<text:line-break/> <text:s text:c="3"/><text:span text:style-name="T722">с: строка;<text:line-break/> <text:s text:c="3"/>ц</text:span><text:span text:style-name="T1786">1, ц2</text:span><text:span text:style-name="T722">: цел</text:span><text:span text:style-name="T1786">ы</text:span><text:span text:style-name="T722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4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6">» и «</text:span><text:span text:style-name="Source_20_Text"><text:span text:style-name="T851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8">ы</text:span><text:span text:style-name="T66">, однако, наде</text:span><text:span text:style-name="T578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5">бросить</text:p>
      <text:p text:style-name="P365">вв</text:p>
      <text:p text:style-name="P365">вернуть вернуться</text:p>
      <text:p text:style-name="P365">вх</text:p>
      <text:p text:style-name="P365">выбор</text:p>
      <text:p text:style-name="P365">вых</text:p>
      <text:p text:style-name="P365">да</text:p>
      <text:p text:style-name="P365">дальше</text:p>
      <text:p text:style-name="P365">для</text:p>
      <text:p text:style-name="P365">до</text:p>
      <text:p text:style-name="P365">дробное дробные дробных</text:p>
      <text:p text:style-name="P365">если</text:p>
      <text:p text:style-name="P365">есть</text:p>
      <text:p text:style-name="P365">завершить</text:p>
      <text:p text:style-name="P365">задача</text:p>
      <text:p text:style-name="P365">и</text:p>
      <text:p text:style-name="P365"><text:soft-page-break/>из</text:p>
      <text:p text:style-name="P365">или</text:p>
      <text:p text:style-name="P365">иначе</text:p>
      <text:p text:style-name="P365">исключение исключения</text:p>
      <text:p text:style-name="P652">используется используются</text:p>
      <text:p text:style-name="P365">каждый каждого каждой</text:p>
      <text:p text:style-name="P365">ключ</text:p>
      <text:p text:style-name="P365">когда</text:p>
      <text:p text:style-name="P365">константа константы</text:p>
      <text:p text:style-name="P681">курс</text:p>
      <text:p text:style-name="P365">либо</text:p>
      <text:p text:style-name="P365">логическое логические логических</text:p>
      <text:p text:style-name="P365">любой любая любое</text:p>
      <text:p text:style-name="P365">массив массивы массивов</text:p>
      <text:p text:style-name="P365">момент моменты моментов</text:p>
      <text:p text:style-name="P365">напоследок</text:p>
      <text:p text:style-name="P365">начало</text:p>
      <text:p text:style-name="P365">не</text:p>
      <text:p text:style-name="P365">нет</text:p>
      <text:p text:style-name="P365">нету</text:p>
      <text:p text:style-name="P365">ничего</text:p>
      <text:p text:style-name="P365">обратный</text:p>
      <text:p text:style-name="P365">объект объекты объектов</text:p>
      <text:p text:style-name="P365">окончание конец</text:p>
      <text:p text:style-name="P365">от</text:p>
      <text:p text:style-name="P365">ошибка</text:p>
      <text:p text:style-name="P365">переменная переменные</text:p>
      <text:p text:style-name="P680">повторить</text:p>
      <text:p text:style-name="P365">пока</text:p>
      <text:p text:style-name="P365">прервать</text:p>
      <text:p text:style-name="P365">программа</text:p>
      <text:p text:style-name="P365">продолжить</text:p>
      <text:p text:style-name="P365">процедура</text:p>
      <text:p text:style-name="P365">пусто</text:p>
      <text:p text:style-name="P680">раз раза</text:p>
      <text:p text:style-name="P365">символ символы символов</text:p>
      <text:p text:style-name="P365">словарь словари словарей</text:p>
      <text:p text:style-name="P365">сообщение</text:p>
      <text:p text:style-name="P365">строка строки строк</text:p>
      <text:p text:style-name="P365">структура структуры структур</text:p>
      <text:p text:style-name="P365">тип типы</text:p>
      <text:p text:style-name="P365">то</text:p>
      <text:p text:style-name="P365">тогда</text:p>
      <text:p text:style-name="P365">точность</text:p>
      <text:p text:style-name="P365">функция</text:p>
      <text:p text:style-name="P365">целое целые целых</text:p>
      <text:p text:style-name="P365">цикл</text:p>
      <text:h text:style-name="Heading_20_1" text:outline-level="1">Структура <text:span text:style-name="T1021">исходного кода</text:span></text:h>
      <text:p text:style-name="P366">Программа на языке Клаус, а также любая подпрограмма — процедура или функция — состоит из заголовка, <text:span text:style-name="T1068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6">в круглых скобках следует </text:span><text:soft-page-break/><text:span text:style-name="T1787">объявление</text:span><text:span text:style-name="T1016"> единственного параметра, принимаемого программой, который всегда должен быть </text:span><text:span text:style-name="T1787">определён</text:span><text:span text:style-name="T1016"> как входной и иметь тип </text:span><text:span text:style-name="Source_20_Text"><text:span text:style-name="T1016">массив строк</text:span></text:span><text:span text:style-name="T1016">.</text:span></text:p>
      <text:p text:style-name="P367"><text:span text:style-name="T1024">З</text:span><text:span text:style-name="T1017">аголов</text:span><text:span text:style-name="T1024">ок</text:span><text:span text:style-name="T1017"> программы завершается знаком «</text:span><text:span text:style-name="Source_20_Text"><text:span text:style-name="T1017">;</text:span></text:span><text:span text:style-name="T1017">».</text:span></text:p>
      <text:p text:style-name="P391">программа <text:span text:style-name="T1046">Пустая</text:span>;<text:line-break/><text:span text:style-name="T1018">начало<text:line-break/> <text:s text:c="3"/>ничего;<text:line-break/>окончание.</text:span></text:p>
      <text:p text:style-name="P391"/>
      <text:p text:style-name="P484">программа Эхо(арг: массив строк);<text:line-break/>переменн<text:span text:style-name="T1323">ые</text:span><text:line-break/> <text:s text:c="3"/><text:span text:style-name="T1322">к</text:span>: целое;<text:line-break/> <text:s text:c="3"/>рзд: строка = "";<text:line-break/>начало<text:line-break/> <text:s text:c="3"/>для <text:span text:style-name="T1322">к</text:span> от 0 до длина(арг)-1 цикл начало<text:line-break/> <text:s text:c="7"/>вывести(рзд, арг[<text:span text:style-name="T1322">к</text:span>]);<text:line-break/> <text:s text:c="7"/>рзд := " ";<text:line-break/> <text:s text:c="3"/><text:span text:style-name="T1322">конец</text:span>;<text:line-break/> <text:s text:c="3"/>вывести(НС);<text:line-break/>окончание.</text:p>
      <text:p text:style-name="P36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20">объявленным</text:span> выше него по тексту исходного кода.</text:p>
      <text:p text:style-name="P369">Тело программы <text:span text:style-name="T101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0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0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3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26">1Задание1 </text:span><text:span text:style-name="T1933">практикум</text:span><text:span text:style-name="T1926"> ВводныйКурс;<text:line-break/>начало<text:line-break/> <text:s text:c="3"/>вывести("Привет, Мироздание!");<text:line-break/>окончание.</text:span></text:p>
      <text:p text:style-name="P370">В нынешней версии Клаус<text:span text:style-name="T192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696" text:outline-level="2">Подключение модулей</text:h>
      <text:p text:style-name="P656">Модулем в языке Клаус называется <text:span text:style-name="T1861">именованная </text:span>библиотека, содержащая определения типов данных, констант, переменных, исключений, процедур и функций. <text:span text:style-name="T1861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61">используется</text:span></text:span><text:span text:style-name="T1861">.</text:span></text:p>
      <text:p text:style-name="P657">Перечень модулей, <text:span text:style-name="T1868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62">в</text:span>след за ним через запятую должны быть перечислены имена используемых модулей,<text:span text:style-name="T1862"> </text:span><text:span text:style-name="T1865">в конце списка требуется </text:span><text:span text:style-name="T1862">знак «</text:span><text:span text:style-name="Source_20_Text"><text:span text:style-name="T1862">;</text:span></text:span><text:span text:style-name="T1862">».</text:span></text:p>
      <text:p text:style-name="Исходный_20_код"><text:span text:style-name="T1863">п</text:span>рограмма Пример;<text:line-break/><text:span text:style-name="T1863">используются<text:line-break/> <text:s text:c="3"/>Терм</text:span><text:span text:style-name="T1883">инал</text:span><text:span text:style-name="T1863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9">и считается первым в списке используемых модулей</text:span>.</text:p>
      <text:p text:style-name="P658">В нынешней версии языка не<text:span text:style-name="T1864">т </text:span>возможност<text:span text:style-name="T1864">и создавать собственные модули. </text:span><text:span text:style-name="T1865">Однако, </text:span><text:span text:style-name="T1866">программисты могут использовать несколько встроенных модулей, описанных в разделе «</text:span><text:span text:style-name="T1882">Встроенная б</text:span><text:span text:style-name="T1867">иблиотека</text:span><text:span text:style-name="T1866">» </text:span><text:span text:style-name="T1870">настоящего руководства</text:span><text:span text:style-name="T1866">.</text:span></text:p>
      <text:h text:style-name="Heading_20_2" text:outline-level="2"><text:span text:style-name="T1022">Определение</text:span> подпрограмм<text:span text:style-name="T1045">ы</text:span></text:h>
      <text:p text:style-name="P371">В языке Клаус существует две разновидности подпрограмм: процедуры и функции. Они полностью идентичны во всём, за <text:span text:style-name="T1026">тем </text:span>исключением, что функция возвращает значение, а процедура <text:span text:style-name="T1047">не возвращает</text:span>.</text:p>
      <text:p text:style-name="P372">Подпрограммы могут быть определены в <text:span text:style-name="T1069">разделе</text:span> определений основной программы, либо <text:span text:style-name="T1145">в разделах определений</text:span> других подпрограмм с произвольным уровнем вложенности.</text:p>
      <text:p text:style-name="P37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3">Далее <text:span text:style-name="T102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11">обязательно должны быть указаны пустые круглые</text:span><text:span text:style-name="T1027"> </text:span>скобки.</text:p>
      <text:p text:style-name="P374">Затем, только <text:span text:style-name="T104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3">Безымянное определение типа данных в этом случае не допускается.</text:span></text:p>
      <text:p text:style-name="P375">Заголовок подпрограммы <text:span text:style-name="T1025">завершается знаком «</text:span><text:span text:style-name="Source_20_Text"><text:span text:style-name="T1025">;</text:span></text:span><text:span text:style-name="T1025">».</text:span></text:p>
      <text:p text:style-name="P376"><text:span text:style-name="T1070">Раздел</text:span> определений подпрограммы и её тело <text:span text:style-name="T1071">устроены так же</text:span>, <text:span text:style-name="T1071">как</text:span> <text:span text:style-name="T1071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7">В Клаусе определено три режима передачи параметров в подпрограммы: входные, выходные и проходные параметры.</text:p>
      <text:p text:style-name="P378">Значение входного параметра непосредственно переда<text:span text:style-name="T103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9">им</text:span> было перед вызовом.</text:p>
      <text:p text:style-name="P378">В качестве входных параметров можно указывать переменные, константы, буквальные значения и выражения, включая вызовы функций.</text:p>
      <text:p text:style-name="P37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3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0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1">без изменений</text:span>, а значения выходных обнуляются перед вызовом подпрограммы.</text:p>
      <text:p text:style-name="P38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3">Ключевое слово </text:span><text:span text:style-name="Source_20_Text"><text:span text:style-name="T1033">вх</text:span></text:span><text:span text:style-name="T1033"> можно опустить, в таком случае параметр будет считаться входным.</text:span></text:p>
      <text:p text:style-name="P38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13">Для каждого из параметров можно указать несколько синоним</text:span><text:span text:style-name="T1814">ичных имён</text:span><text:span text:style-name="T1813">, разделив их знаком «</text:span><text:span text:style-name="Source_20_Text"><text:span text:style-name="T1813">/</text:span></text:span><text:span text:style-name="T1813">».</text:span></text:p>
      <text:p text:style-name="P383">В качестве типов параметров можно использовать ключевые слова, соответствующие простым типам Клаус<text:span text:style-name="T1928">а</text:span>, а также идентификаторы ранее объявленных типов <text:span text:style-name="T1040">данных</text:span>. Безымянные определения типов в данном случае не допускаются. Единственным исключением из этого правила является <text:span text:style-name="T103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14" text:outline-level="3"><text:span text:style-name="T1424">Предварительное</text:span> определение</text:h>
      <text:p text:style-name="P501">Предварительное определение подпрограммы представляет собой её заголовок, <text:span text:style-name="T1425">после которого вместо тела подпрограммы указано ключевое слово </text:span><text:span text:style-name="Source_20_Text"><text:span text:style-name="T1425">дальше</text:span></text:span><text:span text:style-name="T1425"> и знак «</text:span><text:span text:style-name="Source_20_Text"><text:span text:style-name="T1425">;</text:span></text:span><text:span text:style-name="T1425">».</text:span></text:p>
      <text:p text:style-name="Исходный_20_код">функция мояФункция(а, б: целое): дробное; дальше;</text:p>
      <text:p text:style-name="P502">Если в исходном коде дано такое предварительное определение, то <text:span text:style-name="T1428">в той же области видимости </text:span>ниже по тексту должно <text:span text:style-name="T1426">располагаться</text:span> полное определение этой подпрограммы, <text:span text:style-name="T1427">включая её тело, </text:span>причём заголовок должен точно совпадать с заголовком в предварительном определении.</text:p>
      <text:p text:style-name="P503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12">()</text:span>;<text:line-break/><text:span text:style-name="T1034">начало<text:line-break/> <text:s text:c="3"/>ничего;<text:line-break/>окончание;</text:span></text:p>
      <text:p text:style-name="Исходный_20_код"/>
      <text:p text:style-name="P392">функция синус(х: дробное): дробное;<text:line-break/>начало<text:line-break/> <text:s text:c="3"/>вернуть sin(х);<text:line-break/>окончание;</text:p>
      <text:p text:style-name="P393"><text:line-break/><text:span text:style-name="T1036">функция </text:span><text:span text:style-name="T1044">к</text:span><text:span text:style-name="T103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3"/>
      <text:p text:style-name="P393"><text:span text:style-name="T1035">тип Точка = структура<text:line-break/> <text:s text:c="3"/></text:span><text:span text:style-name="T1573">г</text:span><text:span text:style-name="T1035">, </text:span><text:span text:style-name="T1573">в</text:span><text:span text:style-name="T1035">: целое;<text:line-break/>конец;<text:line-break/><text:line-break/>функция </text:span><text:span text:style-name="T1572">тчк</text:span><text:span text:style-name="T1035">(</text:span><text:span text:style-name="T1037">х</text:span><text:span text:style-name="T1035">, </text:span><text:span text:style-name="T1037">у</text:span><text:span text:style-name="T1035">: целое): Точка;<text:line-break/>переменная<text:line-break/> <text:s text:c="3"/>т: Точка;<text:line-break/>начало<text:line-break/></text:span><text:soft-page-break/><text:span text:style-name="T1035"> <text:s text:c="3"/>т.</text:span><text:span text:style-name="T1573">г</text:span><text:span text:style-name="T1035"> := </text:span><text:span text:style-name="T1038">х</text:span><text:span text:style-name="T1035">;<text:line-break/> <text:s text:c="3"/>т.</text:span><text:span text:style-name="T1573">в</text:span><text:span text:style-name="T1035"> := </text:span><text:span text:style-name="T1037">у</text:span><text:span text:style-name="T1035">;<text:line-break/> <text:s text:c="3"/>вернуть т;<text:line-break/>окончание;</text:span></text:p>
      <text:p text:style-name="P392"/>
      <text:p text:style-name="Исходный_20_код"><text:span text:style-name="T1043">процедура</text:span><text:span text:style-name="T1035"> </text:span><text:span text:style-name="T1043">подвинуть</text:span><text:span text:style-name="T1035">(</text:span><text:span text:style-name="T1043">вв т: Точка; </text:span><text:span text:style-name="T1048">вх </text:span><text:span text:style-name="T1043">д</text:span><text:span text:style-name="T1037">х</text:span><text:span text:style-name="T1035">, </text:span><text:span text:style-name="T1043">д</text:span><text:span text:style-name="T1037">у</text:span><text:span text:style-name="T1035">: целое);<text:line-break/>начало<text:line-break/> <text:s text:c="3"/>т.</text:span><text:span text:style-name="T1574">г</text:span><text:span text:style-name="T1035"> </text:span><text:span text:style-name="T1043">+</text:span><text:span text:style-name="T1035">= </text:span><text:span text:style-name="T1043">д</text:span><text:span text:style-name="T1038">х</text:span><text:span text:style-name="T1035">;<text:line-break/> <text:s text:c="3"/>т.</text:span><text:span text:style-name="T1574">в</text:span><text:span text:style-name="T1035"> </text:span><text:span text:style-name="T1043">+</text:span><text:span text:style-name="T1035">= </text:span><text:span text:style-name="T1043">д</text:span><text:span text:style-name="T1037">у</text:span><text:span text:style-name="T1035">;<text:line-break/>окончание;</text:span></text:p>
      <text:p text:style-name="Исходный_20_код"/>
      <text:p text:style-name="P504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6">имена</text:span> должны быть уникальны — т.е., ни одно имя не может совпадать с другим именем, объявленным в той же области видимости. <text:span text:style-name="T1049">Регистр букв в именах </text:span><text:span text:style-name="T1052">не учитывается — </text:span><text:span text:style-name="T1049">т.е., </text:span><text:span text:style-name="T1060">слова</text:span><text:span text:style-name="T1049"> </text:span><text:span text:style-name="Source_20_Text"><text:span text:style-name="T1049">имя</text:span></text:span><text:span text:style-name="T1049">, </text:span><text:span text:style-name="Source_20_Text"><text:span text:style-name="T1049">ИМЯ</text:span></text:span><text:span text:style-name="T1049"> и </text:span><text:span text:style-name="Source_20_Text"><text:span text:style-name="T1049">Имя</text:span></text:span><text:span text:style-name="T1049"> считаются совпадающими.</text:span></text:p>
      <text:p text:style-name="P387">Область видимости подпрограммы является вложенной по отношению к основной программе или <text:span text:style-name="T1056">к </text:span>объемлющей подпрограмме, в которой она определена. <text:span text:style-name="T1050">Имена, объявленные во вложенной области видимости, могут совпадать с именами, объявленными в объемлющ</text:span><text:span text:style-name="T1051">их</text:span><text:span text:style-name="T1050"> област</text:span><text:span text:style-name="T1051">ях</text:span><text:span text:style-name="T1050"> видимости, </text:span><text:span text:style-name="T1051">но не друг с другом</text:span><text:span text:style-name="T1050">.</text:span></text:p>
      <text:p text:style-name="P388">К области видимости основной программы относятся:</text:p>
      <text:list xml:id="list4046684863" text:style-name="L4">
        <text:list-item>
          <text:p text:style-name="P845">Имя программы;</text:p>
        </text:list-item>
        <text:list-item>
          <text:p text:style-name="P845">Имя входного параметра программы, если он объявлен;</text:p>
        </text:list-item>
        <text:list-item>
          <text:p text:style-name="P845">Все имена, объявленные в области определений программы.</text:p>
        </text:list-item>
      </text:list>
      <text:p text:style-name="P389"><text:span text:style-name="T1055">По аналогии</text:span>, к области видимости подпрограммы относятся имя подпрограммы, имена её параметров и вс<text:span text:style-name="T1052">е</text:span> локально объявленные имена.</text:p>
      <text:p text:style-name="P38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4">С</text:span><text:span text:style-name="T1053">ледовательно, имя подпрограммы должно быть уникально в обеих </text:span><text:span text:style-name="T1063">этих </text:span><text:span text:style-name="T1053">областях.</text:span></text:p>
      <text:p text:style-name="P390">При обращении к идентификатору в исходном <text:span text:style-name="T1059">коде</text:span> программы <text:span text:style-name="T1064">имя разрешается по следующим правилам</text:span>:</text:p>
      <text:list xml:id="list3280817382" text:style-name="L5">
        <text:list-item>
          <text:p text:style-name="P846"><text:span text:style-name="T1064">Выполняется п</text:span><text:span text:style-name="T1057">оиск </text:span><text:span text:style-name="T1072">имени</text:span><text:span text:style-name="T1057"> в локальной области видимости, </text:span><text:span text:style-name="T1072">среди тех имён, что объявлены выше по тексту исходного кода</text:span><text:span text:style-name="T1057">;</text:span></text:p>
        </text:list-item>
        <text:list-item>
          <text:p text:style-name="P847">Если имя не найдено, <text:span text:style-name="T1064">то</text:span> <text:span text:style-name="T1064">выполняется </text:span>поиск <text:span text:style-name="T1072">выше по тексту </text:span>в<text:span text:style-name="T1065">о всех</text:span> объемлющих областях видимости, по порядку <text:span text:style-name="T1058">изнутри наружу</text:span>;</text:p>
        </text:list-item>
      </text:list>
      <text:p text:style-name="P394">Иными слова<text:span text:style-name="T1061">ми</text:span>, <text:span text:style-name="T1062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7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5"><text:soft-page-break/>Имена, объявленные во вложенных областях видимости, никогда не видны из объемлющих областей.</text:p>
      <text:p text:style-name="P654"><text:span text:style-name="T1859">Модули, подключаемые с помощью конструкции </text:span><text:span text:style-name="Source_20_Text"><text:span text:style-name="T1859">используется</text:span></text:span><text:span text:style-name="T1859">, становятся внешними областями видимости по отношению к основной программе</text:span>. <text:span text:style-name="T1859">Если идентификатор не найден в пределах программы, то выполняется поиск в каждом из подключённых модулей </text:span><text:span text:style-name="T1860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5">Глобальные определения типов <text:span text:style-name="T1111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1">в теле основной программы, а также во всех вложенных областях видимости — </text:span><text:span text:style-name="T1133">в </text:span><text:span text:style-name="T1111">процедурах и функциях, — если не перекрыты в них локальными определениями.</text:span></text:p>
      <text:p text:style-name="P406">Любая подпрограмма имеет собственный раздел определений <text:span text:style-name="T113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6">Во всех случаях <text:span text:style-name="T1134">видны только</text:span> те определения, которые были даны выше по тексту исходного кода. <text:span text:style-name="T113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2">тип мойТип = массив целых;<text:line-break/> <text:s text:c="3"/>константа Пи = 3.1415926;<text:line-break/> <text:s text:c="3"/></text:span><text:span text:style-name="T1113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8">Определения</text:span> типов</text:h>
      <text:p text:style-name="P408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10">Объявление типа начинается с идентификатора <text:span text:style-name="T1342">(или нескольких идентификаторов, разделённых знаком «</text:span><text:span text:style-name="Source_20_Text"><text:span text:style-name="T1342">/</text:span></text:span><text:span text:style-name="T1342">»)</text:span>, за которым<text:span text:style-name="T1343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28">данных</text:span>, идентификатор ранее объявленного типа, либо определение составного типа — массива, словаря или структуры. <text:span text:style-name="T1114">После каждого определения должен следовать знак «</text:span><text:span text:style-name="Source_20_Text"><text:span text:style-name="T1114">;</text:span></text:span><text:span text:style-name="T1114">».</text:span></text:p>
      <text:p text:style-name="Исходный_20_код">программа Пример;<text:line-break/><text:span text:style-name="T1114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6">п1, п2: целое;<text:line-break/> <text:s text:c="7"/>п3: строка;</text:span><text:span text:style-name="T1114"><text:line-break/> <text:s text:c="3"/>окончание;<text:line-break/></text:span><text:soft-page-break/><text:span text:style-name="T1114">начало<text:line-break/> <text:s text:c="3"/></text:span><text:span text:style-name="T1117">ничего;</text:span><text:span text:style-name="T1114"><text:line-break/>окончание.</text:span></text:p>
      <text:p text:style-name="P41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9">Параметры исключений могут иметь только простой тип, обозначаемый ключевым словом языка.</text:span></text:p>
      <text:p text:style-name="P490">Объявлени<text:span text:style-name="T1121">е</text:span> типов, имеющих различные имена, но <text:span text:style-name="T1120">эквивалентные</text:span> определения, зачастую использу<text:span text:style-name="T1121">е</text:span>тся для улучшения читаемости исходного кода <text:span text:style-name="T1122">п</text:span>рограммы.</text:p>
      <text:p text:style-name="P488">Если в объявлении типа данных указано несколько идентификаторов <text:span text:style-name="T1344">через «</text:span><text:span text:style-name="Source_20_Text"><text:span text:style-name="T1344">/</text:span></text:span><text:span text:style-name="T1344">»</text:span>, то <text:span text:style-name="T1345">все </text:span>эти идентификаторы являются синонимами, <text:span text:style-name="T1346">т.е.</text:span> в исходном коде <text:span text:style-name="T1348">для улучшения читаемости </text:span>может использоваться любой из них, <text:span text:style-name="T1347">на усмотрение программиста</text:span>.</text:p>
      <text:p text:style-name="P487">программа Пример;<text:line-break/><text:span text:style-name="T1114">тип<text:line-break/> <text:s text:c="3"/></text:span>Точка/Точек<text:span text:style-name="T1114"> = </text:span>структура<text:line-break/> <text:s text:c="7"/>x: дробное;<text:line-break/> <text:s text:c="7"/>y: дробное;<text:line-break/> <text:s text:c="3"/>окончание<text:span text:style-name="T1114">;<text:line-break/></text:span>переменные<text:line-break/> <text:s text:c="3"/>т: Точка;<text:line-break/> <text:s text:c="3"/>мт: массив Точек;<text:span text:style-name="T1114"><text:line-break/>начало<text:line-break/> <text:s text:c="3"/></text:span><text:span text:style-name="T1117">ничего;</text:span><text:span text:style-name="T1114"><text:line-break/>окончание.</text:span></text:p>
      <text:p text:style-name="P411">Синтаксис определений составных типов <text:span text:style-name="T1115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4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08">Секция определений <text:span text:style-name="T1123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3">констант</text:span></text:span><text:span text:style-name="Source_20_Text"><text:span text:style-name="T1127">а</text:span></text:span> или <text:span text:style-name="Source_20_Text"><text:span text:style-name="T1123">константы</text:span></text:span>, за которым следует одно или несколько объявлений <text:span text:style-name="T1123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12">Объявление <text:span text:style-name="T1124">константы</text:span> начинается с идентификатора <text:span text:style-name="T1342">(или нескольких идентификаторов, разделённых знаком «</text:span><text:span text:style-name="Source_20_Text"><text:span text:style-name="T1342">/</text:span></text:span><text:span text:style-name="T1342">»)</text:span>, за которым следует знак «<text:span text:style-name="Source_20_Text">=</text:span>», а за ним — <text:span text:style-name="T1124">буквальное значение, имя ранее определённой константы или выражение</text:span>. <text:span text:style-name="T1114">После каждого определения должен следовать знак «</text:span><text:span text:style-name="Source_20_Text"><text:span text:style-name="T1114">;</text:span></text:span><text:span text:style-name="T1114">».</text:span></text:p>
      <text:p text:style-name="P616"><text:span text:style-name="T1779">Если </text:span><text:span text:style-name="T1780">для константы</text:span><text:span text:style-name="T1779"> указано несколько </text:span><text:span text:style-name="T1780">имён</text:span><text:span text:style-name="T1779"> </text:span><text:span text:style-name="T1344">через «</text:span><text:span text:style-name="Source_20_Text"><text:span text:style-name="T1344">/</text:span></text:span><text:span text:style-name="T1344">»</text:span><text:span text:style-name="T1779">, то </text:span><text:span text:style-name="T1345">все </text:span><text:span text:style-name="T1779">эти </text:span><text:span text:style-name="T1780">имена</text:span><text:span text:style-name="T1779"> являются синонимами, </text:span><text:span text:style-name="T1346">т.е.</text:span><text:span text:style-name="T1779"> в исходном коде </text:span><text:span text:style-name="T1348">для улучшения читаемости </text:span><text:span text:style-name="T1779">может использоваться любо</text:span><text:span text:style-name="T1780">е</text:span><text:span text:style-name="T1779"> из них, </text:span><text:span text:style-name="T1347">на усмотрение программиста</text:span><text:span text:style-name="T1779">.</text:span></text:p>
      <text:p text:style-name="P616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6"><text:span text:style-name="T1777">Если т</text:span>ип константы не указан явно, он определяется исходя из типа указанного буквального значения или выражения. <text:span text:style-name="T1777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8">специально указано как </text:span>дробн<text:span text:style-name="T1128">ое</text:span>: <text:span text:style-name="Source_20_Text">1.0</text:span> или <text:span text:style-name="Source_20_Text">1э0</text:span>.</text:p>
      <text:p text:style-name="P41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25">Обращени</text:span><text:span text:style-name="T1126">я</text:span><text:span text:style-name="T1125"> к переменным и вызовы функций в таком выражении недопустимы.</text:span></text:p>
      <text:p text:style-name="P618"><text:soft-page-break/>программа Пример;<text:line-break/><text:span text:style-name="T1128">константы<text:line-break/> <text:s text:c="3"/></text:span><text:span text:style-name="T1131">целыйН</text:span><text:span text:style-name="T1128">уль = 0;<text:line-break/> <text:s text:c="3"/>дробныйНуль = 0.0;<text:line-break/> <text:s text:c="3"/>не</text:span><text:span text:style-name="T1934">ч</text:span><text:span text:style-name="T1128">исло = 0 / 0;<text:line-break/> <text:s text:c="3"/>бесконечность = 1 / 0;<text:line-break/> <text:s text:c="3"/></text:span><text:span text:style-name="T1130">Пи = 3.1415926;<text:line-break/> <text:s text:c="3"/>прямойУгол = Пи / </text:span><text:span text:style-name="T1132">2;<text:line-break/> <text:s text:c="3"/></text:span><text:span text:style-name="T1778">т: Точка = {г = 10, в = 20};</text:span><text:line-break/><text:span text:style-name="T1128">начало<text:line-break/> <text:s text:c="3"/>ничего;<text:line-break/>окончание.</text:span></text:p>
      <text:h text:style-name="P697" text:outline-level="2">Определения <text:span text:style-name="T1137">переменных</text:span></text:h>
      <text:p text:style-name="P415"><text:span text:style-name="T1137">Переменная</text:span> представляет собой именованное значение простого <text:span text:style-name="T1137">или составного </text:span>типа, которое может меняться в процессе выполнения программы. <text:span text:style-name="T113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7">.</text:span></text:p>
      <text:p text:style-name="P418"><text:span text:style-name="T1138">Для переменных составных типов начальное значение </text:span><text:span text:style-name="T1146">не может быть указано</text:span>.</text:p>
      <text:p text:style-name="P407">Секция определений <text:span text:style-name="T113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9">переменная</text:span></text:span> или <text:span text:style-name="Source_20_Text"><text:span text:style-name="T1139">переменные</text:span></text:span>, за которым следует одно или несколько объявлений <text:span text:style-name="T114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07"><text:span text:style-name="T1142">Объявление</text:span> <text:span text:style-name="T1141">переменной</text:span> начинается с идентификатора <text:span text:style-name="T1141">или </text:span><text:span text:style-name="T1785">списка</text:span><text:span text:style-name="T1141"> идентификаторов, перечисленных через запятую — так можно объявить несколько однотипных переменных. </text:span><text:span text:style-name="T1781">Каждый из идентификаторов в списке может иметь несколько синонимов, перечисленных через «</text:span><text:span text:style-name="Source_20_Text"><text:span text:style-name="T1781">/</text:span></text:span><text:span text:style-name="T1781">». </text:span><text:span text:style-name="T1141">Затем</text:span> следует знак «<text:span text:style-name="Source_20_Text">:</text:span>», а за ним — <text:span text:style-name="T1141">определение типа переменной</text:span>. <text:span text:style-name="T1141">После этого может быть указан знак «</text:span><text:span text:style-name="Source_20_Text"><text:span text:style-name="T1141">=</text:span></text:span><text:span text:style-name="T1141">» и начальное значение.</text:span> <text:span text:style-name="T1141">К</text:span><text:span text:style-name="T1114">аждо</text:span><text:span text:style-name="T1141">е</text:span><text:span text:style-name="T1114"> </text:span><text:span text:style-name="T1147">объявление</text:span><text:span text:style-name="T1114"> </text:span><text:span text:style-name="T1141">завершается знаком</text:span><text:span text:style-name="T1114"> «</text:span><text:span text:style-name="Source_20_Text"><text:span text:style-name="T1114">;</text:span></text:span><text:span text:style-name="T1114">».</text:span></text:p>
      <text:p text:style-name="P617"><text:span text:style-name="T1779">Если </text:span><text:span text:style-name="T1780">для </text:span><text:span text:style-name="T1782">переменной</text:span><text:span text:style-name="T1779"> указано несколько </text:span><text:span text:style-name="T1780">имён</text:span><text:span text:style-name="T1779"> </text:span><text:span text:style-name="T1344">через «</text:span><text:span text:style-name="Source_20_Text"><text:span text:style-name="T1344">/</text:span></text:span><text:span text:style-name="T1344">»</text:span><text:span text:style-name="T1779">, то </text:span><text:span text:style-name="T1345">все </text:span><text:span text:style-name="T1779">эти </text:span><text:span text:style-name="T1780">имена</text:span><text:span text:style-name="T1779"> являются синонимами, </text:span><text:span text:style-name="T1346">т.е.</text:span><text:span text:style-name="T1779"> в исходном коде </text:span><text:span text:style-name="T1348">для улучшения читаемости </text:span><text:span text:style-name="T1779">может использоваться любо</text:span><text:span text:style-name="T1780">е</text:span><text:span text:style-name="T1779"> из них, </text:span><text:span text:style-name="T1347">на усмотрение программиста</text:span><text:span text:style-name="T1779">. </text:span><text:span text:style-name="T1782">Следует иметь в виду, что имена, перечисленные через «</text:span><text:span text:style-name="Source_20_Text"><text:span text:style-name="T1782">/</text:span></text:span><text:span text:style-name="T1782">», являются именами одной </text:span><text:span text:style-name="T1783">и той же </text:span><text:span text:style-name="T1782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1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1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2">одновременно</text:span> объявляются несколько переменных <text:span text:style-name="T1143">через запятую</text:span>, то все они получат одинаковые начальные значения.</text:p>
      <text:p text:style-name="P420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25">считается, что </text:span>переменная <text:span text:style-name="T1825">относится к</text:span> ближайшей объемлющей области видимости — т.е., <text:span text:style-name="T1825">к</text:span> <text:span text:style-name="T1154">раздел</text:span><text:span text:style-name="T1825">у</text:span><text:span text:style-name="T1154"> определений </text:span>той подпрограмм<text:span text:style-name="T1154">ы</text:span>, которая содержит <text:span text:style-name="T1155">инструкцию перехвата</text:span>. Однако, <text:span text:style-name="T1824">обращение к</text:span> такой переменной <text:span text:style-name="T1824">возможно только в пределах инструкции перехвата исключения, в которой она объявлена</text:span>.</text:p>
      <text:p text:style-name="P470">программа Пример;<text:line-break/><text:span text:style-name="T1149">тип<text:line-break/> <text:s text:c="3"/></text:span><text:span text:style-name="T1152">к</text:span><text:span text:style-name="T1149">омплексное = структура<text:line-break/> <text:s text:c="7"/>д: дробное;<text:line-break/> <text:s text:c="7"/>м: дробное;<text:line-break/> <text:s text:c="3"/>окончание;</text:span><text:line-break/><text:soft-page-break/><text:span text:style-name="T1148">переменные</text:span><text:span text:style-name="T1128"><text:line-break/> <text:s text:c="3"/></text:span><text:span text:style-name="T1148">стр: строка</text:span><text:span text:style-name="T1128"> = "</text:span><text:span text:style-name="T1148">Новая строка</text:span><text:span text:style-name="T1128">";<text:line-break/> <text:s text:c="3"/></text:span><text:span text:style-name="T1148">н, м: целое = 1</text:span><text:span text:style-name="T1128">;<text:line-break/> <text:s text:c="3"/></text:span><text:span text:style-name="T1150">к</text:span><text:span text:style-name="T1148">: </text:span><text:span text:style-name="T1152">к</text:span><text:span text:style-name="T1150">омплексное</text:span><text:span text:style-name="T1128">;<text:line-break/> <text:s text:c="3"/></text:span><text:span text:style-name="T1148">точк</text:span><text:span text:style-name="T1151">и/</text:span><text:span text:style-name="T1784">точек</text:span><text:span text:style-name="T1148">: </text:span><text:span text:style-name="T1151">словарь </text:span><text:span text:style-name="T1148">структур<text:line-break/> <text:s text:c="7"/>х, у: дробное;<text:line-break/> <text:s text:c="3"/>окончание </text:span><text:span text:style-name="T1151">ключ </text:span><text:span text:style-name="T1153">строка</text:span><text:span text:style-name="T1130">;</text:span><text:line-break/><text:span text:style-name="T1128">начало<text:line-break/> <text:s text:c="3"/>ничего;<text:line-break/>окончание.</text:span></text:p>
      <text:h text:style-name="P698" text:outline-level="2">Определения исключений</text:h>
      <text:p text:style-name="P472"><text:span text:style-name="T1301">Всплывающее и</text:span>сключение представляет собой специальн<text:span text:style-name="T1310">ый</text:span> <text:span text:style-name="T1310">именованный объект</text:span>, котор<text:span text:style-name="T1310">ый</text:span> <text:span text:style-name="T1310">создаётся</text:span> для того, чтобы прервать последовательность выполнения программы в случае возникновения нештатн<text:span text:style-name="T1302">ой</text:span> ситуаци<text:span text:style-name="T1302">и</text:span> и задействовать средства обработки ошибок.</text:p>
      <text:p text:style-name="P409">Секция определений <text:span text:style-name="T130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03">исключение</text:span></text:span> или <text:span text:style-name="Source_20_Text"><text:span text:style-name="T1303">исключения</text:span></text:span>, за которым следует одно или несколько объявлений <text:span text:style-name="T130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4">и подпрограммами</text:span>.</text:p>
      <text:p text:style-name="P409"><text:span text:style-name="T1142">Объявление</text:span> <text:span text:style-name="T1305">исключения</text:span> начинается с идентификатора. <text:span text:style-name="T130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6">сообщение</text:span></text:span><text:span text:style-name="T1306">, а за ним текст сообщения об ошибке — буквальное значение или выражение строкового типа.</text:span> <text:span text:style-name="T1141">К</text:span><text:span text:style-name="T1114">аждо</text:span><text:span text:style-name="T1141">е</text:span><text:span text:style-name="T1114"> </text:span><text:span text:style-name="T1147">объявление</text:span><text:span text:style-name="T1114"> </text:span><text:span text:style-name="T1141">завершается знаком</text:span><text:span text:style-name="T1114"> «</text:span><text:span text:style-name="Source_20_Text"><text:span text:style-name="T1114">;</text:span></text:span><text:span text:style-name="T1114">».</text:span></text:p>
      <text:p text:style-name="P481">программа Пример;<text:line-break/><text:span text:style-name="T1307">исключения<text:line-break/> <text:s text:c="3"/>Ош</text:span><text:span text:style-name="T1308">ибка</text:span><text:span text:style-name="T1307">1;<text:line-break/> <text:s text:c="3"/>Ош</text:span><text:span text:style-name="T1308">ибка</text:span><text:span text:style-name="T1307">2 сообщение "Вторая ошибка";</text:span></text:p>
      <text:p text:style-name="P481"><text:span text:style-name="T1307"><text:s text:c="4"/>Ош</text:span><text:span text:style-name="T1308">ибкаВТексте</text:span><text:span text:style-name="T1307">(</text:span><text:span text:style-name="T1308">стр, симв</text:span><text:span text:style-name="T1307">: целое; </text:span><text:span text:style-name="T1308">чтоНеТак</text:span><text:span text:style-name="T1307">: строка)<text:line-break/> <text:s text:c="7"/>сообщение "</text:span><text:span text:style-name="T1308">Ошибка в строке %(стр), символ %(симв). %(чтоНеТак)</text:span><text:span text:style-name="T1307">";<text:line-break/>начало<text:line-break/> <text:s text:c="3"/></text:span><text:span text:style-name="T1309">ошибка ОшибкаВТексте(5, 10, "Пропущена запятая.");</text:span><text:span text:style-name="T1307"><text:line-break/>окончание.</text:span></text:p>
      <text:p text:style-name="P473">Параметры исключений объявляются по тем же правилам, что и параметры подпрограмм, с двумя оговорками:</text:p>
      <text:list xml:id="list3114642117" text:style-name="L6">
        <text:list-item>
          <text:p text:style-name="P848">они могут быть только простых типов;</text:p>
        </text:list-item>
        <text:list-item>
          <text:p text:style-name="P848">они могут быть только входными.</text:p>
        </text:list-item>
      </text:list>
      <text:p text:style-name="P47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3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93" text:outline-level="1">Типы данных</text:h>
      <text:h text:style-name="P699" text:outline-level="2">Приведение типов</text:h>
      <text:p text:style-name="P482"><text:span text:style-name="T132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6">ключевое слово — имя</text:span> типа данных, за которым в круглых скобках указывается исходное <text:soft-page-break/>значение <text:span text:style-name="T1332">или выражение</text:span>. <text:span text:style-name="T1331">Такая конструкция конвертирует </text:span><text:span text:style-name="T1498">исходное</text:span><text:span text:style-name="T1331"> значение в указанный тип, а если это невозможно, создаётся исключение.</text:span></text:p>
      <text:p text:style-name="P485">переменные<text:line-break/><text:span text:style-name="T132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24">л := логическое(с); // л </text:span><text:span text:style-name="T1325">= да</text:span><text:span text:style-name="T1324"><text:line-break/> <text:s text:c="3"/>с := строка(</text:span><text:span text:style-name="T1327">ц</text:span><text:span text:style-name="T1324">); <text:s text:c="4"/>// с </text:span><text:span text:style-name="T1325">=</text:span><text:span text:style-name="T1324"> "1</text:span><text:span text:style-name="T1327">0</text:span><text:span text:style-name="T1324">"<text:line-break/> <text:s text:c="3"/>ц := целое(д); <text:s text:c="5"/>// ц </text:span><text:span text:style-name="T1325">=</text:span><text:span text:style-name="T1324"> 123<text:line-break/> <text:s text:c="3"/></text:span><text:span text:style-name="T1334">д := ц; <text:s text:c="12"/>// д = 123.0 </text:span><text:span text:style-name="T1335">(</text:span><text:span text:style-name="T1334">неявное преобразование</text:span><text:span text:style-name="T1335">)</text:span><text:span text:style-name="T1324"><text:line-break/> <text:s text:c="3"/></text:span><text:span text:style-name="T1329">д := дробное("Ку"); // исключение ОшибкаКонвертации</text:span><text:line-break/>окончание;</text:p>
      <text:p text:style-name="P555"><text:span text:style-name="T1497">Преобразование </text:span><text:span text:style-name="T1500">типов </text:span><text:span text:style-name="T1501">данных </text:span><text:span text:style-name="T1497">выполняется по правилам, описанным </text:span><text:span text:style-name="T1499">ниже</text:span><text:span text:style-name="T1497"> для каждого из простых типов.</text:span></text:p>
      <text:p text:style-name="P555">Неявное <text:span text:style-name="T1336">преобразование</text:span> допускается в двух случаях:</text:p>
      <text:list xml:id="list3502776881" text:style-name="L7">
        <text:list-item>
          <text:p text:style-name="P849"><text:span text:style-name="T1328">при преобразовании символа в строку, </text:span><text:span text:style-name="T1333">но не наоборот</text:span><text:span text:style-name="T1328">;</text:span></text:p>
        </text:list-item>
        <text:list-item>
          <text:p text:style-name="P849"><text:span text:style-name="T1330">при преобразовании </text:span><text:span text:style-name="T1328">целого числа в дробное число, </text:span><text:span text:style-name="T1333">но не наоборот</text:span><text:span text:style-name="T1328">.</text:span></text:p>
        </text:list-item>
      </text:list>
      <text:p text:style-name="P48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787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7">A</text:span><text:span text:style-name="T423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<text:soft-page-break/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2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88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902">начало<text:line-break/> <text:s text:c="3"/>п1 := "АБВГ";<text:line-break/> <text:s text:c="3"/></text:span><text:span text:style-name="T1903">вывести(</text:span><text:span text:style-name="T1902">п1[2]</text:span><text:span text:style-name="T1903">)</text:span><text:span text:style-name="T1902">; // </text:span><text:span text:style-name="T1903">будет выведено</text:span><text:span text:style-name="T1902"> "Б", </text:span><text:span text:style-name="T1904">т.к. буквы кириллицы занимают 2 байта</text:span><text:span text:style-name="T1902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7"><text:span text:style-name="T650">В исходном коде программы д</text:span>ля обращения к <text:span text:style-name="T1898">символу в строке</text:span> <text:span text:style-name="T651">нужно указать</text:span> <text:span text:style-name="T1907">целочисленный </text:span><text:span text:style-name="T1899">индекс </text:span>в квадратных скобках после имени <text:span text:style-name="T1898">строковой </text:span>переменной. <text:span text:style-name="T1899">Этот индекс </text:span><text:span text:style-name="T1908">означает</text:span><text:span text:style-name="T1899"> номер байта в строке, соответствующий началу </text:span><text:span text:style-name="T1900">требуемого </text:span><text:span text:style-name="T1899">символа. </text:span><text:span text:style-name="T1901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9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6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8">с кавычками в начале</text:span></text:p>
      <text:p text:style-name="P236">"<text:span text:style-name="T358">123</text:span>"<text:span text:style-name="T629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<text:soft-page-break/>Целое</text:h>
      <text:p text:style-name="P253">Переменная целого типа содержит 64-битное целочисленное значение со знаком.</text:p>
      <text:h text:style-name="P789" text:outline-level="4">Синтаксис</text:h>
      <text:p text:style-name="P269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4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4">е</text:span> цифр<text:span text:style-name="T954">ы</text:span></text:p>
      <text:p text:style-name="Исходный_20_код">-$0123456789abcdef // 16-ричны<text:span text:style-name="T954">е</text:span> цифр<text:span text:style-name="T954">ы</text:span> (латиница)</text:p>
      <text:p text:style-name="Исходный_20_код">-$0123456789абцдеф // 16-ричны<text:span text:style-name="T954">е</text:span> цифр<text:span text:style-name="T954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794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5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5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790" text:outline-level="4">Синтаксис</text:h>
      <text:p text:style-name="P270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6"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795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2"><text:span text:style-name="T386">Переменная типа </text:span><text:span text:style-name="Source_20_Text"><text:span text:style-name="T777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2"><text:span text:style-name="T386">Нулевым моментом считается </text:span><text:span text:style-name="T956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791" text:outline-level="4">Синтаксис</text:h>
      <text:p text:style-name="P258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7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<text:soft-page-break/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613595509" text:style-name="L8">
        <text:list-item>
          <text:p text:style-name="P850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50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51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52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9">ОшибкаКонвертации</text:span></text:span><text:span text:style-name="T178">.</text:span></text:p>
      <text:h text:style-name="Heading_20_3" text:outline-level="3">Логическое</text:h>
      <text:p text:style-name="P259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92" text:outline-level="4">Синтаксис</text:h>
      <text:p text:style-name="P271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60"><text:span text:style-name="T184">Ключевые слова </text:span><text:span text:style-name="Source_20_Text"><text:span text:style-name="T780">логическое</text:span></text:span><text:span text:style-name="T184"> и </text:span><text:span text:style-name="Source_20_Text"><text:span text:style-name="T780">логических</text:span></text:span><text:span text:style-name="T184"> полностью эквивалентны и взаимозаменяемы.</text:span></text:p>
      <text:h text:style-name="P796" text:outline-level="4">Формат литерала</text:h>
      <text:p text:style-name="P261"><text:span text:style-name="T406">В качестве литералов в исходном коде применяются ключевые слова </text:span><text:span text:style-name="Source_20_Text"><text:span text:style-name="T781">да</text:span></text:span><text:span text:style-name="T406"> и </text:span><text:span text:style-name="Source_20_Text"><text:span text:style-name="T781">нет</text:span></text:span><text:span text:style-name="T184">.</text:span></text:p>
      <text:h text:style-name="Heading_20_4" text:outline-level="4"><text:soft-page-break/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3">Любые другие строковые значения вызовут исключение <text:span text:style-name="Source_20_Text"><text:span text:style-name="T769">ОшибкаКонвертации</text:span></text:span>.</text:p>
      <text:h text:style-name="P715" text:outline-level="3">Объект</text:h>
      <text:p text:style-name="P262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29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3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4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4"><text:span text:style-name="T21">Внимание!</text:span><text:span text:style-name="T1502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2">Физически <text:span text:style-name="T168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30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3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793" text:outline-level="4">Синтаксис</text:h>
      <text:p text:style-name="P272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2"><text:span text:style-name="T184">Ключевые слова </text:span><text:span text:style-name="Source_20_Text"><text:span text:style-name="T787">объект</text:span></text:span><text:span text:style-name="T184"> и </text:span><text:span text:style-name="Source_20_Text"><text:span text:style-name="T787">объектов</text:span></text:span><text:span text:style-name="T184"> полностью эквивалентны и взаимозаменяемы.</text:span></text:p>
      <text:h text:style-name="P797" text:outline-level="4">Формат литерала</text:h>
      <text:p text:style-name="P262"><text:span text:style-name="T406">В качестве литерал</text:span><text:span text:style-name="T660">а</text:span><text:span text:style-name="T406"> в исходном коде применя</text:span><text:span text:style-name="T660">е</text:span><text:span text:style-name="T406">тся ключев</text:span><text:span text:style-name="T660">ое</text:span><text:span text:style-name="T406"> слов</text:span><text:span text:style-name="T660">о</text:span><text:span text:style-name="T406"> </text:span><text:span text:style-name="Source_20_Text"><text:span text:style-name="T788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798" text:outline-level="4"><text:soft-page-break/>Начальное значение</text:h>
      <text:p text:style-name="P141"><text:span text:style-name="T661">Пусто</text:span>.</text:p>
      <text:h text:style-name="P798" text:outline-level="4">Преобразование типов</text:h>
      <text:p text:style-name="P275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89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00" text:outline-level="2"><text:span text:style-name="T631">Составные</text:span> типы</text:h>
      <text:h text:style-name="Heading_20_3" text:outline-level="3">Массив</text:h>
      <text:p text:style-name="P238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799" text:outline-level="4">Синтаксис</text:h>
      <text:p text:style-name="P241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8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4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4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7">Для работы с массивами и их элементами используются функции </text:span><text:span text:style-name="Source_20_Text"><text:span text:style-name="T1087">длина()</text:span></text:span><text:span text:style-name="T1087">, </text:span><text:span text:style-name="Source_20_Text"><text:span text:style-name="T1087">добавить()</text:span></text:span><text:span text:style-name="T1087">, </text:span><text:span text:style-name="Source_20_Text"><text:span text:style-name="T1087">вставить()</text:span></text:span><text:span text:style-name="T1087">, </text:span><text:span text:style-name="Source_20_Text"><text:span text:style-name="T1087">удалить()</text:span></text:span><text:span text:style-name="T1087"> </text:span><text:span text:style-name="T1088">и конструкции </text:span><text:span text:style-name="Source_20_Text"><text:span text:style-name="T1088">есть()</text:span></text:span><text:span text:style-name="T1088">, </text:span><text:span text:style-name="Source_20_Text"><text:span text:style-name="T1088">нету()</text:span></text:span><text:span text:style-name="T1088">. </text:span></text:p>
      <text:p text:style-name="P404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5">длина(м1, 1);</text:span><text:span text:style-name="T647"><text:line-break/> <text:s text:c="3"/>м1[0] := 10;<text:line-break/> <text:s text:c="3"/></text:span><text:span text:style-name="T1095">длина(м2, 2);</text:span><text:span text:style-name="T647"><text:line-break/> <text:s text:c="3"/></text:span><text:span text:style-name="T1095">длина(м2[1], 11);</text:span><text:span text:style-name="T647"><text:line-break/> <text:s text:c="3"/>м2[1][10] := `2023-07-06 12:00`;<text:line-break/>окончание.</text:span></text:p>
      <text:h text:style-name="P802" text:outline-level="4"><text:soft-page-break/>Формат литерала</text:h>
      <text:p text:style-name="P613">Литерал <text:span text:style-name="T1772">массива</text:span> начинается со знака «<text:span text:style-name="Source_20_Text"><text:span text:style-name="T1772">[</text:span></text:span>», за которым следует <text:span text:style-name="T1760">список</text:span> <text:span text:style-name="T1772">элементов массива</text:span> через запятую и завершающий знак «<text:span text:style-name="Source_20_Text"><text:span text:style-name="T1772">]</text:span></text:span>». <text:span text:style-name="T1772">Список элементов содержит выражения, определяющие значения элементов массива</text:span>.</text:p>
      <text:p text:style-name="P622"><text:span text:style-name="T1758">п</text:span>еременная<text:line-break/> <text:s text:c="3"/><text:span text:style-name="T1773">м</text:span><text:span text:style-name="T1758">: </text:span><text:span text:style-name="T1773">массив строк</text:span><text:span text:style-name="T1770">;</text:span><text:span text:style-name="T1758"><text:line-break/></text:span>начало<text:line-break/> <text:s text:c="3"/><text:span text:style-name="T1773">м</text:span><text:span text:style-name="T1758"> := </text:span><text:span text:style-name="T1773">[</text:span><text:span text:style-name="T1758">"</text:span><text:span text:style-name="T1771">Иванов</text:span><text:span text:style-name="T1758">", "</text:span><text:span text:style-name="T1771">Петров</text:span><text:span text:style-name="T1758">", "</text:span><text:span text:style-name="T1771">Сидоров</text:span><text:span text:style-name="T1758">"</text:span><text:span text:style-name="T1773">]</text:span><text:span text:style-name="T1758">;</text:span><text:line-break/>окончание.</text:p>
      <text:p text:style-name="P619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6">Пустой массив.</text:p>
      <text:h text:style-name="Heading_20_4" text:outline-level="4">Преобразование типов</text:h>
      <text:p text:style-name="P249"><text:span text:style-name="T638">Явное п</text:span>риведение массивов к другим типам данных запрещено.</text:p>
      <text:p text:style-name="P249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16" text:outline-level="3">Словарь</text:h>
      <text:p text:style-name="P239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4">значение ключа, уникальное в пределах словаря</text:span>. <text:span text:style-name="T1074">Ключи в словаре отсортированы в порядке возрастания. </text:span><text:span text:style-name="T632">Элементы </text:span><text:span text:style-name="T1074">словаря</text:span><text:span text:style-name="T632"> могут иметь любой тип — простой или составной, </text:span><text:span text:style-name="T1077">а </text:span><text:span text:style-name="T1074">ключи — любой из простых типов</text:span><text:span text:style-name="T632">.</text:span></text:p>
      <text:h text:style-name="P800" text:outline-level="4">Синтаксис</text:h>
      <text:p text:style-name="P243">Определение <text:span text:style-name="T1075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5">словаря; после этого следует слово </text:span><text:span text:style-name="Source_20_Text"><text:span text:style-name="T1075">ключ</text:span></text:span><text:span text:style-name="T1075"> и </text:span><text:span text:style-name="T1076">ключевое слово, указывающее тип ключа</text:span>. <text:span text:style-name="T1349">Затем, если ключ словаря имеет тип </text:span><text:span text:style-name="Source_20_Text"><text:span text:style-name="T1349">дробное</text:span></text:span><text:span text:style-name="T1349"> или </text:span><text:span text:style-name="Source_20_Text"><text:span text:style-name="T1349">момент</text:span></text:span><text:span text:style-name="T1349">, может следовать ключевое слово </text:span><text:span text:style-name="Source_20_Text"><text:span text:style-name="T1349">точность</text:span></text:span><text:span text:style-name="T1349">, а за ним </text:span><text:span text:style-name="T1401">константное</text:span><text:span text:style-name="T1349"> </text:span><text:span text:style-name="T1355">выражение </text:span><text:span text:style-name="T1401">дробного типа</text:span><text:span text:style-name="T1349">, определяющее точность сравнения ключей.</text:span></text:p>
      <text:p text:style-name="P243"><text:span text:style-name="T1078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50">Определением типа ключа может </text:span><text:span text:style-name="T1351">быть </text:span><text:span text:style-name="T1350">только ключевое слово простого типа данных.</text:span></text:p>
      <text:p text:style-name="P396">тип<text:line-break/> <text:s text:c="3"/>т<text:span text:style-name="T1079">С</text:span>Ц = <text:span text:style-name="T1079">словарь</text:span> целых <text:span text:style-name="T1080">ключ строка</text:span>;<text:line-break/> <text:s text:c="3"/><text:span text:style-name="T636">т</text:span><text:span text:style-name="T1079">СМ</text:span><text:span text:style-name="T648">Д</text:span><text:span text:style-name="T649">кС</text:span><text:span text:style-name="T636"> = словар</text:span><text:span text:style-name="T1079">ь массивов</text:span><text:span text:style-name="T636"> дробных ключ символ;</text:span><text:line-break/>переменная<text:line-break/> <text:s text:c="3"/><text:span text:style-name="T635">мой</text:span><text:span text:style-name="T1080">Словарь</text:span><text:span text:style-name="T635">: </text:span><text:span text:style-name="T1080">словарь</text:span><text:span text:style-name="T635"> </text:span><text:span text:style-name="T637">моментов </text:span><text:span text:style-name="T1080">ключ объект</text:span><text:span text:style-name="T635">;<text:line-break/> <text:s text:c="3"/>ещё</text:span><text:span text:style-name="T1081">Словарь</text:span><text:span text:style-name="T635">: словар</text:span><text:span text:style-name="T1081">ь</text:span><text:span text:style-name="T635"> структур<text:line-break/> <text:s text:c="7"/>поле1: символ;<text:line-break/> <text:s text:c="7"/>поле2: строка;</text:span></text:p>
      <text:p text:style-name="P396"><text:s text:c="4"/><text:span text:style-name="T635">окончание ключ строка;</text:span></text:p>
      <text:p text:style-name="P245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5"><text:span text:style-name="T650">В исходном коде программы д</text:span>ля обращения к элементу <text:span text:style-name="T1082">словаря</text:span> <text:span text:style-name="T651">нужно указать </text:span><text:span text:style-name="T1082">ключ</text:span> элемента в квадратных скобках после имени переменной-<text:span text:style-name="T1082">словаря</text:span>. <text:span text:style-name="T1087">Для </text:span><text:span text:style-name="T1094">добавления в словарь пары ключ-значение можно использовать инструкцию присваивания. Кроме того, для </text:span><text:span text:style-name="T1087">работы с</text:span><text:span text:style-name="T1094">о</text:span><text:span text:style-name="T1087"> </text:span><text:span text:style-name="T1094">словарями</text:span><text:span text:style-name="T1087"> и их элементами используются функции </text:span><text:span text:style-name="Source_20_Text"><text:span text:style-name="T1087">длина()</text:span></text:span><text:span text:style-name="T1087">, </text:span><text:span text:style-name="Source_20_Text"><text:span text:style-name="T1087">добавить()</text:span></text:span><text:span text:style-name="T1087">, </text:span><text:span text:style-name="Source_20_Text"><text:span text:style-name="T1087">вставить()</text:span></text:span><text:span text:style-name="T1087">, </text:span><text:span text:style-name="Source_20_Text"><text:span text:style-name="T1087">удалить()</text:span></text:span><text:span text:style-name="T1087"> </text:span><text:span text:style-name="T1088">и конструкции </text:span><text:span text:style-name="Source_20_Text"><text:span text:style-name="T1088">есть()</text:span></text:span><text:span text:style-name="T1088">, </text:span><text:span text:style-name="Source_20_Text"><text:span text:style-name="T1088">нету()</text:span></text:span><text:span text:style-name="T1088">.</text:span></text:p>
      <text:p text:style-name="P396"><text:soft-page-break/>переменная<text:line-break/> <text:s text:c="3"/><text:span text:style-name="T1083">сл</text:span>1: <text:span text:style-name="T1083">словарь</text:span> целых <text:span text:style-name="T1083">ключ </text:span><text:span text:style-name="T1096">символ</text:span>;<text:line-break/> <text:s text:c="3"/><text:span text:style-name="T1083">сл</text:span>2: <text:span text:style-name="T1083">словарь словарей</text:span> моментов <text:span text:style-name="T1083">ключ целое ключ строка</text:span>;<text:line-break/><text:span text:style-name="T647">начало<text:line-break/> <text:s text:c="3"/></text:span><text:span text:style-name="T1083">сл</text:span><text:span text:style-name="T647">1['0'] := 10;<text:line-break/> <text:s text:c="3"/></text:span><text:span text:style-name="T1083">сл</text:span><text:span text:style-name="T647">2["</text:span><text:span text:style-name="T1084">первый</text:span><text:span text:style-name="T647">"][10] := `2023-07-06 12:00`;<text:line-break/>окончание.</text:span></text:p>
      <text:p text:style-name="P492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6">не превышает</text:span> указанного значения <text:span text:style-name="T1353">точности</text:span>.</text:p>
      <text:p text:style-name="Исходный_20_код">переменная<text:line-break/> <text:s text:c="3"/><text:span text:style-name="T1352">сл: словарь строк ключ дробное точность 0.01;</text:span><text:line-break/>начало<text:line-break/> <text:s text:c="3"/><text:span text:style-name="T1352">сл[0] := "Нуль";<text:line-break/> <text:s text:c="3"/>сл[0.001] := "Снова нуль";<text:line-break/> <text:s text:c="3"/>сл[0.02] := "Две сотых";</text:span><text:line-break/>окончание.</text:p>
      <text:p text:style-name="P494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54">и строковое значение "Снова нуль" будет присвоено </text:span><text:span text:style-name="T1402">ранее добавленному </text:span><text:span text:style-name="T1354">нулевому ключу</text:span>.</text:p>
      <text:h text:style-name="P803" text:outline-level="4">Формат литерала</text:h>
      <text:p text:style-name="P614">Литерал <text:span text:style-name="T1763">словаря</text:span> начинается со знака «<text:span text:style-name="Source_20_Text">{</text:span>», за которым следует <text:span text:style-name="T1760">список</text:span> <text:span text:style-name="T1763">пар ключ-значение</text:span> через запятую и завершающий знак «<text:span text:style-name="Source_20_Text">}</text:span>». Каждый элемент <text:span text:style-name="T1761">списка</text:span> <text:span text:style-name="T1774">начинается с выражения</text:span><text:span text:style-name="T1763">, определяюще</text:span><text:span text:style-name="T1774">го</text:span><text:span text:style-name="T1763"> значение ключа</text:span>, <text:span text:style-name="T1767">за </text:span><text:span text:style-name="T1774">которым</text:span><text:span text:style-name="T1767"> следует </text:span>знак «<text:span text:style-name="Source_20_Text">:</text:span>» <text:span text:style-name="T1764">и </text:span>выражение, определяющее <text:span text:style-name="T1763">словарное значение, сопоставленное этому ключу</text:span>.</text:p>
      <text:p text:style-name="P612"><text:span text:style-name="T1765">Если несколько элементов списка соответствуют одному и тому же значению ключа, то </text:span><text:span text:style-name="T1769">этому ключу</text:span><text:span text:style-name="T1766"> присваивается </text:span><text:span text:style-name="T1765">словарное значение из последнего по порядку элемента</text:span>.</text:p>
      <text:p text:style-name="P623"><text:span text:style-name="T1758">п</text:span>еременная<text:line-break/> <text:s text:c="3"/><text:span text:style-name="T1770">сл</text:span><text:span text:style-name="T1758">: </text:span><text:span text:style-name="T1770">словарь </text:span><text:span text:style-name="T1771">целых</text:span><text:span text:style-name="T1770"> ключ строка;</text:span><text:span text:style-name="T1758"><text:line-break/></text:span>начало<text:line-break/> <text:s text:c="3"/><text:span text:style-name="T1771">сл</text:span><text:span text:style-name="T1758"> := {<text:line-break/> <text:s text:c="7"/>"</text:span><text:span text:style-name="T1771">Иванов</text:span><text:span text:style-name="T1758">": </text:span><text:span text:style-name="T1771">150</text:span><text:span text:style-name="T1758">,<text:line-break/> <text:s text:c="7"/>"</text:span><text:span text:style-name="T1771">Петров</text:span><text:span text:style-name="T1758">": </text:span><text:span text:style-name="T1771">200</text:span><text:span text:style-name="T1758">,<text:line-break/> <text:s text:c="7"/>"</text:span><text:span text:style-name="T1771">Сидоров</text:span><text:span text:style-name="T1758">": </text:span><text:span text:style-name="T1771">250</text:span><text:span text:style-name="T1758">};</text:span><text:line-break/>окончание.</text:p>
      <text:p text:style-name="P620">Кроме того, в качестве литерала можно использовать ключевое слово <text:span text:style-name="Source_20_Text">пусто</text:span> — это означает пустой <text:span text:style-name="T1790">словарь</text:span>.</text:p>
      <text:h text:style-name="P804" text:outline-level="4">Начальное значение</text:h>
      <text:p text:style-name="P247">Пустой <text:span text:style-name="T1085">словарь</text:span>.</text:p>
      <text:h text:style-name="P804" text:outline-level="4">Преобразование типов</text:h>
      <text:p text:style-name="P250"><text:span text:style-name="T638">Явное п</text:span>риведение <text:span text:style-name="T1086">словарей</text:span> к другим типам данных запрещено.</text:p>
      <text:p text:style-name="P250">Переменной типа <text:span text:style-name="Source_20_Text"><text:span text:style-name="T844">словарь</text:span></text:span> можно присвоить значение — <text:span text:style-name="T1086">словарь</text:span>, состоящий из элементов такого же типа или типа, совместимого по присваиванию, <text:span text:style-name="T1097">при условии точного совпадения типов ключей</text:span>. <text:span text:style-name="T639">Например, </text:span><text:span text:style-name="T1086">словарю</text:span><text:span text:style-name="T639"> дробных можно присвоить </text:span><text:span text:style-name="T1086">словарь</text:span><text:span text:style-name="T639"> целых, а </text:span><text:span text:style-name="T1086">словарю</text:span><text:span text:style-name="T639"> строк можно присвоить </text:span><text:span text:style-name="T1086">словарь</text:span><text:span text:style-name="T639"> символов.</text:span></text:p>
      <text:h text:style-name="P717" text:outline-level="3"><text:soft-page-break/>Структура</text:h>
      <text:p text:style-name="P240">Переменная типа <text:span text:style-name="Source_20_Text"><text:span text:style-name="T845">структура</text:span></text:span> содержит <text:span text:style-name="T1099">одно или несколько</text:span> <text:span text:style-name="T1099">именованных</text:span> значений <text:span text:style-name="T1099">различных типов, называемых полями структуры; значением структурной переменной является совокупность значений всех её полей. </text:span><text:span text:style-name="T1100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01" text:outline-level="4">Синтаксис</text:h>
      <text:p text:style-name="P242">Определение <text:span text:style-name="T1100">структурного</text:span> типа <text:span text:style-name="T1100">начинается ключевым словом</text:span> <text:span text:style-name="Source_20_Text"><text:span text:style-name="T846">структура</text:span></text:span> и <text:span text:style-name="T1100">заканчивается ключевым словом </text:span><text:span text:style-name="Source_20_Text"><text:span text:style-name="T1105">окончание</text:span></text:span><text:span text:style-name="T1100">, между которыми располагаются определения полей структуры</text:span>. <text:span text:style-name="T1100">Определения полей </text:span><text:span text:style-name="T1101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8">.</text:span></text:p>
      <text:p text:style-name="P40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7">тип<text:line-break/> <text:s text:c="3"/>т<text:span text:style-name="T1101">Стр</text:span> = <text:span text:style-name="T1101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2">словарь объектов ключ строка</text:span><text:span text:style-name="T1101">;<text:line-break/> <text:s text:c="7"/>конец;<text:line-break/> <text:s text:c="3"/>окончание</text:span>;<text:line-break/>переменная<text:line-break/> <text:s text:c="3"/><text:span text:style-name="T1103">точка</text:span><text:span text:style-name="T635">: </text:span><text:span text:style-name="T1103">структура х, у: целое</text:span><text:span text:style-name="T635">; </text:span><text:span text:style-name="T1103">конец;<text:line-break/> <text:s text:c="3"/>люди: массив структур<text:line-break/> <text:s text:c="7"/>фамилия, </text:span><text:span text:style-name="T1109">имя, отчество</text:span><text:span text:style-name="T1103">: строка;<text:line-break/> <text:s text:c="7"/></text:span><text:span text:style-name="T1109">ДР</text:span><text:span text:style-name="T1103">: </text:span><text:span text:style-name="T1109">момент</text:span><text:span text:style-name="T1103">;<text:line-break/> <text:s text:c="3"/>конец;</text:span></text:p>
      <text:p text:style-name="P266"><text:span text:style-name="T650">В исходном коде программы д</text:span>ля обращения к <text:span text:style-name="T1104">полю структуры</text:span> <text:span text:style-name="T651">нужно указать </text:span><text:span text:style-name="T1106">имя поля, отделив его от имени переменной знаком «</text:span><text:span text:style-name="Source_20_Text"><text:span text:style-name="T1106">.</text:span></text:span><text:span text:style-name="T1106">»</text:span><text:span text:style-name="T1088">. </text:span><text:span text:style-name="T1108">Аналогичным образом можно обращаться к полям вложенных структур.</text:span></text:p>
      <text:p text:style-name="P397">переменная<text:line-break/> <text:s text:c="3"/><text:span text:style-name="T1083">с</text:span><text:span text:style-name="T1106">тр</text:span>: <text:span text:style-name="T1106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6">стр.п1 := "значение"</text:span><text:span text:style-name="T647">;<text:line-break/> <text:s text:c="3"/></text:span><text:span text:style-name="T1106">стр.п2.п1 := 10</text:span><text:span text:style-name="T647">;<text:line-break/>окончание.</text:span></text:p>
      <text:h text:style-name="P805" text:outline-level="4">Формат литерала</text:h>
      <text:p text:style-name="P615">Литерал структуры начинается со знака «<text:span text:style-name="Source_20_Text">{</text:span>», за которым следует <text:span text:style-name="T1760">список</text:span> значений полей через запятую и завершающий знак «<text:span text:style-name="Source_20_Text">}</text:span>». Каждый элемент <text:span text:style-name="T1761">списка</text:span> <text:span text:style-name="T1775">начинается с имени</text:span> поля, <text:span text:style-name="T1768">за </text:span><text:span text:style-name="T1775">которым</text:span><text:span text:style-name="T1768"> следует</text:span> знак «<text:span text:style-name="Source_20_Text"><text:span text:style-name="T1759">=</text:span></text:span>» и выражение, определяющее значение этого поля.</text:p>
      <text:p text:style-name="P611"><text:soft-page-break/>Литерал не обязательно должен содержать все поля структуры; если поле отсутствует в <text:span text:style-name="T1762">списке</text:span>, оно получит нулевое начальное значение. Однако, каждое поле должно должно быть упомянуто <text:span text:style-name="T1776">в списке </text:span>не более одного раза.</text:p>
      <text:p text:style-name="Исходный_20_код"><text:span text:style-name="T1758">п</text:span>еременная<text:line-break/> <text:s text:c="3"/><text:span text:style-name="T1758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58">фигура := {<text:line-break/> <text:s text:c="7"/>вид </text:span><text:span text:style-name="T1759">=</text:span><text:span text:style-name="T1758"> "эллипс",<text:line-break/> <text:s text:c="7"/>цвет </text:span><text:span text:style-name="T1759">=</text:span><text:span text:style-name="T1758"> $FFFFFF,<text:line-break/> <text:s text:c="7"/>положение </text:span><text:span text:style-name="T1759">=</text:span><text:span text:style-name="T1758"> {г </text:span><text:span text:style-name="T1759">=</text:span><text:span text:style-name="T1758"> 10, в </text:span><text:span text:style-name="T1759">=</text:span><text:span text:style-name="T1758"> 20},<text:line-break/> <text:s text:c="7"/>размер </text:span><text:span text:style-name="T1759">=</text:span><text:span text:style-name="T1758"> {г </text:span><text:span text:style-name="T1759">=</text:span><text:span text:style-name="T1758"> 50, в </text:span><text:span text:style-name="T1759">=</text:span><text:span text:style-name="T1758"> 50}}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<text:span text:style-name="T1791">в этом случае все поля структуры будут иметь нулевые начальные значения</text:span>.</text:p>
      <text:h text:style-name="P806" text:outline-level="4">Начальное значение</text:h>
      <text:p text:style-name="P248"><text:span text:style-name="T1106">Все поля структуры имеют начальные значения, </text:span><text:span text:style-name="T1107">соответствующие их типам</text:span>.</text:p>
      <text:h text:style-name="P806" text:outline-level="4">Преобразование типов</text:h>
      <text:p text:style-name="P251"><text:span text:style-name="T638">Явное п</text:span>риведение <text:span text:style-name="T1107">структур</text:span> к другим типам данных запрещено.</text:p>
      <text:p text:style-name="Text_20_body"><text:span text:style-name="T1098">Переменной типа </text:span><text:span text:style-name="Source_20_Text"><text:span text:style-name="T847">структура</text:span></text:span><text:span text:style-name="T1098"> можно присвоить значение — </text:span><text:span text:style-name="T1107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7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94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10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29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7"> выражения.</text:span></text:p>
      <text:p text:style-name="P323"><text:span text:style-name="T1129">О</text:span>перации <text:span text:style-name="T1129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9">Операция деления всегда возвращает дробный результат.</text:span></text:p>
      <text:p text:style-name="P643">Операции целочисленного деления и остатка от деления, <text:span text:style-name="T738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8">т</text:span>.</text:p>
      <text:p text:style-name="P642">Операции сложения и вычитания определены для целых и дробных чисел, а также моментов. <text:span text:style-name="T1819">Вычитание </text:span><text:span text:style-name="T1823">момента</text:span><text:span text:style-name="T1819"> из </text:span><text:span text:style-name="T1823">числа</text:span><text:span text:style-name="T1819"> запрещено; в остальных случаях сложение и вычитание </text:span><text:span text:style-name="T1820">двух </text:span><text:span text:style-name="T1819">моментов, </text:span><text:span text:style-name="T1822">либо</text:span><text:span text:style-name="T1820"> момента</text:span><text:span text:style-name="T1819"> </text:span><text:span text:style-name="T1821">и числа </text:span><text:span text:style-name="T1819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<text:soft-page-break/>Операции сравнения определены для всех простых типов, сравнимых между собой: </text:p>
      <text:list xml:id="list1752284436" text:style-name="L9">
        <text:list-item>
          <text:p text:style-name="P854">символы можно сравнивать с символами, но не со строками;</text:p>
        </text:list-item>
        <text:list-item>
          <text:p text:style-name="P855">строки можно сравнивать со строками, но не с символами;</text:p>
        </text:list-item>
        <text:list-item>
          <text:p text:style-name="P853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856">моменты можно сравнивать с моментами;</text:p>
        </text:list-item>
        <text:list-item>
          <text:p text:style-name="P856">логические <text:span text:style-name="T63">значения</text:span> можно сравнивать <text:span text:style-name="T59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857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7">Значения составных типов — массивы, словари, структуры — не могут быть операндами в выражениях.</text:p>
      <text:h text:style-name="P701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7">Знак</text:p>
          </table:table-cell>
          <table:table-cell table:style-name="Таблица1.A1" office:value-type="string">
            <text:p text:style-name="P627">Операция</text:p>
          </table:table-cell>
          <table:table-cell table:style-name="Таблица1.A1" office:value-type="string">
            <text:p text:style-name="P627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7"><text:span text:style-name="T50">Р</text:span>езультат</text:p>
          </table:table-cell>
          <table:table-cell table:style-name="Таблица1.A1" office:value-type="string">
            <text:p text:style-name="P628">Приоритет</text:p>
          </table:table-cell>
        </table:table-row>
        <table:table-row>
          <table:table-cell table:style-name="Таблица1.A2" office:value-type="string">
            <text:p text:style-name="P634">-</text:p>
          </table:table-cell>
          <table:table-cell table:style-name="Таблица1.A1" office:value-type="string">
            <text:p text:style-name="P629"><text:span text:style-name="T64">У</text:span>нарный минус</text:p>
          </table:table-cell>
          <table:table-cell table:style-name="Таблица1.A1" office:value-type="string">
            <text:p text:style-name="P630">целое, дробное, момент</text:p>
          </table:table-cell>
          <table:table-cell table:style-name="Таблица1.A1" office:value-type="string">
            <text:p text:style-name="P630">целое, дробное, момент</text:p>
          </table:table-cell>
          <table:table-cell table:style-name="Таблица1.A1" office:value-type="string">
            <text:p text:style-name="P632">0</text:p>
          </table:table-cell>
        </table:table-row>
        <table:table-row>
          <table:table-cell table:style-name="Таблица1.A2" office:value-type="string">
            <text:p text:style-name="P634">! <text:span text:style-name="T36">не</text:span></text:p>
          </table:table-cell>
          <table:table-cell table:style-name="Таблица1.A1" office:value-type="string">
            <text:p text:style-name="P629"><text:span text:style-name="T64">У</text:span>нарное отрицание</text:p>
          </table:table-cell>
          <table:table-cell table:style-name="Таблица1.A1" office:value-type="string">
            <text:p text:style-name="P629">логичес<text:span text:style-name="T1815">кое</text:span>, <text:span text:style-name="T727">цел</text:span><text:span text:style-name="T1815">ое</text:span></text:p>
          </table:table-cell>
          <table:table-cell table:style-name="Таблица1.A1" office:value-type="string">
            <text:p text:style-name="P629">логическ<text:span text:style-name="T1815">ое</text:span>, <text:span text:style-name="T727">цел</text:span><text:span text:style-name="T1815">ое</text:span></text:p>
          </table:table-cell>
          <table:table-cell table:style-name="Таблица1.A1" office:value-type="string">
            <text:p text:style-name="P632">0</text:p>
          </table:table-cell>
        </table:table-row>
        <table:table-row>
          <table:table-cell table:style-name="Таблица1.A2" office:value-type="string">
            <text:p text:style-name="P634">^</text:p>
          </table:table-cell>
          <table:table-cell table:style-name="Таблица1.A1" office:value-type="string">
            <text:p text:style-name="P633"><text:span text:style-name="T71">Возведение в с</text:span>тепень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36">целое, дробное</text:p>
          </table:table-cell>
          <table:table-cell table:style-name="Таблица1.A1" office:value-type="string">
            <text:p text:style-name="P637">1</text:p>
          </table:table-cell>
        </table:table-row>
        <table:table-row>
          <table:table-cell table:style-name="Таблица1.A2" office:value-type="string">
            <text:p text:style-name="P634">*</text:p>
          </table:table-cell>
          <table:table-cell table:style-name="Таблица1.A1" office:value-type="string">
            <text:p text:style-name="P633">Умножение</text:p>
          </table:table-cell>
          <table:table-cell table:style-name="Таблица1.A1" office:value-type="string">
            <text:p text:style-name="P631">целое, дробное</text:p>
          </table:table-cell>
          <table:table-cell table:style-name="Таблица1.A1" office:value-type="string">
            <text:p text:style-name="P631">целое, дробное</text:p>
          </table:table-cell>
          <table:table-cell table:style-name="Таблица1.A1" office:value-type="string">
            <text:p text:style-name="P637">2</text:p>
          </table:table-cell>
        </table:table-row>
        <table:table-row>
          <table:table-cell table:style-name="Таблица1.A2" office:value-type="string">
            <text:p text:style-name="P634">/</text:p>
          </table:table-cell>
          <table:table-cell table:style-name="Таблица1.A1" office:value-type="string">
            <text:p text:style-name="P633">Деление</text:p>
          </table:table-cell>
          <table:table-cell table:style-name="Таблица1.A1" office:value-type="string">
            <text:p text:style-name="P633">числа</text:p>
          </table:table-cell>
          <table:table-cell table:style-name="Таблица1.A1" office:value-type="string">
            <text:p text:style-name="P633">число</text:p>
          </table:table-cell>
          <table:table-cell table:style-name="Таблица1.A1" office:value-type="string">
            <text:p text:style-name="P637">2</text:p>
          </table:table-cell>
        </table:table-row>
        <table:table-row>
          <table:table-cell table:style-name="Таблица1.A2" office:value-type="string">
            <text:p text:style-name="P634">\</text:p>
          </table:table-cell>
          <table:table-cell table:style-name="Таблица1.A1" office:value-type="string">
            <text:p text:style-name="P633">Цело<text:span text:style-name="T51">численное</text:span> деление</text:p>
          </table:table-cell>
          <table:table-cell table:style-name="Таблица1.A1" office:value-type="string">
            <text:p text:style-name="P633">цел<text:span text:style-name="T1816">ое</text:span></text:p>
          </table:table-cell>
          <table:table-cell table:style-name="Таблица1.A1" office:value-type="string">
            <text:p text:style-name="P633">целое</text:p>
          </table:table-cell>
          <table:table-cell table:style-name="Таблица1.A1" office:value-type="string">
            <text:p text:style-name="P637">2</text:p>
          </table:table-cell>
        </table:table-row>
        <table:table-row>
          <table:table-cell table:style-name="Таблица1.A2" office:value-type="string">
            <text:p text:style-name="P634">%</text:p>
          </table:table-cell>
          <table:table-cell table:style-name="Таблица1.A1" office:value-type="string">
            <text:p text:style-name="P633">Остаток <text:span text:style-name="T51">от деления</text:span></text:p>
          </table:table-cell>
          <table:table-cell table:style-name="Таблица1.A1" office:value-type="string">
            <text:p text:style-name="P633">целые</text:p>
          </table:table-cell>
          <table:table-cell table:style-name="Таблица1.A1" office:value-type="string">
            <text:p text:style-name="P633">целое</text:p>
          </table:table-cell>
          <table:table-cell table:style-name="Таблица1.A1" office:value-type="string">
            <text:p text:style-name="P637">2</text:p>
          </table:table-cell>
        </table:table-row>
        <table:table-row>
          <table:table-cell table:style-name="Таблица1.A2" office:value-type="string">
            <text:p text:style-name="P634">+</text:p>
          </table:table-cell>
          <table:table-cell table:style-name="Таблица1.A1" office:value-type="string">
            <text:p text:style-name="P633">Сложение</text:p>
          </table:table-cell>
          <table:table-cell table:style-name="Таблица1.A1" office:value-type="string">
            <text:p text:style-name="P633">числа, <text:span text:style-name="T54">момент</text:span><text:span text:style-name="T1818">ы</text:span></text:p>
          </table:table-cell>
          <table:table-cell table:style-name="Таблица1.A1" office:value-type="string">
            <text:p text:style-name="P633">число, <text:span text:style-name="T55">момент</text:span></text:p>
          </table:table-cell>
          <table:table-cell table:style-name="Таблица1.A1" office:value-type="string">
            <text:p text:style-name="P637">3</text:p>
          </table:table-cell>
        </table:table-row>
        <table:table-row>
          <table:table-cell table:style-name="Таблица1.A2" office:value-type="string">
            <text:p text:style-name="P634">-</text:p>
          </table:table-cell>
          <table:table-cell table:style-name="Таблица1.A1" office:value-type="string">
            <text:p text:style-name="P633">Вычитание</text:p>
          </table:table-cell>
          <table:table-cell table:style-name="Таблица1.A1" office:value-type="string">
            <text:p text:style-name="P633">числа, <text:span text:style-name="T54">момент</text:span><text:span text:style-name="T1818">ы</text:span></text:p>
          </table:table-cell>
          <table:table-cell table:style-name="Таблица1.A1" office:value-type="string">
            <text:p text:style-name="P633">число, <text:span text:style-name="T55">момент</text:span></text:p>
          </table:table-cell>
          <table:table-cell table:style-name="Таблица1.A1" office:value-type="string">
            <text:p text:style-name="P637">3</text:p>
          </table:table-cell>
        </table:table-row>
        <table:table-row>
          <table:table-cell table:style-name="Таблица1.A2" office:value-type="string">
            <text:p text:style-name="P640">&amp;</text:p>
          </table:table-cell>
          <table:table-cell table:style-name="Таблица1.A1" office:value-type="string">
            <text:p text:style-name="P638">Побитовое И</text:p>
          </table:table-cell>
          <table:table-cell table:style-name="Таблица1.A1" office:value-type="string">
            <text:p text:style-name="P638">целые</text:p>
          </table:table-cell>
          <table:table-cell table:style-name="Таблица1.A1" office:value-type="string">
            <text:p text:style-name="P638">целое</text:p>
          </table:table-cell>
          <table:table-cell table:style-name="Таблица1.A1" office:value-type="string">
            <text:p text:style-name="P639">4</text:p>
          </table:table-cell>
        </table:table-row>
        <table:table-row>
          <table:table-cell table:style-name="Таблица1.A2" office:value-type="string">
            <text:p text:style-name="P640">|</text:p>
          </table:table-cell>
          <table:table-cell table:style-name="Таблица1.A1" office:value-type="string">
            <text:p text:style-name="P638">Побитовое ИЛИ</text:p>
          </table:table-cell>
          <table:table-cell table:style-name="Таблица1.A1" office:value-type="string">
            <text:p text:style-name="P638">целые</text:p>
          </table:table-cell>
          <table:table-cell table:style-name="Таблица1.A1" office:value-type="string">
            <text:p text:style-name="P638">целое</text:p>
          </table:table-cell>
          <table:table-cell table:style-name="Таблица1.A1" office:value-type="string">
            <text:p text:style-name="P639">5</text:p>
          </table:table-cell>
        </table:table-row>
        <table:table-row>
          <table:table-cell table:style-name="Таблица1.A2" office:value-type="string">
            <text:p text:style-name="P640">~</text:p>
          </table:table-cell>
          <table:table-cell table:style-name="Таблица1.A1" office:value-type="string">
            <text:p text:style-name="P638">Побитовое <text:span text:style-name="T1817">ЛИБО</text:span></text:p>
          </table:table-cell>
          <table:table-cell table:style-name="Таблица1.A1" office:value-type="string">
            <text:p text:style-name="P638">целые</text:p>
          </table:table-cell>
          <table:table-cell table:style-name="Таблица1.A1" office:value-type="string">
            <text:p text:style-name="P638">целое</text:p>
          </table:table-cell>
          <table:table-cell table:style-name="Таблица1.A1" office:value-type="string">
            <text:p text:style-name="P639">5</text:p>
          </table:table-cell>
        </table:table-row>
        <table:table-row>
          <table:table-cell table:style-name="Таблица1.A2" office:value-type="string">
            <text:p text:style-name="P634">++</text:p>
          </table:table-cell>
          <table:table-cell table:style-name="Таблица1.A1" office:value-type="string">
            <text:p text:style-name="P633">Соединение</text:p>
          </table:table-cell>
          <table:table-cell table:style-name="Таблица1.A1" office:value-type="string">
            <text:p text:style-name="P633">строки, символы</text:p>
          </table:table-cell>
          <table:table-cell table:style-name="Таблица1.A1" office:value-type="string">
            <text:p text:style-name="P633">строка</text:p>
          </table:table-cell>
          <table:table-cell table:style-name="Таблица1.A1" office:value-type="string">
            <text:p text:style-name="P639">6</text:p>
          </table:table-cell>
        </table:table-row>
        <table:table-row>
          <table:table-cell table:style-name="Таблица1.A2" office:value-type="string">
            <text:p text:style-name="P634">=</text:p>
          </table:table-cell>
          <table:table-cell table:style-name="Таблица1.A1" office:value-type="string">
            <text:p text:style-name="P633">Равно</text:p>
          </table:table-cell>
          <table:table-cell table:style-name="Таблица1.A1" office:value-type="string">
            <text:p text:style-name="P633">просты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7</text:p>
          </table:table-cell>
        </table:table-row>
        <table:table-row>
          <table:table-cell table:style-name="Таблица1.A2" office:value-type="string">
            <text:p text:style-name="P634">&lt;&gt;</text:p>
          </table:table-cell>
          <table:table-cell table:style-name="Таблица1.A1" office:value-type="string">
            <text:p text:style-name="P633">Не равно</text:p>
          </table:table-cell>
          <table:table-cell table:style-name="Таблица1.A1" office:value-type="string">
            <text:p text:style-name="P633">просты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7</text:p>
          </table:table-cell>
        </table:table-row>
        <table:table-row>
          <table:table-cell table:style-name="Таблица1.A2" office:value-type="string">
            <text:p text:style-name="P634">&gt;</text:p>
          </table:table-cell>
          <table:table-cell table:style-name="Таблица1.A1" office:value-type="string">
            <text:p text:style-name="P633">Больше</text:p>
          </table:table-cell>
          <table:table-cell table:style-name="Таблица1.A1" office:value-type="string">
            <text:p text:style-name="P633">просты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7</text:p>
          </table:table-cell>
        </table:table-row>
        <table:table-row>
          <table:table-cell table:style-name="Таблица1.A2" office:value-type="string">
            <text:p text:style-name="P634">&lt;</text:p>
          </table:table-cell>
          <table:table-cell table:style-name="Таблица1.A1" office:value-type="string">
            <text:p text:style-name="P633">Меньше</text:p>
          </table:table-cell>
          <table:table-cell table:style-name="Таблица1.A1" office:value-type="string">
            <text:p text:style-name="P633">просты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7</text:p>
          </table:table-cell>
        </table:table-row>
        <table:table-row>
          <table:table-cell table:style-name="Таблица1.A2" office:value-type="string">
            <text:p text:style-name="P634">&gt;=</text:p>
          </table:table-cell>
          <table:table-cell table:style-name="Таблица1.A1" office:value-type="string">
            <text:p text:style-name="P641">Больше или равно</text:p>
          </table:table-cell>
          <table:table-cell table:style-name="Таблица1.A1" office:value-type="string">
            <text:p text:style-name="P633">просты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7</text:p>
          </table:table-cell>
        </table:table-row>
        <table:table-row>
          <table:table-cell table:style-name="Таблица1.A2" office:value-type="string">
            <text:p text:style-name="P634">&lt;=</text:p>
          </table:table-cell>
          <table:table-cell table:style-name="Таблица1.A1" office:value-type="string">
            <text:p text:style-name="P641">Меньше или равно</text:p>
          </table:table-cell>
          <table:table-cell table:style-name="Таблица1.A1" office:value-type="string">
            <text:p text:style-name="P633">просты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7</text:p>
          </table:table-cell>
        </table:table-row>
        <table:table-row>
          <table:table-cell table:style-name="Таблица1.A2" office:value-type="string">
            <text:p text:style-name="P634">&amp;&amp; <text:span text:style-name="T36">и</text:span></text:p>
          </table:table-cell>
          <table:table-cell table:style-name="Таблица1.A1" office:value-type="string">
            <text:p text:style-name="P633"><text:span text:style-name="T730">Логическое </text:span>И</text:p>
          </table:table-cell>
          <table:table-cell table:style-name="Таблица1.A1" office:value-type="string">
            <text:p text:style-name="P633">логически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8</text:p>
          </table:table-cell>
        </table:table-row>
        <table:table-row>
          <table:table-cell table:style-name="Таблица1.A2" office:value-type="string">
            <text:p text:style-name="P634">|| <text:span text:style-name="T36">или</text:span></text:p>
          </table:table-cell>
          <table:table-cell table:style-name="Таблица1.A1" office:value-type="string">
            <text:p text:style-name="P633"><text:span text:style-name="T730">Логическое </text:span>И<text:span text:style-name="T49">ЛИ</text:span></text:p>
          </table:table-cell>
          <table:table-cell table:style-name="Таблица1.A1" office:value-type="string">
            <text:p text:style-name="P633">логически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9</text:p>
          </table:table-cell>
        </table:table-row>
        <table:table-row table:style-name="Таблица1.23">
          <table:table-cell table:style-name="Таблица1.A2" office:value-type="string">
            <text:p text:style-name="P634">~<text:span text:style-name="T732">~ </text:span><text:span text:style-name="T36">либо</text:span></text:p>
          </table:table-cell>
          <table:table-cell table:style-name="Таблица1.A1" office:value-type="string">
            <text:p text:style-name="P633"><text:span text:style-name="T730">Логическое </text:span><text:span text:style-name="T1817">ЛИБО</text:span></text:p>
          </table:table-cell>
          <table:table-cell table:style-name="Таблица1.A1" office:value-type="string">
            <text:p text:style-name="P633">логические</text:p>
          </table:table-cell>
          <table:table-cell table:style-name="Таблица1.A1" office:value-type="string">
            <text:p text:style-name="P633">логический</text:p>
          </table:table-cell>
          <table:table-cell table:style-name="Таблица1.A1" office:value-type="string">
            <text:p text:style-name="P639">9</text:p>
          </table:table-cell>
        </table:table-row>
      </table:table>
      <text:h text:style-name="P695" text:outline-level="1">Инструкции</text:h>
      <text:h text:style-name="Heading_20_2" text:outline-level="2">Знак «;»</text:h>
      <text:p text:style-name="P462"><text:span text:style-name="T1274">После каждой инструкции</text:span> <text:span text:style-name="T1265">в языке Клаус </text:span><text:span text:style-name="T1274">требуется</text:span> знак «<text:span text:style-name="Source_20_Text">;</text:span>» <text:span text:style-name="T127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3">Знак «<text:span text:style-name="Source_20_Text">;</text:span>» не допускается:</text:p>
      <text:list xml:id="list3563050465" text:style-name="L10">
        <text:list-item>
          <text:p text:style-name="P858"><text:span text:style-name="T1276">в</text:span><text:span text:style-name="T1263"> условном ветвлении перед ключевым словом </text:span><text:span text:style-name="Source_20_Text"><text:span text:style-name="T1263">иначе</text:span></text:span><text:span text:style-name="T1263">, если оно есть;</text:span></text:p>
        </text:list-item>
        <text:list-item>
          <text:p text:style-name="P859"><text:span text:style-name="T1276">в</text:span> цикле с постусловием перед ключевым словом <text:span text:style-name="Source_20_Text">пока</text:span>.</text:p>
        </text:list-item>
      </text:list>
      <text:p text:style-name="P463"><text:soft-page-break/>Во всех остальных случаях знак «<text:span text:style-name="Source_20_Text">;</text:span>» требуется после каждой инструкции, <text:span text:style-name="T1264">за исключением окончания тела основной программы, где требуется знак «</text:span><text:span text:style-name="Source_20_Text"><text:span text:style-name="T1264">.</text:span></text:span><text:span text:style-name="T1264">» </text:span><text:span text:style-name="T1275">(точка)</text:span>.</text:p>
      <text:h text:style-name="P702" text:outline-level="2"><text:span text:style-name="T1398">И</text:span><text:span text:style-name="T1372">нструкция </text:span><text:span text:style-name="T1356">п</text:span>рисваивани<text:span text:style-name="T1372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9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18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7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19" text:outline-level="3"><text:soft-page-break/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5">Вычислить <text:span text:style-name="T127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5">Вычислить <text:span text:style-name="T127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5">Вычислить <text:span text:style-name="T1278">побитовое «</text:span><text:span text:style-name="T193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4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40">значение </text:span>переменн<text:span text:style-name="T1940">ой</text:span> В в третью степень<text:line-break/> <text:s text:c="3"/><text:span text:style-name="T1280">Г |= 8; // устанавливает единицу в </text:span><text:span text:style-name="T1288">3-</text:span><text:span text:style-name="T1281">м</text:span><text:span text:style-name="T1280"> </text:span><text:span text:style-name="T1287">(считая от 0) </text:span><text:span text:style-name="T1280">бите переменной Г</text:span></text:p>
      <text:p text:style-name="P3">окончание;</text:p>
      <text:h text:style-name="P718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1724488597" text:style-name="L11">
        <text:list-item>
          <text:p text:style-name="P860">Строковой переменной может быть присвоено символьное значение, но не наоборот;</text:p>
        </text:list-item>
        <text:list-item>
          <text:p text:style-name="P860">Дробной переменной может быть присвоено целое значение, но не наоборот;</text:p>
        </text:list-item>
        <text:list-item>
          <text:p text:style-name="P860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2608274745" text:style-name="L12">
        <text:list-item>
          <text:p text:style-name="P861">Массиву может быть присвоен массив, состоящий из элементов совместимого типа;</text:p>
        </text:list-item>
        <text:list-item>
          <text:p text:style-name="P86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61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18" text:outline-level="3"><text:soft-page-break/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73">Инструкция в</text:span>ызов<text:span text:style-name="T1373">а</text:span> подпрограмм<text:span text:style-name="T1373">ы</text:span></text:h>
      <text:p text:style-name="P20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4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03" text:outline-level="2"><text:span text:style-name="T1356">Ничего — п</text:span>устая инструкция</text:h>
      <text:p text:style-name="P202">Пустая инструкция записывается ключевым словом <text:span text:style-name="Source_20_Text"><text:span text:style-name="T793">ничего</text:span></text:span><text:span text:style-name="T1246">:</text:span></text:p>
      <text:p text:style-name="P491"><text:soft-page-break/><text:span text:style-name="T529">начало</text:span><text:line-break/> <text:s text:c="3"/>ничего;<text:line-break/><text:span text:style-name="T529">окончание;</text:span></text:p>
      <text:p text:style-name="P202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1"><text:span text:style-name="T530">начало</text:span><text:line-break/> <text:s text:c="3"/>если <text:span text:style-name="T1397">В</text:span>сёХорошо то ничего<text:line-break/> <text:s text:c="3"/>иначе <text:span text:style-name="T1216">сообщить</text:span>("Что-то пошло не так!");<text:line-break/><text:span text:style-name="T530">окончание;</text:span></text:p>
      <text:h text:style-name="P704" text:outline-level="2"><text:span text:style-name="T1357">Завершить — з</text:span>авершени<text:span text:style-name="T1200">е</text:span> программы</text:h>
      <text:p text:style-name="P206">Для завершения работы программы используется инструкция <text:span text:style-name="Source_20_Text"><text:span text:style-name="T1289">завершить</text:span></text:span>:</text:p>
      <text:p text:style-name="P505">завершить;<text:line-break/><text:span text:style-name="T1430">завершить 0;<text:line-break/>завершить кодОшибки;</text:span></text:p>
      <text:p text:style-name="P206">где <text:span text:style-name="Source_20_Text"><text:span text:style-name="T769">код</text:span></text:span><text:span text:style-name="Source_20_Text"><text:span text:style-name="T848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7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0">, то код завершения по умолчанию будет равен нулю. </text:span><text:span text:style-name="T1431">Аналогично, инструкция </text:span><text:span text:style-name="Source_20_Text"><text:span text:style-name="T1431">завершить</text:span></text:span><text:span text:style-name="T1431"> вызывает успешное завершение программы, если код не указан явно.</text:span></text:p>
      <text:p text:style-name="P208">Инструкция <text:span text:style-name="Source_20_Text"><text:span text:style-name="T769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5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5">завершить</text:span></text:span><text:span text:style-name="T542"> вызвала исключение.</text:span></text:p>
      <text:h text:style-name="Heading_20_2" text:outline-level="2"><text:span text:style-name="T1358">Вернуть — в</text:span>озврат <text:span text:style-name="T558">из подпрограммы</text:span></text:h>
      <text:p text:style-name="P460">Инструкция возврата используется для <text:span text:style-name="T1290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56">функции</text:span>.</text:p>
      <text:p text:style-name="P468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68"/>
      <text:p text:style-name="P469">процедура мояПроцедура();<text:line-break/><text:span text:style-name="T545">начало<text:line-break/> <text:s text:c="3"/>вернуться;<text:line-break/>окончание;</text:span></text:p>
      <text:p text:style-name="P211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1">и взаимозаменяемы</text:span>.</text:p>
      <text:p text:style-name="P210"><text:soft-page-break/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7">, то она вернёт нулевое начальное значение соответствующего типа.</text:span></text:p>
      <text:p text:style-name="P210">Для процедур <text:span text:style-name="T562">указывать </text:span>возвращаем<text:span text:style-name="T546">о</text:span>е значение не допускается.</text:p>
      <text:p text:style-name="P212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9">Если инструкция <text:span text:style-name="Source_20_Text"><text:span text:style-name="T797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5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8">вернуть</text:span></text:span><text:span text:style-name="T542"> вызвала исключение.</text:span></text:p>
      <text:h text:style-name="Heading_20_2" text:outline-level="2"><text:span text:style-name="T1359">Начало-конец — с</text:span>оставной блок инструкций</text:h>
      <text:p text:style-name="P213">Составной блок<text:span text:style-name="T572"> </text:span>представляет собой инструкцию, которая может содержать <text:span text:style-name="T977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4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7">Ключевые с</text:span><text:span text:style-name="T563">лова </text:span><text:span text:style-name="Source_20_Text"><text:span text:style-name="T799">конец</text:span></text:span><text:span text:style-name="T563"> и </text:span><text:span text:style-name="Source_20_Text"><text:span text:style-name="T799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6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8">ые</text:span><text:span text:style-name="T564"> составны</text:span><text:span text:style-name="T978">е</text:span><text:span text:style-name="T564"> блок</text:span><text:span text:style-name="T978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5">Составной блок может применяться во всех случаях, когда синтаксис языка требует наличия ровно одной инструкции, <text:span text:style-name="T1291">а фактически их требуется несколько</text:span> — в условных ветвлениях, в циклах, в <text:span text:style-name="T1282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6">если <text:span text:style-name="T570">Ы &lt; </text:span><text:span text:style-name="T571">Я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17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7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9">начало<text:line-break/> <text:s text:c="3"/><text:span text:style-name="T1284">выполнитьОдно</text:span>();<text:line-break/> <text:s text:c="3"/>выполнить<text:span text:style-name="T1284">Второе</text:span>();<text:line-break/><text:soft-page-break/> <text:s text:c="3"/><text:span text:style-name="T1284">выполнитьТретье</text:span><text:span text:style-name="T1283">();<text:line-break/></text:span><text:span text:style-name="T565">исключени</text:span><text:span text:style-name="T588">е</text:span><text:span text:style-name="T565"><text:line-break/> <text:s text:c="3"/></text:span><text:span text:style-name="T577">сообщить("Возникла какая-то ошибка!");<text:line-break/></text:span>окончание;</text:p>
      <text:p text:style-name="P221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20">Секция обработки исключений может быть простой или детализированной.</text:p>
      <text:p text:style-name="P22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2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3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6"><text:span text:style-name="T624">Составной б</text:span>лок может заканчиваться секцией гарантированного <text:span text:style-name="T1793">выполнения</text:span>.</text:p>
      <text:p text:style-name="P224">Если в блоке <text:span text:style-name="T584">есть</text:span> секция <text:span text:style-name="T581">гарантированного </text:span><text:span text:style-name="T1793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5">Секция гарантированного <text:span text:style-name="T1794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9"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5"><text:s text:c="4"/><text:span text:style-name="T585">вернуть 0;</text:span></text:p>
      <text:p text:style-name="P237">исключение</text:p>
      <text:p text:style-name="P235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05" text:outline-level="2"><text:span text:style-name="T1850">Для-</text:span><text:span text:style-name="T1851">начало</text:span> — доступ к полям структур</text:h>
      <text:p text:style-name="P644">Составной блок инструкций может начинаться с ключевого слова <text:span text:style-name="Source_20_Text"><text:span text:style-name="T1852">для</text:span></text:span>, за которым <text:span text:style-name="T1827">указан</text:span> <text:span text:style-name="T1826">путь к переменной или константе структурного типа</text:span>, а <text:span text:style-name="T1827">вслед за ним</text:span> — слово <text:span text:style-name="Source_20_Text">начало</text:span>, <text:span text:style-name="T1857">тело составного блока и слово </text:span><text:span text:style-name="Source_20_Text"><text:span text:style-name="T1858">конец</text:span></text:span><text:span text:style-name="T1857">.</text:span></text:p>
      <text:p text:style-name="P645"><text:soft-page-break/>В таком составном блоке создаётся локальная область видимости, позволяющая <text:span text:style-name="T1828">напрямую обращаться</text:span> к полям <text:span text:style-name="T1828">указанной </text:span>структур<text:span text:style-name="T1828">ы </text:span><text:span text:style-name="T1829">в пределах блока, </text:span><text:span text:style-name="T1830">например:</text:span></text:p>
      <text:p text:style-name="P648">программа Пример;<text:line-break/><text:span text:style-name="T1830">переменная<text:line-break/> <text:s text:c="3"/>тчк: Точка;<text:line-break/></text:span><text:span text:style-name="T1853">для</text:span><text:span text:style-name="T1830"> тчк начало<text:line-break/> <text:s text:c="3"/>г := 10; // </text:span><text:span text:style-name="T1831">присвоить значение полю тчк.г</text:span><text:span text:style-name="T1830"><text:line-break/> <text:s text:c="3"/>в := 20; // </text:span><text:span text:style-name="T1831">присвоить значение полю тчк.в</text:span><text:span text:style-name="T1830"><text:line-break/>окончание.</text:span></text:p>
      <text:p text:style-name="P646">Между словами <text:span text:style-name="Source_20_Text"><text:span text:style-name="T1854">для</text:span></text:span> и <text:span text:style-name="Source_20_Text">начало</text:span> могут быть <text:span text:style-name="T1834">указаны</text:span> несколько переменных, <text:span text:style-name="T1832">перечисленных через запятую</text:span>. В этом случае, если указанные структуры имеют поля <text:span text:style-name="T1833">с одинаковыми именами</text:span>, то <text:span text:style-name="T1833">поля той </text:span><text:span text:style-name="T1835">структуры</text:span><text:span text:style-name="T1833">, что указана позже, </text:span><text:span text:style-name="T1835">скроют за собой </text:span><text:span text:style-name="T1847">о</text:span><text:span text:style-name="T1848">дн</text:span><text:span text:style-name="T1847">оимённые </text:span><text:span text:style-name="T1835">поля структур, перечисленных до неё</text:span>.</text:p>
      <text:p text:style-name="P647">Следует иметь в виду, что конструкция <text:span text:style-name="Source_20_Text"><text:span text:style-name="T1855">для</text:span></text:span> не вычисляет никаких значений <text:span text:style-name="T1843">перед</text:span> вход<text:span text:style-name="T1843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44">Поэтому, н</text:span><text:span text:style-name="T1836">апример, следующая конструкция будет правильно работать, хотя сомнительно выглядит с точки зрения структур</text:span><text:span text:style-name="T1845">ного программирования</text:span><text:span text:style-name="T1836">:</text:span></text:p>
      <text:p text:style-name="P649">программа ТакНеНадо;<text:line-break/><text:span text:style-name="T1839">тип<text:line-break/> <text:s text:c="3"/>ЦветныеТочки = </text:span><text:span text:style-name="T1837">массив структур<text:line-break/> <text:s text:c="7"/>поз: Точка;<text:line-break/> <text:s text:c="7"/>цвет: целое;<text:line-break/> <text:s text:c="3"/>окончание;</text:span><text:line-break/><text:span text:style-name="T1837">переменная<text:line-break/> <text:s text:c="3"/></text:span><text:span text:style-name="T1839">тчк: </text:span><text:span text:style-name="T1837">ЦветныеТочки;</text:span></text:p>
      <text:p text:style-name="P650"><text:span text:style-name="T1838"><text:s text:c="4"/>к: целое;</text:span><text:line-break/><text:span text:style-name="T1856">для</text:span><text:span text:style-name="T1839"> </text:span><text:span text:style-name="T1840">тчк[к], тчк[к].</text:span><text:span text:style-name="T1841">поз</text:span><text:span text:style-name="T1840"> </text:span><text:span text:style-name="T1837">начало<text:line-break/> <text:s text:c="3"/></text:span><text:span text:style-name="T1841">длина(тчк, 10);</text:span><text:span text:style-name="T1837"><text:line-break/> <text:s text:c="3"/></text:span><text:span text:style-name="T1841">для каждого к из тчк </text:span><text:span text:style-name="T1842">цикл </text:span><text:span text:style-name="T1841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41"><text:line-break/> <text:s text:c="7"/>г := к * 5; <text:s text:c="5"/>// </text:span><text:span text:style-name="T1846">тчк[к].поз.г</text:span></text:p>
      <text:p text:style-name="P651"><text:span text:style-name="T1841"><text:s text:c="8"/>в := 10; <text:s text:c="8"/>// </text:span><text:span text:style-name="T1846">тчк[к].поз.в</text:span><text:span text:style-name="T1841"><text:line-break/> <text:s text:c="7"/>цвет := $</text:span><text:span text:style-name="T1849">9</text:span><text:span text:style-name="T1841">0</text:span><text:span text:style-name="T1849">9</text:span><text:span text:style-name="T1841">0</text:span><text:span text:style-name="T1849">9</text:span><text:span text:style-name="T1841">0; // </text:span><text:span text:style-name="T1846">тчк[к].цвет</text:span><text:span text:style-name="T1841"><text:line-break/> <text:s text:c="3"/>конец;</text:span><text:span text:style-name="T1837"><text:line-break/>окончание.</text:span></text:p>
      <text:h text:style-name="P706" text:outline-level="2"><text:span text:style-name="T1371">Когда-</text:span><text:span text:style-name="T1399">тогда</text:span><text:span text:style-name="T1360"> — п</text:span>ерехват исключени<text:span text:style-name="T1360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7">Инструкция начинается ключевым словом <text:span text:style-name="Source_20_Text"><text:span text:style-name="T769">когда</text:span></text:span>, за которым следует одно из трёх:</text:p>
      <text:list xml:id="list111487143" text:style-name="L13">
        <text:list-item>
          <text:p text:style-name="P862"><text:span text:style-name="T1296">о</text:span><text:span text:style-name="T1285">дно или несколько</text:span> имён исключений через запятую;</text:p>
        </text:list-item>
        <text:list-item>
          <text:p text:style-name="P862"><text:span text:style-name="T1296">о</text:span>пределение переменной исключения;</text:p>
        </text:list-item>
        <text:list-item>
          <text:p text:style-name="P862"><text:span text:style-name="T1296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8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6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8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30"><text:soft-page-break/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95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95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30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30"><text:s text:c="8"/><text:span text:style-name="T593">бросить;</text:span></text:p>
      <text:p text:style-name="P231"><text:s text:c="4"/><text:span text:style-name="T593">конец;</text:span></text:p>
      <text:p text:style-name="P231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4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1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2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3">Переменная, <text:span text:style-name="T1796">объявленная таким образом,</text:span> представляет собой структуру, которая содержит:</text:p>
      <text:list xml:id="list1448795479" text:style-name="L14">
        <text:list-item>
          <text:p text:style-name="P864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863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61">Ошибка — с</text:span>оздани<text:span text:style-name="T1201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54">сть</text:span> выполнени<text:span text:style-name="T1254">я</text:span> и создать всплывающее исключение.</text:p>
      <text:p text:style-name="P45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97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51">Инструкции, следующие </text:span><text:span text:style-name="T1252">после</text:span><text:span text:style-name="T1251"> инструкци</text:span><text:span text:style-name="T1252">и</text:span><text:span text:style-name="T1251"> </text:span><text:span text:style-name="Source_20_Text"><text:span text:style-name="T1251">ошибка</text:span></text:span><text:span text:style-name="T125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50">завершено</text:span> с кодом -1.</text:p>
      <text:p text:style-name="P324"><text:soft-page-break/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62">Бросить — в</text:span>оссоздание исключения</text:h>
      <text:p text:style-name="P457">Эта инструкция <text:span text:style-name="T1247">записывается ключевым словом </text:span><text:span text:style-name="Source_20_Text"><text:span text:style-name="T1247">бросить</text:span></text:span><text:span text:style-name="T1247">. Её можно применять только в </text:span><text:span text:style-name="T1292">секции обработки исключений составного блока</text:span><text:span text:style-name="T1247">: она прерывает </text:span><text:span text:style-name="T1248">последовательно</text:span><text:span text:style-name="T1253">сть</text:span><text:span text:style-name="T1248"> выполнени</text:span><text:span text:style-name="T1253">я</text:span><text:span text:style-name="T1248"> и воссоздаёт то же самое исключение, которое </text:span><text:span text:style-name="T1293">привело к передаче управления в </text:span><text:span text:style-name="T1294">данную </text:span><text:span text:style-name="T1293">секцию обработки исключений</text:span><text:span text:style-name="T1248">.</text:span></text:p>
      <text:p text:style-name="P457"><text:span text:style-name="T1249">Инструкции, следующие после инструкции </text:span><text:span text:style-name="Source_20_Text"><text:span text:style-name="T1249">бросить</text:span></text:span><text:span text:style-name="T1249">, не выполняются. Вместо этого управление передаётся в </text:span><text:span text:style-name="T1298">секцию обработки исключений, расположенную в </text:span><text:span text:style-name="T1249">ближайш</text:span><text:span text:style-name="T1298">ем</text:span><text:span text:style-name="T1249"> объемлющ</text:span><text:span text:style-name="T1298">ем</text:span><text:span text:style-name="T1249"> составно</text:span><text:span text:style-name="T1298">м</text:span><text:span text:style-name="T1249"> блок</text:span><text:span text:style-name="T1298">е</text:span><text:span text:style-name="T1249">. </text:span><text:span text:style-name="T1255">Е</text:span><text:span text:style-name="T1249">сли такой блок <text:s/>отсутствует, </text:span><text:span text:style-name="T1255">выполнение </text:span><text:span text:style-name="T1249">программ</text:span><text:span text:style-name="T1255">ы</text:span><text:span text:style-name="T1249"> </text:span><text:span text:style-name="T1255">будет </text:span><text:span text:style-name="T1249">заверш</text:span><text:span text:style-name="T1255">ено</text:span><text:span text:style-name="T1249"> с кодом -1.</text:span></text:p>
      <text:p text:style-name="P459">Если параметры исключения или текст сообщения об ошибке были модифицированы в <text:span text:style-name="T1295">секции обработки исключений</text:span>, то исключение будет воссоздано с новыми значениями.</text:p>
      <text:h text:style-name="Heading_20_2" text:outline-level="2"><text:span text:style-name="T1363">Если-то-иначе — </text:span><text:span text:style-name="T1374">у</text:span><text:span text:style-name="T1156">словно</text:span><text:span text:style-name="T1202">е</text:span><text:span text:style-name="T1156"> </text:span>ветвлени<text:span text:style-name="T1202">е</text:span></text:h>
      <text:p text:style-name="P421">Эта инструкция применяется для выполнения тех или иных действий в зависимости от некоторого условия.</text:p>
      <text:p text:style-name="P421">Инструкция начинается ключевым словом <text:span text:style-name="Source_20_Text">если</text:span>, после которого должно быть указано <text:span text:style-name="T1157">условие — </text:span><text:span text:style-name="T1161">значение или </text:span>выражение логического типа. <text:span text:style-name="T1157">Далее следует ключевое слово </text:span><text:span text:style-name="Source_20_Text"><text:span text:style-name="T1157">то</text:span></text:span><text:span text:style-name="T1157">, а за ним — ровно одна инструкция, которая будет выполнена в том случае, если указанное условие имеет истинное значение.</text:span></text:p>
      <text:p text:style-name="P422">Далее может следовать знак «<text:span text:style-name="Source_20_Text">;</text:span>», либо ключевое слово <text:span text:style-name="Source_20_Text">иначе</text:span>, <text:span text:style-name="T1159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8">если</text:span> указанное условие имеет ложное значение.</text:p>
      <text:p text:style-name="P423">В обоих случаях ровно одна инструкция может представлять собой составной блок, содержащий сколько угодно инструкций.</text:p>
      <text:p text:style-name="P425"><text:span text:style-name="T1158">н</text:span>ачало<text:line-break/> <text:s text:c="3"/><text:span text:style-name="T1158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62">начало</text:span><text:span text:style-name="T1158"><text:line-break/> <text:s text:c="7"/>вывести("Н больше или равно М");<text:line-break/> <text:s text:c="7"/></text:span><text:span text:style-name="T1162">если Н &gt; М то вывести("Всё-таки больше");</text:span><text:span text:style-name="T1158"><text:line-break/> <text:s text:c="3"/></text:span><text:span text:style-name="T1162">конец;</text:span><text:line-break/>конец;</text:p>
      <text:p text:style-name="Text_20_body"><text:soft-page-break/>Если требуется <text:span text:style-name="T1160">перебрать несколько условий подряд, то инструкции ветвления можно располагать друг за другом:</text:span></text:p>
      <text:p text:style-name="P426">начало<text:line-break/> <text:s text:c="3"/><text:span text:style-name="T116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4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64">Выбор-из — м</text:span>ноговариантн<text:span text:style-name="T1203">ый</text:span> выбор</text:h>
      <text:p text:style-name="P427">Эта инструкция применяется для выполнения <text:span text:style-name="T1194">тех или иных</text:span> действий в зависимости от выбора значения из нескольких предусмотренных вариантов.</text:p>
      <text:p text:style-name="P428">Инструкция начинается <text:span text:style-name="T1195">ключевым </text:span>словом <text:span text:style-name="Source_20_Text">выбор</text:span>, за которым следует <text:span text:style-name="T1385">выбираемое</text:span><text:span text:style-name="T1166"> значение — буквальное </text:span>значение или выражение простого типа. <text:span text:style-name="T1377">З</text:span><text:span text:style-name="T1349">атем, если </text:span><text:span text:style-name="T1386">выбираемое</text:span><text:span text:style-name="T1377"> значение</text:span><text:span text:style-name="T1349"> имеет тип </text:span><text:span text:style-name="Source_20_Text"><text:span text:style-name="T1349">дробное</text:span></text:span><text:span text:style-name="T1349"> или </text:span><text:span text:style-name="Source_20_Text"><text:span text:style-name="T1349">момент</text:span></text:span><text:span text:style-name="T1349">, может следовать ключевое слово </text:span><text:span text:style-name="Source_20_Text"><text:span text:style-name="T1349">точность</text:span></text:span><text:span text:style-name="T1349">, а за ним </text:span><text:span text:style-name="T1403">константное </text:span><text:span text:style-name="T1355">выражение </text:span><text:span text:style-name="T1403">дробного типа</text:span><text:span text:style-name="T1349">, определяющее точность сравнения. </text:span>Далее следует слово <text:span text:style-name="Source_20_Text">из</text:span>, <text:span text:style-name="T1378">а </text:span>за <text:span text:style-name="T1378">ним</text:span> тело инструкции <text:span text:style-name="T1258">и</text:span> слово <text:span text:style-name="Source_20_Text">окончание</text:span>.</text:p>
      <text:p text:style-name="P42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70">а</text:span> <text:span text:style-name="T1165">за ним ровно одна инструкция </text:span><text:span text:style-name="T1170">и знак «</text:span><text:span text:style-name="Source_20_Text"><text:span text:style-name="T1170">;</text:span></text:span><text:span text:style-name="T1170">».</text:span><text:span text:style-name="T1165"> </text:span><text:span text:style-name="T1170">Эта инструкция </text:span><text:span text:style-name="T1165">будет выполнена в том случае, если </text:span><text:span text:style-name="T1170">данный</text:span><text:span text:style-name="T1165"> вариант выбора окажется подходящим. </text:span><text:span text:style-name="T1170">Она</text:span><text:span text:style-name="T1167"> может представлять собой составной блок, содержащий сколько угодно инструкций.</text:span></text:p>
      <text:p text:style-name="P430">Перечень подходящих значений может состоять из буквальных значений или <text:span text:style-name="T1404">константных </text:span>выражений — т.е., в качестве операндов <text:span text:style-name="T116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393">е</text:span>н точно соответствовать типу <text:span text:style-name="T1387">выбираемого</text:span> значения.</text:p>
      <text:p text:style-name="P430">Вариант выбора считается подходящим, <text:span text:style-name="T1169">если </text:span><text:span text:style-name="T1388">выбираемое</text:span><text:span text:style-name="T1169"> значение точно совпадает с одним из значений, перечисленных в описателе варианта </text:span><text:span text:style-name="T1379">(дробные значения и моменты должны совпадать с указанной точностью)</text:span><text:span text:style-name="T1169">. Тело инструкции выбора не может содержать нескольких описателей с совпадающими значениями.</text:span></text:p>
      <text:p text:style-name="P43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196">выше </text:span><text:span text:style-name="T1171">не нашлось никакого другого подходящего </text:span><text:span text:style-name="T1172">описателя</text:span>.</text:p>
      <text:p text:style-name="P496"><text:span text:style-name="T1163">программа Пример;</text:span><text:line-break/>переменная<text:line-break/> <text:s text:c="3"/>имя: строка;<text:line-break/><text:span text:style-name="T1163">начало<text:line-break/> <text:s text:c="3"/></text:span><text:span text:style-name="T1217">сообщить</text:span><text:span text:style-name="T1163">("Введите имя: ");<text:line-break/> <text:s text:c="3"/>ввести(имя);</text:span><text:line-break/> <text:s text:c="3"/>выбор <text:span text:style-name="T1163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4">Оля", "</text:span><text:span text:style-name="T1197">Д</text:span><text:span text:style-name="T1164">аша", "Вика</text:span><text:span text:style-name="T1163">": </text:span><text:span text:style-name="T1164">вывести("Узнаю сестрёнку!");<text:line-break/> <text:s text:c="7"/>"</text:span><text:span text:style-name="T1198">Таня</text:span><text:span text:style-name="T1164">": </text:span><text:span text:style-name="T1198">вывести("Привет, Таня :)");</text:span><text:span text:style-name="T1163"><text:line-break/> <text:s text:c="7"/>иначе вывести("Что-то не узнаю...");<text:line-break/> <text:s text:c="3"/>конец;<text:line-break/>окончание.</text:span></text:p>
      <text:p text:style-name="P496"><text:soft-page-break/></text:p>
      <text:p text:style-name="P497">программа ЕщёПример;<text:line-break/>переменная<text:line-break/> <text:s text:c="3"/><text:span text:style-name="T1391">N</text:span>: дробное <text:span text:style-name="T1381">= </text:span>0.345;<text:line-break/>начало<text:line-break/> <text:s text:c="3"/>выбор <text:span text:style-name="T1391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82">совпад</text:span><text:span text:style-name="T1394">ё</text:span><text:span text:style-name="T1382">т с указанной точностью</text:span><text:line-break/> <text:s text:c="7"/>0.4: вывести("Четыре десятых");<text:line-break/> <text:s text:c="3"/>конец;<text:line-break/>окончание.</text:p>
      <text:p text:style-name="P493">Для <text:span text:style-name="T1383">выбора </text:span><text:span text:style-name="T1392">из </text:span><text:span text:style-name="T1389">значени</text:span><text:span text:style-name="T1392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84">вариант выбора будет считаться подходящим, если </text:span>модуль разности <text:span text:style-name="T1384">указанной константы и </text:span><text:span text:style-name="T1390">выбираемого</text:span><text:span text:style-name="T1384"> значения </text:span><text:span text:style-name="T1376">не превышает</text:span> указанного значения <text:span text:style-name="T1353">точности</text:span>.</text:p>
      <text:p text:style-name="P495"><text:span text:style-name="T199">Примечание:</text:span> следует быть осторожным при использовании этой инструкции <text:span text:style-name="T1396">с</text:span><text:span text:style-name="T1395"> дробны</text:span><text:span text:style-name="T1396">ми</text:span><text:span text:style-name="T1395"> чис</text:span><text:span text:style-name="T1396">лами</text:span><text:span text:style-name="T1395"> и момент</text:span><text:span text:style-name="T1396">ами</text:span><text:span text:style-name="T1395"> </text:span><text:span text:style-name="T1380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07" text:outline-level="2"><text:span text:style-name="T1911">Повторить-раз</text:span><text:span text:style-name="T1365"> — </text:span><text:span text:style-name="T1917">простой </text:span><text:span text:style-name="T1375">ц</text:span>икл</text:h>
      <text:p text:style-name="P433">Эта инструкция предназначена для выполнения <text:span text:style-name="T1204">одних и тех же</text:span> действий <text:span text:style-name="T1179">несколько раз. Количество повторений (итераций) </text:span><text:span text:style-name="T1186">цикла </text:span><text:span text:style-name="T1179">вычисляется заранее</text:span>.</text:p>
      <text:p text:style-name="P434"><text:span text:style-name="T1173">Инструкция начинается ключевым словом </text:span><text:span text:style-name="Source_20_Text"><text:span text:style-name="T1913">повторить</text:span></text:span><text:span text:style-name="T1173">, за которым следует </text:span><text:span text:style-name="T1916">целочисленное </text:span><text:span text:style-name="T1173">выражение, определяющее </text:span><text:span text:style-name="T1913">количество итераций цикла</text:span><text:span text:style-name="T1173">. </text:span><text:span text:style-name="T1174">После этого следует слово </text:span><text:span text:style-name="Source_20_Text"><text:span text:style-name="T1913">раз</text:span></text:span><text:span text:style-name="T1174"> </text:span><text:span text:style-name="T1913">(или </text:span><text:span text:style-name="Source_20_Text"><text:span text:style-name="T1913">раза</text:span></text:span><text:span text:style-name="T1913">) </text:span><text:span text:style-name="T1260">и</text:span><text:span text:style-name="T1174"> ровно одна инструкция, составляющая тело цикла. </text:span><text:span text:style-name="T1177">Тело цикла</text:span><text:span text:style-name="T1175"> может </text:span><text:span text:style-name="T1259">быть</text:span><text:span text:style-name="T1175"> составн</text:span><text:span text:style-name="T1259">ым</text:span><text:span text:style-name="T1175"> блок</text:span><text:span text:style-name="T1259">ом</text:span><text:span text:style-name="T1175">, содержащи</text:span><text:span text:style-name="T1259">м</text:span><text:span text:style-name="T1175"> сколько угодно инструкций.</text:span></text:p>
      <text:p text:style-name="Исходный_20_код">программа Пример;<text:line-break/><text:span text:style-name="T1915">начало<text:line-break/> <text:s text:c="3"/>повторить 10 раз вывести("А"); // будет выведено АААААААААА<text:line-break/>окончание.</text:span></text:p>
      <text:p text:style-name="P678">Значение, определяющее количество итераций, вычисляется один раз перед началом цикла. <text:span text:style-name="T1925">Это значение должно быть положительным, иначе тело цикла не будет выполнено ни разу. </text:span><text:span text:style-name="T1921">Изменение</text:span> в теле цикла <text:span text:style-name="T1921">каких-либо </text:span><text:span text:style-name="T1920">данны</text:span><text:span text:style-name="T1921">х</text:span>, <text:span text:style-name="T1918">от которых зависит</text:span> это значение, <text:span text:style-name="T1921">не приведёт к изменению</text:span> количеств<text:span text:style-name="T1921">а</text:span> итераций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4">при том условии, что </text:span><text:span text:style-name="T1914">количество итераций ещё не достигло максимального значения</text:span>.</text:p>
      <text:h text:style-name="Heading_20_2" text:outline-level="2"><text:span text:style-name="T1365">Для-от-до-цикл — </text:span><text:span text:style-name="T1375">ц</text:span>икл по счётчику</text:h>
      <text:p text:style-name="P432">Эта инструкция предназначена для выполнения <text:span text:style-name="T1204">одних и тех же</text:span> действий <text:span text:style-name="T1179">несколько раз. Количество повторений (итераций) </text:span><text:span text:style-name="T1186">цикла </text:span><text:span text:style-name="T1179">вычисляется заранее. </text:span><text:span text:style-name="T1912">В теле цикла доступна целочисленная переменная-счётчик, значение которой увеличивается (или уменьшается) на 1 </text:span><text:span text:style-name="T1919">на</text:span><text:span text:style-name="T1912"> каждой итерации цикла.</text:span></text:p>
      <text:p text:style-name="P432"><text:span text:style-name="T1173">Инструкция начинается ключевым словом </text:span><text:span text:style-name="Source_20_Text"><text:span text:style-name="T1173">для</text:span></text:span><text:span text:style-name="T1173">, за которым следует имя переменной — счётчика цикла.</text:span> <text:span text:style-name="T1173">Далее следует слово </text:span><text:span text:style-name="Source_20_Text"><text:span text:style-name="T1173">от</text:span></text:span><text:span text:style-name="T1173">, за ним выражение, определяющее начальное значение счётчика, а затем слово </text:span><text:span text:style-name="Source_20_Text"><text:span text:style-name="T1173">до</text:span></text:span><text:span text:style-name="T1173"> и выражение, определяющее конечное значение счётчика. </text:span><text:span text:style-name="T1174">После этого следует слово </text:span><text:span text:style-name="Source_20_Text"><text:span text:style-name="T1174">цикл</text:span></text:span><text:span text:style-name="T1174"> </text:span><text:span text:style-name="T1260">и</text:span><text:span text:style-name="T1174"> ровно одна инструкция, составляющая тело цикла. </text:span><text:span text:style-name="T1177">Тело цикла</text:span><text:span text:style-name="T1175"> может </text:span><text:span text:style-name="T1259">быть</text:span><text:span text:style-name="T1175"> составн</text:span><text:span text:style-name="T1259">ым</text:span><text:span text:style-name="T1175"> блок</text:span><text:span text:style-name="T1259">ом</text:span><text:span text:style-name="T1175">, содержащи</text:span><text:span text:style-name="T1259">м</text:span><text:span text:style-name="T1175"> сколько угодно инструкций. </text:span><text:span text:style-name="T1180">Перед словом </text:span><text:span text:style-name="Source_20_Text"><text:span text:style-name="T1180">цикл</text:span></text:span><text:span text:style-name="T1180"> допускается слово </text:span><text:span text:style-name="Source_20_Text"><text:span text:style-name="T1180">обратный</text:span></text:span><text:span text:style-name="T1180">.</text:span></text:p>
      <text:p text:style-name="P435"><text:soft-page-break/><text:span text:style-name="T1189">Счётчиком цикла может быть</text:span> только локальная переменная целого типа — <text:span text:style-name="T1178">она должна быть объявлена в разделе определений той программы или подпрограммы, в теле которой выполняется цикл. В</text:span><text:span text:style-name="T1176">ыражения начального и конечного значения </text:span><text:span text:style-name="T1179">счётчика </text:span><text:span text:style-name="T1176">также должны возвращать целое</text:span>. <text:span text:style-name="T1176">Значения этих выражений вычисляются один раз перед первой итерацией цикла. </text:span><text:span text:style-name="T1190">И</text:span><text:span text:style-name="T1176">зменение </text:span><text:span text:style-name="T1922">в теле</text:span><text:span text:style-name="T1176"> цикла каких-либо данных, влияющих на значения этих выражений, не приведёт к изменению количества итераций.</text:span></text:p>
      <text:p text:style-name="P439"><text:span text:style-name="T1179">п</text:span>рограмма Пример;<text:line-break/><text:span text:style-name="T1179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7">до 0 обратный </text:span><text:span text:style-name="T1179">цикл начало</text:span></text:p>
      <text:p text:style-name="P439"><text:span text:style-name="T1179"><text:s text:c="8"/>цвет</text:span><text:span text:style-name="T1188">Фона</text:span><text:span text:style-name="T1179">(цвета[ц]);<text:line-break/> <text:s text:c="7"/>вывести("Цв", строка(ц));<text:line-break/> <text:s text:c="3"/>конец;<text:line-break/>окончание.</text:span></text:p>
      <text:p text:style-name="P436">Перед первой итерацией счётчику цикла присваивается начальное значение. <text:span text:style-name="T119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6">Значение переменной-счётчика цикла можно менять в теле цикла, но это не приведёт изменению количества итераций. <text:span text:style-name="T1192">Переменная-с</text:span>чётчик сохранит присвоенное е<text:span text:style-name="T1192">й</text:span> значение до конца текущей итерации, после чего е<text:span text:style-name="T1192">й</text:span> будет присвоено <text:span text:style-name="T1181">следующее заранее вычисленное значение, так что на входе в следующую итерацию </text:span><text:span text:style-name="T1193">цикла </text:span><text:span text:style-name="T1181">счётчик будет иметь значение на 1 большее, чем на входе в </text:span><text:span text:style-name="T1182">нынешнюю</text:span><text:span text:style-name="T1181">.</text:span></text:p>
      <text:p text:style-name="P437">Если начальное значение счётчика больше конечного, тело цикла не будет выполнено ни <text:span text:style-name="T1183">разу</text:span>.</text:p>
      <text:p text:style-name="P43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4">при том условии, что счётчик </text:span><text:span text:style-name="T1185">ещё </text:span><text:span text:style-name="T1184">не </text:span><text:span text:style-name="T1199">равен</text:span><text:span text:style-name="T1184"> конечно</text:span><text:span text:style-name="T1199">му</text:span><text:span text:style-name="T1184"> значени</text:span><text:span text:style-name="T1199">ю</text:span>.</text:p>
      <text:p text:style-name="P624">После выхода из цикла переменная-счётчик сохраняет значение, присвоенное е<text:span text:style-name="T1799">й</text:span> на последней выполненной итераци<text:span text:style-name="T1799">и</text:span>.</text:p>
      <text:h text:style-name="Heading_20_2" text:outline-level="2"><text:span text:style-name="T1366">Для-каждого-цикл — ц</text:span>икл по набору <text:span text:style-name="T1204">данных</text:span></text:h>
      <text:p text:style-name="P444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4">набора </text:span>является каждый символ в строке.</text:p>
      <text:p text:style-name="P445">Инструкция начинается ключевыми словами <text:span text:style-name="Source_20_Text">для каждого</text:span>, за которыми следует имя переменной-<text:span text:style-name="T1231">итератора</text:span>. <text:span text:style-name="T1231">П</text:span>еременная-<text:span text:style-name="T1231">итератор</text:span> должна быть объявлена в локальной области видимости — т.е., <text:span text:style-name="T1178">в разделе определений той программы или подпрограммы, в теле которой выполняется цикл.</text:span></text:p>
      <text:p text:style-name="P446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32">стартовую </text:span><text:span text:style-name="T1213">позицию </text:span><text:span text:style-name="T1232">итератора</text:span><text:span text:style-name="T1213"> в наборе данных</text:span>.</text:p>
      <text:p text:style-name="P446">Затем следует слово <text:span text:style-name="Source_20_Text">цикл</text:span> <text:span text:style-name="T1261">и </text:span>ровно одна инструкция, составляющая тело цикла. <text:span text:style-name="T1177">Тело цикла</text:span><text:span text:style-name="T1175"> может </text:span><text:span text:style-name="T1261">быть </text:span><text:span text:style-name="T1175">составн</text:span><text:span text:style-name="T1261">ым</text:span><text:span text:style-name="T1175"> блок</text:span><text:span text:style-name="T1261">ом</text:span><text:span text:style-name="T1175">, содержащи</text:span><text:span text:style-name="T1262">м</text:span><text:span text:style-name="T1175"> сколько угодно инструкций. </text:span><text:span text:style-name="T1180">Перед словом </text:span><text:span text:style-name="Source_20_Text"><text:span text:style-name="T1180">цикл</text:span></text:span><text:span text:style-name="T1180"> допускается слово </text:span><text:span text:style-name="Source_20_Text"><text:span text:style-name="T1180">обратный</text:span></text:span><text:span text:style-name="T1180">.</text:span></text:p>
      <text:p text:style-name="P447"><text:soft-page-break/>Для массивов и строк <text:span text:style-name="T1233">итератор</text:span> долж<text:span text:style-name="T1237">е</text:span>н быть цело<text:span text:style-name="T1236">численного</text:span><text:span text:style-name="T1235"> типа</text:span>. <text:span text:style-name="T1209">Для массива он </text:span>означает индекс элемента <text:span text:style-name="T1209">в массиве, а для строки — номер байта в строке, с которого начинается очередной символ</text:span>. <text:span text:style-name="T1211">Байты в строке и элементы в массиве нумеруются начиная с нуля.</text:span></text:p>
      <text:p text:style-name="P447">Для словарей тип <text:span text:style-name="T1234">итератора</text:span> должен точно соответствовать типу ключа словаря — при каждой итерации цикла этой переменной присваивается <text:span text:style-name="T1210">очередное</text:span> значение ключа.</text:p>
      <text:p text:style-name="P449"><text:span text:style-name="T1207">программа ЦиклПоСтроке;</text:span><text:line-break/>переменн<text:span text:style-name="T1215">ые</text:span><text:line-break/><text:span text:style-name="T1205"> <text:s text:c="3"/></text:span><text:span text:style-name="T1212">б</text:span><text:span text:style-name="T1205">: целое;<text:line-break/></text:span> <text:s text:c="3"/><text:span text:style-name="T1205">с: строка;<text:line-break/> <text:s text:c="3"/>смв: символ;<text:line-break/></text:span>начало<text:line-break/> <text:s text:c="3"/><text:span text:style-name="T1218">сообщить</text:span><text:span text:style-name="T1207">("Введите строку: ");<text:line-break/> <text:s text:c="3"/>ввести(с);</text:span><text:line-break/> <text:s text:c="3"/><text:span text:style-name="T1205">для каждого </text:span><text:span text:style-name="T1212">б</text:span><text:span text:style-name="T1205"> из с цикл начало<text:line-break/> <text:s text:c="7"/></text:span><text:span text:style-name="T1206">смв := </text:span><text:span text:style-name="T1207">с</text:span><text:span text:style-name="T1905">[</text:span><text:span text:style-name="T1212">б</text:span><text:span text:style-name="T1905">]</text:span><text:span text:style-name="T1206">;<text:line-break/> <text:s text:c="7"/></text:span><text:span text:style-name="T1207">вывести(</text:span><text:span text:style-name="T1212">б</text:span><text:span text:style-name="T1207">, ": ", смв, НС);</text:span><text:span text:style-name="T1206"><text:line-break/></text:span><text:span text:style-name="T1205"> <text:s text:c="3"/></text:span><text:span text:style-name="T1208">конец</text:span><text:span text:style-name="T1205">;</text:span><text:line-break/><text:span text:style-name="T1208">окончание.</text:span></text:p>
      <text:p text:style-name="P449"/>
      <text:p text:style-name="P450">программа ЦиклПоМассиву;<text:line-break/>переменные<text:line-break/> <text:s text:c="3"/>м: массив строк;<text:line-break/> <text:s text:c="3"/>кво, <text:span text:style-name="T1788">к</text:span>: целое;<text:line-break/>начало<text:line-break/> <text:s text:c="3"/><text:span text:style-name="T1219">сообщить</text:span>("Введите количество: ");<text:line-break/> <text:s text:c="3"/>ввести(кво);<text:line-break/> <text:s text:c="3"/><text:span text:style-name="T1220">длина(м, кво);</text:span><text:line-break/> <text:s text:c="3"/>для <text:span text:style-name="T1220">каждого </text:span><text:span text:style-name="T1788">к</text:span><text:span text:style-name="T1220"> из м</text:span> цикл начало<text:line-break/> <text:s text:c="7"/><text:span text:style-name="T1220">сообщить("Введите элемент ", </text:span><text:span text:style-name="T1788">к</text:span><text:span text:style-name="T1220">, ": ");<text:line-break/> <text:s text:c="7"/></text:span><text:span text:style-name="T1221">ввести(м[</text:span><text:span text:style-name="T1788">к</text:span><text:span text:style-name="T1221">]);</text:span><text:line-break/> <text:s text:c="3"/>конец;<text:line-break/> <text:s text:c="3"/><text:span text:style-name="T1222">сообщить("Значения в обратном порядке:", </text:span><text:span text:style-name="T1223">НС</text:span><text:span text:style-name="T1222">);<text:line-break/> <text:s text:c="3"/>для каждого </text:span><text:span text:style-name="T1788">к</text:span><text:span text:style-name="T1222"> из м обратный цикл вывести(м[</text:span><text:span text:style-name="T1788">к</text:span><text:span text:style-name="T1222">], НС);</text:span><text:line-break/>окончание.</text:p>
      <text:p text:style-name="P450"/>
      <text:p text:style-name="P626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48">Выражение, следующее за ключевым словом <text:span text:style-name="Source_20_Text">от</text:span>, определяет тот элемент набора данных, <text:span text:style-name="T1228">с</text:span> которого начнётся цикл. <text:span text:style-name="T1240">Тип значения этого выражения должен точно соответствовать типу переменной-итератора.</text:span></text:p>
      <text:list xml:id="list1372123675" text:style-name="L15">
        <text:list-item>
          <text:p text:style-name="P865">Для строки — выражение должно возвращать целое число, <text:span text:style-name="T1225">означающее</text:span> <text:span text:style-name="T1906">номер байта в строке</text:span>, <text:span text:style-name="T1906">соответствующего началу символа,</text:span> с которого начнётся цикл.</text:p>
        </text:list-item>
        <text:list-item>
          <text:p text:style-name="P866">Для массива — выражение должно возвращать целое число, <text:span text:style-name="T1225">означающее</text:span> индекс элемента массива, с которого начнётся цикл.</text:p>
        </text:list-item>
        <text:list-item>
          <text:p text:style-name="P866"><text:soft-page-break/><text:span text:style-name="T1800">Для словаря — е</text:span><text:span text:style-name="T1224">сли </text:span><text:span text:style-name="T1238">в словаре есть ключ, равный значению выражения</text:span><text:span text:style-name="T1224">, то цикл начнётся с этого </text:span><text:span text:style-name="T1230">ключа</text:span><text:span text:style-name="T1224">. Если </text:span><text:span text:style-name="T1239">такого ключа </text:span><text:span text:style-name="T1224">нет, </text:span><text:span text:style-name="T1227">то </text:span><text:span text:style-name="T1224">цикл начнётся с ближайшего следующего значения ключа: </text:span><text:span text:style-name="T1226">прямой цикл с ближайшего большего значения, а обратный цикл с ближайшего меньшего значения</text:span><text:span text:style-name="T1224">.</text:span></text:p>
        </text:list-item>
      </text:list>
      <text:p text:style-name="P43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617135624" text:style-name="L16">
        <text:list-item>
          <text:p text:style-name="P867">Для строки — символы перебираются от конца строки к началу.</text:p>
        </text:list-item>
        <text:list-item>
          <text:p text:style-name="P867">Для массива — элементы перебираются от <text:span text:style-name="T1802">большего индекса к меньшему</text:span>.</text:p>
        </text:list-item>
        <text:list-item>
          <text:p text:style-name="P867">Для словаря — ключи перебираются в порядке убывания.</text:p>
        </text:list-item>
      </text:list>
      <text:p text:style-name="P44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4">при том условии, что </text:span><text:span text:style-name="T1229">цикл ещё не дошёл до конца набора данных</text:span>.</text:p>
      <text:p text:style-name="P625"><text:span text:style-name="T1803">Значение переменной-</text:span><text:span text:style-name="T1804">итератора</text:span><text:span text:style-name="T1803"> можно менять в теле цикла, но это не приведёт изменению количества итераций. </text:span><text:span text:style-name="T1192">Переменная-</text:span><text:span text:style-name="T1805">итератор</text:span><text:span text:style-name="T1803"> сохранит присвоенное е</text:span><text:span text:style-name="T1192">й</text:span><text:span text:style-name="T1803"> значение до конца текущей итерации, после чего е</text:span><text:span text:style-name="T1192">й</text:span><text:span text:style-name="T1803"> будет присвоено </text:span><text:span text:style-name="T1181">следующее заранее вычисленное значение.</text:span></text:p>
      <text:p text:style-name="P625">После выхода из цикла переменная-итератор сохраняет значение, присвоенное ей на последней <text:span text:style-name="T1801">выполненной </text:span>итерации.</text:p>
      <text:p text:style-name="P679"><text:span text:style-name="T199">Примечание:</text:span> модификация набора данных в теле цикла <text:span text:style-name="T1923">(</text:span>добавление или удаление элементов массивов и словарей, вставка и удаление символов в строку<text:span text:style-name="T1923">)</text:span> может приводить к непредсказуемым последствиям — к возникновению исключений, к неполному обходу набора данных <text:span text:style-name="T1924">и к другим неприятностям</text:span>.</text:p>
      <text:h text:style-name="Heading_20_2" text:outline-level="2"><text:span text:style-name="T1367">Пока-цикл, </text:span><text:span text:style-name="T1368">цикл-пока</text:span><text:span text:style-name="T1367"> — ц</text:span>икл с условием</text:h>
      <text:p text:style-name="P451">В Клаусе есть две разновидности условного цикла: цикл с предусловием и цикл с постусловием.</text:p>
      <text:p text:style-name="P451">Цикл с предусловием начинается ключевым словом <text:span text:style-name="Source_20_Text">пока</text:span>, за которым следует <text:span text:style-name="T1241">выражение логического типа, слово </text:span><text:span text:style-name="Source_20_Text"><text:span text:style-name="T1241">цикл</text:span></text:span><text:span text:style-name="T1241">, тело цикла и знак «</text:span><text:span text:style-name="Source_20_Text"><text:span text:style-name="T1241">;</text:span></text:span><text:span text:style-name="T1241">».</text:span></text:p>
      <text:p text:style-name="P45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3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42">п</text:span>еременная<text:line-break/> <text:s text:c="3"/><text:span text:style-name="T1242">д: дробное = 0;</text:span><text:line-break/>начало<text:line-break/> <text:s text:c="3"/><text:span text:style-name="T1242">пока д &lt; 10 цикл д += 1.5;<text:line-break/> <text:s text:c="3"/>цикл д -= 1.2 пока д &gt;= 0;</text:span><text:line-break/>окончание.</text:p>
      <text:p text:style-name="P454"><text:span text:style-name="T124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4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5">Тело цикла с постусловием выполняется <text:span text:style-name="T1806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5">переходит к следующей проверке условия, после которой цикл либо продолжается, либо завершается</text:span>.</text:p>
      <text:h text:style-name="Heading_20_2" text:outline-level="2"><text:soft-page-break/><text:span text:style-name="T1369">Прервать — п</text:span>рерывание цикла</text:h>
      <text:p text:style-name="P46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8">немедленно </text:span>передаётся к <text:span text:style-name="T1266">ближайшей </text:span>следующей инструкции после цикла.</text:p>
      <text:p text:style-name="P466">Если в теле цикла есть составной блок, <text:span text:style-name="T1299">имеющий</text:span> секцию <text:span text:style-name="Source_20_Text">напоследок</text:span>, <text:span text:style-name="T1299">и в этом блоке</text:span> была <text:span text:style-name="T1269">выполнена</text:span> инструкция <text:span text:style-name="Source_20_Text">прервать</text:span>, то инструкции в секции <text:span text:style-name="Source_20_Text"><text:span text:style-name="T1267">напоследок</text:span></text:span><text:span text:style-name="T1267"> </text:span>будут выполнены перед выходом из цикла.</text:p>
      <text:h text:style-name="P708" text:outline-level="2"><text:span text:style-name="T1370">Продолжить — п</text:span>рерывание <text:span text:style-name="T1270">итерации </text:span>цикла</text:h>
      <text:p text:style-name="P465">Эта инструкция записывается ключевым словом <text:span text:style-name="Source_20_Text"><text:span text:style-name="T1270">продолжить</text:span></text:span>. Она прерывает выполнение <text:span text:style-name="T1270">текущей итерации </text:span>цикла: инструкции в теле цикла, следующие после неё, не выполняются, и <text:span text:style-name="T1271">либо немедленно начинается следующая итерация, либо цикл завершается</text:span>.</text:p>
      <text:p text:style-name="P467">Если в теле цикла есть составной блок, <text:span text:style-name="T1300">имеющий</text:span> секцию <text:span text:style-name="Source_20_Text">напоследок</text:span>, <text:span text:style-name="T1300">и в этом блоке</text:span> была <text:span text:style-name="T1269">выполнена</text:span> инструкция <text:span text:style-name="Source_20_Text"><text:span text:style-name="T1272">продолжить</text:span></text:span>, то инструкции в секции <text:span text:style-name="Source_20_Text"><text:span text:style-name="T1267">напоследок</text:span></text:span><text:span text:style-name="T1267"> </text:span>будут выполнены перед <text:span text:style-name="T1273">завершением итерации</text:span>.</text:p>
      <text:h text:style-name="Heading_20_1" text:outline-level="1"><text:span text:style-name="T1881">Встроенная б</text:span>иблиотека</text:h>
      <text:h text:style-name="P709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76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6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41">ВК</text:span><text:span text:style-name="T672"> = №</text:span><text:span text:style-name="T1341">0Д</text:span><text:span text:style-name="T672">; <text:s text:c="5"/>// символ </text:span><text:span text:style-name="T1341">возврата каретки</text:span><text:span text:style-name="T672"><text:line-break/> <text:s text:c="3"/></text:span><text:span text:style-name="T1341">ПС</text:span><text:span text:style-name="T672"> = №</text:span><text:span text:style-name="T1341">0А</text:span><text:span text:style-name="T672">; <text:s text:c="5"/>// символ </text:span><text:span text:style-name="T1341">перевода строки</text:span><text:span text:style-name="T672"><text:line-break/> <text:s text:c="3"/></text:span><text:span text:style-name="T1340">КФ</text:span><text:span text:style-name="T672"> = </text:span><text:span text:style-name="T1337">№1А</text:span><text:span text:style-name="T672">; <text:s text:c="5"/>// </text:span><text:span text:style-name="T1339">символ </text:span><text:span text:style-name="T1337">кон</text:span><text:span text:style-name="T1339">ца</text:span><text:span text:style-name="T1337"> файла</text:span></text:p>
      <text:p text:style-name="P486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77">И</text:span>сключения</text:h>
      <text:p text:style-name="P474">В стандартной библиотеке Клаус<text:span text:style-name="T1931">а</text:span> определены следующие исключения:</text:p>
      <text:p text:style-name="P475"><text:span text:style-name="Source_20_Text">ОшибкаВводаВывода</text:span><text:tab/>-<text:tab/><text:span text:style-name="T131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6"><text:span text:style-name="Source_20_Text">ОшибкаКонвертации</text:span><text:tab/>-<text:tab/><text:span text:style-name="T1311">возникает при ошибках преобразования значений из текстового формата в двоичный и обратно.</text:span></text:p>
      <text:p text:style-name="P476"><text:span text:style-name="Source_20_Text">НеверныйИндекс</text:span><text:tab/>-<text:tab/><text:span text:style-name="T1312">возникает при обращении к несуществующему индексу в массиве.</text:span></text:p>
      <text:p text:style-name="P476"><text:soft-page-break/><text:span text:style-name="Source_20_Text">НеверныйКлюч</text:span><text:tab/>-<text:tab/><text:span text:style-name="T1312">возникает при обращении к несуществующему ключу в словаре.</text:span></text:p>
      <text:p text:style-name="P476"><text:span text:style-name="Source_20_Text">НеверныйСимвол</text:span><text:tab/>-<text:tab/><text:span text:style-name="T1315">возникает при ошибках, связанных с обращением к неверному байту в строке.</text:span></text:p>
      <text:p text:style-name="P480"><text:span text:style-name="Source_20_Text">НеверноеИмя</text:span><text:tab/>-<text:tab/><text:span text:style-name="T1314">возникает при обращении к несуществующему идентификатору.</text:span></text:p>
      <text:p text:style-name="P480"><text:span text:style-name="Source_20_Text">НеверноеЧисло</text:span><text:tab/>-<text:tab/><text:span text:style-name="T1315">возникает при ошибках, связанных с обработкой дробных чисел.</text:span></text:p>
      <text:p text:style-name="P479"><text:span text:style-name="Source_20_Text">НеверныйТип</text:span><text:tab/>-<text:tab/><text:span text:style-name="T1313">возникает при ошибках, связанных с несовместимостью типов данных.</text:span></text:p>
      <text:p text:style-name="P479"><text:span text:style-name="Source_20_Text">НеверныйСинтаксис</text:span><text:tab/>-<text:tab/><text:span text:style-name="T1315">возникает при синтаксических ошибках.</text:span></text:p>
      <text:p text:style-name="P478"><text:span text:style-name="Source_20_Text">ОшибкаВыполнения</text:span><text:tab/>-<text:tab/><text:span text:style-name="T1315">прочие ошибки программы или операционной системы.</text:span></text:p>
      <text:p text:style-name="P477"><text:span text:style-name="Source_20_Text">ВнутренняяОшибка</text:span><text:tab/>-<text:tab/><text:span text:style-name="T1316">ошибки, допущенные разработчиками Клауса. При возникновении такой ошибки авторы будут благодарны за </text:span><text:span text:style-name="T1318">добавление</text:span><text:span text:style-name="T1316"> сообщения о </text:span><text:span text:style-name="T1317">проблеме</text:span><text:span text:style-name="T1316"> в репозитори</text:span><text:span text:style-name="T1318">й</text:span><text:span text:style-name="T1316"> проекта. Заранее спасибо!</text:span></text:p>
      <text:p text:style-name="Text_20_body">Все предопределённые исключения не <text:span text:style-name="T1320">принимают</text:span> параметров. <text:span text:style-name="T1319">Программист может создать любое из перечисленных исключений по своему усмотрению.</text:span></text:p>
      <text:h text:style-name="P720" text:outline-level="3"><text:span text:style-name="T677">Базовый в</text:span>вод-вывод</text:h>
      <text:p text:style-name="P276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5">параметров</text:span><text:span text:style-name="T288"> простых типов. </text:span>Перед записью в поток значения <text:span text:style-name="T746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807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808">поток</text:span><text:span text:style-name="T284"> </text:span><text:span text:style-name="T472">направлен на экран терминала</text:span><text:span text:style-name="T284">, но </text:span><text:span text:style-name="T1809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7">параметров</text:span><text:span text:style-name="T288"> простых типов. </text:span>Перед записью в поток значения <text:span text:style-name="T747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3">А</text:span></text:span><text:span text:style-name="T283">) или константу </text:span><text:span text:style-name="Source_20_Text"><text:span text:style-name="T805">НС</text:span></text:span><text:span text:style-name="T283">.</text:span></text:p>
      <text:h text:style-name="P807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75">в</text:span><text:span text:style-name="T292"> </text:span>арг0, арг1, арг2, ...): <text:span text:style-name="T304">целое;</text:span></text:p>
      <text:p text:style-name="P683"><text:soft-page-break/>Читает значения переданных <text:span text:style-name="T748">параметров</text:span> из стандартного потока ввода <text:span text:style-name="T288">и возвращает количество прочитанных значений</text:span>. <text:span text:style-name="T1942">Если значения всех параметров прочитаны успешно, то функция вернёт число, равное количеству переданных параметров.</text:span></text:p>
      <text:p text:style-name="P683"><text:span text:style-name="T291">По умолчанию поток ввода принимает пользовательский ввод с клавиатуры. </text:span><text:span text:style-name="T1941">В этом случае</text:span><text:span text:style-name="T291">, </text:span><text:span text:style-name="T1941">если в потоке не хватает данных </text:span><text:span text:style-name="T1946">для чтения всех переданных параметров</text:span><text:span text:style-name="T1941">, </text:span><text:span text:style-name="T1946">то </text:span><text:span text:style-name="T1942">терминал </text:span><text:span text:style-name="T1944">будет переведён</text:span><text:span text:style-name="T1942"> в режим ввода, чтобы пользователь мог ввести необходимые данные и нажать </text:span><text:span text:style-name="T1943">клавишу </text:span><text:span text:style-name="T1942">Enter.</text:span></text:p>
      <text:p text:style-name="P684"><text:span text:style-name="T1945">П</text:span><text:span text:style-name="T1942">оток ввода</text:span><text:span text:style-name="T291"> может быть переназначен </text:span><text:span text:style-name="T1942">на файл</text:span><text:span text:style-name="T291"> при запуске программы. </text:span><text:span text:style-name="T1942">В этом случае функция </text:span><text:span text:style-name="T1945">будет последовательно читать</text:span><text:span text:style-name="T1942"> </text:span><text:span text:style-name="T1965">данные</text:span><text:span text:style-name="T1946"> </text:span><text:span text:style-name="T1942">из файла, а если в файле не хватает данных, то недостающие </text:span><text:span text:style-name="T1945">параметры </text:span><text:span text:style-name="T1966">останутся</text:span><text:span text:style-name="T1945"> непрочитанными, и функция вернёт количество фактически прочитанных значений.</text:span></text:p>
      <text:p text:style-name="P685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47">функция выполняет следующие действия:</text:span></text:p>
      <text:list xml:id="list1594537717" text:style-name="L17">
        <text:list-item>
          <text:p text:style-name="P868"><text:span text:style-name="T2">Символ:</text:span><text:span text:style-name="T430"> </text:span><text:span text:style-name="T1967">с</text:span><text:span text:style-name="T1950">читывает</text:span><text:span text:style-name="T431"> </text:span><text:span text:style-name="T1948">из потока ровно один символ и присваивает его переданному параметру</text:span><text:span text:style-name="T293">. </text:span><text:span text:style-name="T1948">Если в потоке есть несколько символов, то </text:span><text:span text:style-name="T1950">считывается</text:span><text:span text:style-name="T1948"> только первый из них, а все остальные остаются в потоке </text:span><text:span text:style-name="T1956">для последующего чтения</text:span><text:span text:style-name="T1948">. </text:span><text:span text:style-name="T197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869"><text:span text:style-name="T1">Строка:</text:span> <text:span text:style-name="T1968">с</text:span><text:span text:style-name="T1950">читывает</text:span><text:span text:style-name="T194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49">#0D</text:span></text:span><text:span text:style-name="T1949">, символ </text:span><text:span text:style-name="Source_20_Text"><text:span text:style-name="T1949">#0A</text:span></text:span><text:span text:style-name="T1949"> или комбинация </text:span><text:span text:style-name="Source_20_Text"><text:span text:style-name="T1949">#0D#0A</text:span></text:span><text:span text:style-name="T1949">. Символы </text:span><text:span text:style-name="Source_20_Text"><text:span text:style-name="T1949">#0D</text:span></text:span><text:span text:style-name="T1949"> и </text:span><text:span text:style-name="Source_20_Text"><text:span text:style-name="T1949">#0A</text:span></text:span><text:span text:style-name="T1949"> </text:span><text:span text:style-name="T1974">удаляются</text:span><text:span text:style-name="T1949"> из потока, но не попадают в </text:span><text:span text:style-name="T1950">возвращаемое </text:span><text:span text:style-name="T1975">строковое </text:span><text:span text:style-name="T1950">значение.</text:span></text:p>
        </text:list-item>
        <text:list-item>
          <text:p text:style-name="P870"><text:span text:style-name="T38">Целое, Дробное, Момент, Логическое:</text:span> <text:span text:style-name="T1969">п</text:span><text:span text:style-name="T432">ропускает </text:span><text:span text:style-name="T1958">идущие друг за другом </text:span><text:span text:style-name="T1951">символы </text:span><text:span text:style-name="T1957">окончания</text:span><text:span text:style-name="T1951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51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51">#0A</text:span></text:span><text:span text:style-name="Source_20_Text"><text:span text:style-name="T295">, </text:span></text:span><text:span text:style-name="Source_20_Text"><text:span text:style-name="T1951">#</text:span></text:span><text:span text:style-name="Source_20_Text"><text:span text:style-name="T294">20,</text:span></text:span><text:span text:style-name="T294"> </text:span><text:span text:style-name="Source_20_Text"><text:span text:style-name="T1951">#</text:span></text:span><text:span text:style-name="Source_20_Text"><text:span text:style-name="T295">09</text:span></text:span><text:span text:style-name="T294">), </text:span><text:span text:style-name="T1951">если они есть в </text:span><text:span text:style-name="T1970">начале </text:span><text:span text:style-name="T1951">поток</text:span><text:span text:style-name="T1970">а</text:span><text:span text:style-name="T1951">. Затем </text:span><text:span text:style-name="T432">считывает </text:span><text:span text:style-name="T1951">из потока </text:span><text:span text:style-name="T1971">все </text:span><text:span text:style-name="T1951">символы вплоть </text:span><text:span text:style-name="T432">до ближайшего </text:span><text:span text:style-name="T1951">разделителя — пробела, </text:span><text:span text:style-name="T432">табуляции,</text:span><text:span text:style-name="T1951"> </text:span><text:span text:style-name="T1954">окончания</text:span><text:span text:style-name="T1951"> строки </text:span><text:span text:style-name="T1955">или конца потока </text:span><text:span text:style-name="T1951">— </text:span><text:span text:style-name="T1952">и приводит прочитанную строку к требуемому типу данных</text:span><text:span text:style-name="T1951">. </text:span><text:span text:style-name="T1953">При этом пробел</text:span><text:span text:style-name="T1979">ы</text:span><text:span text:style-name="T1953"> </text:span><text:span text:style-name="T1979">и</text:span><text:span text:style-name="T1953"> табуляции, </text:span><text:span text:style-name="T1978">расположенные в потоке</text:span><text:span text:style-name="T1953"> </text:span><text:span text:style-name="T1978">после прочитанного значения, </text:span><text:span text:style-name="T1953">будут </text:span><text:span text:style-name="T1976">удалены</text:span><text:span text:style-name="T1953"> из потока, </text:span><text:span text:style-name="T1979">вплоть до ближайшего </text:span><text:span text:style-name="T1982">непробельного</text:span><text:span text:style-name="T1979"> символа или </text:span><text:span text:style-name="T1980">до начала следующей </text:span><text:span text:style-name="T1979">строки</text:span><text:span text:style-name="T1953">.</text:span></text:p>
        </text:list-item>
      </text:list>
      <text:p text:style-name="P688">Символы <text:span text:style-name="Source_20_Text">#04</text:span> и <text:span text:style-name="Source_20_Text">#1A</text:span> считаются <text:span text:style-name="T1972">концом</text:span> потока. Встретив в потоке <text:span text:style-name="T1961">любой</text:span> из этих символов, функция прекращает работу, <text:span text:style-name="T1962">так что значения все</text:span><text:span text:style-name="T1964">х</text:span><text:span text:style-name="T1962"> оставши</text:span><text:span text:style-name="T1964">х</text:span><text:span text:style-name="T1962">ся параметр</text:span><text:span text:style-name="T1964">ов</text:span><text:span text:style-name="T1962"> </text:span><text:span text:style-name="T1964">прочитаны</text:span><text:span text:style-name="T1962"> не будут</text:span>.</text:p>
      <text:p text:style-name="P686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59">чем нужно, </text:span>то лишние символы остаются в потоке и будут прочитаны при следующих вызовах функции. <text:span text:style-name="T1981">Если функция вызвана без параметров, она считывает из потока одно строковое значение.</text:span></text:p>
      <text:p text:style-name="P687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50">ОшибкаКонвертации</text:span></text:span><text:span text:style-name="T296">, при ошибках чтения </text:span><text:span text:style-name="T1960">из файла </text:span><text:span text:style-name="T296">— исключение </text:span><text:span text:style-name="Source_20_Text"><text:span text:style-name="T850">ОшибкаВводаВывода</text:span></text:span><text:span text:style-name="T296">.</text:span></text:p>
      <text:p text:style-name="P199"><text:span text:style-name="T199">Примечание </text:span><text:span text:style-name="T201">1</text:span><text:span text:style-name="T199">:</text:span> <text:span text:style-name="T1963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299">сначала дату, затем время — и</text:span> <text:span text:style-name="T1983">суммировать</text:span> <text:span text:style-name="T311">полученные</text:span> значения.</text:p>
      <text:p text:style-name="P689"><text:span text:style-name="T199">Примечание 2:</text:span> <text:span text:style-name="T1963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90"><text:span text:style-name="T199">Примечание 3:</text:span> Следует с осторожностью <text:span text:style-name="T1977">комбинировать посимвольное чтение потока ввода</text:span> <text:span text:style-name="T1977">с</text:span> чтение<text:span text:style-name="T1977">м</text:span> значений <text:span text:style-name="T1977">других типов</text:span>. В тех случаях, когда программа <text:span text:style-name="T1977">должна предложить</text:span> пользователю ввести с клавиатуры один символ и нажать Enter, рекомендуется <text:span text:style-name="T1977">считывать из потока строковое значение.</text:span></text:p>
      <text:h text:style-name="P721" text:outline-level="3"><text:soft-page-break/>Массивы</text:h>
      <text:h text:style-name="P808" text:outline-level="4">Конструкции есть() и нету()</text:h>
      <text:p text:style-name="P402"><text:span text:style-name="T1089">переменная<text:line-break/> <text:s text:c="3"/>м: массив целых;<text:line-break/>н</text:span>ачало<text:line-break/> <text:s text:c="3"/><text:span text:style-name="T1789">длина(м, 10);</text:span><text:line-break/> <text:s text:c="3"/><text:span text:style-name="T1089">если есть(м[10]) </text:span><text:span text:style-name="T1090">то </text:span><text:span text:style-name="T1089">вывести("да");<text:line-break/> <text:s text:c="3"/>если нету(м[10]) </text:span><text:span text:style-name="T1090">то </text:span><text:span text:style-name="T1089">вывести("</text:span><text:span text:style-name="T1090">нет</text:span><text:span text:style-name="T1089">"); // </text:span><text:span text:style-name="T1090">будет выведено "нет"</text:span><text:line-break/>окончание;</text:p>
      <text:p text:style-name="P398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8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oft-page-break/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9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11" text:outline-level="4">Процедура <text:span text:style-name="T1432">очистить</text:span>()</text:h>
      <text:p text:style-name="P506"><text:span text:style-name="T312">процедура</text:span> <text:span text:style-name="T1432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32">все </text:span><text:span text:style-name="T320">элементы из массива</text:span>.</text:p>
      <text:h text:style-name="P722" text:outline-level="3">Словари</text:h>
      <text:h text:style-name="P809" text:outline-level="4">Конструкции есть() и нету()</text:h>
      <text:p text:style-name="P403"><text:span text:style-name="T1089">переменная<text:line-break/> <text:s text:c="3"/></text:span><text:span text:style-name="T1091">сл</text:span><text:span text:style-name="T1089">: </text:span><text:span text:style-name="T1091">словарь</text:span><text:span text:style-name="T1089"> целых </text:span><text:span text:style-name="T1091">ключ строка</text:span><text:span text:style-name="T1089">;<text:line-break/>н</text:span>ачало<text:line-break/> <text:s text:c="3"/><text:span text:style-name="T1092">сл["первый"] := 10;</text:span><text:line-break/> <text:s text:c="3"/><text:span text:style-name="T1089">если есть(</text:span><text:span text:style-name="T1091">сл</text:span><text:span text:style-name="T1089">["</text:span><text:span text:style-name="T1091">первый</text:span><text:span text:style-name="T1089">"]) </text:span><text:span text:style-name="T1090">то </text:span><text:span text:style-name="T1089">вывести("да"); <text:s/>// </text:span><text:span text:style-name="T1090">будет выведено "</text:span><text:span text:style-name="T1092">да</text:span><text:span text:style-name="T1090">"</text:span><text:span text:style-name="T1089"><text:line-break/> <text:s text:c="3"/>если нету(</text:span><text:span text:style-name="T1091">сл</text:span><text:span text:style-name="T1089">["</text:span><text:span text:style-name="T1091">первый</text:span><text:span text:style-name="T1089">"]) </text:span><text:span text:style-name="T1090">то </text:span><text:span text:style-name="T1089">вывести("</text:span><text:span text:style-name="T1090">нет</text:span><text:span text:style-name="T1089">");</text:span><text:line-break/>окончание;</text:p>
      <text:p text:style-name="Text_20_body"><text:span text:style-name="T1090">Эти конструкции выглядят как функции, но фактически ими не являются. Конструкция </text:span><text:span text:style-name="Source_20_Text"><text:span text:style-name="T1090">есть()</text:span></text:span><text:span text:style-name="T1090"> имеет истинное значение, если существует указанный в скобках элемент </text:span><text:span text:style-name="T1093">словаря</text:span><text:span text:style-name="T1090"> — т.е., если </text:span><text:span text:style-name="T1093">в словаре есть </text:span><text:span text:style-name="T1090">указанный </text:span><text:span text:style-name="T1093">ключ</text:span><text:span text:style-name="T1090">. Конструкция </text:span><text:span text:style-name="Source_20_Text"><text:span text:style-name="T1090">нету()</text:span></text:span><text:span text:style-name="T1090"> имеет истинное значение в противоположном случае.</text:span></text:p>
      <text:h text:style-name="P812" text:outline-level="4"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13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20">ключ</text:span></text:span>. <text:span text:style-name="T330">Если передано </text:span><text:span text:style-name="Source_20_Text"><text:span text:style-name="T820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13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<text:soft-page-break/>сл[ключ] := значение;</text:p>
      <text:h text:style-name="P813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2">.</text:span></text:p>
      <text:h text:style-name="P814" text:outline-level="4">Процедура <text:span text:style-name="T1433">очистить</text:span>()</text:h>
      <text:p text:style-name="P507"><text:span text:style-name="T312">процедура</text:span> <text:span text:style-name="T1433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33">все ключи и </text:span><text:span text:style-name="T1434">соответствующие им </text:span><text:span text:style-name="T1433">значения.</text:span></text:p>
      <text:h text:style-name="P725" text:outline-level="3">Числа</text:h>
      <text:h text:style-name="P815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16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17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18" text:outline-level="4">Функци<text:span text:style-name="T441">я</text:span> <text:span text:style-name="T1935">окр</text:span>()</text:h>
      <text:p text:style-name="P682">функция <text:span text:style-name="T1935">окр</text:span><text:span text:style-name="T437">(</text:span><text:span text:style-name="T442">вх </text:span><text:span text:style-name="T437">число: дробное; </text:span><text:span text:style-name="T1935">вх знаков: целое</text:span><text:span text:style-name="T437">)</text:span>: <text:span text:style-name="T446">дробное</text:span>;</text:p>
      <text:p text:style-name="P162">Возвращает <text:span text:style-name="T1935">дробное число, округлённое до указанного количества </text:span><text:span text:style-name="Source_20_Text"><text:span text:style-name="T1935">знаков</text:span></text:span> <text:span text:style-name="T1936">после запятой. </text:span><text:span text:style-name="T1937">Количество </text:span><text:span text:style-name="Source_20_Text"><text:span text:style-name="T1936">знаков</text:span></text:span><text:span text:style-name="T1936"> может быть отрицательным — в этом случае </text:span><text:span text:style-name="T1938">число</text:span><text:span text:style-name="T1936"> будет округлено до десятков, сотен и т.п.</text:span></text:p>
      <text:h text:style-name="P818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19" text:outline-level="4"><text:soft-page-break/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8">вх </text:span>число: дробное): дробное;</text:p>
      <text:p text:style-name="P167">Возвращает синус переданного числа.</text:p>
      <text:h text:style-name="P820" text:outline-level="4">Функция <text:span text:style-name="T449">cos</text:span>()</text:h>
      <text:p text:style-name="P163">функция <text:span text:style-name="T449">cos</text:span>(<text:span text:style-name="T1888">вх </text:span>число: дробное): дробное;</text:p>
      <text:p text:style-name="P168">Возвращает <text:span text:style-name="T449">ко</text:span>синус переданного числа.</text:p>
      <text:h text:style-name="P821" text:outline-level="4">Функция <text:span text:style-name="T450">tg</text:span>()</text:h>
      <text:p text:style-name="P164">функция <text:span text:style-name="T450">tg</text:span>(<text:span text:style-name="T1888">вх </text:span>число: дробное): дробное;</text:p>
      <text:p text:style-name="P169">Возвращает <text:span text:style-name="T450">тангенс</text:span> переданного числа.</text:p>
      <text:h text:style-name="P822" text:outline-level="4">Функция <text:span text:style-name="T451">arc</text:span>sin()</text:h>
      <text:p text:style-name="P165">функция <text:span text:style-name="T451">arc</text:span>sin(<text:span text:style-name="T1889">вх </text:span>число: дробное): дробное;</text:p>
      <text:p text:style-name="P170">Возвращает <text:span text:style-name="T451">арк</text:span>синус переданного числа.</text:p>
      <text:h text:style-name="P822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90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22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90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23" text:outline-level="4">Функция <text:span text:style-name="T452">ln</text:span>()</text:h>
      <text:p text:style-name="P166">функция <text:span text:style-name="T452">ln</text:span>(<text:span text:style-name="T1891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23" text:outline-level="4"><text:soft-page-break/>Функция <text:span text:style-name="T452">exp</text:span>()</text:h>
      <text:p text:style-name="P166">функция <text:span text:style-name="T452">exp</text:span>(<text:span text:style-name="T1891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24" text:outline-level="4">Функция <text:span text:style-name="T521">случайное</text:span>()</text:h>
      <text:p text:style-name="P200">функция <text:span text:style-name="T521">случайное</text:span>(<text:span text:style-name="T1892">вх </text:span><text:span text:style-name="T521">макс</text:span>: <text:span text:style-name="T521">целое</text:span>): <text:span text:style-name="T521">целое</text:span>;</text:p>
      <text:p text:style-name="P201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4">псевдо</text:span><text:span text:style-name="T526">случайных чисел инициализируется при первом обращении к функции.</text:span></text:p>
      <text:h text:style-name="P723" text:outline-level="3">Моменты</text:h>
      <text:h text:style-name="Heading_20_4" text:outline-level="4">Функци<text:span text:style-name="T942">я</text:span> дата()</text:h>
      <text:p text:style-name="P330">функция дата<text:span text:style-name="T1419">()</text:span>: момент;<text:line-break/><text:span text:style-name="T929">функция дата(</text:span><text:span text:style-name="T1893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5">время</text:span><text:span text:style-name="T1420">()</text:span>: момент;<text:line-break/>функция <text:span text:style-name="T930">время</text:span>(<text:span text:style-name="T1893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Функция сейчас()</text:h>
      <text:p text:style-name="P99">функция <text:span text:style-name="T326">сейчас</text:span><text:span text:style-name="T1421">()</text:span>: момент;</text:p>
      <text:p text:style-name="P98">Возвращает значение те<text:span text:style-name="T855">ку</text:span>щего момента — дату и время.</text:p>
      <text:h text:style-name="P724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3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3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10" text:outline-level="4"><text:soft-page-break/>Конструкции есть() и нету()</text:h>
      <text:p text:style-name="P676"><text:span text:style-name="T1089">переменная<text:line-break/> <text:s text:c="3"/></text:span><text:span text:style-name="T1896">с</text:span><text:span text:style-name="T1089">: </text:span><text:span text:style-name="T1896">строка</text:span><text:span text:style-name="T1089">;<text:line-break/>н</text:span>ачало<text:line-break/> <text:s text:c="3"/><text:span text:style-name="T1896">с := "АБВГ"</text:span><text:span text:style-name="T1789">;</text:span><text:line-break/> <text:s text:c="3"/><text:span text:style-name="T1089">если </text:span><text:span text:style-name="T1910">нету</text:span><text:span text:style-name="T1089">(</text:span><text:span text:style-name="T1896">с</text:span><text:span text:style-name="T1089">[10]) </text:span><text:span text:style-name="T1090">то </text:span><text:span text:style-name="T1089">вывести("</text:span><text:span text:style-name="T1910">нет</text:span><text:span text:style-name="T1089">"); // </text:span><text:span text:style-name="T1896">индекс за пределами длины строки</text:span><text:span text:style-name="T1089"><text:line-break/> <text:s text:c="3"/>если </text:span><text:span text:style-name="T1910">нету</text:span><text:span text:style-name="T1089">(</text:span><text:span text:style-name="T1896">с</text:span><text:span text:style-name="T1089">[</text:span><text:span text:style-name="T1896">3</text:span><text:span text:style-name="T1089">]) </text:span><text:span text:style-name="T1090">то </text:span><text:span text:style-name="T1089">вывести("</text:span><text:span text:style-name="T1910">нет</text:span><text:span text:style-name="T1089">"); <text:s/>// </text:span><text:span text:style-name="T1896">индекс не указывает на начало символа</text:span><text:line-break/><text:span text:style-name="T1089"> <text:s text:c="3"/>если </text:span><text:span text:style-name="T1896">есть</text:span><text:span text:style-name="T1089">(</text:span><text:span text:style-name="T1896">с</text:span><text:span text:style-name="T1089">[</text:span><text:span text:style-name="T1896">4</text:span><text:span text:style-name="T1089">]) </text:span><text:span text:style-name="T1090">то </text:span><text:span text:style-name="T1089">вывести("</text:span><text:span text:style-name="T1896">да</text:span><text:span text:style-name="T1089">"); <text:s text:c="2"/>// </text:span><text:span text:style-name="T1896">будет выведено "да"</text:span><text:line-break/>окончание;</text:p>
      <text:p text:style-name="P39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97">символ в строке</text:span> — т.е., если указанный индекс принадлежит диапазону от 0 до длины <text:span text:style-name="T1897">строки</text:span> минус 1 <text:span text:style-name="T1897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25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4">иначе</text:span> возникнет ошибка <text:span text:style-name="Source_20_Text"><text:span text:style-name="T769">НеверныйСимвол</text:span></text:span><text:span text:style-name="T161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26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4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5">.</text:span></text:p>
      <text:p text:style-name="P672"><text:soft-page-break/><text:span text:style-name="T1894">Эквивалентным вызову этой функции является </text:span><text:span text:style-name="T1895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28"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8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3"> и </text:span><text:span text:style-name="Source_20_Text"><text:span text:style-name="T829">максЦелое</text:span></text:span><text:span text:style-name="T133"> в параметре </text:span><text:span text:style-name="Source_20_Text"><text:span text:style-name="T829">кво</text:span></text:span><text:span text:style-name="T133">.</text:span></text:p>
      <text:h text:style-name="P829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8">Для получения позиции последнего символа в строке в параметре </text:span><text:span text:style-name="Source_20_Text"><text:span text:style-name="T830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8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9">индекс</text:span></text:span><text:span text:style-name="T133"> и </text:span><text:span text:style-name="Source_20_Text"><text:span text:style-name="T829">кво</text:span></text:span><text:span text:style-name="T133">.</text:span></text:p>
      <text:p text:style-name="P36"><text:span text:style-name="T199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35">Если параметр <text:span text:style-name="Source_20_Text"><text:span text:style-name="T769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2">размер</text:span></text:span><text:span text:style-name="T146"> должен иметь такое значение, чтобы </text:span><text:soft-page-break/><text:span text:style-name="T146">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5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7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5">так что символы из строки </text:span><text:span text:style-name="Source_20_Text"><text:span text:style-name="T833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3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3">индекс</text:span></text:span><text:span text:style-name="T165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7">Если переданный </text:span><text:span text:style-name="Source_20_Text"><text:span text:style-name="T834">индекс</text:span></text:span><text:span text:style-name="T167"> больше или равен длине </text:span><text:span text:style-name="Source_20_Text"><text:span text:style-name="T835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2">.</text:span></text:p>
      <text:p text:style-name="P40">Если строка содержит меньше <text:span text:style-name="T188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8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7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8"> </text:span>байты из <text:span text:style-name="Source_20_Text"><text:span text:style-name="T769">стр2</text:span></text:span>.</text:p>
      <text:p text:style-name="P41"><text:span text:style-name="T196">Из </text:span><text:span text:style-name="Source_20_Text"><text:span text:style-name="T836">стр2</text:span></text:span><text:span text:style-name="T196"> копируется </text:span><text:span text:style-name="T197">указанное </text:span><text:span text:style-name="Source_20_Text"><text:span text:style-name="T836">число</text:span></text:span><text:span text:style-name="T196"> байт</text:span><text:span text:style-name="T909">ов</text:span><text:span text:style-name="T196">, начиная от </text:span><text:span text:style-name="Source_20_Text"><text:span text:style-name="T836">индекс2</text:span></text:span><text:span text:style-name="T196">, включительно; </text:span><text:span text:style-name="T197">эти байты размещаются в </text:span><text:span text:style-name="Source_20_Text"><text:span text:style-name="T837">стр1</text:span></text:span><text:span text:style-name="T171">,</text:span><text:span text:style-name="T197"> начиная от </text:span><text:span text:style-name="Source_20_Text"><text:span text:style-name="T837">индекс</text:span></text:span><text:span text:style-name="T197">, и заменяют собой байты, которые раньше находились в </text:span><text:span text:style-name="Source_20_Text"><text:span text:style-name="T837">стр1</text:span></text:span><text:span text:style-name="T197"> в этих позициях. Если длины </text:span><text:span text:style-name="Source_20_Text"><text:span text:style-name="T837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<text:soft-page-break/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8">начИдкс</text:span></text:span><text:span text:style-name="T218">, поиск начинается с переданного индекса, включительно.</text:span></text:p>
      <text:p text:style-name="P50"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30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50">В качестве аргументов допустимы значения простых типов или одномерные массивы простых типов. </text:span><text:span text:style-name="T1551">Для каждого из простых </text:span><text:soft-page-break/><text:span text:style-name="T1551">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4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9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34" text:outline-level="5"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9">hh</text:span><text:span text:style-name="T269">:</text:span><text:span text:style-name="T859">mm</text:span><text:span text:style-name="T269">:</text:span><text:span text:style-name="T859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<text:soft-page-break/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1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5"/>
      <text:p text:style-name="P175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5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5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27" text:outline-level="4"><text:span text:style-name="T157">Функция </text:span><text:span text:style-name="T934">загл</text:span>()</text:h>
      <text:p text:style-name="P331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28" text:outline-level="4"><text:span text:style-name="T157">Функция </text:span><text:span text:style-name="T935">строч</text:span>()</text:h>
      <text:p text:style-name="P325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24" text:outline-level="3"><text:soft-page-break/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22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23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26" text:outline-level="3">Разное</text:h>
      <text:h text:style-name="P831" text:outline-level="4">Процедура уничтожить()</text:h>
      <text:p text:style-name="Исходный_20_код">процедура уничтожить(вв о: объект);</text:p>
      <text:p text:style-name="P32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6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173">Приостанавливает выполнение программы на переданное число миллисекунд.</text:p>
      <text:h text:style-name="P710" text:outline-level="2"><text:span text:style-name="T1872">Терм</text:span><text:span text:style-name="T1878">инал</text:span><text:span text:style-name="T1872"> — у</text:span><text:span text:style-name="T504">правление</text:span><text:span text:style-name="T1871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9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5">Эти функции могут не работать или о</text:span><text:span text:style-name="T485">собенности </text:span><text:span text:style-name="T735">их </text:span><text:span text:style-name="T485">работы могут </text:span><text:span text:style-name="T736">раз</text:span><text:span text:style-name="T485">личаться в зависимости от реализации терминала, используемого для запуска программы.</text:span></text:p>
      <text:h text:style-name="P727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oft-page-break/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28" text:outline-level="3">Процедура <text:span text:style-name="T1879">режимТ</text:span><text:span text:style-name="T502">ерминал</text:span><text:span text:style-name="T1879">а</text:span><text:span text:style-name="T487">()</text:span></text:h>
      <text:p text:style-name="P197"><text:span text:style-name="T473">процедура </text:span><text:span text:style-name="T1879">режимТ</text:span><text:span text:style-name="T502">ерминал</text:span><text:span text:style-name="T1879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7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7"><text:span text:style-name="T502">Параметр </text:span><text:span text:style-name="Source_20_Text"><text:span text:style-name="T849">поток</text:span></text:span><text:span text:style-name="T502"> может иметь одно из двух значений: </text:span><text:span text:style-name="Source_20_Text"><text:span text:style-name="T808">идСтдВывод</text:span></text:span><text:span text:style-name="T502"> — стандартный поток вывода, </text:span><text:span text:style-name="Source_20_Text"><text:span text:style-name="T808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8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28" text:outline-level="3"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6">Устанавливает размер<text:span text:style-name="T497">ы</text:span> окна терминала. <text:span text:style-name="T498">Параметр </text:span><text:span text:style-name="Source_20_Text"><text:span text:style-name="T810">горз</text:span></text:span><text:span text:style-name="T498"> означает количество символов по горизонтали, а параметр </text:span><text:span text:style-name="Source_20_Text"><text:span text:style-name="T810">верт</text:span></text:span><text:span text:style-name="T498"> — количество строк по вертикали.</text:span></text:p>
      <text:h text:style-name="P729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13">()</text:span>;</text:p>
      <text:p text:style-name="Text_20_body">Очищает <text:span text:style-name="T485">экран, </text:span><text:span text:style-name="T1429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6">Очищает указанную часть строки <text:span text:style-name="T1810">от</text:span> позиции курсора, <text:span text:style-name="T486">используя установленный цвет </text:span><text:span text:style-name="T1429">шрифта и </text:span><text:span text:style-name="T486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30" text:outline-level="3">Процедура курсор()</text:h>
      <text:p text:style-name="Исходный_20_код">процедура курсор(вх горз, верт: целое);</text:p>
      <text:p text:style-name="P180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32" text:outline-level="3"><text:soft-page-break/>Процедура курсорГорз()</text:h>
      <text:p text:style-name="P194">процедура курсор<text:span text:style-name="T479">Горз</text:span>(вх горз: целое);</text:p>
      <text:p text:style-name="P182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35" text:outline-level="3">Процедура курсорВерт()</text:h>
      <text:p text:style-name="P194">процедура курсор<text:span text:style-name="T479">Верт</text:span>(вх верт: целое);</text:p>
      <text:p text:style-name="P183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31" text:outline-level="3">Процедура <text:span text:style-name="T1409">подвинутьК</text:span>урсор()</text:h>
      <text:p text:style-name="P500">процедура <text:span text:style-name="T1409">подвинутьК</text:span>урсор(вх горз, верт: целое);</text:p>
      <text:p text:style-name="P181"><text:span text:style-name="T1410">Сдвигает</text:span> курсор <text:span text:style-name="T1410">на указанное количество строк и/или столбцов относительно текущей позиции</text:span>. <text:span text:style-name="T1410">Положительные значения параметров </text:span><text:span text:style-name="Source_20_Text"><text:span text:style-name="T1410">горз</text:span></text:span><text:span text:style-name="T1410"> и </text:span><text:span text:style-name="Source_20_Text"><text:span text:style-name="T1410">верт</text:span></text:span><text:span text:style-name="T1410"> сдвигают курсор вправо и вниз, а отрицательные — влево и вверх</text:span><text:span text:style-name="T488">.</text:span></text:p>
      <text:h text:style-name="P733" text:outline-level="3">Процедура <text:span text:style-name="T1405">запомнитьКурсор</text:span>()</text:h>
      <text:p text:style-name="P498">процедура <text:span text:style-name="T1405">запомнитьКурсор</text:span>();</text:p>
      <text:p text:style-name="P184"><text:span text:style-name="T1406">Запоминает текущую позицию курсора</text:span>. <text:span text:style-name="T1408">Для возврата курсора в сохранённую позицию используется процедура </text:span><text:span text:style-name="Source_20_Text"><text:span text:style-name="T1408">вернутьКурсор()</text:span></text:span><text:span text:style-name="T1408">.</text:span></text:p>
      <text:h text:style-name="P734" text:outline-level="3">Процедура <text:span text:style-name="T1407">вернуть</text:span><text:span text:style-name="T1405">Курсор</text:span>()</text:h>
      <text:p text:style-name="P499">процедура <text:span text:style-name="T1407">вернуть</text:span><text:span text:style-name="T1405">Курсор</text:span>();</text:p>
      <text:p text:style-name="P185"><text:span text:style-name="T1407">Возвращает курсор в позицию, которая была ранее сохранена </text:span><text:span text:style-name="T1408">вызовом процедуры</text:span><text:span text:style-name="T1407"> </text:span><text:span text:style-name="Source_20_Text"><text:span text:style-name="T1407">запомнитьКурсор()</text:span></text:span>.</text:p>
      <text:h text:style-name="P736" text:outline-level="3">Процедура скрытьКурсор()</text:h>
      <text:p text:style-name="P194">процедура <text:span text:style-name="T478">скрытьК</text:span>урсор<text:span text:style-name="T1414">()</text:span>;</text:p>
      <text:p text:style-name="P186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37" text:outline-level="3">Процедура показатьКурсор()</text:h>
      <text:p text:style-name="P195">процедура <text:span text:style-name="T478">показатьК</text:span>урсор<text:span text:style-name="T1414">()</text:span>;</text:p>
      <text:p text:style-name="P178">Делает видимым мигающий прямоугольник курсора, если он был ранее скрыт.</text:p>
      <text:h text:style-name="Heading_20_3" text:outline-level="3"><text:soft-page-break/>Процедура цветФона()</text:h>
      <text:p text:style-name="P195">процедура цветФона(вх цвет: целое);</text:p>
      <text:p text:style-name="P187">Устанавливает цвет фона, который будет использоваться при следующих вызовах функций вывода текста, а также очистки строк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11">цвета </text:span><text:span text:style-name="T491">в 256-цветной палитре xTerm.</text:span></text:p>
      <text:h text:style-name="P738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8">Устанавливает цвет <text:span text:style-name="T492">шрифта</text:span>, который будет использоваться при следующих вызовах функций вывода текста.</text:p>
      <text:p text:style-name="P191">Параметр <text:span text:style-name="Source_20_Text"><text:span text:style-name="T769">цвет</text:span></text:span> может принимать значения от 0 до 255 и обозначает номер <text:span text:style-name="T1812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9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0">В параметре <text:span text:style-name="Source_20_Text">стиль</text:span> можно передать <text:span text:style-name="T1533">нуль, либо </text:span>одно или несколько значений констант <text:span text:style-name="Source_20_Text">с</text:span><text:span text:style-name="Source_20_Text"><text:span text:style-name="T1534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34">т</text:span></text:span><text:span text:style-name="Source_20_Text">шЖирный | с</text:span><text:span text:style-name="Source_20_Text"><text:span text:style-name="T1534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34">т</text:span></text:span><text:span text:style-name="Source_20_Text">ш</text:span><text:span text:style-name="Source_20_Text"><text:span text:style-name="T1520">За</text:span></text:span><text:span text:style-name="Source_20_Text">черк | </text:span><text:span text:style-name="Source_20_Text"><text:span text:style-name="T1526">с</text:span></text:span><text:span text:style-name="Source_20_Text"><text:span text:style-name="T1534">т</text:span></text:span><text:span text:style-name="Source_20_Text"><text:span text:style-name="T1526">шПодчерк</text:span></text:span><text:span text:style-name="Source_20_Text"> </text:span><text:span text:style-name="Source_20_Text"><text:span text:style-name="T1526">| </text:span></text:span><text:span text:style-name="Source_20_Text">с</text:span><text:span text:style-name="Source_20_Text"><text:span text:style-name="T1534">т</text:span></text:span><text:span text:style-name="Source_20_Text">шКурсив</text:span> означает <text:span text:style-name="T1520">за</text:span>чёркнутый <text:span text:style-name="T1527">и подчёркнутый </text:span>курсив.</text:p>
      <text:h text:style-name="Heading_20_3" text:outline-level="3">Процедура <text:span text:style-name="T495">сбросить</text:span>Атрибуты()</text:h>
      <text:p text:style-name="P196">процедура <text:span text:style-name="T496">сбросить</text:span><text:span text:style-name="T484">А</text:span><text:span text:style-name="T483">трибуты</text:span><text:span text:style-name="T1415">()</text:span>;</text:p>
      <text:p text:style-name="P192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6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3"><text:span text:style-name="T494">Параметры </text:span><text:span text:style-name="Source_20_Text"><text:span text:style-name="T811">кр</text:span></text:span><text:span text:style-name="T494">, </text:span><text:span text:style-name="Source_20_Text"><text:span text:style-name="T811">зел</text:span></text:span><text:span text:style-name="T494"> и </text:span><text:span text:style-name="Source_20_Text"><text:span text:style-name="T811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39" text:outline-level="3">Функция прочестьСимвол()</text:h>
      <text:p text:style-name="P653">функция прочестьСимвол<text:span text:style-name="T1416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oft-page-break/><text:span text:style-name="Source_20_Text"><text:span text:style-name="T806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8">При этом функция </text:span><text:span text:style-name="Source_20_Text"><text:span text:style-name="T1338">естьСимвол()</text:span></text:span><text:span text:style-name="T1338"> всегда будет возвращать истинное значение.</text:span></text:p>
      <text:h text:style-name="P739" text:outline-level="3">Функция есть<text:span text:style-name="T579">Символ</text:span>()</text:h>
      <text:p text:style-name="P653">функция есть<text:span text:style-name="T579">Символ</text:span><text:span text:style-name="T1417">()</text:span>: логическое;</text:p>
      <text:p text:style-name="P664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7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11" text:outline-level="2"><text:span text:style-name="T1873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40" text:outline-level="3">Типы</text:h>
      <text:p text:style-name="P353">тип<text:line-break/> <text:s text:c="3"/>// <text:span text:style-name="T97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4">= структура<text:line-break/> <text:s text:c="7"/>имя: строка; <text:s text:c="4"/>// </text:span><text:span text:style-name="T975">имя файла</text:span><text:span text:style-name="T974"><text:line-break/> <text:s text:c="7"/>размер: целое; <text:s text:c="2"/>// </text:span><text:span text:style-name="T975">размер в байтах</text:span><text:span text:style-name="T974"><text:line-break/> <text:s text:c="7"/>атрибуты: целое; // </text:span><text:span text:style-name="T975">атрибуты, объединённые побитовым ИЛИ</text:span><text:span text:style-name="T974"><text:line-break/> <text:s text:c="7"/>возраст: момент; // </text:span><text:span text:style-name="T975">дата и время последней модификации</text:span><text:span text:style-name="T974"><text:line-break/> <text:s text:c="3"/>конец;</text:span></text:p>
      <text:h text:style-name="Heading_20_3" text:outline-level="3">Константы</text:h>
      <text:p text:style-name="P277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7"/>
      <text:p text:style-name="P352"><text:span text:style-name="T684">константы<text:line-break/></text:span><text:span text:style-name="T682"> <text:s text:c="3"/>// режим</text:span><text:span text:style-name="T1452">ы</text:span><text:span text:style-name="T682"> </text:span><text:span text:style-name="T972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2"/>
      <text:p text:style-name="P352"><text:soft-page-break/><text:span text:style-name="T684">константы<text:line-break/></text:span><text:span text:style-name="T682"> <text:s text:c="3"/>// режим</text:span><text:span text:style-name="T1452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7"/>
      <text:p text:style-name="P278"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8"/>
      <text:p text:style-name="P279">константы<text:line-break/> <text:s text:c="3"/>// <text:span text:style-name="T962">атрибуты файлов</text:span><text:line-break/> <text:s text:c="3"/><text:span text:style-name="T963">фаТолькоЧтение</text:span> = $00000001;</text:p>
      <text:p text:style-name="P279"><text:s text:c="4"/><text:span text:style-name="T963">фаСкрытый</text:span> <text:s text:c="5"/>= $00000002;</text:p>
      <text:p text:style-name="P279"><text:s text:c="4"/><text:span text:style-name="T963">фаСистемный</text:span> <text:s text:c="3"/>= $00000004;</text:p>
      <text:p text:style-name="P279"><text:s text:c="4"/><text:span text:style-name="T963">фаМеткаТома</text:span> <text:s text:c="3"/>= $00000008;</text:p>
      <text:p text:style-name="P279"><text:s text:c="4"/><text:span text:style-name="T963">фаКаталог</text:span> <text:s text:c="5"/>= $00000010;</text:p>
      <text:p text:style-name="P279"><text:s text:c="4"/><text:span text:style-name="T963">фаАрхивный</text:span> <text:s text:c="4"/>= $00000020;</text:p>
      <text:p text:style-name="P279"><text:s text:c="4"/><text:span text:style-name="T963">фаНормальный</text:span> <text:s text:c="2"/>= $00000080;</text:p>
      <text:p text:style-name="P279"><text:s text:c="4"/><text:span text:style-name="T963">фаВременный</text:span> <text:s text:c="3"/>= $00000100;</text:p>
      <text:p text:style-name="P279"><text:s text:c="4"/><text:span text:style-name="T963">фаСимвСсылка</text:span> <text:s text:c="2"/>= $00000400;</text:p>
      <text:p text:style-name="P279"><text:s text:c="4"/><text:span text:style-name="T963">фаСжатый</text:span> <text:s text:c="6"/>= $00000800;</text:p>
      <text:p text:style-name="P279"><text:s text:c="4"/><text:span text:style-name="T963">фаШифрованный</text:span> <text:s/>= $00004000;</text:p>
      <text:p text:style-name="P279"><text:s text:c="4"/><text:span text:style-name="T963">фаВиртуальный</text:span> <text:s/>= $00010000;</text:p>
      <text:h text:style-name="P741" text:outline-level="3"><text:span text:style-name="T700">Ф</text:span>ункция <text:span text:style-name="T680">файл</text:span><text:span text:style-name="T702">Создать</text:span>()</text:h>
      <text:p text:style-name="P286">функция файл<text:span text:style-name="T704">Создать</text:span>(вх <text:span text:style-name="T699">типФайла</text:span>: целое; вх имя: строка; вх <text:span text:style-name="T703">режим</text:span>: целое): <text:span text:style-name="T686">объект</text:span>;</text:p>
      <text:p text:style-name="P28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90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9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40">процедуры</text:span> <text:span text:style-name="Source_20_Text"><text:span text:style-name="T769">файлЗакрыть()</text:span></text:span>.</text:p>
      <text:h text:style-name="P742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имя: строка; вх р<text:span text:style-name="T696">е</text:span>ж<text:span text:style-name="T697">им</text:span>: целое): <text:span text:style-name="T686">объект</text:span>;</text:p>
      <text:p text:style-name="P288">Открывает существующий файл с указанным именем <text:span text:style-name="T86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69">ОшибкаВводаВывода</text:span></text:span>.</text:p>
      <text:p text:style-name="P297"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9"><text:soft-page-break/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9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41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43" text:outline-level="3"><text:span text:style-name="T700">Ф</text:span>ункция файл<text:span text:style-name="T701">Размер</text:span>()</text:h>
      <text:p text:style-name="P284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43" text:outline-level="3"><text:span text:style-name="T700">Ф</text:span>ункция файлПоз()</text:h>
      <text:p text:style-name="P280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1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1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<text:soft-page-break/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682334192" text:style-name="L18">
        <text:list-item>
          <text:p text:style-name="P871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87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72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544788418" text:style-name="L19">
        <text:list-item>
          <text:p text:style-name="P873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75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876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8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119296338" text:style-name="L20">
        <text:list-item>
          <text:p text:style-name="P88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82"><text:soft-page-break/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82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884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881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32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44211738165719" text:continue-list="list544788418" text:style-name="L19">
        <text:list-item>
          <text:p text:style-name="P874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877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9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33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44210553332035" text:continue-numbering="true" text:style-name="L19">
        <text:list-item>
          <text:p text:style-name="P883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883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885"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80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44" text:outline-level="3"><text:soft-page-break/><text:span text:style-name="T941">Функция</text:span> файл<text:span text:style-name="T937">Есть</text:span>()</text:h>
      <text:p text:style-name="Исходный_20_код"><text:span text:style-name="T938">функция</text:span> файлЕсть(вх имя: строка): <text:span text:style-name="T938">логическое</text:span>;</text:p>
      <text:p text:style-name="P328">Возвращает истинное значение, если существует файл, <text:span text:style-name="T939">но не каталог,</text:span> с указанным именем.</text:p>
      <text:h text:style-name="P745" text:outline-level="3"><text:span text:style-name="T941">Функция</text:span> файл<text:span text:style-name="T937">Есть</text:span><text:span text:style-name="T940">Кат</text:span>()</text:h>
      <text:p text:style-name="P332"><text:span text:style-name="T938">функция</text:span> файлЕсть<text:span text:style-name="T940">Кат</text:span>(вх имя: строка): <text:span text:style-name="T938">логическое</text:span>;</text:p>
      <text:p text:style-name="P329">Возвращает истинное значение, если существует <text:span text:style-name="T939">каталог</text:span> с указанным именем.</text:p>
      <text:h text:style-name="Heading_20_3" text:outline-level="3">Функция файл<text:span text:style-name="T945">В</text:span>рмКат()</text:h>
      <text:p text:style-name="Исходный_20_код">функция файлВрмКаталог(вх общий: логическое): строка;</text:p>
      <text:p text:style-name="P33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8">если это поддерживается операционной системой</text:span>.</text:p>
      <text:h text:style-name="P746" text:outline-level="3">Функция файл<text:span text:style-name="T944">В</text:span>рм<text:span text:style-name="T943">Имя</text:span>()</text:h>
      <text:p text:style-name="P333">функция файлВрм<text:span text:style-name="T1418">Имя</text:span>(вх общий: логическое; <text:span text:style-name="T943">вх префикс: строка</text:span>): строка;</text:p>
      <text:p text:style-name="P335">Возвращает путь <text:span text:style-name="T943">и имя файла, которые можно использовать для создания </text:span><text:span text:style-name="T946">временного файла</text:span>. Если в параметре <text:span text:style-name="Source_20_Text">общий</text:span> передано истинное значение, функция вернёт <text:span text:style-name="T947">путь к</text:span><text:span text:style-name="T946"> файл</text:span><text:span text:style-name="T947">у</text:span><text:span text:style-name="T946"> в </text:span>глобальн<text:span text:style-name="T946">ом</text:span> временн<text:span text:style-name="T946">ом</text:span> каталог<text:span text:style-name="T946">е</text:span>, в противном случае — <text:span text:style-name="T946">во </text:span>временн<text:span text:style-name="T946">ом</text:span> каталог<text:span text:style-name="T946">е</text:span> текущего пользователя, <text:span text:style-name="T948">если это поддерживается операционной системой</text:span>.</text:p>
      <text:p text:style-name="P33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9">ыйПуть</text:span>()</text:h>
      <text:p text:style-name="Исходный_20_код">функция файлПолн<text:span text:style-name="T949">ыйПуть</text:span>(вх <text:span text:style-name="T950">путь</text:span>: строка): строка;</text:p>
      <text:p text:style-name="P337">Дополняет переданный относительный путь к файлу <text:span text:style-name="T953">или каталогу </text:span>до абсолютного, <text:span text:style-name="T95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7">Если в параметре <text:span text:style-name="Source_20_Text"><text:span text:style-name="T951">путь</text:span></text:span> передано пустое значение, возвращает полный путь к текущему каталогу.</text:p>
      <text:h text:style-name="P747" text:outline-level="3">Функция файл<text:span text:style-name="T987">Выполняемый</text:span>()</text:h>
      <text:p text:style-name="P343">функция файл<text:span text:style-name="T987">Выполняемый</text:span>(): строка;</text:p>
      <text:p text:style-name="P341"><text:span text:style-name="T957">Возвращает имя файла выполняемой программы</text:span>.</text:p>
      <text:h text:style-name="P748" text:outline-level="3">Функция файл<text:span text:style-name="T1585">Путь</text:span>()</text:h>
      <text:p text:style-name="Исходный_20_код">функция файлПуть(вх путь: строка): строка;</text:p>
      <text:p text:style-name="P576"><text:soft-page-break/>Выделяет из переданной строки часть, соответствующую пути к каталогу, включая последний символ-разделитель пути.</text:p>
      <text:h text:style-name="P749" text:outline-level="3">Функция файл<text:span text:style-name="T1586">Имя</text:span>()</text:h>
      <text:p text:style-name="P581">функция файл<text:span text:style-name="T1586">Имя</text:span>(вх путь: строка): строка;</text:p>
      <text:p text:style-name="P576">Выделяет из переданной строки часть, соответствующую имени файла, включая расширение.</text:p>
      <text:h text:style-name="P750" text:outline-level="3">Функция файл<text:span text:style-name="T1595">Расширение</text:span>()</text:h>
      <text:p text:style-name="P583">функция файл<text:span text:style-name="T1595">Расширение</text:span>(вх путь: строка): строка;</text:p>
      <text:p text:style-name="P577">Выделяет из переданной строки часть, соответствующую <text:span text:style-name="T1595">расширению имени</text:span> файла, включая <text:span text:style-name="T1595">ведущую точку</text:span>.</text:p>
      <text:h text:style-name="P751" text:outline-level="3">Функция файл<text:span text:style-name="T958">ДомКат</text:span>()</text:h>
      <text:p text:style-name="P344">функция файл<text:span text:style-name="T958">ДомКат</text:span>(): строка;</text:p>
      <text:p text:style-name="P338"><text:span text:style-name="T957">Возвращает </text:span><text:span text:style-name="T958">путь к домашнему каталогу текущего пользователя операционной системы</text:span>.</text:p>
      <text:h text:style-name="P752" text:outline-level="3">Функция файл<text:span text:style-name="T959">Атрибуты</text:span>()</text:h>
      <text:p text:style-name="P345">функция файл<text:span text:style-name="T959">Атрибуты</text:span>(<text:span text:style-name="T959">вх имя: строка</text:span>): <text:span text:style-name="T959">целое</text:span>;</text:p>
      <text:p text:style-name="P339"><text:span text:style-name="T957">Возвращает </text:span><text:span text:style-name="T96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65">При ошибках создаёт исключение </text:span><text:span text:style-name="Source_20_Text"><text:span text:style-name="T965">ОшибкаВводаВывода</text:span></text:span><text:span text:style-name="T965">.</text:span></text:p>
      <text:p text:style-name="P349">Возможны<text:span text:style-name="T964">м</text:span> значения<text:span text:style-name="T964">м</text:span> атрибутов <text:span text:style-name="T961">соответствуют</text:span> констант<text:span text:style-name="T964">ы</text:span> <text:span text:style-name="Source_20_Text">фаХХХХ</text:span>. <text:span text:style-name="T964">Некоторые атрибуты могут быть неприменимы, в зависимости от операционной системы.</text:span></text:p>
      <text:h text:style-name="P753" text:outline-level="3">Функция файл<text:span text:style-name="T966">Возраст</text:span>()</text:h>
      <text:p text:style-name="P346">функция файл<text:span text:style-name="T966">Возраст</text:span>(<text:span text:style-name="T959">вх имя: строка</text:span>): <text:span text:style-name="T966">момент</text:span>;</text:p>
      <text:p text:style-name="P340"><text:span text:style-name="T957">Возвращает </text:span><text:span text:style-name="T966">дату и время последней модификации</text:span><text:span text:style-name="T960"> файла</text:span>. <text:span text:style-name="T965">При ошибках создаёт исключение </text:span><text:span text:style-name="Source_20_Text"><text:span text:style-name="T965">ОшибкаВводаВывода</text:span></text:span><text:span text:style-name="T965">.</text:span></text:p>
      <text:h text:style-name="P754" text:outline-level="3">Функция файл<text:span text:style-name="T973">Переместить</text:span>()</text:h>
      <text:p text:style-name="P347"><text:span text:style-name="T967">процедура</text:span> файл<text:span text:style-name="T973">Переместить</text:span>(<text:span text:style-name="T959">вх </text:span><text:span text:style-name="T967">откуда, куда</text:span><text:span text:style-name="T959">: строка</text:span>);</text:p>
      <text:p text:style-name="P350">Переименовывает <text:span text:style-name="T969">и/</text:span>или перемещает файл <text:span text:style-name="T970">с переданными именем</text:span>. <text:span text:style-name="T968">При ошибках создаёт исключение </text:span><text:span text:style-name="Source_20_Text"><text:span text:style-name="T968">ОшибкаВводаВывода</text:span></text:span><text:span text:style-name="T968">.</text:span></text:p>
      <text:h text:style-name="P755" text:outline-level="3">Функция файл<text:span text:style-name="T971">Удалить</text:span>()</text:h>
      <text:p text:style-name="P348"><text:span text:style-name="T967">процедура</text:span> файл<text:span text:style-name="T971">Удалить</text:span>(<text:span text:style-name="T959">вх </text:span><text:span text:style-name="T971">имя</text:span><text:span text:style-name="T959">: строка</text:span>);</text:p>
      <text:p text:style-name="P351"><text:soft-page-break/><text:span text:style-name="T971">Удаляет</text:span> файл <text:span text:style-name="T970">с переданными именем</text:span>. <text:span text:style-name="T968">При ошибках создаёт исключение </text:span><text:span text:style-name="Source_20_Text"><text:span text:style-name="T968">ОшибкаВводаВывода</text:span></text:span><text:span text:style-name="T96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6">Создаёт объект — список файлов, подходящих под переданный <text:span text:style-name="Source_20_Text">шаблон</text:span>, и заполняет <text:span text:style-name="T979">переданную </text:span>структуру <text:span text:style-name="T979">данными</text:span> о первом из найденных файлов.</text:p>
      <text:p text:style-name="P356">Шаблон может содержать абсолютный или относительный путь к каталогу, а также маску имени файла с символами «*» и «?».</text:p>
      <text:p text:style-name="P35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3">// <text:span text:style-name="T98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8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56" text:outline-level="3">Функция файл<text:span text:style-name="T982">Следующий</text:span>()</text:h>
      <text:p text:style-name="P355">функция файл<text:span text:style-name="T982">Следующий</text:span>(вх <text:span text:style-name="T982">список</text:span>: <text:span text:style-name="T982">объект</text:span>; вых инфо: ФайлИнфо): <text:span text:style-name="T982">логическое</text:span>;</text:p>
      <text:p text:style-name="P357"><text:soft-page-break/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4">нет</text:span></text:span>; <text:span text:style-name="T986">в этом случае структура </text:span><text:span text:style-name="Source_20_Text"><text:span text:style-name="T986">инфо</text:span></text:span><text:span text:style-name="T986"> остаётся незаполненной.</text:span></text:p>
      <text:p text:style-name="P357"><text:span text:style-name="T984">Объект</text:span> <text:span text:style-name="Source_20_Text"><text:span text:style-name="T984">с</text:span></text:span><text:span text:style-name="Source_20_Text"><text:span text:style-name="T983">писок</text:span></text:span><text:span text:style-name="T983"> должен быть создан вызовом функции </text:span><text:span text:style-name="Source_20_Text"><text:span text:style-name="T983">файлПервый()</text:span></text:span><text:span text:style-name="T983"> и в дальнейшем уничтожен вызовом процедуры </text:span><text:span text:style-name="Source_20_Text"><text:span text:style-name="T983">уничтожить()</text:span></text:span><text:span text:style-name="T983">.</text:span></text:p>
      <text:p text:style-name="P358"><text:span text:style-name="T985">П</text:span>ример использования <text:span text:style-name="T985">см. </text:span>в описании функции <text:span text:style-name="Source_20_Text">файлПервый()</text:span>.</text:p>
      <text:h text:style-name="P712" text:outline-level="2"><text:span text:style-name="T1874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4">Все функции <text:span text:style-name="T1875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84">модуль </text:span><text:span text:style-name="Source_20_Text"><text:span text:style-name="T1884">Графика</text:span></text:span><text:span text:style-name="T1884"> недоступен и вызывает </text:span><text:span text:style-name="T1885">ошибку при компиляции программы.</text:span></text:p>
      <text:p text:style-name="P569">Все функции графического вывода используют систему координат, где точкой начала отсчёта считается левый верхний угол <text:span text:style-name="T1599">холста —</text:span> графического окна <text:span text:style-name="T1599">или изображения</text:span>.</text:p>
      <text:h text:style-name="P757" text:outline-level="3">Типы</text:h>
      <text:p text:style-name="P573">тип<text:span text:style-name="T1594">ы</text:span><text:line-break/> <text:s text:c="3"/>Точка/Точки/Точек = структура<text:line-break/> <text:s text:c="7"/><text:span text:style-name="T1513">г, в: целое;</text:span><text:line-break/> <text:s text:c="3"/><text:span text:style-name="T1513">окончание;<text:line-break/><text:line-break/> <text:s text:c="3"/>МассивТочек/МассивыТочек/МассивовТочек = массив Точек;<text:line-break/><text:line-break/> <text:s text:c="3"/></text:span><text:span text:style-name="T1554">Размер</text:span><text:span text:style-name="T1513">/</text:span><text:span text:style-name="T1554">Размеры</text:span><text:span text:style-name="T1513">/</text:span><text:span text:style-name="T1554">Размеров</text:span><text:span text:style-name="T1513"> = </text:span><text:span text:style-name="T1559">Точка</text:span><text:span text:style-name="T1513">;<text:line-break/></text:span></text:p>
      <text:h text:style-name="P758" text:outline-level="3">Константы</text:h>
      <text:p text:style-name="Исходный_20_код"><text:span text:style-name="T1452">к</text:span>онстанты<text:line-break/> <text:s text:c="3"/>// <text:span text:style-name="T1453">стили</text:span><text:span text:style-name="T1451"> пера<text:line-break/> <text:s text:c="3"/></text:span><text:span text:style-name="T1454">г</text:span><text:span text:style-name="T1457">р</text:span><text:span text:style-name="T1454">спПусто <text:s text:c="5"/>= 0;</text:span><text:line-break/> <text:s text:c="3"/><text:span text:style-name="T1451">г</text:span><text:span text:style-name="T1457">р</text:span><text:span text:style-name="T1453">с</text:span><text:span text:style-name="T1451">п</text:span><text:span text:style-name="T1466">Линия <text:s text:c="2"/></text:span><text:span text:style-name="T1454"><text:s text:c="3"/>= 1;<text:line-break/> <text:s text:c="3"/>г</text:span><text:span text:style-name="T1457">р</text:span><text:span text:style-name="T1454">спТочка <text:s text:c="5"/>= 2;<text:line-break/> <text:s text:c="3"/>г</text:span><text:span text:style-name="T1457">р</text:span><text:span text:style-name="T1454">спТире <text:s text:c="6"/>= 3;<text:line-break/> <text:s text:c="3"/>г</text:span><text:span text:style-name="T1457">р</text:span><text:span text:style-name="T1454">спТочкаТире <text:s/>= 4;<text:line-break/> <text:s text:c="3"/>г</text:span><text:span text:style-name="T1457">р</text:span><text:span text:style-name="T1454">сп2ТочкиТире = 5;</text:span></text:p>
      <text:p text:style-name="P561">константы<text:line-break/> <text:s text:c="3"/>// стили кисти<text:line-break/> <text:s text:c="3"/>грскПусто = 0;<text:line-break/> <text:s text:c="3"/>грск<text:span text:style-name="T1515">Цвет</text:span> <text:s/>= 1;</text:p>
      <text:p text:style-name="P562"><text:span text:style-name="T752">константы</text:span><text:span text:style-name="T750"><text:line-break/></text:span> <text:s text:c="3"/>// <text:span text:style-name="T1514">с</text:span><text:span text:style-name="T750">тили шрифта</text:span><text:line-break/> <text:s text:c="3"/><text:span text:style-name="T1514">грс</text:span><text:span text:style-name="T733">шЖирный <text:s/>= </text:span>1; // жирный шрифт<text:line-break/> <text:s text:c="3"/><text:span text:style-name="T1514">грс</text:span><text:span text:style-name="T733">шКурсив <text:s/>= </text:span>2; // курсив<text:line-break/> <text:s text:c="3"/><text:span text:style-name="T1514">грс</text:span><text:span text:style-name="T733">шПодчерк = </text:span>4; // одинарное подчёркивание<text:line-break/> <text:s text:c="3"/><text:span text:style-name="T1514">грс</text:span><text:span text:style-name="T733">шЗачерк <text:s/>= </text:span>8; // <text:span text:style-name="T734">за</text:span>чёркнутый текст</text:p>
      <text:h text:style-name="P759" text:outline-level="3"><text:soft-page-break/><text:span text:style-name="T1435">Функция</text:span> <text:span text:style-name="T1435">гр</text:span><text:span text:style-name="T1714">Окно</text:span>()</text:h>
      <text:p text:style-name="P509"><text:span text:style-name="T1436">функция</text:span> <text:span text:style-name="T1436">гр</text:span><text:span text:style-name="T1715">Окно</text:span>(в<text:span text:style-name="T1436">х заголовок: строка</text:span>): <text:span text:style-name="T1436">объект</text:span>;</text:p>
      <text:p text:style-name="P327"><text:span text:style-name="T1436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36">Название новой закладки должно быть передано в параметре </text:span><text:span text:style-name="Source_20_Text"><text:span text:style-name="T1436">заголовок</text:span></text:span><text:span text:style-name="T1436">. </text:span><text:span text:style-name="T1600">Созданное окно можно использовать в качестве холста для функций графического вывода.</text:span></text:p>
      <text:p text:style-name="P589">Возвращает объект, соответствующий созданному окну — этот <text:span text:style-name="T1674">объект </text:span><text:span text:style-name="T1673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7">процедуры</text:span> <text:span text:style-name="Source_20_Text">гр</text:span><text:span text:style-name="Source_20_Text"><text:span text:style-name="T1601">Уничтожить</text:span></text:span><text:span text:style-name="Source_20_Text">()</text:span>.</text:p>
      <text:h text:style-name="P760" text:outline-level="3"><text:span text:style-name="T1445">Процедура</text:span> <text:span text:style-name="T1435">гр</text:span><text:span text:style-name="T1606">Уничтожить</text:span>()</text:h>
      <text:p text:style-name="P510"><text:span text:style-name="T1445">процедура</text:span> <text:span text:style-name="T1436">гр</text:span><text:span text:style-name="T1611">Уничтожить</text:span>(в<text:span text:style-name="T1439">в</text:span><text:span text:style-name="T1436"> </text:span><text:span text:style-name="T1612">холст</text:span>: <text:span text:style-name="T1436">объект</text:span><text:span text:style-name="T1438">)</text:span>;</text:p>
      <text:p text:style-name="P508"><text:span text:style-name="T1613">Уничтожает переданный </text:span><text:span text:style-name="Source_20_Text"><text:span text:style-name="T1613">холст</text:span></text:span><text:span text:style-name="T1613"> — т.е., з</text:span>акрывает графическое окно, <text:span text:style-name="T1442">открытое функцией </text:span><text:span text:style-name="Source_20_Text"><text:span text:style-name="T1442">грОткрытьОкно()</text:span></text:span><text:span text:style-name="T1442">, </text:span><text:span text:style-name="T1613">или уничтожает </text:span><text:span text:style-name="T1615">объект-</text:span><text:span text:style-name="T1613">изображение. Переданно</text:span><text:span text:style-name="T1676">й</text:span><text:span text:style-name="T1613"> </text:span><text:span text:style-name="T1676">переменной</text:span><text:span text:style-name="T1613"> </text:span>присваивает<text:span text:style-name="T1613">ся</text:span> значение <text:span text:style-name="Source_20_Text">пусто</text:span><text:span text:style-name="T1442">.</text:span></text:p>
      <text:p text:style-name="P295">Эта функция обязательно должна быть вызвана <text:span text:style-name="T1443">для каждого </text:span><text:span text:style-name="T1614">графического объекта</text:span><text:span text:style-name="T1443">, </text:span><text:span text:style-name="T1614">созданного</text:span><text:span text:style-name="T1443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761" text:outline-level="3"><text:span text:style-name="T1616">Функция</text:span> <text:span text:style-name="T1435">гр</text:span><text:span text:style-name="T1444">Размер</text:span>()</text:h>
      <text:p text:style-name="P591"><text:span text:style-name="T1616">функция </text:span><text:span text:style-name="T1436">гр</text:span><text:span text:style-name="T1444">Размер</text:span><text:span text:style-name="T1616">(в</text:span><text:span text:style-name="T1444">х</text:span><text:span text:style-name="T1436"> </text:span><text:span text:style-name="T1677">го</text:span><text:span text:style-name="T1616">: </text:span><text:span text:style-name="T1436">объект</text:span><text:span text:style-name="T1438">): </text:span><text:span text:style-name="T1617">Размер</text:span><text:span text:style-name="T1616">;<text:line-break/>функция</text:span> <text:span text:style-name="T1436">гр</text:span><text:span text:style-name="T1444">Размер</text:span>(в<text:span text:style-name="T1444">х</text:span><text:span text:style-name="T1436"> </text:span><text:span text:style-name="T1617">холст</text:span>: <text:span text:style-name="T1436">объект; </text:span><text:span text:style-name="T1444">вх горз, верт: целое</text:span><text:span text:style-name="T1438">): </text:span><text:span text:style-name="T1617">Размер</text:span>;</text:p>
      <text:p text:style-name="P523"><text:span text:style-name="T1618">Возвращает</text:span> размеры <text:span text:style-name="T1618">переданного </text:span><text:span text:style-name="T1677">графического объекта </text:span><text:span text:style-name="T1678">в точках</text:span>. <text:span text:style-name="T1678">В параметре </text:span><text:span text:style-name="Source_20_Text"><text:span text:style-name="T1678">го</text:span></text:span><text:span text:style-name="T1678"> может быть передано </text:span><text:span text:style-name="T1679">графическое</text:span><text:span text:style-name="T1678"> окно или изображение любого поддерживаемого формата.</text:span></text:p>
      <text:p text:style-name="P523"><text:span text:style-name="T1678">Если указаны параметры </text:span><text:span text:style-name="Source_20_Text"><text:span text:style-name="T1678">горз</text:span></text:span><text:span text:style-name="T1678"> и </text:span><text:span text:style-name="Source_20_Text"><text:span text:style-name="T1678">верт</text:span></text:span><text:span text:style-name="T1678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8">олстом — </text:span><text:span text:style-name="T1678">т.е., </text:span><text:span text:style-name="T1618">графическое окно или изображение в формате </text:span><text:span text:style-name="T34">image/bmp</text:span><text:span text:style-name="T1618">.</text:span></text:p>
      <text:h text:style-name="P762" text:outline-level="3"><text:span text:style-name="T1446">Процедура</text:span> <text:span text:style-name="T1435">гр</text:span><text:span text:style-name="T1445">Начать</text:span>()</text:h>
      <text:p text:style-name="P526"><text:span text:style-name="T1446">процедура</text:span> <text:span text:style-name="T1436">гр</text:span><text:span text:style-name="T1445">Начать</text:span>(в<text:span text:style-name="T1444">х</text:span><text:span text:style-name="T1436"> </text:span><text:span text:style-name="T1619">холст</text:span>: <text:span text:style-name="T1436">объект</text:span><text:span text:style-name="T1438">)</text:span>;</text:p>
      <text:p text:style-name="P511"><text:span text:style-name="T1445">Начинает серию операций графического вывода</text:span>.</text:p>
      <text:p text:style-name="P511"><text:span text:style-name="T1445">Все последующие вызовы функций графического вывода не будут приводить к </text:span><text:span text:style-name="T1620">выводу изображения на экран</text:span><text:span text:style-name="T1445"> до тех пор, пока серия не будет закончена вызовом </text:span><text:span text:style-name="Source_20_Text"><text:span text:style-name="T1447">грЗакончить()</text:span></text:span><text:span text:style-name="T1447">. Таким образом можно заметно увеличить быстродействие программы и избежать ненужных мерцаний на экране.</text:span></text:p>
      <text:p text:style-name="P52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27">начало<text:line-break/> <text:s text:c="3"/><text:span text:style-name="T1448">грНачать(</text:span><text:span text:style-name="T1622">окно</text:span><text:span text:style-name="T1448">);<text:line-break/> <text:s text:c="3"/>начало<text:line-break/> <text:s text:c="7"/>грКруг(</text:span><text:span text:style-name="T1622">окно</text:span><text:span text:style-name="T1621">, </text:span><text:span text:style-name="T1448">50, 50, 40);<text:line-break/> <text:s text:c="7"/>грПрямоугольник(</text:span><text:span text:style-name="T1622">окно</text:span><text:span text:style-name="T1621">, </text:span><text:span text:style-name="T1448">0, 10, 40, 20);<text:line-break/></text:span><text:soft-page-break/><text:span text:style-name="T1448"> <text:s text:c="7"/>грОтрезок(</text:span><text:span text:style-name="T1622">окно</text:span><text:span text:style-name="T1621">, </text:span><text:span text:style-name="T1448">0, 10, 40, 20);<text:line-break/> <text:s text:c="3"/>напоследок<text:line-break/> <text:s text:c="7"/>// </text:span><text:span text:style-name="T1449">в этот момент все нарисованные фигуры <text:line-break/> <text:s text:c="7"/>// будут показаны на экране одновременно</text:span><text:span text:style-name="T1448"><text:line-break/> <text:s text:c="7"/>грЗакончить(</text:span><text:span text:style-name="T1622">окно</text:span><text:span text:style-name="T1448">);<text:line-break/> <text:s text:c="3"/>конец;</text:span><text:line-break/>окончание.</text:p>
      <text:h text:style-name="P763" text:outline-level="3"><text:span text:style-name="T1446">Процедура</text:span> <text:span text:style-name="T1435">гр</text:span><text:span text:style-name="T1450">Закончить</text:span>()</text:h>
      <text:p text:style-name="P528"><text:span text:style-name="T1446">процедура</text:span> <text:span text:style-name="T1436">гр</text:span><text:span text:style-name="T1450">Закончить</text:span>(в<text:span text:style-name="T1444">х</text:span><text:span text:style-name="T1436"> </text:span><text:span text:style-name="T1623">холст</text:span>: <text:span text:style-name="T1436">объект</text:span><text:span text:style-name="T1438">)</text:span>;</text:p>
      <text:p text:style-name="P512"><text:span text:style-name="T1450">Заканчивает</text:span><text:span text:style-name="T1445"> серию операций графического вывода, </text:span><text:span text:style-name="T1450">начатую вызовом </text:span><text:span text:style-name="Source_20_Text"><text:span text:style-name="T1450">грНачать()</text:span></text:span><text:span text:style-name="T1450"> и выводит на экран все внесённые изменения.</text:span></text:p>
      <text:p text:style-name="P52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64" text:outline-level="3"><text:span text:style-name="T1446">Процедура</text:span> <text:span text:style-name="T1458">грП</text:span><text:span text:style-name="T1455">еро</text:span>()</text:h>
      <text:p text:style-name="P529"><text:span text:style-name="T1446">процедура</text:span> <text:span text:style-name="T1460">грП</text:span><text:span text:style-name="T1455">еро</text:span>(в<text:span text:style-name="T1444">х</text:span><text:span text:style-name="T1436"> </text:span><text:span text:style-name="T1624">холст</text:span>: <text:span text:style-name="T1436">объект; </text:span><text:span text:style-name="T1459">вх </text:span><text:span text:style-name="T1455">цвет: целое</text:span><text:span text:style-name="T1438">)</text:span>;<text:line-break/><text:span text:style-name="T1446">процедура</text:span> <text:span text:style-name="T1460">грП</text:span><text:span text:style-name="T1455">еро</text:span>(в<text:span text:style-name="T1444">х</text:span><text:span text:style-name="T1436"> </text:span><text:span text:style-name="T1624">холст</text:span>: <text:span text:style-name="T1436">объект; </text:span><text:span text:style-name="T1459">вх </text:span><text:span text:style-name="T1455">цвет, толщина: целое</text:span><text:span text:style-name="T1438">)</text:span>;<text:line-break/><text:span text:style-name="T1446">процедура</text:span> <text:span text:style-name="T1460">грП</text:span><text:span text:style-name="T1455">еро</text:span>(в<text:span text:style-name="T1444">х</text:span><text:span text:style-name="T1436"> </text:span><text:span text:style-name="T1624">холст</text:span>: <text:span text:style-name="T1436">объект; </text:span><text:span text:style-name="T1459">вх </text:span><text:span text:style-name="T1455">цвет, толщина, стиль: целое</text:span><text:span text:style-name="T1438">)</text:span>;</text:p>
      <text:p text:style-name="P513"><text:span text:style-name="T1456">Устанавливает свойства пера — цвет, толщину и стиль</text:span><text:span text:style-name="T1450">. </text:span><text:span text:style-name="T1456">Свойства пера используются для прорисовки линий и контуров геометрических фигур </text:span><text:span text:style-name="T1627">на переданном холсте</text:span><text:span text:style-name="T1456">.</text:span></text:p>
      <text:p text:style-name="P534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25">второй</text:span><text:span text:style-name="T1471"> байт зелёному, а </text:span><text:span text:style-name="T1625">третий</text:span><text:span text:style-name="T1471"> синему.</text:span></text:p>
      <text:p text:style-name="P590"><text:span text:style-name="Source_20_Text">Толщина</text:span> означает толщину линии в точках.</text:p>
      <text:p text:style-name="P536">В <text:span text:style-name="T1531">параметре </text:span><text:span text:style-name="Source_20_Text"><text:span text:style-name="T1531">стиль</text:span></text:span><text:span text:style-name="T1531"> можно передать </text:span>одну из констант <text:span text:style-name="Source_20_Text">грспХХХХ</text:span>.</text:p>
      <text:h text:style-name="P765" text:outline-level="3"><text:span text:style-name="T1446">Процедура</text:span> <text:span text:style-name="T1458">гр</text:span><text:span text:style-name="T1467">Кисть</text:span>()</text:h>
      <text:p text:style-name="P537"><text:span text:style-name="T1446">процедура</text:span> <text:span text:style-name="T1460">гр</text:span><text:span text:style-name="T1468">Кисть</text:span>(в<text:span text:style-name="T1444">х</text:span><text:span text:style-name="T1436"> </text:span><text:span text:style-name="T1626">холст</text:span>: <text:span text:style-name="T1436">объект; </text:span><text:span text:style-name="T1459">вх </text:span><text:span text:style-name="T1455">цвет: целое</text:span><text:span text:style-name="T1438">)</text:span>;<text:line-break/><text:span text:style-name="T1446">процедура</text:span> <text:span text:style-name="T1460">гр</text:span><text:span text:style-name="T1468">Кисть</text:span>(в<text:span text:style-name="T1444">х</text:span><text:span text:style-name="T1436"> </text:span><text:span text:style-name="T1626">холст</text:span>: <text:span text:style-name="T1436">объект; </text:span><text:span text:style-name="T1459">вх </text:span><text:span text:style-name="T1455">цвет, стиль: целое</text:span><text:span text:style-name="T1438">)</text:span>;</text:p>
      <text:p text:style-name="P514"><text:span text:style-name="T1456">Устанавливает свойства </text:span><text:span text:style-name="T1469">кисти</text:span><text:span text:style-name="T1456"> — цвет и стиль</text:span><text:span text:style-name="T1450">. </text:span><text:span text:style-name="T1456">Свойства </text:span><text:span text:style-name="T1469">кисти</text:span><text:span text:style-name="T1456"> используются для </text:span><text:span text:style-name="T1470">заливки </text:span><text:span text:style-name="T1456">геометрических фигур </text:span><text:span text:style-name="T1549">и в качестве фона при выводе текста </text:span><text:span text:style-name="T1628">на переданном холсте</text:span><text:span text:style-name="T1456">.</text:span></text:p>
      <text:p text:style-name="P531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29">второй</text:span><text:span text:style-name="T1471"> байт зелёному, а </text:span><text:span text:style-name="T1629">третий</text:span><text:span text:style-name="T1471"> синему.</text:span></text:p>
      <text:p text:style-name="P535">В <text:span text:style-name="T1531">параметре </text:span><text:span text:style-name="Source_20_Text"><text:span text:style-name="T1531">стиль</text:span></text:span><text:span text:style-name="T1531"> можно передать </text:span>одну из констант <text:span text:style-name="Source_20_Text">грс</text:span><text:span text:style-name="Source_20_Text"><text:span text:style-name="T1532">к</text:span></text:span><text:span text:style-name="Source_20_Text">ХХХХ</text:span>.</text:p>
      <text:h text:style-name="P766" text:outline-level="3"><text:span text:style-name="T1446">Процедура</text:span> <text:span text:style-name="T1458">гр</text:span><text:span text:style-name="T1516">Шрифт</text:span>()</text:h>
      <text:p text:style-name="P563">процедура грШрифт(вх <text:span text:style-name="T1630">холст</text:span>: объект; вх <text:span text:style-name="T1633">цвет</text:span>: <text:span text:style-name="T1633">целое</text:span>);</text:p>
      <text:p text:style-name="P563">процедура грШрифт(вх <text:span text:style-name="T1630">холст</text:span>: объект; вх <text:span text:style-name="T1633">цвет, стиль</text:span>: целое);</text:p>
      <text:p text:style-name="P563">процедура грШрифт(вх <text:span text:style-name="T1630">холст</text:span>: объект; вх <text:span text:style-name="T1633">цвет, стиль, размер</text:span>: целое);</text:p>
      <text:p text:style-name="P592">процедура грШрифт(вх <text:span text:style-name="T1630">холст</text:span>: объект; <text:span text:style-name="T1634">вх </text:span><text:span text:style-name="T1633">цвет, стиль, размер</text:span><text:span text:style-name="T1634">: целое; </text:span>вх имя: строка);</text:p>
      <text:p text:style-name="P520"><text:soft-page-break/><text:span text:style-name="T1456">Устанавливает свойства </text:span><text:span text:style-name="T1517">шрифта</text:span><text:span text:style-name="T1456"> — </text:span><text:span text:style-name="T1528">имя</text:span><text:span text:style-name="T1517">, размер, стиль и цвет</text:span><text:span text:style-name="T1450">. </text:span><text:span text:style-name="T1456">Свойства </text:span><text:span text:style-name="T1517">шрифта</text:span><text:span text:style-name="T1456"> используются для </text:span><text:span text:style-name="T1517">вывода текста </text:span><text:span text:style-name="T1631">на холст</text:span><text:span text:style-name="T1456">.</text:span></text:p>
      <text:p text:style-name="P558"><text:span text:style-name="T1521">В параметре </text:span><text:span text:style-name="Source_20_Text"><text:span text:style-name="T1521">имя</text:span></text:span><text:span text:style-name="T1521"> должно быть указано наименование шрифта. </text:span>Если<text:span text:style-name="T1522"> </text:span><text:span text:style-name="T1523">здесь </text:span>передана пустая строка, <text:span text:style-name="T1524">то </text:span>используется <text:span text:style-name="T1529">такой</text:span><text:span text:style-name="T1518"> же </text:span>шрифт, <text:span text:style-name="T1530">какой был</text:span><text:span text:style-name="T1518"> </text:span><text:span text:style-name="T1635">указан в настройках среды</text:span><text:span text:style-name="T1518"> для </text:span><text:span text:style-name="T1519">вывода текста в </text:span><text:span text:style-name="T1518">отладочной консоли.</text:span></text:p>
      <text:p text:style-name="P568">Параметр <text:span text:style-name="Source_20_Text">размер</text:span> означает <text:span text:style-name="T1525">размер </text:span>шрифта в пунктах. <text:span text:style-name="T1535">Если здесь передан нуль, то используется такой же размер шрифта, </text:span><text:span text:style-name="T1530">какой был</text:span> <text:span text:style-name="T1635">указан в настройках среды</text:span> для <text:span text:style-name="T1519">вывода текста в </text:span>отладочной консоли.</text:p>
      <text:p text:style-name="P559">В параметре <text:span text:style-name="Source_20_Text">стиль</text:span> можно передать <text:span text:style-name="T1533">нуль — </text:span><text:span text:style-name="T1536">это соответствует обычному тексту,</text:span><text:span text:style-name="T1533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20">За</text:span></text:span><text:span text:style-name="Source_20_Text">черк | </text:span><text:span text:style-name="Source_20_Text"><text:span text:style-name="T1526">грсшПодчерк</text:span></text:span><text:span text:style-name="Source_20_Text"> </text:span><text:span text:style-name="Source_20_Text"><text:span text:style-name="T1526">| </text:span></text:span><text:span text:style-name="Source_20_Text">грсшКурсив</text:span> означает <text:span text:style-name="T1520">за</text:span>чёркнутый <text:span text:style-name="T1527">и подчёркнутый </text:span>курсив.</text:p>
      <text:p text:style-name="P533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32">второй</text:span><text:span text:style-name="T1471"> байт зелёному, а </text:span><text:span text:style-name="T1632">третий</text:span><text:span text:style-name="T1471"> синему.</text:span></text:p>
      <text:h text:style-name="P769" text:outline-level="3">Процедура гр<text:span text:style-name="T1560">Обрезка</text:span>()</text:h>
      <text:p text:style-name="P574">процедура гр<text:span text:style-name="T1560">Обрезка</text:span>(вх <text:span text:style-name="T1636">холст</text:span>: объект; вх г1, в1, г2, в2: целое);<text:line-break/>процедура гр<text:span text:style-name="T1560">Обрезка</text:span>(вх <text:span text:style-name="T1636">холст</text:span>: объект; вх <text:span text:style-name="T1560">вкл: логическое</text:span>);</text:p>
      <text:p text:style-name="P546"><text:span text:style-name="T1561">Устанавливает для переданного </text:span><text:span text:style-name="T1637">холста</text:span><text:span text:style-name="T1561"> </text:span><text:span text:style-name="T1481">прямоугольн</text:span><text:span text:style-name="T1562">ую область обрезки</text:span><text:span text:style-name="T1481">.</text:span><text:span text:style-name="T1479"> </text:span><text:span text:style-name="T1481">Параметры</text:span><text:span text:style-name="T1462"> </text:span><text:span text:style-name="Source_20_Text"><text:span text:style-name="T1462">г</text:span></text:span><text:span text:style-name="Source_20_Text"><text:span text:style-name="T1473">1,</text:span></text:span><text:span text:style-name="T1462">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81">определяют координаты верхнего левого угла прямоугольника, а параметры </text:span><text:span text:style-name="Source_20_Text"><text:span text:style-name="T1473">г2,</text:span></text:span><text:span text:style-name="T1473"> </text:span><text:span text:style-name="Source_20_Text"><text:span text:style-name="T1473">в2</text:span></text:span><text:span text:style-name="T1473"> — </text:span><text:span text:style-name="T1481">правого нижнего.</text:span></text:p>
      <text:p text:style-name="P522"><text:span text:style-name="T1562">Если установлена область обрезки, то все функции графического вывода будут </text:span><text:span text:style-name="T1563">иметь эффект только в пределах этой области, а люб</text:span><text:span text:style-name="T1568">ой </text:span><text:span text:style-name="T1569">графический </text:span><text:span text:style-name="T1568">вывод, </text:span><text:span text:style-name="T1569">выходящий</text:span><text:span text:style-name="T1568"> </text:span><text:span text:style-name="T1563">за её предел</text:span><text:span text:style-name="T1569">ы, будет обрезан по границ</text:span><text:span text:style-name="T1570">ам</text:span><text:span text:style-name="T1569"> области</text:span><text:span text:style-name="T1464">.</text:span></text:p>
      <text:p text:style-name="P575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64">отменена, так что вновь станет возможен вывод в любом месте </text:span><text:span text:style-name="T1638">холста</text:span><text:span text:style-name="T1564">. </text:span><text:span text:style-name="T1565">Если передано </text:span><text:span text:style-name="Source_20_Text"><text:span text:style-name="T1565">да</text:span></text:span><text:span text:style-name="T1565">, то будет </text:span><text:span text:style-name="T1566">вновь </text:span><text:span text:style-name="T1565">применена </text:span><text:span text:style-name="T1567">та </text:span><text:span text:style-name="T1565">область обрезки, которая была установлена ранее.</text:span></text:p>
      <text:h text:style-name="P770" text:outline-level="3"><text:span text:style-name="T1503">Функция</text:span> гр<text:span text:style-name="T1503">Точка</text:span>()</text:h>
      <text:p text:style-name="P566"><text:span text:style-name="T1504">функция</text:span> гр<text:span text:style-name="T1503">Точка</text:span>(вх <text:span text:style-name="T1640">холст</text:span>: объект; вх г, в: целое): <text:span text:style-name="T1504">целое</text:span>;<text:line-break/><text:span text:style-name="T1504">функция</text:span> гр<text:span text:style-name="T1503">Точка</text:span>(вх <text:span text:style-name="T1640">холст</text:span>: объект; вх г, в, <text:span text:style-name="T1503">цвет</text:span>: целое): <text:span text:style-name="T1504">целое</text:span>;</text:p>
      <text:p text:style-name="P545"><text:span text:style-name="T1505">Возвращает</text:span> <text:span text:style-name="T1505">цвет точки с указанными координатами </text:span><text:span text:style-name="T1641">на</text:span><text:span text:style-name="T1506"> </text:span><text:span text:style-name="T1641">переданном холсте</text:span><text:span text:style-name="T1481">.</text:span><text:span text:style-name="T1479"> </text:span><text:span text:style-name="T1506">Если передан </text:span><text:span text:style-name="Source_20_Text"><text:span text:style-name="T1506">цвет</text:span></text:span><text:span text:style-name="T1506">, то для точки будет установлен новый цвет; при этом функция вернёт </text:span><text:span text:style-name="T1538">прежний</text:span><text:span text:style-name="T1506"> цвет точки</text:span><text:span text:style-name="T1464">.</text:span></text:p>
      <text:p text:style-name="P532"><text:span text:style-name="Source_20_Text">Цвет</text:span> должен быть указан в 24-битном формате RGB, где <text:span text:style-name="T1471">первый (младший)</text:span> байт <text:span text:style-name="T1471">соответствует красному цвету, </text:span><text:span text:style-name="T1642">второй</text:span><text:span text:style-name="T1471"> байт зелёному, а </text:span><text:span text:style-name="T1642">третий</text:span><text:span text:style-name="T1471"> синему.</text:span></text:p>
      <text:h text:style-name="P767" text:outline-level="3"><text:span text:style-name="T1446">Процедура</text:span> <text:span text:style-name="T1458">гр</text:span><text:span text:style-name="T1459">Круг</text:span>()</text:h>
      <text:p text:style-name="P530"><text:span text:style-name="T1446">процедура</text:span> <text:span text:style-name="T1461">грКруг</text:span>(в<text:span text:style-name="T1444">х</text:span><text:span text:style-name="T1436"> </text:span><text:span text:style-name="T1639">холст</text:span>: <text:span text:style-name="T1436">объект; </text:span><text:span text:style-name="T1459">вх г, в, радиус</text:span><text:span text:style-name="T1455">: целое</text:span><text:span text:style-name="T1438">)</text:span>;</text:p>
      <text:p text:style-name="P516"><text:span text:style-name="T1462">Выводит </text:span><text:span text:style-name="T1639">на</text:span><text:span text:style-name="T1463"> </text:span><text:span text:style-name="Source_20_Text"><text:span text:style-name="T1639">холст</text:span></text:span><text:span text:style-name="T1463"> </text:span><text:span text:style-name="T1462">круг с указанным радиусом. </text:span><text:span text:style-name="T1463">В</text:span><text:span text:style-name="T1462"> параметрах </text:span><text:span text:style-name="Source_20_Text"><text:span text:style-name="T1462">г</text:span></text:span><text:span text:style-name="T1462"> и </text:span><text:span text:style-name="Source_20_Text"><text:span text:style-name="T1462">в</text:span></text:span><text:span text:style-name="T1462"> </text:span><text:span text:style-name="T1463">должны быть переданы</text:span><text:span text:style-name="T1462"> горизонтальная и вертикальная координаты центра круга</text:span><text:span text:style-name="T1456">.</text:span></text:p>
      <text:p text:style-name="P516"><text:span text:style-name="T1464">Для прорисовки </text:span><text:span text:style-name="T1484">контура </text:span><text:span text:style-name="T1464">окружности используются </text:span><text:span text:style-name="T1465">установленные</text:span><text:span text:style-name="T1464"> свойства пера, область внутри окружности заполняется в соответствии с </text:span><text:span text:style-name="T1465">установленными</text:span><text:span text:style-name="T1464"> свойствами кисти.</text:span></text:p>
      <text:h text:style-name="P768" text:outline-level="3"><text:soft-page-break/><text:span text:style-name="T1446">Процедура</text:span> <text:span text:style-name="T1458">гр</text:span><text:span text:style-name="T1472">Эллипс</text:span>()</text:h>
      <text:p text:style-name="P552"><text:span text:style-name="T1446">процедура</text:span> <text:span text:style-name="T1461">гр</text:span><text:span text:style-name="T1472">Эллипс</text:span>(в<text:span text:style-name="T1444">х</text:span><text:span text:style-name="T1436"> </text:span><text:span text:style-name="T1643">холст</text:span>: <text:span text:style-name="T1436">объект; </text:span><text:span text:style-name="T1459">вх г</text:span><text:span text:style-name="T1472">1</text:span><text:span text:style-name="T1459">, в</text:span><text:span text:style-name="T1472">1</text:span><text:span text:style-name="T1459">, </text:span><text:span text:style-name="T1472">г2, в2</text:span><text:span text:style-name="T1455">: целое</text:span><text:span text:style-name="T1438">)</text:span>;</text:p>
      <text:p text:style-name="P515"><text:span text:style-name="T1462">Выводит </text:span><text:span text:style-name="T1644">на</text:span><text:span text:style-name="T1463"> </text:span><text:span text:style-name="Source_20_Text"><text:span text:style-name="T1644">холст</text:span></text:span><text:span text:style-name="T1463"> </text:span><text:span text:style-name="T1473">эллипс, вписанный в прямоугольник с указанными координатами</text:span><text:span text:style-name="T1462">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15"><text:span text:style-name="T1464">Для прорисовки </text:span><text:span text:style-name="T1482">контура </text:span><text:span text:style-name="T1474">эллипс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483">эллипс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7">холст</text:span>: объект; вх г1, в1, г2, в2: целое; вх нач<text:span text:style-name="T1645">ало</text:span>, <text:span text:style-name="T1649">размер</text:span>: дробное);</text:p>
      <text:p text:style-name="P540">Выводит <text:span text:style-name="T1646">на</text:span> <text:span text:style-name="Source_20_Text"><text:span text:style-name="T1646">холст</text:span></text:span> дугу эллипса, <text:span text:style-name="T1475">вписанного в прямоугольник с указанными координатами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49">Параметр <text:span text:style-name="Source_20_Text">нач</text:span><text:span text:style-name="Source_20_Text"><text:span text:style-name="T1495">ало</text:span></text:span> определяет угол, с которого начинается дуга, а параметр <text:span text:style-name="Source_20_Text"><text:span text:style-name="T1649">размер</text:span></text:span> — <text:span text:style-name="T1493">угловой размер дуги</text:span>. Эти параметры должны быть указаны в радианах, <text:span text:style-name="T1680">отсчёт ведётся от крайней правой точки эллипса против часовой стрелки.</text:span></text:p>
      <text:p text:style-name="P517"><text:span text:style-name="T1464">Для прорисовки </text:span><text:span text:style-name="T1476">дуги</text:span><text:span text:style-name="T1464"> используются </text:span><text:span text:style-name="T1465">установленные</text:span><text:span text:style-name="T1464"> свойства пера.</text:span></text:p>
      <text:h text:style-name="P771" text:outline-level="3">Процедура гр<text:span text:style-name="T1486">Сегмент</text:span>()</text:h>
      <text:p text:style-name="P553">процедура гр<text:span text:style-name="T1487">Сегмент</text:span>(<text:line-break/> <text:s text:c="3"/>вх <text:span text:style-name="T1648">холст</text:span>: объект; вх г1, в1, г2, в2: целое; вх нач<text:span text:style-name="T1496">ало</text:span>, <text:span text:style-name="T1649">размер</text:span>: дробное);</text:p>
      <text:p text:style-name="P542">Выводит <text:span text:style-name="T1652">на</text:span> <text:span text:style-name="Source_20_Text"><text:span text:style-name="T1652">холст</text:span></text:span> <text:span text:style-name="T1488">сегмент</text:span> эллипса, <text:span text:style-name="T1475">вписанного в прямоугольник с указанными координатами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50">Параметр <text:span text:style-name="Source_20_Text">нач</text:span><text:span text:style-name="Source_20_Text"><text:span text:style-name="T1496">ало</text:span></text:span> определяет угол, с которого начинается <text:span text:style-name="T1491">сегмент</text:span>, а параметр <text:span text:style-name="Source_20_Text"><text:span text:style-name="T1650">размер</text:span></text:span> — <text:span text:style-name="T1492">угловой размер сегмента</text:span>. Эти параметры должны быть указаны в радианах, <text:span text:style-name="T1680">отсчёт ведётся от крайней правой точки эллипса против часовой стрелки.</text:span></text:p>
      <text:p text:style-name="P518"><text:span text:style-name="T1464">Для прорисовки </text:span><text:span text:style-name="T1489">контура сегмент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490">сегмент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P772" text:outline-level="3">Процедура гр<text:span text:style-name="T1486">Се</text:span><text:span text:style-name="T1507">ктор</text:span>()</text:h>
      <text:p text:style-name="P556">процедура гр<text:span text:style-name="T1487">Се</text:span><text:span text:style-name="T1507">ктор</text:span>(<text:line-break/> <text:s text:c="3"/>вх <text:span text:style-name="T1651">холст</text:span>: объект; вх г1, в1, г2, в2: целое; вх нач<text:span text:style-name="T1496">ало</text:span>, <text:span text:style-name="T1494">разм</text:span><text:span text:style-name="T1496">ер</text:span>: дробное);</text:p>
      <text:p text:style-name="P543">Выводит <text:span text:style-name="T1653">на</text:span> <text:span text:style-name="Source_20_Text"><text:span text:style-name="T1653">холст</text:span></text:span> <text:span text:style-name="T1508">сектор</text:span> эллипса, <text:span text:style-name="T1475">вписанного в прямоугольник с указанными координатами. </text:span><text:span text:style-name="T1463">В</text:span><text:span text:style-name="T1462"> параметрах </text:span><text:span text:style-name="Source_20_Text"><text:span text:style-name="T1462">г</text:span></text:span><text:span text:style-name="Source_20_Text"><text:span text:style-name="T1473">1</text:span></text:span><text:span text:style-name="T1462"> и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63">должны быть переданы</text:span><text:span text:style-name="T1462"> горизонтальная и вертикальная координаты </text:span><text:span text:style-name="T1473">верхнего левого угла прямоугольника, а в параметрах </text:span><text:span text:style-name="Source_20_Text"><text:span text:style-name="T1473">г2</text:span></text:span><text:span text:style-name="T1473"> и </text:span><text:span text:style-name="Source_20_Text"><text:span text:style-name="T1473">в2</text:span></text:span><text:span text:style-name="T1473"> — правого нижнего</text:span><text:span text:style-name="T1456">.</text:span></text:p>
      <text:p text:style-name="P551">Параметр <text:span text:style-name="Source_20_Text">нач</text:span><text:span text:style-name="Source_20_Text"><text:span text:style-name="T1496">ало</text:span></text:span> определяет угол, с которого начинается <text:span text:style-name="T1509">сектор</text:span>, а параметр <text:span text:style-name="Source_20_Text"><text:span text:style-name="T1496">размер</text:span></text:span> — <text:span text:style-name="T1492">угловой размер </text:span><text:span text:style-name="T1509">сектора</text:span>. Эти параметры должны быть указаны в радианах, <text:span text:style-name="T1680">отсчёт ведётся от крайней правой точки эллипса против часовой стрелки.</text:span></text:p>
      <text:p text:style-name="P519"><text:soft-page-break/><text:span text:style-name="T1464">Для прорисовки </text:span><text:span text:style-name="T1489">контура </text:span><text:span text:style-name="T1509">сектор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510">сектор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P773" text:outline-level="3">Процедура гр<text:span text:style-name="T1477">Отрезок</text:span>()</text:h>
      <text:p text:style-name="P538">процедура гр<text:span text:style-name="T1478">Отрезок</text:span>(вх <text:span text:style-name="T1654">холст</text:span>: объект; вх г1, в1, г2, в2: целое);</text:p>
      <text:p text:style-name="P544">Выводит <text:span text:style-name="T1655">на</text:span> <text:span text:style-name="Source_20_Text"><text:span text:style-name="T1655">холст</text:span></text:span> <text:span text:style-name="T1479">отрезок от точки с координатами</text:span><text:span text:style-name="T1462"> </text:span><text:span text:style-name="Source_20_Text"><text:span text:style-name="T1462">г</text:span></text:span><text:span text:style-name="Source_20_Text"><text:span text:style-name="T1473">1,</text:span></text:span><text:span text:style-name="T1462">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79">до точки с координатами</text:span><text:span text:style-name="T1473"> </text:span><text:span text:style-name="Source_20_Text"><text:span text:style-name="T1473">г2,</text:span></text:span><text:span text:style-name="T1473"> </text:span><text:span text:style-name="Source_20_Text"><text:span text:style-name="T1473">в2</text:span></text:span><text:span text:style-name="T1473">. </text:span><text:span text:style-name="T1464">Для прорисовки </text:span><text:span text:style-name="T1479">отрезка</text:span><text:span text:style-name="T1464"> используются </text:span><text:span text:style-name="T1465">установленные</text:span><text:span text:style-name="T1464"> свойства пера.</text:span></text:p>
      <text:h text:style-name="P774" text:outline-level="3">Процедура гр<text:span text:style-name="T1511">Ломаная</text:span>()</text:h>
      <text:p text:style-name="P557">процедура гр<text:span text:style-name="T1511">Ломаная</text:span>(вх <text:span text:style-name="T1656">холст</text:span>: объект; вх <text:span text:style-name="T1512">точки: МассивТочек</text:span>);</text:p>
      <text:p text:style-name="P547">Выводит <text:span text:style-name="T1657">на</text:span> <text:span text:style-name="Source_20_Text"><text:span text:style-name="T1657">холст</text:span></text:span> <text:span text:style-name="T1543">ломаную линию</text:span><text:span text:style-name="T1464">. </text:span><text:span text:style-name="T1543">В параметре </text:span><text:span text:style-name="Source_20_Text"><text:span text:style-name="T1543">точки</text:span></text:span><text:span text:style-name="T1543"> долж</text:span><text:span text:style-name="T1658">ен</text:span><text:span text:style-name="T1543"> быть передан </text:span><text:span text:style-name="T1658">массив</text:span><text:span text:style-name="T1543"> пар координат для каждой вершины ломаной линии.</text:span></text:p>
      <text:p text:style-name="P593">Для прорисовки звеньев ломаной используются установленные свойства пера.</text:p>
      <text:h text:style-name="P775" text:outline-level="3">Процедура гр<text:span text:style-name="T1480">Прямоугольник</text:span>()</text:h>
      <text:p text:style-name="P539">процедура гр<text:span text:style-name="T1480">Прямоугольник</text:span>(вх <text:span text:style-name="T1659">холст</text:span>: объект; вх г1, в1, г2, в2: целое);<text:line-break/>процедура грПрямоугольник(вх <text:span text:style-name="T1659">холст</text:span>: объект; вх г1, в1, г2, в2, р: целое);</text:p>
      <text:p text:style-name="P539">процедура грПрямоугольник(вх <text:span text:style-name="T1659">холст</text:span>: объект; вх г1, в1, г2, в2, рг, рв: целое);</text:p>
      <text:p text:style-name="P541">Выводит <text:span text:style-name="T1660">на</text:span> <text:span text:style-name="Source_20_Text"><text:span text:style-name="T1660">холст</text:span></text:span> <text:span text:style-name="T1481">прямоугольник.</text:span><text:span text:style-name="T1479"> </text:span><text:span text:style-name="T1481">Параметры</text:span><text:span text:style-name="T1462"> </text:span><text:span text:style-name="Source_20_Text"><text:span text:style-name="T1462">г</text:span></text:span><text:span text:style-name="Source_20_Text"><text:span text:style-name="T1473">1,</text:span></text:span><text:span text:style-name="T1462"> </text:span><text:span text:style-name="Source_20_Text"><text:span text:style-name="T1462">в</text:span></text:span><text:span text:style-name="Source_20_Text"><text:span text:style-name="T1473">1</text:span></text:span><text:span text:style-name="T1462"> </text:span><text:span text:style-name="T1481">определяют координаты верхнего левого угла прямоугольника, а параметры </text:span><text:span text:style-name="Source_20_Text"><text:span text:style-name="T1473">г2,</text:span></text:span><text:span text:style-name="T1473"> </text:span><text:span text:style-name="Source_20_Text"><text:span text:style-name="T1473">в2</text:span></text:span><text:span text:style-name="T1473"> — </text:span><text:span text:style-name="T1481">правого нижнего.</text:span></text:p>
      <text:p text:style-name="P554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1"><text:span text:style-name="T1464">Для прорисовки </text:span><text:span text:style-name="T1482">контура </text:span><text:span text:style-name="T1485">прямоугольника</text:span><text:span text:style-name="T1464"> используются </text:span><text:span text:style-name="T1465">установленные</text:span><text:span text:style-name="T1464"> свойства пера, область внутри </text:span><text:span text:style-name="T1485">прямоугольника</text:span><text:span text:style-name="T1464"> заполняется в соответствии с </text:span><text:span text:style-name="T1465">установленными</text:span><text:span text:style-name="T1464"> свойствами кисти.</text:span></text:p>
      <text:h text:style-name="P776" text:outline-level="3">Процедура гр<text:span text:style-name="T1542">Многоугольник</text:span>()</text:h>
      <text:p text:style-name="P567">процедура гр<text:span text:style-name="T1542">Многоугольник</text:span>(вх <text:span text:style-name="T1661">холст</text:span>: объект; вх <text:span text:style-name="T1512">точки: МассивТочек</text:span>);</text:p>
      <text:p text:style-name="P548">Выводит <text:span text:style-name="T1662">на</text:span> <text:span text:style-name="Source_20_Text"><text:span text:style-name="T1662">холст</text:span></text:span> <text:span text:style-name="T1545">многоугольник</text:span><text:span text:style-name="T1464">. </text:span><text:span text:style-name="T1543">В параметре </text:span><text:span text:style-name="Source_20_Text"><text:span text:style-name="T1543">точки</text:span></text:span><text:span text:style-name="T1543"> долж</text:span><text:span text:style-name="T1663">ен</text:span><text:span text:style-name="T1543"> быть передан </text:span><text:span text:style-name="T1663">массив</text:span><text:span text:style-name="T1543"> пар координат для каждой вершины </text:span><text:span text:style-name="T1546">многоугольника</text:span><text:span text:style-name="T1543">.</text:span></text:p>
      <text:p text:style-name="P548"><text:span text:style-name="T1544">Для прорисовки </text:span><text:span text:style-name="T1548">сторон многоугольника</text:span><text:span text:style-name="T1544"> используются установленные свойства пера, </text:span><text:span text:style-name="T1547">область внутри многоугольника заполняется</text:span><text:span text:style-name="T1464"> в соответствии с </text:span><text:span text:style-name="T1465">установленными</text:span><text:span text:style-name="T1464"> свойствами кисти</text:span><text:span text:style-name="T1544">.</text:span></text:p>
      <text:h text:style-name="P777" text:outline-level="3"><text:span text:style-name="T1503">Функция</text:span> гр<text:span text:style-name="T1555">Размер</text:span><text:span text:style-name="T1537">Текс</text:span><text:span text:style-name="T1558">т</text:span><text:span text:style-name="T1555">а</text:span>()</text:h>
      <text:p text:style-name="P570"><text:span text:style-name="T1552">функция</text:span> гр<text:span text:style-name="T1556">Размер</text:span>Текст<text:span text:style-name="T1556">а</text:span>(вх <text:span text:style-name="T1664">холст</text:span>: объект; вх текст: строка): <text:span text:style-name="T1553">Размер</text:span>;</text:p>
      <text:p text:style-name="P572">Возвращает <text:span text:style-name="T1667">размер</text:span><text:span text:style-name="T1665"> прямоугольн</text:span><text:span text:style-name="T1666">ой области</text:span><text:span text:style-name="T1665">, </text:span><text:span text:style-name="T1666">требуемой</text:span><text:span text:style-name="T1665"> для вывода переданной строки на переданный </text:span><text:span text:style-name="Source_20_Text"><text:span text:style-name="T1665">холст</text:span></text:span>.</text:p>
      <text:p text:style-name="P572"><text:span text:style-name="T1540">Для </text:span><text:span text:style-name="T1557">вычисления размера </text:span><text:span text:style-name="T1540">используются свойства шрифта, установленные вызовом </text:span><text:span text:style-name="Source_20_Text"><text:span text:style-name="T1540">грШрифт()</text:span></text:span><text:span text:style-name="T1540">.</text:span></text:p>
      <text:h text:style-name="P778" text:outline-level="3"><text:soft-page-break/><text:span text:style-name="T1503">Функция</text:span> гр<text:span text:style-name="T1537">Текст</text:span>()</text:h>
      <text:p text:style-name="P565"><text:span text:style-name="T1552">функция</text:span> грТекст(вх <text:span text:style-name="T1668">холст</text:span>: объект; вх г, в: целое; вх текст: строка): <text:span text:style-name="T1553">Размер</text:span>;</text:p>
      <text:p text:style-name="Text_20_body"><text:span text:style-name="T1539">Выводит </text:span><text:span text:style-name="T1669">на</text:span><text:span text:style-name="T1539"> </text:span><text:span text:style-name="Source_20_Text"><text:span text:style-name="T1669">холст</text:span></text:span><text:span text:style-name="T1539"> переданный </text:span><text:span text:style-name="Source_20_Text"><text:span text:style-name="T1539">текст</text:span></text:span><text:span text:style-name="T1464">. </text:span><text:span text:style-name="T1539">Координаты верхнего левого угла прямоугольника с текстом должны быть переданы в параметрах </text:span><text:span text:style-name="Source_20_Text"><text:span text:style-name="T1672">г</text:span></text:span><text:span text:style-name="T1671"> и </text:span><text:span text:style-name="Source_20_Text"><text:span text:style-name="T1672">в</text:span></text:span><text:span text:style-name="T1539">. </text:span><text:span text:style-name="T1540">Для вывода текста используются свойства шрифта, установленные вызовом </text:span><text:span text:style-name="Source_20_Text"><text:span text:style-name="T1540">грШрифт()</text:span></text:span><text:span text:style-name="T1540">, фон прямоугольника </text:span><text:span text:style-name="T1541">заполняется в соответствии с текущими свойствами кисти.</text:span></text:p>
      <text:p text:style-name="P571">Возвращает вертикальный и горизонтальный размер <text:span text:style-name="T1670">прямоугольника, содержащего </text:span>выведенн<text:span text:style-name="T1670">ый</text:span> текст.</text:p>
      <text:h text:style-name="P779" text:outline-level="3">Функция <text:span text:style-name="T1602">грИ</text:span>зо<text:span text:style-name="T1582">Создать</text:span>()</text:h>
      <text:p text:style-name="P580">функция <text:span text:style-name="T1608">грИзо</text:span><text:span text:style-name="T1584">Создать</text:span>(вх <text:span text:style-name="T1582">источник: объект; вх г1, в1, </text:span><text:span text:style-name="T1583">г2, в2: целое</text:span>): объект;</text:p>
      <text:p text:style-name="P588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92">либо значение </text:span><text:span text:style-name="Source_20_Text"><text:span text:style-name="T1592">пусто</text:span></text:span>. <text:span text:style-name="T1592">В последнем случае создаётся чёрный прямоугольник </text:span><text:span text:style-name="T1593">шириной </text:span><text:span text:style-name="Source_20_Text"><text:span text:style-name="T1593">г2-г1</text:span></text:span><text:span text:style-name="T1593"> и высотой </text:span><text:span text:style-name="Source_20_Text"><text:span text:style-name="T1593">в2-в1</text:span></text:span><text:span text:style-name="T1593">.</text:span></text:p>
      <text:p text:style-name="P588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5">Изображение всегда создаётся в формате <text:span text:style-name="T33">image/bmp</text:span>, канал прозрачности не поддерживается. <text:span text:style-name="T1609">Созданное изображение можно выводить на холсты, а также использовать в качестве холста для функций графического вывода.</text:span></text:p>
      <text:p text:style-name="P585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10">гр</text:span></text:span><text:span text:style-name="Source_20_Text">Уничтожить()</text:span>.</text:p>
      <text:h text:style-name="P779" text:outline-level="3">Функция <text:span text:style-name="T1602">грИ</text:span>зо<text:span text:style-name="T1576">Загрузить</text:span>()</text:h>
      <text:p text:style-name="P586">функция <text:span text:style-name="T1603">грИ</text:span>зоЗагрузить(вх имяФайла: строка): объект;</text:p>
      <text:p text:style-name="P579">Загружает изображение из файла с переданным именем и возвращает объект, соответствующий созданному изображению. <text:span text:style-name="T1604">Созданное изображение можно выводить на холсты; кроме того, если изображение имеет формат </text:span><text:span text:style-name="T22">image/bmp</text:span><text:span text:style-name="T1604">, то его можно использовать в качестве холста для функций графического вывода.</text:span></text:p>
      <text:p text:style-name="P587">Поддерживаются следующие форматы изображений: <text:span text:style-name="T23">image/bmp</text:span><text:span text:style-name="T1590">, </text:span><text:span text:style-name="T24">image/x-</text:span><text:span text:style-name="T31">xpixmap</text:span><text:span text:style-name="T1590">, </text:span><text:span text:style-name="T25">image/png</text:span><text:span text:style-name="T1590">, </text:span><text:span text:style-name="T26">image/jpeg</text:span><text:span text:style-name="T1591">, </text:span><text:span text:style-name="T27">image/tiff</text:span><text:span text:style-name="T1591">, </text:span><text:span text:style-name="T28">image/gif</text:span><text:span text:style-name="T1591">, </text:span><text:span text:style-name="T29">image/</text:span><text:span text:style-name="T32">x-portable-bitmap</text:span><text:span text:style-name="T1591">, </text:span><text:span text:style-name="T1605">а также форматы </text:span><text:span text:style-name="T30">cur</text:span><text:span text:style-name="T1605">, </text:span><text:span text:style-name="T30">ico</text:span><text:span text:style-name="T1605"> и </text:span><text:span text:style-name="T30">icns</text:span><text:span text:style-name="T1605">.</text:span></text:p>
      <text:p text:style-name="P579"><text:span text:style-name="T1675">Каждое у</text:span>спешно загруженное изображение должно быть уничтожено вызовом <text:span text:style-name="Source_20_Text"><text:span text:style-name="T1607">гр</text:span></text:span><text:span text:style-name="Source_20_Text">Уничтожить()</text:span>.</text:p>
      <text:h text:style-name="P780" text:outline-level="3"><text:span text:style-name="T1681">Процедура</text:span> <text:span text:style-name="T1681">грИ</text:span>зо<text:span text:style-name="T1596">Сохранить</text:span>()</text:h>
      <text:p text:style-name="P582"><text:span text:style-name="T1597">процедура</text:span> <text:span text:style-name="T1683">грИ</text:span>зо<text:span text:style-name="T1596">Сохранить</text:span>(<text:span text:style-name="T1597">вх изо: объект; </text:span>вх имяФайла: строка);</text:p>
      <text:p text:style-name="P578"><text:span text:style-name="T1598">Записывает переданное изображение в файл с указанным именем</text:span>. <text:span text:style-name="T1684">В параметре </text:span><text:span text:style-name="Source_20_Text"><text:span text:style-name="T1684">изо</text:span></text:span><text:span text:style-name="T1684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84">, в котором будет сохранено содержимое окна.</text:span></text:p>
      <text:h text:style-name="P781" text:outline-level="3"><text:span text:style-name="T1577">Процедура</text:span> <text:span text:style-name="T1682">грИ</text:span>зо<text:span text:style-name="T1577">Вывести</text:span>()</text:h>
      <text:p text:style-name="Исходный_20_код">процедура <text:span text:style-name="T1685">грИ</text:span>зо<text:span text:style-name="T1581">Вывести</text:span>(<text:span text:style-name="T1579">вх </text:span><text:span text:style-name="T1685">холст</text:span><text:span text:style-name="T1578">: объект; </text:span><text:span text:style-name="T1580">вх г, в: целое; </text:span><text:span text:style-name="T1587">вх </text:span><text:span text:style-name="T1690">изо</text:span><text:span text:style-name="T1587">: объект</text:span>);</text:p>
      <text:p text:style-name="Text_20_body"><text:soft-page-break/>Выводит <text:span text:style-name="T1686">на</text:span><text:span text:style-name="T1588"> </text:span><text:span text:style-name="Source_20_Text"><text:span text:style-name="T1686">холст</text:span></text:span><text:span text:style-name="T1588"> переданное изображение. В параметрах </text:span><text:span text:style-name="Source_20_Text"><text:span text:style-name="T1588">г, в</text:span></text:span><text:span text:style-name="T1588"> должны быть указаны координаты верхнего левого угла прямоугольника, </text:span><text:span text:style-name="T1689">куда будет выведено изображение,</text:span><text:span text:style-name="T1588"> </text:span><text:span text:style-name="T1589">а в параметре </text:span><text:span text:style-name="Source_20_Text"><text:span text:style-name="T1690">изо</text:span></text:span><text:span text:style-name="T1589"> — объект-</text:span><text:span text:style-name="T1687">изображение </text:span><text:span text:style-name="T1688">в любом поддерживаемом формате</text:span><text:span text:style-name="T1588"> </text:span><text:span text:style-name="T1687">или любой другой холст.</text:span></text:p>
      <text:h text:style-name="P713" text:outline-level="2"><text:span text:style-name="T1880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86">Все функции </text:span><text:span text:style-name="T1875">этой</text:span><text:span text:style-name="T1886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84">модуль </text:span><text:span text:style-name="Source_20_Text"><text:span text:style-name="T1887">События</text:span></text:span><text:span text:style-name="T1884"> недоступен и вызывает </text:span><text:span text:style-name="T1885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21">Вызовом </text:span><text:span text:style-name="Source_20_Text"><text:span text:style-name="T1721">сбтЗаказать()</text:span></text:span><text:span text:style-name="T1721"> программа </text:span><text:span text:style-name="T1741">инициализирует</text:span><text:span text:style-name="T1721"> очередь событий, функции </text:span><text:span text:style-name="Source_20_Text"><text:span text:style-name="T1721">сбтЕсть()</text:span></text:span><text:span text:style-name="T1721"> и </text:span><text:span text:style-name="Source_20_Text"><text:span text:style-name="T1721">сбтЗабрать()</text:span></text:span><text:span text:style-name="T1721"> предназначены для выборки событий из очереди, </text:span><text:span text:style-name="T1732">а функции </text:span><text:span text:style-name="Source_20_Text"><text:span text:style-name="T1732">сбтСколько()</text:span></text:span><text:span text:style-name="T1732"> и </text:span><text:span text:style-name="Source_20_Text"><text:span text:style-name="T1732">сбтСмотреть()</text:span></text:span><text:span text:style-name="T1732"> — для просмотра </text:span><text:span text:style-name="T1745">событий в </text:span><text:span text:style-name="T1732">очереди.</text:span></text:p>
      <text:h text:style-name="P782" text:outline-level="3">Типы</text:h>
      <text:p text:style-name="P608"><text:span text:style-name="T1706">тип</text:span><text:span text:style-name="T1699"><text:line-break/> <text:s text:c="3"/></text:span><text:span text:style-name="T1691">Событие/</text:span><text:span text:style-name="T1713">Событий</text:span><text:span text:style-name="T1691"> = структура<text:line-break/> <text:s text:c="7"/></text:span><text:span text:style-name="T1697">что: целое; <text:s/>// </text:span><text:span text:style-name="T1698">тип события – </text:span><text:span text:style-name="T1700">одна из констант сбтХХХХ</text:span><text:span text:style-name="T1697"><text:line-break/> <text:s text:c="7"/>код: целое; <text:s/>// </text:span><text:span text:style-name="T1702">номер</text:span><text:span text:style-name="T1701"> клавиши или кнопки, код символа</text:span><text:span text:style-name="T1697"><text:line-break/> <text:s text:c="7"/>инфо: целое; // </text:span><text:span text:style-name="T1702">состояние </text:span><text:span text:style-name="T1703">специальных </text:span><text:span text:style-name="T1702">клавиш</text:span><text:span text:style-name="T1697"><text:line-break/> <text:s text:c="7"/>г, в: целое; // </text:span><text:span text:style-name="T1698">координаты </text:span><text:span text:style-name="T1708">указателя мыши</text:span><text:span text:style-name="T1691"><text:line-break/> <text:s text:c="3"/>окончание;</text:span></text:p>
      <text:p text:style-name="P603"><text:span text:style-name="T1748">С</text:span>труктура <text:span text:style-name="Source_20_Text"><text:span text:style-name="T1748">Событие</text:span></text:span><text:span text:style-name="T1748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4">Поле <text:span text:style-name="Source_20_Text">код</text:span> содержит, <text:span text:style-name="T1750">в зависимости от типа события</text:span>:</text:p>
      <text:list xml:id="list803419706" text:style-name="L21">
        <text:list-item>
          <text:p text:style-name="P886"><text:span text:style-name="Source_20_Text"><text:span text:style-name="T1738">сбтКлНаж</text:span></text:span><text:span text:style-name="T1738"> и </text:span><text:span text:style-name="Source_20_Text"><text:span text:style-name="T1738">сбтКлОтп</text:span></text:span><text:span text:style-name="T1738"> — виртуальный код клавиши на клавиатуре;</text:span></text:p>
        </text:list-item>
        <text:list-item>
          <text:p text:style-name="P887"><text:span text:style-name="Source_20_Text">сбтКлСмв</text:span> — кодпойнт Юникод введённого символа;</text:p>
        </text:list-item>
        <text:list-item>
          <text:p text:style-name="P888"><text:span text:style-name="Source_20_Text">сбтМшНаж</text:span> и <text:span text:style-name="Source_20_Text">сбтМшОтп</text:span> — номер кнопки мыши, <text:span text:style-name="T1755">одна из констант </text:span><text:span text:style-name="Source_20_Text"><text:span text:style-name="T1755">кнмХХХХ</text:span></text:span>;</text:p>
        </text:list-item>
        <text:list-item>
          <text:p text:style-name="P888"><text:span text:style-name="Source_20_Text">сбтМшКлс</text:span> — <text:span text:style-name="T1749">дистанцию</text:span> вращения колеса, <text:span text:style-name="T1751">отрицательное число соответствует вращению </text:span><text:span text:style-name="T1756">на</text:span><text:span text:style-name="T1751"> себя</text:span><text:span text:style-name="T1739">;</text:span></text:p>
        </text:list-item>
        <text:list-item>
          <text:p text:style-name="P889"><text:span text:style-name="Source_20_Text"><text:span text:style-name="T1750">сбтМшВх</text:span></text:span><text:span text:style-name="T1750">, </text:span><text:span text:style-name="Source_20_Text"><text:span text:style-name="T1750">сбтМшВых</text:span></text:span><text:span text:style-name="T1750"> и </text:span><text:span text:style-name="Source_20_Text"><text:span text:style-name="T1750">сбтМшДвг</text:span></text:span> — <text:span text:style-name="T1740">поле </text:span>не используется и равно нулю.</text:p>
        </text:list-item>
      </text:list>
      <text:p text:style-name="P609">Поле <text:span text:style-name="Source_20_Text"><text:span text:style-name="T1738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44">Для событи</text:span><text:span text:style-name="T1752">й</text:span><text:span text:style-name="T1744"> </text:span><text:span text:style-name="Source_20_Text"><text:span text:style-name="T1744">сбтКлСмв</text:span></text:span><text:span text:style-name="T1744">, </text:span><text:span text:style-name="Source_20_Text"><text:span text:style-name="T1744">сбт</text:span></text:span><text:span text:style-name="Source_20_Text"><text:span text:style-name="T1752">МшВх</text:span></text:span><text:span text:style-name="Source_20_Text"><text:span text:style-name="T1744"> </text:span></text:span><text:span text:style-name="Source_20_Text"><text:span text:style-name="T1752">и </text:span></text:span><text:span text:style-name="Source_20_Text"><text:span text:style-name="T1744">сбт</text:span></text:span><text:span text:style-name="Source_20_Text"><text:span text:style-name="T1752">МшВых</text:span></text:span><text:span text:style-name="Source_20_Text"><text:span text:style-name="T1744"> </text:span></text:span><text:span text:style-name="T1744">это поле не используется и равно нулю. </text:span><text:span text:style-name="T1746">Биты, связанные с состоянием мыши, </text:span><text:span text:style-name="T1747">действительны</text:span><text:span text:style-name="T1746"> только для событий мыши; для событий клавиатуры эти биты всегда равны нулю.</text:span></text:p>
      <text:p text:style-name="P691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53">а также </text:span><text:span text:style-name="Source_20_Text"><text:span text:style-name="T1753">сбтМшВх</text:span></text:span><text:span text:style-name="T1753"> и </text:span><text:span text:style-name="Source_20_Text"><text:span text:style-name="T1753">сбтМшВых</text:span></text:span> эти поля не используются и равны нулю.</text:p>
      <text:p text:style-name="P692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84">сбтКлОтп</text:span></text:span> возникает однократно в тот момент, когда клавиша отпущена.</text:p>
      <text:h text:style-name="Heading_20_3" text:outline-level="3"><text:soft-page-break/>Константы</text:h>
      <text:p text:style-name="P605"><text:span text:style-name="T1719">к</text:span>онстанты<text:line-break/> <text:s text:c="3"/>// <text:span text:style-name="T1718">т</text:span><text:span text:style-name="T1717">ипы событий</text:span><text:line-break/> <text:s text:c="3"/><text:span text:style-name="T1695">сбтКлНаж = <text:s text:c="2"/>1; // </text:span><text:span text:style-name="T1705">Нажатие клавиши на клавиатуре</text:span><text:span text:style-name="T1695"><text:line-break/> <text:s text:c="3"/>сбтКлОтп = <text:s text:c="2"/>2; // </text:span><text:span text:style-name="T1705">Отпускание клавиши на клавиатуре<text:line-break/> <text:s text:c="3"/>сбтКлСмв = <text:s text:c="2"/>4; // Ввод символа с клавиатуры</text:span><text:span text:style-name="T1695"><text:line-break/> <text:s text:c="3"/>сбтМшНаж = <text:s text:c="2"/></text:span><text:span text:style-name="T1705">8</text:span><text:span text:style-name="T1695">; // </text:span><text:span text:style-name="T1705">Нажатие кнопки мыши</text:span><text:span text:style-name="T1695"><text:line-break/> <text:s text:c="3"/>сбтМшОтп = <text:s/></text:span><text:span text:style-name="T1705">16</text:span><text:span text:style-name="T1695">; // </text:span><text:span text:style-name="T1705">Отпускание кнопки мыши</text:span><text:span text:style-name="T1695"><text:line-break/> <text:s text:c="3"/>сбтМшКлс = <text:s/></text:span><text:span text:style-name="T1716">32</text:span><text:span text:style-name="T1695">; // </text:span><text:span text:style-name="T1705">Вращение колеса мыши<text:line-break/></text:span><text:span text:style-name="T1695"> <text:s text:c="3"/>сбтМш</text:span><text:span text:style-name="T1716">Вх</text:span><text:span text:style-name="T1695"> <text:s/>= <text:s/></text:span><text:span text:style-name="T1716">64</text:span><text:span text:style-name="T1695">; // </text:span><text:span text:style-name="T1716">Вход</text:span><text:span text:style-name="T1705"> указателя мыши </text:span><text:span text:style-name="T1716">в границы окна</text:span><text:span text:style-name="T1705"><text:line-break/></text:span><text:span text:style-name="T1695"> <text:s text:c="3"/>сбтМш</text:span><text:span text:style-name="T1716">Вых</text:span><text:span text:style-name="T1695"> = </text:span><text:span text:style-name="T1716">128</text:span><text:span text:style-name="T1695">; // </text:span><text:span text:style-name="T1716">Выход</text:span><text:span text:style-name="T1705"> указателя мыши </text:span><text:span text:style-name="T1716">за границы окна</text:span><text:span text:style-name="T1705"><text:line-break/></text:span><text:span text:style-name="T1695"> <text:s text:c="3"/>сбтМшДвг = </text:span><text:span text:style-name="T1716">256</text:span><text:span text:style-name="T1695">; // </text:span><text:span text:style-name="T1705">Перемещение указателя мыши </text:span><text:span text:style-name="T1716">в окне</text:span></text:p>
      <text:p text:style-name="P605"/>
      <text:p text:style-name="P607"><text:span text:style-name="T1733">константы<text:line-break/> <text:s text:c="3"/>// </text:span><text:span text:style-name="T1735">состояние специальных клавиш</text:span><text:span text:style-name="T1733"><text:line-break/> <text:s text:c="3"/></text:span><text:span text:style-name="T1735">сскШифт</text:span><text:span text:style-name="T1734"> <text:s text:c="2"/>= <text:s/>1; // </text:span><text:span text:style-name="T1737">Нажата клавиша Shift</text:span><text:span text:style-name="T1734"><text:line-break/> <text:s text:c="3"/></text:span><text:span text:style-name="T1735">сскК</text:span><text:span text:style-name="T1736">трл</text:span><text:span text:style-name="T1734"> <text:s text:c="2"/>= <text:s/>2; // </text:span><text:span text:style-name="T1737">Нажата клавиша Ctrl</text:span><text:span text:style-name="T1734"><text:line-break/> <text:s text:c="3"/></text:span><text:span text:style-name="T1735">сск</text:span><text:span text:style-name="T1734">Альт <text:s text:c="2"/>= <text:s/></text:span><text:span text:style-name="T1736">4</text:span><text:span text:style-name="T1734">; // </text:span><text:span text:style-name="T1737">Нажата клавиша Alt</text:span><text:span text:style-name="T1734"><text:line-break/> <text:s text:c="3"/></text:span><text:span text:style-name="T1736">сскЛКМ <text:s text:c="3"/>= <text:s/>8; // </text:span><text:span text:style-name="T1737">Нажата левая кнопка мыши</text:span><text:span text:style-name="T1736"><text:line-break/> <text:s text:c="3"/>сскПКМ <text:s text:c="3"/>= 16; // </text:span><text:span text:style-name="T1737">Нажата правая кнопка мыши</text:span><text:span text:style-name="T1736"><text:line-break/> <text:s text:c="3"/>сскСКМ <text:s text:c="3"/>= 32; // </text:span><text:span text:style-name="T1737">Нажата средняя кнопка мыши</text:span><text:span text:style-name="T1736"><text:line-break/> <text:s text:c="3"/>сскДвКлик = 64; // </text:span><text:span text:style-name="T1737">Щелчок мыши следует считать двойным</text:span></text:p>
      <text:p text:style-name="P607"/>
      <text:p text:style-name="P610"><text:span text:style-name="T1733">константы<text:line-break/> <text:s text:c="3"/>// </text:span><text:span text:style-name="T1754">кнопки мыши</text:span><text:span text:style-name="T1733"><text:line-break/> <text:s text:c="3"/></text:span><text:span text:style-name="T1754">кнмЛевая</text:span><text:span text:style-name="T1734"> <text:s text:c="2"/>= <text:s text:c="2"/></text:span><text:span text:style-name="T1754">8</text:span><text:span text:style-name="T1734">;<text:line-break/> <text:s text:c="3"/></text:span><text:span text:style-name="T1754">кнмПравая</text:span><text:span text:style-name="T1734"> <text:s/>= <text:s/></text:span><text:span text:style-name="T1754">16</text:span><text:span text:style-name="T1734">;<text:line-break/> <text:s text:c="3"/></text:span><text:span text:style-name="T1754">кнмСредняя</text:span><text:span text:style-name="T1734"> = <text:s/></text:span><text:span text:style-name="T1754">32</text:span><text:span text:style-name="T1734">;</text:span></text:p>
      <text:h text:style-name="P783" text:outline-level="3">Процедура <text:span text:style-name="T1693">сбт</text:span><text:span text:style-name="T1694">Заказать</text:span><text:span text:style-name="T1692">()</text:span></text:h>
      <text:p text:style-name="Исходный_20_код"><text:span text:style-name="T1696">п</text:span>роцедура сбтЗаказать(<text:span text:style-name="T1726">окно</text:span><text:span text:style-name="T1704">: объект; </text:span><text:span text:style-name="T1696">что: целое</text:span>);</text:p>
      <text:p text:style-name="P594"><text:span text:style-name="T1742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22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6">Если в параметре <text:span text:style-name="Source_20_Text">что</text:span> <text:span text:style-name="T1724">передан нуль, очередь событий для указанного окна уничтожается.</text:span></text:p>
      <text:h text:style-name="P785" text:outline-level="3"><text:span text:style-name="T1691">Функция </text:span><text:span text:style-name="T1693">сбтЕ</text:span><text:span text:style-name="T1691">сть</text:span><text:span text:style-name="T1692">()</text:span></text:h>
      <text:p text:style-name="Исходный_20_код">функция сбтЕсть(<text:span text:style-name="T1727">окно</text:span><text:span text:style-name="T1707">: объект</text:span>): логическое;</text:p>
      <text:p text:style-name="P597">Возвращает истинное значение, если для указанного окна была <text:span text:style-name="T1743">создана</text:span> очередь событий, и в ней есть хотя бы одно <text:span text:style-name="T1725">событие</text:span>. <text:span text:style-name="T1725">В этом случае программа может вызвать</text:span><text:span text:style-name="T1723"> </text:span><text:span text:style-name="Source_20_Text"><text:span text:style-name="T1723">сбтЗабрать()</text:span></text:span><text:span text:style-name="T1723"> </text:span><text:span text:style-name="T1725">для извлечения события из очереди.</text:span></text:p>
      <text:h text:style-name="P784" text:outline-level="3">Функция <text:span text:style-name="T1693">сбт</text:span><text:span text:style-name="T1711">Забрать</text:span><text:span text:style-name="T1692">()</text:span></text:h>
      <text:p text:style-name="P606">функция сбт<text:span text:style-name="T1712">Забрать</text:span>(<text:span text:style-name="T1727">окно</text:span>: объект): Событие;</text:p>
      <text:p text:style-name="P598"><text:soft-page-break/>Удаляет из очереди переданного окна <text:span text:style-name="T1728">ближайшее (самое старое) событие и возвращает структуру с информацией об этом событии.</text:span></text:p>
      <text:p text:style-name="P59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86" text:outline-level="3"><text:span text:style-name="T1691">Функция </text:span><text:span text:style-name="T1693">сбтС</text:span><text:span text:style-name="T1691">колько</text:span><text:span text:style-name="T1692">()</text:span></text:h>
      <text:p text:style-name="Исходный_20_код"><text:span text:style-name="T1709">ф</text:span>ункция сбтСколько(<text:span text:style-name="T1727">окно</text:span>: объект): целое;</text:p>
      <text:p text:style-name="P601">Возвращает количество событий, имеющихся в очереди переданного окна. Если очередь событий не была <text:span text:style-name="T1730">создана</text:span>, функция вернёт <text:span text:style-name="T1729">нуль</text:span>.</text:p>
      <text:h text:style-name="P786" text:outline-level="3"><text:span text:style-name="T1691">Функция</text:span> <text:span text:style-name="T1693">сбтС</text:span><text:span text:style-name="T1691">мотреть</text:span><text:span text:style-name="T1692">()</text:span></text:h>
      <text:p text:style-name="Исходный_20_код"><text:span text:style-name="T1710">ф</text:span>ункция сбтСмотреть(<text:span text:style-name="T1727">окно</text:span>: объект; <text:span text:style-name="T1720">идкс</text:span>: целое): Событие;</text:p>
      <text:p text:style-name="P60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0">Если для переданного окна не была создана очередь событий, либо если очередь пуста, возникает исключение <text:span text:style-name="Source_20_Text"><text:span text:style-name="T1731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9-29T14:42:09.939658581</dc:date>
    <meta:editing-duration>P12DT1H44M32S</meta:editing-duration>
    <meta:editing-cycles>3406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3" meta:paragraph-count="1521" meta:word-count="21011" meta:character-count="159095" meta:non-whitespace-character-count="136109"/>
  </office:meta>
</office:document-meta>
</file>